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_child_detection_20210613_172547" table:style-name="ta1">
        <table:shapes>
          <draw:frame draw:z-index="0" draw:style-name="gr1" draw:text-style-name="P1" svg:width="25.871cm" svg:height="20.825cm" svg:x="19.528cm" svg:y="0.106cm">
            <draw:object draw:notify-on-update-of-ranges="log_child_detection_20210613_172547.H1:log_child_detection_20210613_172547.H1 log_child_detection_20210613_172547.H2:log_child_detection_20210613_172547.H209 log_child_detection_20210613_172547.I1:log_child_detection_20210613_172547.I1 log_child_detection_20210613_172547.I2:log_child_detection_20210613_172547.I209 log_child_detection_20210613_172547.E2:log_child_detection_20210613_172547.E209 log_child_detection_20210613_172547.F2:log_child_detection_20210613_172547.F2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14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hild.X</text:p>
          </table:table-cell>
          <table:table-cell office:value-type="string" calcext:value-type="string">
            <text:p>Child.Y</text:p>
          </table:table-cell>
          <table:table-cell office:value-type="string" calcext:value-type="string">
            <text:p>Child.Angle</text:p>
          </table:table-cell>
          <table:table-cell office:value-type="string" calcext:value-type="string">
            <text:p>xreal</text:p>
          </table:table-cell>
          <table:table-cell office:value-type="string" calcext:value-type="string">
            <text:p>yreal</text:p>
          </table:table-cell>
          <table:table-cell office:value-type="string" calcext:value-type="string">
            <text:p>dis_real</text:p>
          </table:table-cell>
          <table:table-cell office:value-type="string" calcext:value-type="string">
            <text:p>e_x</text:p>
          </table:table-cell>
          <table:table-cell office:value-type="string" calcext:value-type="string">
            <text:p>e_x^2</text:p>
          </table:table-cell>
          <table:table-cell office:value-type="string" calcext:value-type="string">
            <text:p>ERMS_x</text:p>
          </table:table-cell>
          <table:table-cell office:value-type="string" calcext:value-type="string">
            <text:p>e_y</text:p>
          </table:table-cell>
          <table:table-cell office:value-type="string" calcext:value-type="string">
            <text:p>e_y^2</text:p>
          </table:table-cell>
          <table:table-cell office:value-type="string" calcext:value-type="string">
            <text:p>ERMS_y</text:p>
          </table:table-cell>
          <table:table-cell office:value-type="string" calcext:value-type="string">
            <text:p>e_dist</text:p>
          </table:table-cell>
          <table:table-cell office:value-type="string" calcext:value-type="string">
            <text:p>angulo_real</text:p>
          </table:table-cell>
          <table:table-cell office:value-type="string" calcext:value-type="string">
            <text:p>e_ang</text:p>
          </table:table-cell>
          <table:table-cell office:value-type="string" calcext:value-type="string">
            <text:p>e_ang^2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1623615959.02338" calcext:value-type="float">
            <text:p>1623615959,02338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2]^2+[.I2]^2)" office:value-type="float" office:value="1.4142135623731" calcext:value-type="float">
            <text:p>1,4142135623731</text:p>
          </table:table-cell>
          <table:table-cell table:formula="of:=ABS([.H2]-[.E2])" office:value-type="float" office:value="0.0000000199999999894729" calcext:value-type="float">
            <text:p>1,99999999894729E-08</text:p>
          </table:table-cell>
          <table:table-cell table:formula="of:=[.K2]^2" office:value-type="float" office:value="3.99999999578915E-016" calcext:value-type="float">
            <text:p>3,99999999578915E-16</text:p>
          </table:table-cell>
          <table:table-cell table:formula="of:=SQRT(AVERAGE([.L2:.L209]))" office:value-type="float" office:value="0.00331903901596936" calcext:value-type="float">
            <text:p>0,003319039015969</text:p>
          </table:table-cell>
          <table:table-cell table:formula="of:=ABS([.I2]-[.F2])" office:value-type="float" office:value="0.0000000199999999894729" calcext:value-type="float">
            <text:p>1,99999999894729E-08</text:p>
          </table:table-cell>
          <table:table-cell table:formula="of:=[.N2]^2" office:value-type="float" office:value="3.99999999578915E-016" calcext:value-type="float">
            <text:p>3,99999999578915E-16</text:p>
          </table:table-cell>
          <table:table-cell table:formula="of:=SQRT(AVERAGE([.O2:.O209]))" office:value-type="float" office:value="0.00331903901596937" calcext:value-type="float">
            <text:p>0,003319039015969</text:p>
          </table:table-cell>
          <table:table-cell table:formula="of:=ABS([.J2]-[.C2])" office:value-type="float" office:value="0.0000000223730951542933" calcext:value-type="float">
            <text:p>2,23730951542933E-08</text:p>
          </table:table-cell>
          <table:table-cell table:formula="of:=ATAN2([.H2];[.I2])*180/PI()" office:value-type="float" office:value="45" calcext:value-type="float">
            <text:p>45</text:p>
          </table:table-cell>
          <table:table-cell table:formula="of:=ABS([.R2]-[.D2])" office:value-type="float" office:value="0" calcext:value-type="float">
            <text:p>0</text:p>
          </table:table-cell>
          <table:table-cell table:formula="of:=([.R2]-[.D2])^2" office:value-type="float" office:value="0" calcext:value-type="float">
            <text:p>0</text:p>
          </table:table-cell>
          <table:table-cell table:formula="of:=SQRT(AVERAGE([.T2:.T209]))" office:value-type="float" office:value="0.231926402328294" calcext:value-type="float">
            <text:p>0,231926402328294</text:p>
          </table:table-cell>
        </table:table-row>
        <table:table-row table:style-name="ro1">
          <table:table-cell office:value-type="float" office:value="1623615959.12339" calcext:value-type="float">
            <text:p>1623615959,12339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3]^2+[.I3]^2)" office:value-type="float" office:value="1.4142135623731" calcext:value-type="float">
            <text:p>1,4142135623731</text:p>
          </table:table-cell>
          <table:table-cell table:formula="of:=ABS([.H3]-[.E3])" office:value-type="float" office:value="0.0000000199999999894729" calcext:value-type="float">
            <text:p>1,99999999894729E-08</text:p>
          </table:table-cell>
          <table:table-cell table:formula="of:=[.K3]^2" office:value-type="float" office:value="3.99999999578915E-016" calcext:value-type="float">
            <text:p>3,99999999578915E-16</text:p>
          </table:table-cell>
          <table:table-cell/>
          <table:table-cell table:formula="of:=ABS([.I3]-[.F3])" office:value-type="float" office:value="0.0000000199999999894729" calcext:value-type="float">
            <text:p>1,99999999894729E-08</text:p>
          </table:table-cell>
          <table:table-cell table:formula="of:=[.N3]^2" office:value-type="float" office:value="3.99999999578915E-016" calcext:value-type="float">
            <text:p>3,99999999578915E-16</text:p>
          </table:table-cell>
          <table:table-cell/>
          <table:table-cell table:formula="of:=ABS([.J3]-[.C3])" office:value-type="float" office:value="0.0000000223730951542933" calcext:value-type="float">
            <text:p>2,23730951542933E-08</text:p>
          </table:table-cell>
          <table:table-cell table:formula="of:=ATAN2([.H3];[.I3])*180/PI()" office:value-type="float" office:value="45" calcext:value-type="float">
            <text:p>45</text:p>
          </table:table-cell>
          <table:table-cell table:formula="of:=ABS([.R3]-[.D3])" office:value-type="float" office:value="0" calcext:value-type="float">
            <text:p>0</text:p>
          </table:table-cell>
          <table:table-cell table:formula="of:=([.R3]-[.D3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59.22338" calcext:value-type="float">
            <text:p>1623615959,22338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4]^2+[.I4]^2)" office:value-type="float" office:value="1.4142135623731" calcext:value-type="float">
            <text:p>1,4142135623731</text:p>
          </table:table-cell>
          <table:table-cell table:formula="of:=ABS([.H4]-[.E4])" office:value-type="float" office:value="0.0000000199999999894729" calcext:value-type="float">
            <text:p>1,99999999894729E-08</text:p>
          </table:table-cell>
          <table:table-cell table:formula="of:=[.K4]^2" office:value-type="float" office:value="3.99999999578915E-016" calcext:value-type="float">
            <text:p>3,99999999578915E-16</text:p>
          </table:table-cell>
          <table:table-cell office:value-type="string" calcext:value-type="string">
            <text:p>Maior</text:p>
          </table:table-cell>
          <table:table-cell table:formula="of:=ABS([.I4]-[.F4])" office:value-type="float" office:value="0.0000000199999999894729" calcext:value-type="float">
            <text:p>1,99999999894729E-08</text:p>
          </table:table-cell>
          <table:table-cell table:formula="of:=[.N4]^2" office:value-type="float" office:value="3.99999999578915E-016" calcext:value-type="float">
            <text:p>3,99999999578915E-16</text:p>
          </table:table-cell>
          <table:table-cell office:value-type="string" calcext:value-type="string">
            <text:p>Maior</text:p>
          </table:table-cell>
          <table:table-cell table:formula="of:=ABS([.J4]-[.C4])" office:value-type="float" office:value="0.0000000223730951542933" calcext:value-type="float">
            <text:p>2,23730951542933E-08</text:p>
          </table:table-cell>
          <table:table-cell table:formula="of:=ATAN2([.H4];[.I4])*180/PI()" office:value-type="float" office:value="45" calcext:value-type="float">
            <text:p>45</text:p>
          </table:table-cell>
          <table:table-cell table:formula="of:=ABS([.R4]-[.D4])" office:value-type="float" office:value="0" calcext:value-type="float">
            <text:p>0</text:p>
          </table:table-cell>
          <table:table-cell table:formula="of:=([.R4]-[.D4])^2" office:value-type="float" office:value="0" calcext:value-type="float">
            <text:p>0</text:p>
          </table:table-cell>
          <table:table-cell office:value-type="string" calcext:value-type="string">
            <text:p>maior</text:p>
          </table:table-cell>
        </table:table-row>
        <table:table-row table:style-name="ro1">
          <table:table-cell office:value-type="float" office:value="1623615959.32338" calcext:value-type="float">
            <text:p>1623615959,32338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5]^2+[.I5]^2)" office:value-type="float" office:value="1.4142135623731" calcext:value-type="float">
            <text:p>1,4142135623731</text:p>
          </table:table-cell>
          <table:table-cell table:formula="of:=ABS([.H5]-[.E5])" office:value-type="float" office:value="0.0000000199999999894729" calcext:value-type="float">
            <text:p>1,99999999894729E-08</text:p>
          </table:table-cell>
          <table:table-cell table:formula="of:=[.K5]^2" office:value-type="float" office:value="3.99999999578915E-016" calcext:value-type="float">
            <text:p>3,99999999578915E-16</text:p>
          </table:table-cell>
          <table:table-cell table:formula="of:=MAX([.K2:.K209])" office:value-type="float" office:value="0.00818457" calcext:value-type="float">
            <text:p>0,00818457</text:p>
          </table:table-cell>
          <table:table-cell table:formula="of:=ABS([.I5]-[.F5])" office:value-type="float" office:value="0.0000000199999999894729" calcext:value-type="float">
            <text:p>1,99999999894729E-08</text:p>
          </table:table-cell>
          <table:table-cell table:formula="of:=[.N5]^2" office:value-type="float" office:value="3.99999999578915E-016" calcext:value-type="float">
            <text:p>3,99999999578915E-16</text:p>
          </table:table-cell>
          <table:table-cell table:formula="of:=MAX([.N2:.N209])" office:value-type="float" office:value="0.00818457" calcext:value-type="float">
            <text:p>0,00818457</text:p>
          </table:table-cell>
          <table:table-cell table:formula="of:=ABS([.J5]-[.C5])" office:value-type="float" office:value="0.0000000223730951542933" calcext:value-type="float">
            <text:p>2,23730951542933E-08</text:p>
          </table:table-cell>
          <table:table-cell table:formula="of:=ATAN2([.H5];[.I5])*180/PI()" office:value-type="float" office:value="45" calcext:value-type="float">
            <text:p>45</text:p>
          </table:table-cell>
          <table:table-cell table:formula="of:=ABS([.R5]-[.D5])" office:value-type="float" office:value="0" calcext:value-type="float">
            <text:p>0</text:p>
          </table:table-cell>
          <table:table-cell table:formula="of:=([.R5]-[.D5])^2" office:value-type="float" office:value="0" calcext:value-type="float">
            <text:p>0</text:p>
          </table:table-cell>
          <table:table-cell table:formula="of:=MAX([.S2:.S209])" office:value-type="float" office:value="0.469234390051895" calcext:value-type="float">
            <text:p>0,469234390051895</text:p>
          </table:table-cell>
        </table:table-row>
        <table:table-row table:style-name="ro1">
          <table:table-cell office:value-type="float" office:value="1623615959.42336" calcext:value-type="float">
            <text:p>1623615959,42336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6]^2+[.I6]^2)" office:value-type="float" office:value="1.4142135623731" calcext:value-type="float">
            <text:p>1,4142135623731</text:p>
          </table:table-cell>
          <table:table-cell table:formula="of:=ABS([.H6]-[.E6])" office:value-type="float" office:value="0.0000000199999999894729" calcext:value-type="float">
            <text:p>1,99999999894729E-08</text:p>
          </table:table-cell>
          <table:table-cell table:formula="of:=[.K6]^2" office:value-type="float" office:value="3.99999999578915E-016" calcext:value-type="float">
            <text:p>3,99999999578915E-16</text:p>
          </table:table-cell>
          <table:table-cell/>
          <table:table-cell table:formula="of:=ABS([.I6]-[.F6])" office:value-type="float" office:value="0.0000000199999999894729" calcext:value-type="float">
            <text:p>1,99999999894729E-08</text:p>
          </table:table-cell>
          <table:table-cell table:formula="of:=[.N6]^2" office:value-type="float" office:value="3.99999999578915E-016" calcext:value-type="float">
            <text:p>3,99999999578915E-16</text:p>
          </table:table-cell>
          <table:table-cell/>
          <table:table-cell table:formula="of:=ABS([.J6]-[.C6])" office:value-type="float" office:value="0.0000000223730951542933" calcext:value-type="float">
            <text:p>2,23730951542933E-08</text:p>
          </table:table-cell>
          <table:table-cell table:formula="of:=ATAN2([.H6];[.I6])*180/PI()" office:value-type="float" office:value="45" calcext:value-type="float">
            <text:p>45</text:p>
          </table:table-cell>
          <table:table-cell table:formula="of:=ABS([.R6]-[.D6])" office:value-type="float" office:value="0" calcext:value-type="float">
            <text:p>0</text:p>
          </table:table-cell>
          <table:table-cell table:formula="of:=([.R6]-[.D6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59.52338" calcext:value-type="float">
            <text:p>1623615959,52338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]^2+[.I7]^2)" office:value-type="float" office:value="1.4142135623731" calcext:value-type="float">
            <text:p>1,4142135623731</text:p>
          </table:table-cell>
          <table:table-cell table:formula="of:=ABS([.H7]-[.E7])" office:value-type="float" office:value="0.0000000199999999894729" calcext:value-type="float">
            <text:p>1,99999999894729E-08</text:p>
          </table:table-cell>
          <table:table-cell table:formula="of:=[.K7]^2" office:value-type="float" office:value="3.99999999578915E-016" calcext:value-type="float">
            <text:p>3,99999999578915E-16</text:p>
          </table:table-cell>
          <table:table-cell/>
          <table:table-cell table:formula="of:=ABS([.I7]-[.F7])" office:value-type="float" office:value="0.0000000199999999894729" calcext:value-type="float">
            <text:p>1,99999999894729E-08</text:p>
          </table:table-cell>
          <table:table-cell table:formula="of:=[.N7]^2" office:value-type="float" office:value="3.99999999578915E-016" calcext:value-type="float">
            <text:p>3,99999999578915E-16</text:p>
          </table:table-cell>
          <table:table-cell/>
          <table:table-cell table:formula="of:=ABS([.J7]-[.C7])" office:value-type="float" office:value="0.0000000223730951542933" calcext:value-type="float">
            <text:p>2,23730951542933E-08</text:p>
          </table:table-cell>
          <table:table-cell table:formula="of:=ATAN2([.H7];[.I7])*180/PI()" office:value-type="float" office:value="45" calcext:value-type="float">
            <text:p>45</text:p>
          </table:table-cell>
          <table:table-cell table:formula="of:=ABS([.R7]-[.D7])" office:value-type="float" office:value="0" calcext:value-type="float">
            <text:p>0</text:p>
          </table:table-cell>
          <table:table-cell table:formula="of:=([.R7]-[.D7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59.62339" calcext:value-type="float">
            <text:p>1623615959,62339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8]^2+[.I8]^2)" office:value-type="float" office:value="1.4142135623731" calcext:value-type="float">
            <text:p>1,4142135623731</text:p>
          </table:table-cell>
          <table:table-cell table:formula="of:=ABS([.H8]-[.E8])" office:value-type="float" office:value="0.0000000199999999894729" calcext:value-type="float">
            <text:p>1,99999999894729E-08</text:p>
          </table:table-cell>
          <table:table-cell table:formula="of:=[.K8]^2" office:value-type="float" office:value="3.99999999578915E-016" calcext:value-type="float">
            <text:p>3,99999999578915E-16</text:p>
          </table:table-cell>
          <table:table-cell/>
          <table:table-cell table:formula="of:=ABS([.I8]-[.F8])" office:value-type="float" office:value="0.0000000199999999894729" calcext:value-type="float">
            <text:p>1,99999999894729E-08</text:p>
          </table:table-cell>
          <table:table-cell table:formula="of:=[.N8]^2" office:value-type="float" office:value="3.99999999578915E-016" calcext:value-type="float">
            <text:p>3,99999999578915E-16</text:p>
          </table:table-cell>
          <table:table-cell/>
          <table:table-cell table:formula="of:=ABS([.J8]-[.C8])" office:value-type="float" office:value="0.0000000223730951542933" calcext:value-type="float">
            <text:p>2,23730951542933E-08</text:p>
          </table:table-cell>
          <table:table-cell table:formula="of:=ATAN2([.H8];[.I8])*180/PI()" office:value-type="float" office:value="45" calcext:value-type="float">
            <text:p>45</text:p>
          </table:table-cell>
          <table:table-cell table:formula="of:=ABS([.R8]-[.D8])" office:value-type="float" office:value="0" calcext:value-type="float">
            <text:p>0</text:p>
          </table:table-cell>
          <table:table-cell table:formula="of:=([.R8]-[.D8])^2" office:value-type="float" office:value="0" calcext:value-type="float">
            <text:p>0</text:p>
          </table:table-cell>
          <table:table-cell office:value-type="string" calcext:value-type="string">
            <text:p>max_e_dis</text:p>
          </table:table-cell>
        </table:table-row>
        <table:table-row table:style-name="ro1">
          <table:table-cell office:value-type="float" office:value="1623615959.72339" calcext:value-type="float">
            <text:p>1623615959,72339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9]^2+[.I9]^2)" office:value-type="float" office:value="1.4142135623731" calcext:value-type="float">
            <text:p>1,4142135623731</text:p>
          </table:table-cell>
          <table:table-cell table:formula="of:=ABS([.H9]-[.E9])" office:value-type="float" office:value="0.0000000199999999894729" calcext:value-type="float">
            <text:p>1,99999999894729E-08</text:p>
          </table:table-cell>
          <table:table-cell table:formula="of:=[.K9]^2" office:value-type="float" office:value="3.99999999578915E-016" calcext:value-type="float">
            <text:p>3,99999999578915E-16</text:p>
          </table:table-cell>
          <table:table-cell/>
          <table:table-cell table:formula="of:=ABS([.I9]-[.F9])" office:value-type="float" office:value="0.0000000199999999894729" calcext:value-type="float">
            <text:p>1,99999999894729E-08</text:p>
          </table:table-cell>
          <table:table-cell table:formula="of:=[.N9]^2" office:value-type="float" office:value="3.99999999578915E-016" calcext:value-type="float">
            <text:p>3,99999999578915E-16</text:p>
          </table:table-cell>
          <table:table-cell/>
          <table:table-cell table:formula="of:=ABS([.J9]-[.C9])" office:value-type="float" office:value="0.0000000223730951542933" calcext:value-type="float">
            <text:p>2,23730951542933E-08</text:p>
          </table:table-cell>
          <table:table-cell table:formula="of:=ATAN2([.H9];[.I9])*180/PI()" office:value-type="float" office:value="45" calcext:value-type="float">
            <text:p>45</text:p>
          </table:table-cell>
          <table:table-cell table:formula="of:=ABS([.R9]-[.D9])" office:value-type="float" office:value="0" calcext:value-type="float">
            <text:p>0</text:p>
          </table:table-cell>
          <table:table-cell table:formula="of:=([.R9]-[.D9])^2" office:value-type="float" office:value="0" calcext:value-type="float">
            <text:p>0</text:p>
          </table:table-cell>
          <table:table-cell table:formula="of:=MAX([.Q2:.Q209])" office:value-type="float" office:value="0.0000000414269010207136" calcext:value-type="float">
            <text:p>4,14269010207136E-08</text:p>
          </table:table-cell>
        </table:table-row>
        <table:table-row table:style-name="ro1">
          <table:table-cell office:value-type="float" office:value="1623615959.82338" calcext:value-type="float">
            <text:p>1623615959,82338</text:p>
          </table:table-cell>
          <table:table-cell office:value-type="float" office:value="1" calcext:value-type="float">
            <text:p>1</text:p>
          </table:table-cell>
          <table:table-cell office:value-type="float" office:value="1.37931144" calcext:value-type="float">
            <text:p>1,37931144</text:p>
          </table:table-cell>
          <table:table-cell office:value-type="float" office:value="46" calcext:value-type="float">
            <text:p>46</text:p>
          </table:table-cell>
          <table:table-cell office:value-type="float" office:value="0.95815024" calcext:value-type="float">
            <text:p>0,95815024</text:p>
          </table:table-cell>
          <table:table-cell office:value-type="float" office:value="0.99219362" calcext:value-type="float">
            <text:p>0,99219362</text:p>
          </table:table-cell>
          <table:table-cell office:value-type="float" office:value="46" calcext:value-type="float">
            <text:p>46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table:formula="of:=SQRT([.H10]^2+[.I10]^2)" office:value-type="float" office:value="1.37931142241337" calcext:value-type="float">
            <text:p>1,37931142241337</text:p>
          </table:table-cell>
          <table:table-cell table:formula="of:=ABS([.H10]-[.E10])" office:value-type="float" office:value="0.00815023999999998" calcext:value-type="float">
            <text:p>0,00815024</text:p>
          </table:table-cell>
          <table:table-cell table:formula="of:=[.K10]^2" office:value-type="float" office:value="0.0000664264120575996" calcext:value-type="float">
            <text:p>6,64264120575996E-05</text:p>
          </table:table-cell>
          <table:table-cell/>
          <table:table-cell table:formula="of:=ABS([.I10]-[.F10])" office:value-type="float" office:value="0.00780638" calcext:value-type="float">
            <text:p>0,00780638</text:p>
          </table:table-cell>
          <table:table-cell table:formula="of:=[.N10]^2" office:value-type="float" office:value="0.0000609395687044" calcext:value-type="float">
            <text:p>6,09395687044E-05</text:p>
          </table:table-cell>
          <table:table-cell/>
          <table:table-cell table:formula="of:=ABS([.J10]-[.C10])" office:value-type="float" office:value="0.0000000175866277096759" calcext:value-type="float">
            <text:p>1,75866277096759E-08</text:p>
          </table:table-cell>
          <table:table-cell table:formula="of:=ATAN2([.H10];[.I10])*180/PI()" office:value-type="float" office:value="46.4688007143858" calcext:value-type="float">
            <text:p>46,4688007143858</text:p>
          </table:table-cell>
          <table:table-cell table:formula="of:=ABS([.R10]-[.D10])" office:value-type="float" office:value="0.468800714385822" calcext:value-type="float">
            <text:p>0,468800714385822</text:p>
          </table:table-cell>
          <table:table-cell table:formula="of:=([.R10]-[.D10])^2" office:value-type="float" office:value="0.219774109808657" calcext:value-type="float">
            <text:p>0,219774109808657</text:p>
          </table:table-cell>
          <table:table-cell/>
        </table:table-row>
        <table:table-row table:style-name="ro1">
          <table:table-cell office:value-type="float" office:value="1623615959.92338" calcext:value-type="float">
            <text:p>1623615959,92338</text:p>
          </table:table-cell>
          <table:table-cell office:value-type="float" office:value="1" calcext:value-type="float">
            <text:p>1</text:p>
          </table:table-cell>
          <table:table-cell office:value-type="float" office:value="1.34536242" calcext:value-type="float">
            <text:p>1,34536242</text:p>
          </table:table-cell>
          <table:table-cell office:value-type="float" office:value="48" calcext:value-type="float">
            <text:p>48</text:p>
          </table:table-cell>
          <table:table-cell office:value-type="float" office:value="0.90022318" calcext:value-type="float">
            <text:p>0,90022318</text:p>
          </table:table-cell>
          <table:table-cell office:value-type="float" office:value="0.99979912" calcext:value-type="float">
            <text:p>0,99979912</text:p>
          </table:table-cell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formula="of:=SQRT([.H11]^2+[.I11]^2)" office:value-type="float" office:value="1.34536240470737" calcext:value-type="float">
            <text:p>1,34536240470737</text:p>
          </table:table-cell>
          <table:table-cell table:formula="of:=ABS([.H11]-[.E11])" office:value-type="float" office:value="0.000223179999999989" calcext:value-type="float">
            <text:p>0,00022318</text:p>
          </table:table-cell>
          <table:table-cell table:formula="of:=[.K11]^2" office:value-type="float" office:value="0.0000000498093123999953" calcext:value-type="float">
            <text:p>4,98093123999953E-08</text:p>
          </table:table-cell>
          <table:table-cell/>
          <table:table-cell table:formula="of:=ABS([.I11]-[.F11])" office:value-type="float" office:value="0.000200879999999959" calcext:value-type="float">
            <text:p>0,00020088</text:p>
          </table:table-cell>
          <table:table-cell table:formula="of:=[.N11]^2" office:value-type="float" office:value="0.0000000403527743999835" calcext:value-type="float">
            <text:p>4,03527743999835E-08</text:p>
          </table:table-cell>
          <table:table-cell/>
          <table:table-cell table:formula="of:=ABS([.J11]-[.C11])" office:value-type="float" office:value="0.000000015292628940955" calcext:value-type="float">
            <text:p>1,5292628940955E-08</text:p>
          </table:table-cell>
          <table:table-cell table:formula="of:=ATAN2([.H11];[.I11])*180/PI()" office:value-type="float" office:value="48.0127875041833" calcext:value-type="float">
            <text:p>48,0127875041833</text:p>
          </table:table-cell>
          <table:table-cell table:formula="of:=ABS([.R11]-[.D11])" office:value-type="float" office:value="0.0127875041833363" calcext:value-type="float">
            <text:p>0,012787504183336</text:p>
          </table:table-cell>
          <table:table-cell table:formula="of:=([.R11]-[.D11])^2" office:value-type="float" office:value="0.000163520263238843" calcext:value-type="float">
            <text:p>0,000163520263239</text:p>
          </table:table-cell>
          <table:table-cell/>
        </table:table-row>
        <table:table-row table:style-name="ro1">
          <table:table-cell office:value-type="float" office:value="1623615960.02338" calcext:value-type="float">
            <text:p>1623615960,02338</text:p>
          </table:table-cell>
          <table:table-cell office:value-type="float" office:value="1" calcext:value-type="float">
            <text:p>1</text:p>
          </table:table-cell>
          <table:table-cell office:value-type="float" office:value="1.31244051" calcext:value-type="float">
            <text:p>1,31244051</text:p>
          </table:table-cell>
          <table:table-cell office:value-type="float" office:value="50" calcext:value-type="float">
            <text:p>50</text:p>
          </table:table-cell>
          <table:table-cell office:value-type="float" office:value="0.8436205" calcext:value-type="float">
            <text:p>0,8436205</text:p>
          </table:table-cell>
          <table:table-cell office:value-type="float" office:value="1.00538776" calcext:value-type="float">
            <text:p>1,00538776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table:formula="of:=SQRT([.H12]^2+[.I12]^2)" office:value-type="float" office:value="1.31244047484067" calcext:value-type="float">
            <text:p>1,31244047484067</text:p>
          </table:table-cell>
          <table:table-cell table:formula="of:=ABS([.H12]-[.E12])" office:value-type="float" office:value="0.00637949999999998" calcext:value-type="float">
            <text:p>0,0063795</text:p>
          </table:table-cell>
          <table:table-cell table:formula="of:=[.K12]^2" office:value-type="float" office:value="0.0000406980202499998" calcext:value-type="float">
            <text:p>4,06980202499998E-05</text:p>
          </table:table-cell>
          <table:table-cell/>
          <table:table-cell table:formula="of:=ABS([.I12]-[.F12])" office:value-type="float" office:value="0.00538776000000008" calcext:value-type="float">
            <text:p>0,00538776</text:p>
          </table:table-cell>
          <table:table-cell table:formula="of:=[.N12]^2" office:value-type="float" office:value="0.0000290279578176008" calcext:value-type="float">
            <text:p>2,90279578176008E-05</text:p>
          </table:table-cell>
          <table:table-cell/>
          <table:table-cell table:formula="of:=ABS([.J12]-[.C12])" office:value-type="float" office:value="0.0000000351593314462661" calcext:value-type="float">
            <text:p>3,51593314462661E-08</text:p>
          </table:table-cell>
          <table:table-cell table:formula="of:=ATAN2([.H12];[.I12])*180/PI()" office:value-type="float" office:value="49.6354634269026" calcext:value-type="float">
            <text:p>49,6354634269026</text:p>
          </table:table-cell>
          <table:table-cell table:formula="of:=ABS([.R12]-[.D12])" office:value-type="float" office:value="0.364536573097354" calcext:value-type="float">
            <text:p>0,364536573097354</text:p>
          </table:table-cell>
          <table:table-cell table:formula="of:=([.R12]-[.D12])^2" office:value-type="float" office:value="0.132886913125562" calcext:value-type="float">
            <text:p>0,132886913125562</text:p>
          </table:table-cell>
          <table:table-cell/>
        </table:table-row>
        <table:table-row table:style-name="ro1">
          <table:table-cell office:value-type="float" office:value="1623615960.12338" calcext:value-type="float">
            <text:p>1623615960,12338</text:p>
          </table:table-cell>
          <table:table-cell office:value-type="float" office:value="1" calcext:value-type="float">
            <text:p>1</text:p>
          </table:table-cell>
          <table:table-cell office:value-type="float" office:value="1.28062487" calcext:value-type="float">
            <text:p>1,28062487</text:p>
          </table:table-cell>
          <table:table-cell office:value-type="float" office:value="51" calcext:value-type="float">
            <text:p>51</text:p>
          </table:table-cell>
          <table:table-cell office:value-type="float" office:value="0.80592334" calcext:value-type="float">
            <text:p>0,80592334</text:p>
          </table:table-cell>
          <table:table-cell office:value-type="float" office:value="0.99523244" calcext:value-type="float">
            <text:p>0,99523244</text:p>
          </table:table-cell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formula="of:=SQRT([.H13]^2+[.I13]^2)" office:value-type="float" office:value="1.28062484748657" calcext:value-type="float">
            <text:p>1,28062484748657</text:p>
          </table:table-cell>
          <table:table-cell table:formula="of:=ABS([.H13]-[.E13])" office:value-type="float" office:value="0.00592333999999994" calcext:value-type="float">
            <text:p>0,00592334</text:p>
          </table:table-cell>
          <table:table-cell table:formula="of:=[.K13]^2" office:value-type="float" office:value="0.0000350859567555993" calcext:value-type="float">
            <text:p>3,50859567555993E-05</text:p>
          </table:table-cell>
          <table:table-cell/>
          <table:table-cell table:formula="of:=ABS([.I13]-[.F13])" office:value-type="float" office:value="0.00476756" calcext:value-type="float">
            <text:p>0,00476756</text:p>
          </table:table-cell>
          <table:table-cell table:formula="of:=[.N13]^2" office:value-type="float" office:value="0.0000227296283536" calcext:value-type="float">
            <text:p>2,27296283536E-05</text:p>
          </table:table-cell>
          <table:table-cell/>
          <table:table-cell table:formula="of:=ABS([.J13]-[.C13])" office:value-type="float" office:value="0.0000000225134302311858" calcext:value-type="float">
            <text:p>2,25134302311858E-08</text:p>
          </table:table-cell>
          <table:table-cell table:formula="of:=ATAN2([.H13];[.I13])*180/PI()" office:value-type="float" office:value="51.3401917459099" calcext:value-type="float">
            <text:p>51,3401917459099</text:p>
          </table:table-cell>
          <table:table-cell table:formula="of:=ABS([.R13]-[.D13])" office:value-type="float" office:value="0.340191745909912" calcext:value-type="float">
            <text:p>0,340191745909912</text:p>
          </table:table-cell>
          <table:table-cell table:formula="of:=([.R13]-[.D13])^2" office:value-type="float" office:value="0.115730423985234" calcext:value-type="float">
            <text:p>0,115730423985234</text:p>
          </table:table-cell>
          <table:table-cell/>
        </table:table-row>
        <table:table-row table:style-name="ro1">
          <table:table-cell office:value-type="float" office:value="1623615960.22338" calcext:value-type="float">
            <text:p>1623615960,22338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53" calcext:value-type="float">
            <text:p>53</text:p>
          </table:table-cell>
          <table:table-cell office:value-type="float" office:value="0.75226878" calcext:value-type="float">
            <text:p>0,75226878</text:p>
          </table:table-cell>
          <table:table-cell office:value-type="float" office:value="0.99829439" calcext:value-type="float">
            <text:p>0,99829439</text:p>
          </table:table-cell>
          <table:table-cell office:value-type="float" office:value="53" calcext:value-type="float">
            <text:p>53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formula="of:=SQRT([.H14]^2+[.I14]^2)" office:value-type="float" office:value="1.25" calcext:value-type="float">
            <text:p>1,25</text:p>
          </table:table-cell>
          <table:table-cell table:formula="of:=ABS([.H14]-[.E14])" office:value-type="float" office:value="0.00226877999999997" calcext:value-type="float">
            <text:p>0,00226878</text:p>
          </table:table-cell>
          <table:table-cell table:formula="of:=[.K14]^2" office:value-type="float" office:value="0.00000514736268839987" calcext:value-type="float">
            <text:p>5,14736268839987E-06</text:p>
          </table:table-cell>
          <table:table-cell/>
          <table:table-cell table:formula="of:=ABS([.I14]-[.F14])" office:value-type="float" office:value="0.00170561000000002" calcext:value-type="float">
            <text:p>0,00170561</text:p>
          </table:table-cell>
          <table:table-cell table:formula="of:=[.N14]^2" office:value-type="float" office:value="0.00000290910547210008" calcext:value-type="float">
            <text:p>2,90910547210008E-06</text:p>
          </table:table-cell>
          <table:table-cell/>
          <table:table-cell table:formula="of:=ABS([.J14]-[.C14])" office:value-type="float" office:value="0" calcext:value-type="float">
            <text:p>0</text:p>
          </table:table-cell>
          <table:table-cell table:formula="of:=ATAN2([.H14];[.I14])*180/PI()" office:value-type="float" office:value="53.130102354156" calcext:value-type="float">
            <text:p>53,130102354156</text:p>
          </table:table-cell>
          <table:table-cell table:formula="of:=ABS([.R14]-[.D14])" office:value-type="float" office:value="0.13010235415598" calcext:value-type="float">
            <text:p>0,13010235415598</text:p>
          </table:table-cell>
          <table:table-cell table:formula="of:=([.R14]-[.D14])^2" office:value-type="float" office:value="0.0169266225569281" calcext:value-type="float">
            <text:p>0,016926622556928</text:p>
          </table:table-cell>
          <table:table-cell/>
        </table:table-row>
        <table:table-row table:style-name="ro1">
          <table:table-cell office:value-type="float" office:value="1623615960.32339" calcext:value-type="float">
            <text:p>1623615960,32339</text:p>
          </table:table-cell>
          <table:table-cell office:value-type="float" office:value="1" calcext:value-type="float">
            <text:p>1</text:p>
          </table:table-cell>
          <table:table-cell office:value-type="float" office:value="1.22065556" calcext:value-type="float">
            <text:p>1,22065556</text:p>
          </table:table-cell>
          <table:table-cell office:value-type="float" office:value="55" calcext:value-type="float">
            <text:p>55</text:p>
          </table:table-cell>
          <table:table-cell office:value-type="float" office:value="0.70013927" calcext:value-type="float">
            <text:p>0,70013927</text:p>
          </table:table-cell>
          <table:table-cell office:value-type="float" office:value="0.9999025" calcext:value-type="float">
            <text:p>0,9999025</text:p>
          </table:table-cell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SQRT([.H15]^2+[.I15]^2)" office:value-type="float" office:value="1.22065556157337" calcext:value-type="float">
            <text:p>1,22065556157337</text:p>
          </table:table-cell>
          <table:table-cell table:formula="of:=ABS([.H15]-[.E15])" office:value-type="float" office:value="0.000139269999999914" calcext:value-type="float">
            <text:p>0,00013927</text:p>
          </table:table-cell>
          <table:table-cell table:formula="of:=[.K15]^2" office:value-type="float" office:value="0.0000000193961328999759" calcext:value-type="float">
            <text:p>1,93961328999759E-08</text:p>
          </table:table-cell>
          <table:table-cell/>
          <table:table-cell table:formula="of:=ABS([.I15]-[.F15])" office:value-type="float" office:value="0.0000975000000000836" calcext:value-type="float">
            <text:p>9,75000000000836E-05</text:p>
          </table:table-cell>
          <table:table-cell table:formula="of:=[.N15]^2" office:value-type="float" office:value="0.00000000950625000001631" calcext:value-type="float">
            <text:p>9,50625000001631E-09</text:p>
          </table:table-cell>
          <table:table-cell/>
          <table:table-cell table:formula="of:=ABS([.J15]-[.C15])" office:value-type="float" office:value="0.00000000157337032291593" calcext:value-type="float">
            <text:p>1,57337032291593E-09</text:p>
          </table:table-cell>
          <table:table-cell table:formula="of:=ATAN2([.H15];[.I15])*180/PI()" office:value-type="float" office:value="55.0079798014413" calcext:value-type="float">
            <text:p>55,0079798014413</text:p>
          </table:table-cell>
          <table:table-cell table:formula="of:=ABS([.R15]-[.D15])" office:value-type="float" office:value="0.00797980144133703" calcext:value-type="float">
            <text:p>0,007979801441337</text:p>
          </table:table-cell>
          <table:table-cell table:formula="of:=([.R15]-[.D15])^2" office:value-type="float" office:value="0.0000636772310431646" calcext:value-type="float">
            <text:p>6,36772310431646E-05</text:p>
          </table:table-cell>
          <table:table-cell/>
        </table:table-row>
        <table:table-row table:style-name="ro1">
          <table:table-cell office:value-type="float" office:value="1623615960.42339" calcext:value-type="float">
            <text:p>1623615960,42339</text:p>
          </table:table-cell>
          <table:table-cell office:value-type="float" office:value="1" calcext:value-type="float">
            <text:p>1</text:p>
          </table:table-cell>
          <table:table-cell office:value-type="float" office:value="1.19268608" calcext:value-type="float">
            <text:p>1,19268608</text:p>
          </table:table-cell>
          <table:table-cell office:value-type="float" office:value="57" calcext:value-type="float">
            <text:p>57</text:p>
          </table:table-cell>
          <table:table-cell office:value-type="float" office:value="0.6495834" calcext:value-type="float">
            <text:p>0,6495834</text:p>
          </table:table-cell>
          <table:table-cell office:value-type="float" office:value="1.00027071" calcext:value-type="float">
            <text:p>1,00027071</text:p>
          </table:table-cell>
          <table:table-cell office:value-type="float" office:value="57" calcext:value-type="float">
            <text:p>57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table:formula="of:=SQRT([.H16]^2+[.I16]^2)" office:value-type="float" office:value="1.19268604418766" calcext:value-type="float">
            <text:p>1,19268604418766</text:p>
          </table:table-cell>
          <table:table-cell table:formula="of:=ABS([.H16]-[.E16])" office:value-type="float" office:value="0.0004166000000001" calcext:value-type="float">
            <text:p>0,0004166</text:p>
          </table:table-cell>
          <table:table-cell table:formula="of:=[.K16]^2" office:value-type="float" office:value="0.000000173555560000084" calcext:value-type="float">
            <text:p>1,73555560000084E-07</text:p>
          </table:table-cell>
          <table:table-cell/>
          <table:table-cell table:formula="of:=ABS([.I16]-[.F16])" office:value-type="float" office:value="0.000270709999999896" calcext:value-type="float">
            <text:p>0,00027071</text:p>
          </table:table-cell>
          <table:table-cell table:formula="of:=[.N16]^2" office:value-type="float" office:value="0.0000000732839040999439" calcext:value-type="float">
            <text:p>7,32839040999439E-08</text:p>
          </table:table-cell>
          <table:table-cell/>
          <table:table-cell table:formula="of:=ABS([.J16]-[.C16])" office:value-type="float" office:value="0.0000000358123437571578" calcext:value-type="float">
            <text:p>3,58123437571578E-08</text:p>
          </table:table-cell>
          <table:table-cell table:formula="of:=ATAN2([.H16];[.I16])*180/PI()" office:value-type="float" office:value="56.9761324442034" calcext:value-type="float">
            <text:p>56,9761324442034</text:p>
          </table:table-cell>
          <table:table-cell table:formula="of:=ABS([.R16]-[.D16])" office:value-type="float" office:value="0.0238675557966417" calcext:value-type="float">
            <text:p>0,023867555796642</text:p>
          </table:table-cell>
          <table:table-cell table:formula="of:=([.R16]-[.D16])^2" office:value-type="float" office:value="0.000569660219705804" calcext:value-type="float">
            <text:p>0,000569660219706</text:p>
          </table:table-cell>
          <table:table-cell/>
        </table:table-row>
        <table:table-row table:style-name="ro1">
          <table:table-cell office:value-type="float" office:value="1623615960.52339" calcext:value-type="float">
            <text:p>1623615960,52339</text:p>
          </table:table-cell>
          <table:table-cell office:value-type="float" office:value="1" calcext:value-type="float">
            <text:p>1</text:p>
          </table:table-cell>
          <table:table-cell office:value-type="float" office:value="1.16619039" calcext:value-type="float">
            <text:p>1,16619039</text:p>
          </table:table-cell>
          <table:table-cell office:value-type="float" office:value="59" calcext:value-type="float">
            <text:p>59</text:p>
          </table:table-cell>
          <table:table-cell office:value-type="float" office:value="0.60063245" calcext:value-type="float">
            <text:p>0,60063245</text:p>
          </table:table-cell>
          <table:table-cell office:value-type="float" office:value="0.99962027" calcext:value-type="float">
            <text:p>0,99962027</text:p>
          </table:table-cell>
          <table:table-cell office:value-type="float" office:value="59" calcext:value-type="float">
            <text:p>5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SQRT([.H17]^2+[.I17]^2)" office:value-type="float" office:value="1.16619037896906" calcext:value-type="float">
            <text:p>1,16619037896906</text:p>
          </table:table-cell>
          <table:table-cell table:formula="of:=ABS([.H17]-[.E17])" office:value-type="float" office:value="0.000632449999999896" calcext:value-type="float">
            <text:p>0,00063245</text:p>
          </table:table-cell>
          <table:table-cell table:formula="of:=[.K17]^2" office:value-type="float" office:value="0.000000399993002499868" calcext:value-type="float">
            <text:p>3,99993002499868E-07</text:p>
          </table:table-cell>
          <table:table-cell/>
          <table:table-cell table:formula="of:=ABS([.I17]-[.F17])" office:value-type="float" office:value="0.000379730000000023" calcext:value-type="float">
            <text:p>0,00037973</text:p>
          </table:table-cell>
          <table:table-cell table:formula="of:=[.N17]^2" office:value-type="float" office:value="0.000000144194872900017" calcext:value-type="float">
            <text:p>1,44194872900017E-07</text:p>
          </table:table-cell>
          <table:table-cell/>
          <table:table-cell table:formula="of:=ABS([.J17]-[.C17])" office:value-type="float" office:value="0.0000000110309397172159" calcext:value-type="float">
            <text:p>1,10309397172159E-08</text:p>
          </table:table-cell>
          <table:table-cell table:formula="of:=ATAN2([.H17];[.I17])*180/PI()" office:value-type="float" office:value="59.0362434679265" calcext:value-type="float">
            <text:p>59,0362434679265</text:p>
          </table:table-cell>
          <table:table-cell table:formula="of:=ABS([.R17]-[.D17])" office:value-type="float" office:value="0.0362434679264823" calcext:value-type="float">
            <text:p>0,036243467926482</text:p>
          </table:table-cell>
          <table:table-cell table:formula="of:=([.R17]-[.D17])^2" office:value-type="float" office:value="0.00131358896733795" calcext:value-type="float">
            <text:p>0,001313588967338</text:p>
          </table:table-cell>
          <table:table-cell/>
        </table:table-row>
        <table:table-row table:style-name="ro1">
          <table:table-cell office:value-type="float" office:value="1623615960.62339" calcext:value-type="float">
            <text:p>1623615960,62339</text:p>
          </table:table-cell>
          <table:table-cell office:value-type="float" office:value="1" calcext:value-type="float">
            <text:p>1</text:p>
          </table:table-cell>
          <table:table-cell office:value-type="float" office:value="1.14127123" calcext:value-type="float">
            <text:p>1,14127123</text:p>
          </table:table-cell>
          <table:table-cell office:value-type="float" office:value="61" calcext:value-type="float">
            <text:p>61</text:p>
          </table:table-cell>
          <table:table-cell office:value-type="float" office:value="0.55329927" calcext:value-type="float">
            <text:p>0,55329927</text:p>
          </table:table-cell>
          <table:table-cell office:value-type="float" office:value="0.99817831" calcext:value-type="float">
            <text:p>0,99817831</text:p>
          </table:table-cell>
          <table:table-cell office:value-type="float" office:value="61" calcext:value-type="float">
            <text:p>61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table:formula="of:=SQRT([.H18]^2+[.I18]^2)" office:value-type="float" office:value="1.14127122105133" calcext:value-type="float">
            <text:p>1,14127122105133</text:p>
          </table:table-cell>
          <table:table-cell table:formula="of:=ABS([.H18]-[.E18])" office:value-type="float" office:value="0.00329926999999997" calcext:value-type="float">
            <text:p>0,00329927</text:p>
          </table:table-cell>
          <table:table-cell table:formula="of:=[.K18]^2" office:value-type="float" office:value="0.0000108851825328998" calcext:value-type="float">
            <text:p>1,08851825328998E-05</text:p>
          </table:table-cell>
          <table:table-cell/>
          <table:table-cell table:formula="of:=ABS([.I18]-[.F18])" office:value-type="float" office:value="0.00182168999999999" calcext:value-type="float">
            <text:p>0,00182169</text:p>
          </table:table-cell>
          <table:table-cell table:formula="of:=[.N18]^2" office:value-type="float" office:value="0.00000331855445609995" calcext:value-type="float">
            <text:p>3,31855445609995E-06</text:p>
          </table:table-cell>
          <table:table-cell/>
          <table:table-cell table:formula="of:=ABS([.J18]-[.C18])" office:value-type="float" office:value="0.00000000894866736267375" calcext:value-type="float">
            <text:p>8,94866736267375E-09</text:p>
          </table:table-cell>
          <table:table-cell table:formula="of:=ATAN2([.H18];[.I18])*180/PI()" office:value-type="float" office:value="61.1892062570269" calcext:value-type="float">
            <text:p>61,1892062570269</text:p>
          </table:table-cell>
          <table:table-cell table:formula="of:=ABS([.R18]-[.D18])" office:value-type="float" office:value="0.189206257026932" calcext:value-type="float">
            <text:p>0,189206257026932</text:p>
          </table:table-cell>
          <table:table-cell table:formula="of:=([.R18]-[.D18])^2" office:value-type="float" office:value="0.0357990076981413" calcext:value-type="float">
            <text:p>0,035799007698141</text:p>
          </table:table-cell>
          <table:table-cell/>
        </table:table-row>
        <table:table-row table:style-name="ro1">
          <table:table-cell office:value-type="float" office:value="1623615960.72331" calcext:value-type="float">
            <text:p>1623615960,72331</text:p>
          </table:table-cell>
          <table:table-cell office:value-type="float" office:value="1" calcext:value-type="float">
            <text:p>1</text:p>
          </table:table-cell>
          <table:table-cell office:value-type="float" office:value="1.11803401" calcext:value-type="float">
            <text:p>1,11803401</text:p>
          </table:table-cell>
          <table:table-cell office:value-type="float" office:value="63" calcext:value-type="float">
            <text:p>63</text:p>
          </table:table-cell>
          <table:table-cell office:value-type="float" office:value="0.50757682" calcext:value-type="float">
            <text:p>0,50757682</text:p>
          </table:table-cell>
          <table:table-cell office:value-type="float" office:value="0.99617559" calcext:value-type="float">
            <text:p>0,99617559</text:p>
          </table:table-cell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SQRT([.H19]^2+[.I19]^2)" office:value-type="float" office:value="1.1180339887499" calcext:value-type="float">
            <text:p>1,1180339887499</text:p>
          </table:table-cell>
          <table:table-cell table:formula="of:=ABS([.H19]-[.E19])" office:value-type="float" office:value="0.00757682000000004" calcext:value-type="float">
            <text:p>0,00757682</text:p>
          </table:table-cell>
          <table:table-cell table:formula="of:=[.K19]^2" office:value-type="float" office:value="0.0000574082013124006" calcext:value-type="float">
            <text:p>5,74082013124006E-05</text:p>
          </table:table-cell>
          <table:table-cell/>
          <table:table-cell table:formula="of:=ABS([.I19]-[.F19])" office:value-type="float" office:value="0.00382441" calcext:value-type="float">
            <text:p>0,00382441</text:p>
          </table:table-cell>
          <table:table-cell table:formula="of:=[.N19]^2" office:value-type="float" office:value="0.0000146261118481" calcext:value-type="float">
            <text:p>1,46261118481E-05</text:p>
          </table:table-cell>
          <table:table-cell/>
          <table:table-cell table:formula="of:=ABS([.J19]-[.C19])" office:value-type="float" office:value="0.0000000212501050089742" calcext:value-type="float">
            <text:p>2,12501050089742E-08</text:p>
          </table:table-cell>
          <table:table-cell table:formula="of:=ATAN2([.H19];[.I19])*180/PI()" office:value-type="float" office:value="63.434948822922" calcext:value-type="float">
            <text:p>63,434948822922</text:p>
          </table:table-cell>
          <table:table-cell table:formula="of:=ABS([.R19]-[.D19])" office:value-type="float" office:value="0.43494882292201" calcext:value-type="float">
            <text:p>0,43494882292201</text:p>
          </table:table-cell>
          <table:table-cell table:formula="of:=([.R19]-[.D19])^2" office:value-type="float" office:value="0.189180478561242" calcext:value-type="float">
            <text:p>0,189180478561242</text:p>
          </table:table-cell>
          <table:table-cell/>
        </table:table-row>
        <table:table-row table:style-name="ro1">
          <table:table-cell office:value-type="float" office:value="1623615960.82328" calcext:value-type="float">
            <text:p>1623615960,82328</text:p>
          </table:table-cell>
          <table:table-cell office:value-type="float" office:value="1" calcext:value-type="float">
            <text:p>1</text:p>
          </table:table-cell>
          <table:table-cell office:value-type="float" office:value="1.09658563" calcext:value-type="float">
            <text:p>1,09658563</text:p>
          </table:table-cell>
          <table:table-cell office:value-type="float" office:value="66" calcext:value-type="float">
            <text:p>66</text:p>
          </table:table-cell>
          <table:table-cell office:value-type="float" office:value="0.44602156" calcext:value-type="float">
            <text:p>0,44602156</text:p>
          </table:table-cell>
          <table:table-cell office:value-type="float" office:value="1.00178082" calcext:value-type="float">
            <text:p>1,00178082</text:p>
          </table:table-cell>
          <table:table-cell office:value-type="float" office:value="66" calcext:value-type="float">
            <text:p>66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table:formula="of:=SQRT([.H20]^2+[.I20]^2)" office:value-type="float" office:value="1.09658560997307" calcext:value-type="float">
            <text:p>1,09658560997307</text:p>
          </table:table-cell>
          <table:table-cell table:formula="of:=ABS([.H20]-[.E20])" office:value-type="float" office:value="0.00397844000000003" calcext:value-type="float">
            <text:p>0,00397844</text:p>
          </table:table-cell>
          <table:table-cell table:formula="of:=[.K20]^2" office:value-type="float" office:value="0.0000158279848336002" calcext:value-type="float">
            <text:p>1,58279848336002E-05</text:p>
          </table:table-cell>
          <table:table-cell/>
          <table:table-cell table:formula="of:=ABS([.I20]-[.F20])" office:value-type="float" office:value="0.00178082000000002" calcext:value-type="float">
            <text:p>0,00178082</text:p>
          </table:table-cell>
          <table:table-cell table:formula="of:=[.N20]^2" office:value-type="float" office:value="0.00000317131987240006" calcext:value-type="float">
            <text:p>3,17131987240006E-06</text:p>
          </table:table-cell>
          <table:table-cell/>
          <table:table-cell table:formula="of:=ABS([.J20]-[.C20])" office:value-type="float" office:value="0.0000000200269345551618" calcext:value-type="float">
            <text:p>2,00269345551618E-08</text:p>
          </table:table-cell>
          <table:table-cell table:formula="of:=ATAN2([.H20];[.I20])*180/PI()" office:value-type="float" office:value="65.7722546820458" calcext:value-type="float">
            <text:p>65,7722546820458</text:p>
          </table:table-cell>
          <table:table-cell table:formula="of:=ABS([.R20]-[.D20])" office:value-type="float" office:value="0.227745317954174" calcext:value-type="float">
            <text:p>0,227745317954174</text:p>
          </table:table-cell>
          <table:table-cell table:formula="of:=([.R20]-[.D20])^2" office:value-type="float" office:value="0.0518679298500477" calcext:value-type="float">
            <text:p>0,051867929850048</text:p>
          </table:table-cell>
          <table:table-cell/>
        </table:table-row>
        <table:table-row table:style-name="ro1">
          <table:table-cell office:value-type="float" office:value="1623615960.92328" calcext:value-type="float">
            <text:p>1623615960,92328</text:p>
          </table:table-cell>
          <table:table-cell office:value-type="float" office:value="1" calcext:value-type="float">
            <text:p>1</text:p>
          </table:table-cell>
          <table:table-cell office:value-type="float" office:value="1.07703292" calcext:value-type="float">
            <text:p>1,07703292</text:p>
          </table:table-cell>
          <table:table-cell office:value-type="float" office:value="68" calcext:value-type="float">
            <text:p>68</text:p>
          </table:table-cell>
          <table:table-cell office:value-type="float" office:value="0.40346363" calcext:value-type="float">
            <text:p>0,40346363</text:p>
          </table:table-cell>
          <table:table-cell office:value-type="float" office:value="0.99860754" calcext:value-type="float">
            <text:p>0,99860754</text:p>
          </table:table-cell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SQRT([.H21]^2+[.I21]^2)" office:value-type="float" office:value="1.0770329614269" calcext:value-type="float">
            <text:p>1,0770329614269</text:p>
          </table:table-cell>
          <table:table-cell table:formula="of:=ABS([.H21]-[.E21])" office:value-type="float" office:value="0.00346363" calcext:value-type="float">
            <text:p>0,00346363</text:p>
          </table:table-cell>
          <table:table-cell table:formula="of:=[.K21]^2" office:value-type="float" office:value="0.0000119967327769" calcext:value-type="float">
            <text:p>1,19967327769E-05</text:p>
          </table:table-cell>
          <table:table-cell/>
          <table:table-cell table:formula="of:=ABS([.I21]-[.F21])" office:value-type="float" office:value="0.00139245999999993" calcext:value-type="float">
            <text:p>0,00139246</text:p>
          </table:table-cell>
          <table:table-cell table:formula="of:=[.N21]^2" office:value-type="float" office:value="0.0000019389448515998" calcext:value-type="float">
            <text:p>1,9389448515998E-06</text:p>
          </table:table-cell>
          <table:table-cell/>
          <table:table-cell table:formula="of:=ABS([.J21]-[.C21])" office:value-type="float" office:value="0.0000000414269010207136" calcext:value-type="float">
            <text:p>4,14269010207136E-08</text:p>
          </table:table-cell>
          <table:table-cell table:formula="of:=ATAN2([.H21];[.I21])*180/PI()" office:value-type="float" office:value="68.1985905136482" calcext:value-type="float">
            <text:p>68,1985905136482</text:p>
          </table:table-cell>
          <table:table-cell table:formula="of:=ABS([.R21]-[.D21])" office:value-type="float" office:value="0.198590513648185" calcext:value-type="float">
            <text:p>0,198590513648185</text:p>
          </table:table-cell>
          <table:table-cell table:formula="of:=([.R21]-[.D21])^2" office:value-type="float" office:value="0.0394381921110498" calcext:value-type="float">
            <text:p>0,03943819211105</text:p>
          </table:table-cell>
          <table:table-cell/>
        </table:table-row>
        <table:table-row table:style-name="ro1">
          <table:table-cell office:value-type="float" office:value="1623615961.02331" calcext:value-type="float">
            <text:p>1623615961,02331</text:p>
          </table:table-cell>
          <table:table-cell office:value-type="float" office:value="1" calcext:value-type="float">
            <text:p>1</text:p>
          </table:table-cell>
          <table:table-cell office:value-type="float" office:value="1.05948102" calcext:value-type="float">
            <text:p>1,05948102</text:p>
          </table:table-cell>
          <table:table-cell office:value-type="float" office:value="71" calcext:value-type="float">
            <text:p>71</text:p>
          </table:table-cell>
          <table:table-cell office:value-type="float" office:value="0.34493328" calcext:value-type="float">
            <text:p>0,34493328</text:p>
          </table:table-cell>
          <table:table-cell office:value-type="float" office:value="1.00175899" calcext:value-type="float">
            <text:p>1,00175899</text:p>
          </table:table-cell>
          <table:table-cell office:value-type="float" office:value="71" calcext:value-type="float">
            <text:p>71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table:formula="of:=SQRT([.H22]^2+[.I22]^2)" office:value-type="float" office:value="1.05948100502085" calcext:value-type="float">
            <text:p>1,05948100502085</text:p>
          </table:table-cell>
          <table:table-cell table:formula="of:=ABS([.H22]-[.E22])" office:value-type="float" office:value="0.00506672000000002" calcext:value-type="float">
            <text:p>0,00506672</text:p>
          </table:table-cell>
          <table:table-cell table:formula="of:=[.K22]^2" office:value-type="float" office:value="0.0000256716515584002" calcext:value-type="float">
            <text:p>2,56716515584002E-05</text:p>
          </table:table-cell>
          <table:table-cell/>
          <table:table-cell table:formula="of:=ABS([.I22]-[.F22])" office:value-type="float" office:value="0.0017589899999999" calcext:value-type="float">
            <text:p>0,00175899</text:p>
          </table:table-cell>
          <table:table-cell table:formula="of:=[.N22]^2" office:value-type="float" office:value="0.00000309404582009966" calcext:value-type="float">
            <text:p>3,09404582009966E-06</text:p>
          </table:table-cell>
          <table:table-cell/>
          <table:table-cell table:formula="of:=ABS([.J22]-[.C22])" office:value-type="float" office:value="0.0000000149791454795434" calcext:value-type="float">
            <text:p>1,49791454795434E-08</text:p>
          </table:table-cell>
          <table:table-cell table:formula="of:=ATAN2([.H22];[.I22])*180/PI()" office:value-type="float" office:value="70.7099537808113" calcext:value-type="float">
            <text:p>70,7099537808113</text:p>
          </table:table-cell>
          <table:table-cell table:formula="of:=ABS([.R22]-[.D22])" office:value-type="float" office:value="0.290046219188724" calcext:value-type="float">
            <text:p>0,290046219188724</text:p>
          </table:table-cell>
          <table:table-cell table:formula="of:=([.R22]-[.D22])^2" office:value-type="float" office:value="0.0841268092656735" calcext:value-type="float">
            <text:p>0,084126809265674</text:p>
          </table:table-cell>
          <table:table-cell/>
        </table:table-row>
        <table:table-row table:style-name="ro1">
          <table:table-cell office:value-type="float" office:value="1623615961.12338" calcext:value-type="float">
            <text:p>1623615961,12338</text:p>
          </table:table-cell>
          <table:table-cell office:value-type="float" office:value="1" calcext:value-type="float">
            <text:p>1</text:p>
          </table:table-cell>
          <table:table-cell office:value-type="float" office:value="1.04403067" calcext:value-type="float">
            <text:p>1,04403067</text:p>
          </table:table-cell>
          <table:table-cell office:value-type="float" office:value="73" calcext:value-type="float">
            <text:p>73</text:p>
          </table:table-cell>
          <table:table-cell office:value-type="float" office:value="0.30524503" calcext:value-type="float">
            <text:p>0,30524503</text:p>
          </table:table-cell>
          <table:table-cell office:value-type="float" office:value="0.99841149" calcext:value-type="float">
            <text:p>0,99841149</text:p>
          </table:table-cell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formula="of:=SQRT([.H23]^2+[.I23]^2)" office:value-type="float" office:value="1.04403065089106" calcext:value-type="float">
            <text:p>1,04403065089106</text:p>
          </table:table-cell>
          <table:table-cell table:formula="of:=ABS([.H23]-[.E23])" office:value-type="float" office:value="0.00524502999999998" calcext:value-type="float">
            <text:p>0,00524503</text:p>
          </table:table-cell>
          <table:table-cell table:formula="of:=[.K23]^2" office:value-type="float" office:value="0.0000275103397008998" calcext:value-type="float">
            <text:p>2,75103397008998E-05</text:p>
          </table:table-cell>
          <table:table-cell/>
          <table:table-cell table:formula="of:=ABS([.I23]-[.F23])" office:value-type="float" office:value="0.00158850999999993" calcext:value-type="float">
            <text:p>0,00158851</text:p>
          </table:table-cell>
          <table:table-cell table:formula="of:=[.N23]^2" office:value-type="float" office:value="0.00000252336402009978" calcext:value-type="float">
            <text:p>2,52336402009978E-06</text:p>
          </table:table-cell>
          <table:table-cell/>
          <table:table-cell table:formula="of:=ABS([.J23]-[.C23])" office:value-type="float" office:value="0.0000000191089448708937" calcext:value-type="float">
            <text:p>1,91089448708937E-08</text:p>
          </table:table-cell>
          <table:table-cell table:formula="of:=ATAN2([.H23];[.I23])*180/PI()" office:value-type="float" office:value="73.3007557660064" calcext:value-type="float">
            <text:p>73,3007557660064</text:p>
          </table:table-cell>
          <table:table-cell table:formula="of:=ABS([.R23]-[.D23])" office:value-type="float" office:value="0.300755766006375" calcext:value-type="float">
            <text:p>0,300755766006375</text:p>
          </table:table-cell>
          <table:table-cell table:formula="of:=([.R23]-[.D23])^2" office:value-type="float" office:value="0.0904540307860816" calcext:value-type="float">
            <text:p>0,090454030786082</text:p>
          </table:table-cell>
          <table:table-cell/>
        </table:table-row>
        <table:table-row table:style-name="ro1">
          <table:table-cell office:value-type="float" office:value="1623615961.22338" calcext:value-type="float">
            <text:p>1623615961,22338</text:p>
          </table:table-cell>
          <table:table-cell office:value-type="float" office:value="1" calcext:value-type="float">
            <text:p>1</text:p>
          </table:table-cell>
          <table:table-cell office:value-type="float" office:value="1.03077638" calcext:value-type="float">
            <text:p>1,03077638</text:p>
          </table:table-cell>
          <table:table-cell office:value-type="float" office:value="76" calcext:value-type="float">
            <text:p>76</text:p>
          </table:table-cell>
          <table:table-cell office:value-type="float" office:value="0.24936738" calcext:value-type="float">
            <text:p>0,24936738</text:p>
          </table:table-cell>
          <table:table-cell office:value-type="float" office:value="1.00015792" calcext:value-type="float">
            <text:p>1,00015792</text:p>
          </table:table-cell>
          <table:table-cell office:value-type="float" office:value="76" calcext:value-type="float">
            <text:p>76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SQRT([.H24]^2+[.I24]^2)" office:value-type="float" office:value="1.03077640640442" calcext:value-type="float">
            <text:p>1,03077640640442</text:p>
          </table:table-cell>
          <table:table-cell table:formula="of:=ABS([.H24]-[.E24])" office:value-type="float" office:value="0.00063262" calcext:value-type="float">
            <text:p>0,00063262</text:p>
          </table:table-cell>
          <table:table-cell table:formula="of:=[.K24]^2" office:value-type="float" office:value="0.000000400208064400001" calcext:value-type="float">
            <text:p>4,00208064400001E-07</text:p>
          </table:table-cell>
          <table:table-cell/>
          <table:table-cell table:formula="of:=ABS([.I24]-[.F24])" office:value-type="float" office:value="0.000157919999999923" calcext:value-type="float">
            <text:p>0,00015792</text:p>
          </table:table-cell>
          <table:table-cell table:formula="of:=[.N24]^2" office:value-type="float" office:value="0.0000000249387263999755" calcext:value-type="float">
            <text:p>2,49387263999755E-08</text:p>
          </table:table-cell>
          <table:table-cell/>
          <table:table-cell table:formula="of:=ABS([.J24]-[.C24])" office:value-type="float" office:value="0.0000000264044150988241" calcext:value-type="float">
            <text:p>2,64044150988241E-08</text:p>
          </table:table-cell>
          <table:table-cell table:formula="of:=ATAN2([.H24];[.I24])*180/PI()" office:value-type="float" office:value="75.9637565320735" calcext:value-type="float">
            <text:p>75,9637565320735</text:p>
          </table:table-cell>
          <table:table-cell table:formula="of:=ABS([.R24]-[.D24])" office:value-type="float" office:value="0.036243467926468" calcext:value-type="float">
            <text:p>0,036243467926468</text:p>
          </table:table-cell>
          <table:table-cell table:formula="of:=([.R24]-[.D24])^2" office:value-type="float" office:value="0.00131358896733692" calcext:value-type="float">
            <text:p>0,001313588967337</text:p>
          </table:table-cell>
          <table:table-cell/>
        </table:table-row>
        <table:table-row table:style-name="ro1">
          <table:table-cell office:value-type="float" office:value="1623615961.32336" calcext:value-type="float">
            <text:p>1623615961,32336</text:p>
          </table:table-cell>
          <table:table-cell office:value-type="float" office:value="1" calcext:value-type="float">
            <text:p>1</text:p>
          </table:table-cell>
          <table:table-cell office:value-type="float" office:value="1.01980388" calcext:value-type="float">
            <text:p>1,01980388</text:p>
          </table:table-cell>
          <table:table-cell office:value-type="float" office:value="79" calcext:value-type="float">
            <text:p>79</text:p>
          </table:table-cell>
          <table:table-cell office:value-type="float" office:value="0.19458775" calcext:value-type="float">
            <text:p>0,19458775</text:p>
          </table:table-cell>
          <table:table-cell office:value-type="float" office:value="1.00106721" calcext:value-type="float">
            <text:p>1,00106721</text:p>
          </table:table-cell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formula="of:=SQRT([.H25]^2+[.I25]^2)" office:value-type="float" office:value="1.01980390271856" calcext:value-type="float">
            <text:p>1,01980390271856</text:p>
          </table:table-cell>
          <table:table-cell table:formula="of:=ABS([.H25]-[.E25])" office:value-type="float" office:value="0.00541225000000001" calcext:value-type="float">
            <text:p>0,00541225</text:p>
          </table:table-cell>
          <table:table-cell table:formula="of:=[.K25]^2" office:value-type="float" office:value="0.0000292924500625001" calcext:value-type="float">
            <text:p>2,92924500625001E-05</text:p>
          </table:table-cell>
          <table:table-cell/>
          <table:table-cell table:formula="of:=ABS([.I25]-[.F25])" office:value-type="float" office:value="0.00106720999999999" calcext:value-type="float">
            <text:p>0,00106721</text:p>
          </table:table-cell>
          <table:table-cell table:formula="of:=[.N25]^2" office:value-type="float" office:value="0.00000113893718409997" calcext:value-type="float">
            <text:p>1,13893718409997E-06</text:p>
          </table:table-cell>
          <table:table-cell/>
          <table:table-cell table:formula="of:=ABS([.J25]-[.C25])" office:value-type="float" office:value="0.000000022718557035617" calcext:value-type="float">
            <text:p>2,2718557035617E-08</text:p>
          </table:table-cell>
          <table:table-cell table:formula="of:=ATAN2([.H25];[.I25])*180/PI()" office:value-type="float" office:value="78.6900675259798" calcext:value-type="float">
            <text:p>78,6900675259798</text:p>
          </table:table-cell>
          <table:table-cell table:formula="of:=ABS([.R25]-[.D25])" office:value-type="float" office:value="0.309932474020215" calcext:value-type="float">
            <text:p>0,309932474020215</text:p>
          </table:table-cell>
          <table:table-cell table:formula="of:=([.R25]-[.D25])^2" office:value-type="float" office:value="0.0960581384522912" calcext:value-type="float">
            <text:p>0,096058138452291</text:p>
          </table:table-cell>
          <table:table-cell/>
        </table:table-row>
        <table:table-row table:style-name="ro1">
          <table:table-cell office:value-type="float" office:value="1623615961.42339" calcext:value-type="float">
            <text:p>1623615961,42339</text:p>
          </table:table-cell>
          <table:table-cell office:value-type="float" office:value="1" calcext:value-type="float">
            <text:p>1</text:p>
          </table:table-cell>
          <table:table-cell office:value-type="float" office:value="1.01118743" calcext:value-type="float">
            <text:p>1,01118743</text:p>
          </table:table-cell>
          <table:table-cell office:value-type="float" office:value="81" calcext:value-type="float">
            <text:p>81</text:p>
          </table:table-cell>
          <table:table-cell office:value-type="float" office:value="0.15818457" calcext:value-type="float">
            <text:p>0,15818457</text:p>
          </table:table-cell>
          <table:table-cell office:value-type="float" office:value="0.99873804" calcext:value-type="float">
            <text:p>0,99873804</text:p>
          </table:table-cell>
          <table:table-cell office:value-type="float" office:value="81" calcext:value-type="float">
            <text:p>81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SQRT([.H26]^2+[.I26]^2)" office:value-type="float" office:value="1.01118742080783" calcext:value-type="float">
            <text:p>1,01118742080783</text:p>
          </table:table-cell>
          <table:table-cell table:formula="of:=ABS([.H26]-[.E26])" office:value-type="float" office:value="0.00818457" calcext:value-type="float">
            <text:p>0,00818457</text:p>
          </table:table-cell>
          <table:table-cell table:formula="of:=[.K26]^2" office:value-type="float" office:value="0.0000669871860849" calcext:value-type="float">
            <text:p>6,69871860849E-05</text:p>
          </table:table-cell>
          <table:table-cell/>
          <table:table-cell table:formula="of:=ABS([.I26]-[.F26])" office:value-type="float" office:value="0.00126196000000001" calcext:value-type="float">
            <text:p>0,00126196</text:p>
          </table:table-cell>
          <table:table-cell table:formula="of:=[.N26]^2" office:value-type="float" office:value="0.00000159254304160002" calcext:value-type="float">
            <text:p>1,59254304160002E-06</text:p>
          </table:table-cell>
          <table:table-cell/>
          <table:table-cell table:formula="of:=ABS([.J26]-[.C26])" office:value-type="float" office:value="0.00000000919216591732663" calcext:value-type="float">
            <text:p>9,19216591732663E-09</text:p>
          </table:table-cell>
          <table:table-cell table:formula="of:=ATAN2([.H26];[.I26])*180/PI()" office:value-type="float" office:value="81.4692343900519" calcext:value-type="float">
            <text:p>81,4692343900519</text:p>
          </table:table-cell>
          <table:table-cell table:formula="of:=ABS([.R26]-[.D26])" office:value-type="float" office:value="0.469234390051881" calcext:value-type="float">
            <text:p>0,469234390051881</text:p>
          </table:table-cell>
          <table:table-cell table:formula="of:=([.R26]-[.D26])^2" office:value-type="float" office:value="0.220180912807361" calcext:value-type="float">
            <text:p>0,220180912807361</text:p>
          </table:table-cell>
          <table:table-cell/>
        </table:table-row>
        <table:table-row table:style-name="ro1">
          <table:table-cell office:value-type="float" office:value="1623615961.52339" calcext:value-type="float">
            <text:p>1623615961,52339</text:p>
          </table:table-cell>
          <table:table-cell office:value-type="float" office:value="1" calcext:value-type="float">
            <text:p>1</text:p>
          </table:table-cell>
          <table:table-cell office:value-type="float" office:value="1.0049876" calcext:value-type="float">
            <text:p>1,0049876</text:p>
          </table:table-cell>
          <table:table-cell office:value-type="float" office:value="84" calcext:value-type="float">
            <text:p>84</text:p>
          </table:table-cell>
          <table:table-cell office:value-type="float" office:value="0.10504981" calcext:value-type="float">
            <text:p>0,10504981</text:p>
          </table:table-cell>
          <table:table-cell office:value-type="float" office:value="0.99948217" calcext:value-type="float">
            <text:p>0,99948217</text:p>
          </table:table-cell>
          <table:table-cell office:value-type="float" office:value="84" calcext:value-type="float">
            <text:p>8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SQRT([.H27]^2+[.I27]^2)" office:value-type="float" office:value="1.00498756211209" calcext:value-type="float">
            <text:p>1,00498756211209</text:p>
          </table:table-cell>
          <table:table-cell table:formula="of:=ABS([.H27]-[.E27])" office:value-type="float" office:value="0.00504981" calcext:value-type="float">
            <text:p>0,00504981</text:p>
          </table:table-cell>
          <table:table-cell table:formula="of:=[.K27]^2" office:value-type="float" office:value="0.0000255005810361" calcext:value-type="float">
            <text:p>2,55005810361E-05</text:p>
          </table:table-cell>
          <table:table-cell/>
          <table:table-cell table:formula="of:=ABS([.I27]-[.F27])" office:value-type="float" office:value="0.000517829999999941" calcext:value-type="float">
            <text:p>0,00051783</text:p>
          </table:table-cell>
          <table:table-cell table:formula="of:=[.N27]^2" office:value-type="float" office:value="0.000000268147908899939" calcext:value-type="float">
            <text:p>2,68147908899939E-07</text:p>
          </table:table-cell>
          <table:table-cell/>
          <table:table-cell table:formula="of:=ABS([.J27]-[.C27])" office:value-type="float" office:value="0.0000000378879110307651" calcext:value-type="float">
            <text:p>3,78879110307651E-08</text:p>
          </table:table-cell>
          <table:table-cell table:formula="of:=ATAN2([.H27];[.I27])*180/PI()" office:value-type="float" office:value="84.2894068625003" calcext:value-type="float">
            <text:p>84,2894068625003</text:p>
          </table:table-cell>
          <table:table-cell table:formula="of:=ABS([.R27]-[.D27])" office:value-type="float" office:value="0.289406862500343" calcext:value-type="float">
            <text:p>0,289406862500343</text:p>
          </table:table-cell>
          <table:table-cell table:formula="of:=([.R27]-[.D27])^2" office:value-type="float" office:value="0.0837563320622923" calcext:value-type="float">
            <text:p>0,083756332062292</text:p>
          </table:table-cell>
          <table:table-cell/>
        </table:table-row>
        <table:table-row table:style-name="ro1">
          <table:table-cell office:value-type="float" office:value="1623615961.62334" calcext:value-type="float">
            <text:p>1623615961,62334</text:p>
          </table:table-cell>
          <table:table-cell office:value-type="float" office:value="1" calcext:value-type="float">
            <text:p>1</text:p>
          </table:table-cell>
          <table:table-cell office:value-type="float" office:value="1.00124919" calcext:value-type="float">
            <text:p>1,00124919</text:p>
          </table:table-cell>
          <table:table-cell office:value-type="float" office:value="87" calcext:value-type="float">
            <text:p>87</text:p>
          </table:table-cell>
          <table:table-cell office:value-type="float" office:value="0.05240133" calcext:value-type="float">
            <text:p>0,05240133</text:p>
          </table:table-cell>
          <table:table-cell office:value-type="float" office:value="0.99987702" calcext:value-type="float">
            <text:p>0,99987702</text:p>
          </table:table-cell>
          <table:table-cell office:value-type="float" office:value="87" calcext:value-type="float">
            <text:p>87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formula="of:=SQRT([.H28]^2+[.I28]^2)" office:value-type="float" office:value="1.00124921972504" calcext:value-type="float">
            <text:p>1,00124921972504</text:p>
          </table:table-cell>
          <table:table-cell table:formula="of:=ABS([.H28]-[.E28])" office:value-type="float" office:value="0.00240133" calcext:value-type="float">
            <text:p>0,00240133</text:p>
          </table:table-cell>
          <table:table-cell table:formula="of:=[.K28]^2" office:value-type="float" office:value="0.0000057663857689" calcext:value-type="float">
            <text:p>5,7663857689E-06</text:p>
          </table:table-cell>
          <table:table-cell/>
          <table:table-cell table:formula="of:=ABS([.I28]-[.F28])" office:value-type="float" office:value="0.000122979999999995" calcext:value-type="float">
            <text:p>0,00012298</text:p>
          </table:table-cell>
          <table:table-cell table:formula="of:=[.N28]^2" office:value-type="float" office:value="0.0000000151240803999987" calcext:value-type="float">
            <text:p>1,51240803999987E-08</text:p>
          </table:table-cell>
          <table:table-cell/>
          <table:table-cell table:formula="of:=ABS([.J28]-[.C28])" office:value-type="float" office:value="0.0000000297250393188619" calcext:value-type="float">
            <text:p>2,97250393188619E-08</text:p>
          </table:table-cell>
          <table:table-cell table:formula="of:=ATAN2([.H28];[.I28])*180/PI()" office:value-type="float" office:value="87.1375947738883" calcext:value-type="float">
            <text:p>87,1375947738883</text:p>
          </table:table-cell>
          <table:table-cell table:formula="of:=ABS([.R28]-[.D28])" office:value-type="float" office:value="0.137594773888253" calcext:value-type="float">
            <text:p>0,137594773888253</text:p>
          </table:table-cell>
          <table:table-cell table:formula="of:=([.R28]-[.D28])^2" office:value-type="float" office:value="0.0189323218013595" calcext:value-type="float">
            <text:p>0,01893232180136</text:p>
          </table:table-cell>
          <table:table-cell/>
        </table:table-row>
        <table:table-row table:style-name="ro1">
          <table:table-cell office:value-type="float" office:value="1623615961.7234" calcext:value-type="float">
            <text:p>1623615961,72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QRT([.H29]^2+[.I29]^2)" office:value-type="float" office:value="1" calcext:value-type="float">
            <text:p>1</text:p>
          </table:table-cell>
          <table:table-cell table:formula="of:=ABS([.H29]-[.E29])" office:value-type="float" office:value="0" calcext:value-type="float">
            <text:p>0</text:p>
          </table:table-cell>
          <table:table-cell table:formula="of:=[.K29]^2" office:value-type="float" office:value="0" calcext:value-type="float">
            <text:p>0</text:p>
          </table:table-cell>
          <table:table-cell/>
          <table:table-cell table:formula="of:=ABS([.I29]-[.F29])" office:value-type="float" office:value="0" calcext:value-type="float">
            <text:p>0</text:p>
          </table:table-cell>
          <table:table-cell table:formula="of:=[.N29]^2" office:value-type="float" office:value="0" calcext:value-type="float">
            <text:p>0</text:p>
          </table:table-cell>
          <table:table-cell/>
          <table:table-cell table:formula="of:=ABS([.J29]-[.C29])" office:value-type="float" office:value="0" calcext:value-type="float">
            <text:p>0</text:p>
          </table:table-cell>
          <table:table-cell table:formula="of:=ATAN2([.H29];[.I29])*180/PI()" office:value-type="float" office:value="90" calcext:value-type="float">
            <text:p>90</text:p>
          </table:table-cell>
          <table:table-cell table:formula="of:=ABS([.R29]-[.D29])" office:value-type="float" office:value="0" calcext:value-type="float">
            <text:p>0</text:p>
          </table:table-cell>
          <table:table-cell table:formula="of:=([.R29]-[.D29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1.8234" calcext:value-type="float">
            <text:p>1623615961,8234</text:p>
          </table:table-cell>
          <table:table-cell office:value-type="float" office:value="1" calcext:value-type="float">
            <text:p>1</text:p>
          </table:table-cell>
          <table:table-cell office:value-type="float" office:value="1.00124919" calcext:value-type="float">
            <text:p>1,00124919</text:p>
          </table:table-cell>
          <table:table-cell office:value-type="float" office:value="93" calcext:value-type="float">
            <text:p>93</text:p>
          </table:table-cell>
          <table:table-cell office:value-type="float" office:value="-0.05240133" calcext:value-type="float">
            <text:p>-0,05240133</text:p>
          </table:table-cell>
          <table:table-cell office:value-type="float" office:value="0.99987702" calcext:value-type="float">
            <text:p>0,99987702</text:p>
          </table:table-cell>
          <table:table-cell office:value-type="float" office:value="93" calcext:value-type="float">
            <text:p>93</text:p>
          </table:table-cell>
          <table:table-cell office:value-type="float" office:value="-0.05" calcext:value-type="float">
            <text:p>-0,05</text:p>
          </table:table-cell>
          <table:table-cell office:value-type="float" office:value="1" calcext:value-type="float">
            <text:p>1</text:p>
          </table:table-cell>
          <table:table-cell table:formula="of:=SQRT([.H30]^2+[.I30]^2)" office:value-type="float" office:value="1.00124921972504" calcext:value-type="float">
            <text:p>1,00124921972504</text:p>
          </table:table-cell>
          <table:table-cell table:formula="of:=ABS([.H30]-[.E30])" office:value-type="float" office:value="0.00240133" calcext:value-type="float">
            <text:p>0,00240133</text:p>
          </table:table-cell>
          <table:table-cell table:formula="of:=[.K30]^2" office:value-type="float" office:value="0.0000057663857689" calcext:value-type="float">
            <text:p>5,7663857689E-06</text:p>
          </table:table-cell>
          <table:table-cell/>
          <table:table-cell table:formula="of:=ABS([.I30]-[.F30])" office:value-type="float" office:value="0.000122979999999995" calcext:value-type="float">
            <text:p>0,00012298</text:p>
          </table:table-cell>
          <table:table-cell table:formula="of:=[.N30]^2" office:value-type="float" office:value="0.0000000151240803999987" calcext:value-type="float">
            <text:p>1,51240803999987E-08</text:p>
          </table:table-cell>
          <table:table-cell/>
          <table:table-cell table:formula="of:=ABS([.J30]-[.C30])" office:value-type="float" office:value="0.0000000297250393188619" calcext:value-type="float">
            <text:p>2,97250393188619E-08</text:p>
          </table:table-cell>
          <table:table-cell table:formula="of:=ATAN2([.H30];[.I30])*180/PI()" office:value-type="float" office:value="92.8624052261118" calcext:value-type="float">
            <text:p>92,8624052261118</text:p>
          </table:table-cell>
          <table:table-cell table:formula="of:=ABS([.R30]-[.D30])" office:value-type="float" office:value="0.137594773888253" calcext:value-type="float">
            <text:p>0,137594773888253</text:p>
          </table:table-cell>
          <table:table-cell table:formula="of:=([.R30]-[.D30])^2" office:value-type="float" office:value="0.0189323218013595" calcext:value-type="float">
            <text:p>0,01893232180136</text:p>
          </table:table-cell>
          <table:table-cell/>
        </table:table-row>
        <table:table-row table:style-name="ro1">
          <table:table-cell office:value-type="float" office:value="1623615961.92334" calcext:value-type="float">
            <text:p>1623615961,92334</text:p>
          </table:table-cell>
          <table:table-cell office:value-type="float" office:value="1" calcext:value-type="float">
            <text:p>1</text:p>
          </table:table-cell>
          <table:table-cell office:value-type="float" office:value="1.0049876" calcext:value-type="float">
            <text:p>1,0049876</text:p>
          </table:table-cell>
          <table:table-cell office:value-type="float" office:value="96" calcext:value-type="float">
            <text:p>96</text:p>
          </table:table-cell>
          <table:table-cell office:value-type="float" office:value="-0.10504981" calcext:value-type="float">
            <text:p>-0,10504981</text:p>
          </table:table-cell>
          <table:table-cell office:value-type="float" office:value="0.99948217" calcext:value-type="float">
            <text:p>0,99948217</text:p>
          </table:table-cell>
          <table:table-cell office:value-type="float" office:value="96" calcext:value-type="float">
            <text:p>96</text:p>
          </table:table-cell>
          <table:table-cell office:value-type="float" office:value="-0.1" calcext:value-type="float">
            <text:p>-0,1</text:p>
          </table:table-cell>
          <table:table-cell office:value-type="float" office:value="1" calcext:value-type="float">
            <text:p>1</text:p>
          </table:table-cell>
          <table:table-cell table:formula="of:=SQRT([.H31]^2+[.I31]^2)" office:value-type="float" office:value="1.00498756211209" calcext:value-type="float">
            <text:p>1,00498756211209</text:p>
          </table:table-cell>
          <table:table-cell table:formula="of:=ABS([.H31]-[.E31])" office:value-type="float" office:value="0.00504981" calcext:value-type="float">
            <text:p>0,00504981</text:p>
          </table:table-cell>
          <table:table-cell table:formula="of:=[.K31]^2" office:value-type="float" office:value="0.0000255005810361" calcext:value-type="float">
            <text:p>2,55005810361E-05</text:p>
          </table:table-cell>
          <table:table-cell/>
          <table:table-cell table:formula="of:=ABS([.I31]-[.F31])" office:value-type="float" office:value="0.000517829999999941" calcext:value-type="float">
            <text:p>0,00051783</text:p>
          </table:table-cell>
          <table:table-cell table:formula="of:=[.N31]^2" office:value-type="float" office:value="0.000000268147908899939" calcext:value-type="float">
            <text:p>2,68147908899939E-07</text:p>
          </table:table-cell>
          <table:table-cell/>
          <table:table-cell table:formula="of:=ABS([.J31]-[.C31])" office:value-type="float" office:value="0.0000000378879110307651" calcext:value-type="float">
            <text:p>3,78879110307651E-08</text:p>
          </table:table-cell>
          <table:table-cell table:formula="of:=ATAN2([.H31];[.I31])*180/PI()" office:value-type="float" office:value="95.7105931374996" calcext:value-type="float">
            <text:p>95,7105931374996</text:p>
          </table:table-cell>
          <table:table-cell table:formula="of:=ABS([.R31]-[.D31])" office:value-type="float" office:value="0.289406862500357" calcext:value-type="float">
            <text:p>0,289406862500357</text:p>
          </table:table-cell>
          <table:table-cell table:formula="of:=([.R31]-[.D31])^2" office:value-type="float" office:value="0.0837563320623005" calcext:value-type="float">
            <text:p>0,083756332062301</text:p>
          </table:table-cell>
          <table:table-cell/>
        </table:table-row>
        <table:table-row table:style-name="ro1">
          <table:table-cell office:value-type="float" office:value="1623615962.02335" calcext:value-type="float">
            <text:p>1623615962,02335</text:p>
          </table:table-cell>
          <table:table-cell office:value-type="float" office:value="1" calcext:value-type="float">
            <text:p>1</text:p>
          </table:table-cell>
          <table:table-cell office:value-type="float" office:value="1.01118743" calcext:value-type="float">
            <text:p>1,01118743</text:p>
          </table:table-cell>
          <table:table-cell office:value-type="float" office:value="99" calcext:value-type="float">
            <text:p>99</text:p>
          </table:table-cell>
          <table:table-cell office:value-type="float" office:value="-0.15818457" calcext:value-type="float">
            <text:p>-0,15818457</text:p>
          </table:table-cell>
          <table:table-cell office:value-type="float" office:value="0.99873804" calcext:value-type="float">
            <text:p>0,99873804</text:p>
          </table:table-cell>
          <table:table-cell office:value-type="float" office:value="99" calcext:value-type="float">
            <text:p>99</text:p>
          </table:table-cell>
          <table:table-cell office:value-type="float" office:value="-0.15" calcext:value-type="float">
            <text:p>-0,15</text:p>
          </table:table-cell>
          <table:table-cell office:value-type="float" office:value="1" calcext:value-type="float">
            <text:p>1</text:p>
          </table:table-cell>
          <table:table-cell table:formula="of:=SQRT([.H32]^2+[.I32]^2)" office:value-type="float" office:value="1.01118742080783" calcext:value-type="float">
            <text:p>1,01118742080783</text:p>
          </table:table-cell>
          <table:table-cell table:formula="of:=ABS([.H32]-[.E32])" office:value-type="float" office:value="0.00818457" calcext:value-type="float">
            <text:p>0,00818457</text:p>
          </table:table-cell>
          <table:table-cell table:formula="of:=[.K32]^2" office:value-type="float" office:value="0.0000669871860849" calcext:value-type="float">
            <text:p>6,69871860849E-05</text:p>
          </table:table-cell>
          <table:table-cell/>
          <table:table-cell table:formula="of:=ABS([.I32]-[.F32])" office:value-type="float" office:value="0.00126196000000001" calcext:value-type="float">
            <text:p>0,00126196</text:p>
          </table:table-cell>
          <table:table-cell table:formula="of:=[.N32]^2" office:value-type="float" office:value="0.00000159254304160002" calcext:value-type="float">
            <text:p>1,59254304160002E-06</text:p>
          </table:table-cell>
          <table:table-cell/>
          <table:table-cell table:formula="of:=ABS([.J32]-[.C32])" office:value-type="float" office:value="0.00000000919216591732663" calcext:value-type="float">
            <text:p>9,19216591732663E-09</text:p>
          </table:table-cell>
          <table:table-cell table:formula="of:=ATAN2([.H32];[.I32])*180/PI()" office:value-type="float" office:value="98.5307656099481" calcext:value-type="float">
            <text:p>98,5307656099481</text:p>
          </table:table-cell>
          <table:table-cell table:formula="of:=ABS([.R32]-[.D32])" office:value-type="float" office:value="0.469234390051867" calcext:value-type="float">
            <text:p>0,469234390051867</text:p>
          </table:table-cell>
          <table:table-cell table:formula="of:=([.R32]-[.D32])^2" office:value-type="float" office:value="0.220180912807347" calcext:value-type="float">
            <text:p>0,220180912807347</text:p>
          </table:table-cell>
          <table:table-cell/>
        </table:table-row>
        <table:table-row table:style-name="ro1">
          <table:table-cell office:value-type="float" office:value="1623615962.12341" calcext:value-type="float">
            <text:p>1623615962,12341</text:p>
          </table:table-cell>
          <table:table-cell office:value-type="float" office:value="1" calcext:value-type="float">
            <text:p>1</text:p>
          </table:table-cell>
          <table:table-cell office:value-type="float" office:value="1.01980388" calcext:value-type="float">
            <text:p>1,01980388</text:p>
          </table:table-cell>
          <table:table-cell office:value-type="float" office:value="101" calcext:value-type="float">
            <text:p>101</text:p>
          </table:table-cell>
          <table:table-cell office:value-type="float" office:value="-0.19458775" calcext:value-type="float">
            <text:p>-0,19458775</text:p>
          </table:table-cell>
          <table:table-cell office:value-type="float" office:value="1.00106721" calcext:value-type="float">
            <text:p>1,00106721</text:p>
          </table:table-cell>
          <table:table-cell office:value-type="float" office:value="101" calcext:value-type="float">
            <text:p>101</text:p>
          </table:table-cell>
          <table:table-cell office:value-type="float" office:value="-0.2" calcext:value-type="float">
            <text:p>-0,2</text:p>
          </table:table-cell>
          <table:table-cell office:value-type="float" office:value="1" calcext:value-type="float">
            <text:p>1</text:p>
          </table:table-cell>
          <table:table-cell table:formula="of:=SQRT([.H33]^2+[.I33]^2)" office:value-type="float" office:value="1.01980390271856" calcext:value-type="float">
            <text:p>1,01980390271856</text:p>
          </table:table-cell>
          <table:table-cell table:formula="of:=ABS([.H33]-[.E33])" office:value-type="float" office:value="0.00541225000000001" calcext:value-type="float">
            <text:p>0,00541225</text:p>
          </table:table-cell>
          <table:table-cell table:formula="of:=[.K33]^2" office:value-type="float" office:value="0.0000292924500625001" calcext:value-type="float">
            <text:p>2,92924500625001E-05</text:p>
          </table:table-cell>
          <table:table-cell/>
          <table:table-cell table:formula="of:=ABS([.I33]-[.F33])" office:value-type="float" office:value="0.00106720999999999" calcext:value-type="float">
            <text:p>0,00106721</text:p>
          </table:table-cell>
          <table:table-cell table:formula="of:=[.N33]^2" office:value-type="float" office:value="0.00000113893718409997" calcext:value-type="float">
            <text:p>1,13893718409997E-06</text:p>
          </table:table-cell>
          <table:table-cell/>
          <table:table-cell table:formula="of:=ABS([.J33]-[.C33])" office:value-type="float" office:value="0.000000022718557035617" calcext:value-type="float">
            <text:p>2,2718557035617E-08</text:p>
          </table:table-cell>
          <table:table-cell table:formula="of:=ATAN2([.H33];[.I33])*180/PI()" office:value-type="float" office:value="101.30993247402" calcext:value-type="float">
            <text:p>101,30993247402</text:p>
          </table:table-cell>
          <table:table-cell table:formula="of:=ABS([.R33]-[.D33])" office:value-type="float" office:value="0.309932474020215" calcext:value-type="float">
            <text:p>0,309932474020215</text:p>
          </table:table-cell>
          <table:table-cell table:formula="of:=([.R33]-[.D33])^2" office:value-type="float" office:value="0.0960581384522912" calcext:value-type="float">
            <text:p>0,096058138452291</text:p>
          </table:table-cell>
          <table:table-cell/>
        </table:table-row>
        <table:table-row table:style-name="ro1">
          <table:table-cell office:value-type="float" office:value="1623615962.2234" calcext:value-type="float">
            <text:p>1623615962,2234</text:p>
          </table:table-cell>
          <table:table-cell office:value-type="float" office:value="1" calcext:value-type="float">
            <text:p>1</text:p>
          </table:table-cell>
          <table:table-cell office:value-type="float" office:value="1.03077638" calcext:value-type="float">
            <text:p>1,03077638</text:p>
          </table:table-cell>
          <table:table-cell office:value-type="float" office:value="104" calcext:value-type="float">
            <text:p>104</text:p>
          </table:table-cell>
          <table:table-cell office:value-type="float" office:value="-0.24936738" calcext:value-type="float">
            <text:p>-0,24936738</text:p>
          </table:table-cell>
          <table:table-cell office:value-type="float" office:value="1.00015792" calcext:value-type="float">
            <text:p>1,00015792</text:p>
          </table:table-cell>
          <table:table-cell office:value-type="float" office:value="104" calcext:value-type="float">
            <text:p>104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table:formula="of:=SQRT([.H34]^2+[.I34]^2)" office:value-type="float" office:value="1.03077640640442" calcext:value-type="float">
            <text:p>1,03077640640442</text:p>
          </table:table-cell>
          <table:table-cell table:formula="of:=ABS([.H34]-[.E34])" office:value-type="float" office:value="0.00063262" calcext:value-type="float">
            <text:p>0,00063262</text:p>
          </table:table-cell>
          <table:table-cell table:formula="of:=[.K34]^2" office:value-type="float" office:value="0.000000400208064400001" calcext:value-type="float">
            <text:p>4,00208064400001E-07</text:p>
          </table:table-cell>
          <table:table-cell/>
          <table:table-cell table:formula="of:=ABS([.I34]-[.F34])" office:value-type="float" office:value="0.000157919999999923" calcext:value-type="float">
            <text:p>0,00015792</text:p>
          </table:table-cell>
          <table:table-cell table:formula="of:=[.N34]^2" office:value-type="float" office:value="0.0000000249387263999755" calcext:value-type="float">
            <text:p>2,49387263999755E-08</text:p>
          </table:table-cell>
          <table:table-cell/>
          <table:table-cell table:formula="of:=ABS([.J34]-[.C34])" office:value-type="float" office:value="0.0000000264044150988241" calcext:value-type="float">
            <text:p>2,64044150988241E-08</text:p>
          </table:table-cell>
          <table:table-cell table:formula="of:=ATAN2([.H34];[.I34])*180/PI()" office:value-type="float" office:value="104.036243467927" calcext:value-type="float">
            <text:p>104,036243467927</text:p>
          </table:table-cell>
          <table:table-cell table:formula="of:=ABS([.R34]-[.D34])" office:value-type="float" office:value="0.0362434679264965" calcext:value-type="float">
            <text:p>0,036243467926497</text:p>
          </table:table-cell>
          <table:table-cell table:formula="of:=([.R34]-[.D34])^2" office:value-type="float" office:value="0.00131358896733898" calcext:value-type="float">
            <text:p>0,001313588967339</text:p>
          </table:table-cell>
          <table:table-cell/>
        </table:table-row>
        <table:table-row table:style-name="ro1">
          <table:table-cell office:value-type="float" office:value="1623615962.3234" calcext:value-type="float">
            <text:p>1623615962,3234</text:p>
          </table:table-cell>
          <table:table-cell office:value-type="float" office:value="1" calcext:value-type="float">
            <text:p>1</text:p>
          </table:table-cell>
          <table:table-cell office:value-type="float" office:value="1.04403067" calcext:value-type="float">
            <text:p>1,04403067</text:p>
          </table:table-cell>
          <table:table-cell office:value-type="float" office:value="107" calcext:value-type="float">
            <text:p>107</text:p>
          </table:table-cell>
          <table:table-cell office:value-type="float" office:value="-0.30524503" calcext:value-type="float">
            <text:p>-0,30524503</text:p>
          </table:table-cell>
          <table:table-cell office:value-type="float" office:value="0.99841149" calcext:value-type="float">
            <text:p>0,99841149</text:p>
          </table:table-cell>
          <table:table-cell office:value-type="float" office:value="107" calcext:value-type="float">
            <text:p>107</text:p>
          </table:table-cell>
          <table:table-cell office:value-type="float" office:value="-0.3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table:formula="of:=SQRT([.H35]^2+[.I35]^2)" office:value-type="float" office:value="1.04403065089106" calcext:value-type="float">
            <text:p>1,04403065089106</text:p>
          </table:table-cell>
          <table:table-cell table:formula="of:=ABS([.H35]-[.E35])" office:value-type="float" office:value="0.00524502999999998" calcext:value-type="float">
            <text:p>0,00524503</text:p>
          </table:table-cell>
          <table:table-cell table:formula="of:=[.K35]^2" office:value-type="float" office:value="0.0000275103397008998" calcext:value-type="float">
            <text:p>2,75103397008998E-05</text:p>
          </table:table-cell>
          <table:table-cell/>
          <table:table-cell table:formula="of:=ABS([.I35]-[.F35])" office:value-type="float" office:value="0.00158850999999993" calcext:value-type="float">
            <text:p>0,00158851</text:p>
          </table:table-cell>
          <table:table-cell table:formula="of:=[.N35]^2" office:value-type="float" office:value="0.00000252336402009978" calcext:value-type="float">
            <text:p>2,52336402009978E-06</text:p>
          </table:table-cell>
          <table:table-cell/>
          <table:table-cell table:formula="of:=ABS([.J35]-[.C35])" office:value-type="float" office:value="0.0000000191089448708937" calcext:value-type="float">
            <text:p>1,91089448708937E-08</text:p>
          </table:table-cell>
          <table:table-cell table:formula="of:=ATAN2([.H35];[.I35])*180/PI()" office:value-type="float" office:value="106.699244233994" calcext:value-type="float">
            <text:p>106,699244233994</text:p>
          </table:table-cell>
          <table:table-cell table:formula="of:=ABS([.R35]-[.D35])" office:value-type="float" office:value="0.300755766006375" calcext:value-type="float">
            <text:p>0,300755766006375</text:p>
          </table:table-cell>
          <table:table-cell table:formula="of:=([.R35]-[.D35])^2" office:value-type="float" office:value="0.0904540307860816" calcext:value-type="float">
            <text:p>0,090454030786082</text:p>
          </table:table-cell>
          <table:table-cell/>
        </table:table-row>
        <table:table-row table:style-name="ro1">
          <table:table-cell office:value-type="float" office:value="1623615962.42341" calcext:value-type="float">
            <text:p>1623615962,42341</text:p>
          </table:table-cell>
          <table:table-cell office:value-type="float" office:value="1" calcext:value-type="float">
            <text:p>1</text:p>
          </table:table-cell>
          <table:table-cell office:value-type="float" office:value="1.05948102" calcext:value-type="float">
            <text:p>1,05948102</text:p>
          </table:table-cell>
          <table:table-cell office:value-type="float" office:value="109" calcext:value-type="float">
            <text:p>109</text:p>
          </table:table-cell>
          <table:table-cell office:value-type="float" office:value="-0.34493328" calcext:value-type="float">
            <text:p>-0,34493328</text:p>
          </table:table-cell>
          <table:table-cell office:value-type="float" office:value="1.00175899" calcext:value-type="float">
            <text:p>1,00175899</text:p>
          </table:table-cell>
          <table:table-cell office:value-type="float" office:value="109" calcext:value-type="float">
            <text:p>109</text:p>
          </table:table-cell>
          <table:table-cell office:value-type="float" office:value="-0.35" calcext:value-type="float">
            <text:p>-0,35</text:p>
          </table:table-cell>
          <table:table-cell office:value-type="float" office:value="1" calcext:value-type="float">
            <text:p>1</text:p>
          </table:table-cell>
          <table:table-cell table:formula="of:=SQRT([.H36]^2+[.I36]^2)" office:value-type="float" office:value="1.05948100502085" calcext:value-type="float">
            <text:p>1,05948100502085</text:p>
          </table:table-cell>
          <table:table-cell table:formula="of:=ABS([.H36]-[.E36])" office:value-type="float" office:value="0.00506672000000002" calcext:value-type="float">
            <text:p>0,00506672</text:p>
          </table:table-cell>
          <table:table-cell table:formula="of:=[.K36]^2" office:value-type="float" office:value="0.0000256716515584002" calcext:value-type="float">
            <text:p>2,56716515584002E-05</text:p>
          </table:table-cell>
          <table:table-cell/>
          <table:table-cell table:formula="of:=ABS([.I36]-[.F36])" office:value-type="float" office:value="0.0017589899999999" calcext:value-type="float">
            <text:p>0,00175899</text:p>
          </table:table-cell>
          <table:table-cell table:formula="of:=[.N36]^2" office:value-type="float" office:value="0.00000309404582009966" calcext:value-type="float">
            <text:p>3,09404582009966E-06</text:p>
          </table:table-cell>
          <table:table-cell/>
          <table:table-cell table:formula="of:=ABS([.J36]-[.C36])" office:value-type="float" office:value="0.0000000149791454795434" calcext:value-type="float">
            <text:p>1,49791454795434E-08</text:p>
          </table:table-cell>
          <table:table-cell table:formula="of:=ATAN2([.H36];[.I36])*180/PI()" office:value-type="float" office:value="109.290046219189" calcext:value-type="float">
            <text:p>109,290046219189</text:p>
          </table:table-cell>
          <table:table-cell table:formula="of:=ABS([.R36]-[.D36])" office:value-type="float" office:value="0.290046219188739" calcext:value-type="float">
            <text:p>0,290046219188739</text:p>
          </table:table-cell>
          <table:table-cell table:formula="of:=([.R36]-[.D36])^2" office:value-type="float" office:value="0.0841268092656818" calcext:value-type="float">
            <text:p>0,084126809265682</text:p>
          </table:table-cell>
          <table:table-cell/>
        </table:table-row>
        <table:table-row table:style-name="ro1">
          <table:table-cell office:value-type="float" office:value="1623615962.52336" calcext:value-type="float">
            <text:p>1623615962,52336</text:p>
          </table:table-cell>
          <table:table-cell office:value-type="float" office:value="1" calcext:value-type="float">
            <text:p>1</text:p>
          </table:table-cell>
          <table:table-cell office:value-type="float" office:value="1.07703292" calcext:value-type="float">
            <text:p>1,07703292</text:p>
          </table:table-cell>
          <table:table-cell office:value-type="float" office:value="112" calcext:value-type="float">
            <text:p>112</text:p>
          </table:table-cell>
          <table:table-cell office:value-type="float" office:value="-0.40346363" calcext:value-type="float">
            <text:p>-0,40346363</text:p>
          </table:table-cell>
          <table:table-cell office:value-type="float" office:value="0.99860754" calcext:value-type="float">
            <text:p>0,99860754</text:p>
          </table:table-cell>
          <table:table-cell office:value-type="float" office:value="112" calcext:value-type="float">
            <text:p>112</text:p>
          </table:table-cell>
          <table:table-cell office:value-type="float" office:value="-0.4" calcext:value-type="float">
            <text:p>-0,4</text:p>
          </table:table-cell>
          <table:table-cell office:value-type="float" office:value="1" calcext:value-type="float">
            <text:p>1</text:p>
          </table:table-cell>
          <table:table-cell table:formula="of:=SQRT([.H37]^2+[.I37]^2)" office:value-type="float" office:value="1.0770329614269" calcext:value-type="float">
            <text:p>1,0770329614269</text:p>
          </table:table-cell>
          <table:table-cell table:formula="of:=ABS([.H37]-[.E37])" office:value-type="float" office:value="0.00346363" calcext:value-type="float">
            <text:p>0,00346363</text:p>
          </table:table-cell>
          <table:table-cell table:formula="of:=[.K37]^2" office:value-type="float" office:value="0.0000119967327769" calcext:value-type="float">
            <text:p>1,19967327769E-05</text:p>
          </table:table-cell>
          <table:table-cell/>
          <table:table-cell table:formula="of:=ABS([.I37]-[.F37])" office:value-type="float" office:value="0.00139245999999993" calcext:value-type="float">
            <text:p>0,00139246</text:p>
          </table:table-cell>
          <table:table-cell table:formula="of:=[.N37]^2" office:value-type="float" office:value="0.0000019389448515998" calcext:value-type="float">
            <text:p>1,9389448515998E-06</text:p>
          </table:table-cell>
          <table:table-cell/>
          <table:table-cell table:formula="of:=ABS([.J37]-[.C37])" office:value-type="float" office:value="0.0000000414269010207136" calcext:value-type="float">
            <text:p>4,14269010207136E-08</text:p>
          </table:table-cell>
          <table:table-cell table:formula="of:=ATAN2([.H37];[.I37])*180/PI()" office:value-type="float" office:value="111.801409486352" calcext:value-type="float">
            <text:p>111,801409486352</text:p>
          </table:table-cell>
          <table:table-cell table:formula="of:=ABS([.R37]-[.D37])" office:value-type="float" office:value="0.198590513648185" calcext:value-type="float">
            <text:p>0,198590513648185</text:p>
          </table:table-cell>
          <table:table-cell table:formula="of:=([.R37]-[.D37])^2" office:value-type="float" office:value="0.0394381921110498" calcext:value-type="float">
            <text:p>0,03943819211105</text:p>
          </table:table-cell>
          <table:table-cell/>
        </table:table-row>
        <table:table-row table:style-name="ro1">
          <table:table-cell office:value-type="float" office:value="1623615962.6234" calcext:value-type="float">
            <text:p>1623615962,6234</text:p>
          </table:table-cell>
          <table:table-cell office:value-type="float" office:value="1" calcext:value-type="float">
            <text:p>1</text:p>
          </table:table-cell>
          <table:table-cell office:value-type="float" office:value="1.09658563" calcext:value-type="float">
            <text:p>1,09658563</text:p>
          </table:table-cell>
          <table:table-cell office:value-type="float" office:value="114" calcext:value-type="float">
            <text:p>114</text:p>
          </table:table-cell>
          <table:table-cell office:value-type="float" office:value="-0.44602156" calcext:value-type="float">
            <text:p>-0,44602156</text:p>
          </table:table-cell>
          <table:table-cell office:value-type="float" office:value="1.00178082" calcext:value-type="float">
            <text:p>1,00178082</text:p>
          </table:table-cell>
          <table:table-cell office:value-type="float" office:value="114" calcext:value-type="float">
            <text:p>114</text:p>
          </table:table-cell>
          <table:table-cell office:value-type="float" office:value="-0.45" calcext:value-type="float">
            <text:p>-0,45</text:p>
          </table:table-cell>
          <table:table-cell office:value-type="float" office:value="1" calcext:value-type="float">
            <text:p>1</text:p>
          </table:table-cell>
          <table:table-cell table:formula="of:=SQRT([.H38]^2+[.I38]^2)" office:value-type="float" office:value="1.09658560997307" calcext:value-type="float">
            <text:p>1,09658560997307</text:p>
          </table:table-cell>
          <table:table-cell table:formula="of:=ABS([.H38]-[.E38])" office:value-type="float" office:value="0.00397844000000003" calcext:value-type="float">
            <text:p>0,00397844</text:p>
          </table:table-cell>
          <table:table-cell table:formula="of:=[.K38]^2" office:value-type="float" office:value="0.0000158279848336002" calcext:value-type="float">
            <text:p>1,58279848336002E-05</text:p>
          </table:table-cell>
          <table:table-cell/>
          <table:table-cell table:formula="of:=ABS([.I38]-[.F38])" office:value-type="float" office:value="0.00178082000000002" calcext:value-type="float">
            <text:p>0,00178082</text:p>
          </table:table-cell>
          <table:table-cell table:formula="of:=[.N38]^2" office:value-type="float" office:value="0.00000317131987240006" calcext:value-type="float">
            <text:p>3,17131987240006E-06</text:p>
          </table:table-cell>
          <table:table-cell/>
          <table:table-cell table:formula="of:=ABS([.J38]-[.C38])" office:value-type="float" office:value="0.0000000200269345551618" calcext:value-type="float">
            <text:p>2,00269345551618E-08</text:p>
          </table:table-cell>
          <table:table-cell table:formula="of:=ATAN2([.H38];[.I38])*180/PI()" office:value-type="float" office:value="114.227745317954" calcext:value-type="float">
            <text:p>114,227745317954</text:p>
          </table:table-cell>
          <table:table-cell table:formula="of:=ABS([.R38]-[.D38])" office:value-type="float" office:value="0.227745317954174" calcext:value-type="float">
            <text:p>0,227745317954174</text:p>
          </table:table-cell>
          <table:table-cell table:formula="of:=([.R38]-[.D38])^2" office:value-type="float" office:value="0.0518679298500477" calcext:value-type="float">
            <text:p>0,051867929850048</text:p>
          </table:table-cell>
          <table:table-cell/>
        </table:table-row>
        <table:table-row table:style-name="ro1">
          <table:table-cell office:value-type="float" office:value="1623615962.72337" calcext:value-type="float">
            <text:p>1623615962,72337</text:p>
          </table:table-cell>
          <table:table-cell office:value-type="float" office:value="1" calcext:value-type="float">
            <text:p>1</text:p>
          </table:table-cell>
          <table:table-cell office:value-type="float" office:value="1.11803401" calcext:value-type="float">
            <text:p>1,11803401</text:p>
          </table:table-cell>
          <table:table-cell office:value-type="float" office:value="117" calcext:value-type="float">
            <text:p>117</text:p>
          </table:table-cell>
          <table:table-cell office:value-type="float" office:value="-0.50757682" calcext:value-type="float">
            <text:p>-0,50757682</text:p>
          </table:table-cell>
          <table:table-cell office:value-type="float" office:value="0.99617559" calcext:value-type="float">
            <text:p>0,99617559</text:p>
          </table:table-cell>
          <table:table-cell office:value-type="float" office:value="117" calcext:value-type="float">
            <text:p>117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table:formula="of:=SQRT([.H39]^2+[.I39]^2)" office:value-type="float" office:value="1.1180339887499" calcext:value-type="float">
            <text:p>1,1180339887499</text:p>
          </table:table-cell>
          <table:table-cell table:formula="of:=ABS([.H39]-[.E39])" office:value-type="float" office:value="0.00757682000000004" calcext:value-type="float">
            <text:p>0,00757682</text:p>
          </table:table-cell>
          <table:table-cell table:formula="of:=[.K39]^2" office:value-type="float" office:value="0.0000574082013124006" calcext:value-type="float">
            <text:p>5,74082013124006E-05</text:p>
          </table:table-cell>
          <table:table-cell/>
          <table:table-cell table:formula="of:=ABS([.I39]-[.F39])" office:value-type="float" office:value="0.00382441" calcext:value-type="float">
            <text:p>0,00382441</text:p>
          </table:table-cell>
          <table:table-cell table:formula="of:=[.N39]^2" office:value-type="float" office:value="0.0000146261118481" calcext:value-type="float">
            <text:p>1,46261118481E-05</text:p>
          </table:table-cell>
          <table:table-cell/>
          <table:table-cell table:formula="of:=ABS([.J39]-[.C39])" office:value-type="float" office:value="0.0000000212501050089742" calcext:value-type="float">
            <text:p>2,12501050089742E-08</text:p>
          </table:table-cell>
          <table:table-cell table:formula="of:=ATAN2([.H39];[.I39])*180/PI()" office:value-type="float" office:value="116.565051177078" calcext:value-type="float">
            <text:p>116,565051177078</text:p>
          </table:table-cell>
          <table:table-cell table:formula="of:=ABS([.R39]-[.D39])" office:value-type="float" office:value="0.43494882292201" calcext:value-type="float">
            <text:p>0,43494882292201</text:p>
          </table:table-cell>
          <table:table-cell table:formula="of:=([.R39]-[.D39])^2" office:value-type="float" office:value="0.189180478561242" calcext:value-type="float">
            <text:p>0,189180478561242</text:p>
          </table:table-cell>
          <table:table-cell/>
        </table:table-row>
        <table:table-row table:style-name="ro1">
          <table:table-cell office:value-type="float" office:value="1623615962.82329" calcext:value-type="float">
            <text:p>1623615962,82329</text:p>
          </table:table-cell>
          <table:table-cell office:value-type="float" office:value="1" calcext:value-type="float">
            <text:p>1</text:p>
          </table:table-cell>
          <table:table-cell office:value-type="float" office:value="1.14127123" calcext:value-type="float">
            <text:p>1,14127123</text:p>
          </table:table-cell>
          <table:table-cell office:value-type="float" office:value="119" calcext:value-type="float">
            <text:p>119</text:p>
          </table:table-cell>
          <table:table-cell office:value-type="float" office:value="-0.55329927" calcext:value-type="float">
            <text:p>-0,55329927</text:p>
          </table:table-cell>
          <table:table-cell office:value-type="float" office:value="0.99817831" calcext:value-type="float">
            <text:p>0,99817831</text:p>
          </table:table-cell>
          <table:table-cell office:value-type="float" office:value="119" calcext:value-type="float">
            <text:p>119</text:p>
          </table:table-cell>
          <table:table-cell office:value-type="float" office:value="-0.55" calcext:value-type="float">
            <text:p>-0,55</text:p>
          </table:table-cell>
          <table:table-cell office:value-type="float" office:value="1" calcext:value-type="float">
            <text:p>1</text:p>
          </table:table-cell>
          <table:table-cell table:formula="of:=SQRT([.H40]^2+[.I40]^2)" office:value-type="float" office:value="1.14127122105133" calcext:value-type="float">
            <text:p>1,14127122105133</text:p>
          </table:table-cell>
          <table:table-cell table:formula="of:=ABS([.H40]-[.E40])" office:value-type="float" office:value="0.00329926999999997" calcext:value-type="float">
            <text:p>0,00329927</text:p>
          </table:table-cell>
          <table:table-cell table:formula="of:=[.K40]^2" office:value-type="float" office:value="0.0000108851825328998" calcext:value-type="float">
            <text:p>1,08851825328998E-05</text:p>
          </table:table-cell>
          <table:table-cell/>
          <table:table-cell table:formula="of:=ABS([.I40]-[.F40])" office:value-type="float" office:value="0.00182168999999999" calcext:value-type="float">
            <text:p>0,00182169</text:p>
          </table:table-cell>
          <table:table-cell table:formula="of:=[.N40]^2" office:value-type="float" office:value="0.00000331855445609995" calcext:value-type="float">
            <text:p>3,31855445609995E-06</text:p>
          </table:table-cell>
          <table:table-cell/>
          <table:table-cell table:formula="of:=ABS([.J40]-[.C40])" office:value-type="float" office:value="0.00000000894866736267375" calcext:value-type="float">
            <text:p>8,94866736267375E-09</text:p>
          </table:table-cell>
          <table:table-cell table:formula="of:=ATAN2([.H40];[.I40])*180/PI()" office:value-type="float" office:value="118.810793742973" calcext:value-type="float">
            <text:p>118,810793742973</text:p>
          </table:table-cell>
          <table:table-cell table:formula="of:=ABS([.R40]-[.D40])" office:value-type="float" office:value="0.189206257026939" calcext:value-type="float">
            <text:p>0,189206257026939</text:p>
          </table:table-cell>
          <table:table-cell table:formula="of:=([.R40]-[.D40])^2" office:value-type="float" office:value="0.035799007698144" calcext:value-type="float">
            <text:p>0,035799007698144</text:p>
          </table:table-cell>
          <table:table-cell/>
        </table:table-row>
        <table:table-row table:style-name="ro1">
          <table:table-cell office:value-type="float" office:value="1623615962.92331" calcext:value-type="float">
            <text:p>1623615962,92331</text:p>
          </table:table-cell>
          <table:table-cell office:value-type="float" office:value="1" calcext:value-type="float">
            <text:p>1</text:p>
          </table:table-cell>
          <table:table-cell office:value-type="float" office:value="1.16619039" calcext:value-type="float">
            <text:p>1,16619039</text:p>
          </table:table-cell>
          <table:table-cell office:value-type="float" office:value="121" calcext:value-type="float">
            <text:p>121</text:p>
          </table:table-cell>
          <table:table-cell office:value-type="float" office:value="-0.60063245" calcext:value-type="float">
            <text:p>-0,60063245</text:p>
          </table:table-cell>
          <table:table-cell office:value-type="float" office:value="0.99962027" calcext:value-type="float">
            <text:p>0,99962027</text:p>
          </table:table-cell>
          <table:table-cell office:value-type="float" office:value="121" calcext:value-type="float">
            <text:p>121</text:p>
          </table:table-cell>
          <table:table-cell office:value-type="float" office:value="-0.6" calcext:value-type="float">
            <text:p>-0,6</text:p>
          </table:table-cell>
          <table:table-cell office:value-type="float" office:value="1" calcext:value-type="float">
            <text:p>1</text:p>
          </table:table-cell>
          <table:table-cell table:formula="of:=SQRT([.H41]^2+[.I41]^2)" office:value-type="float" office:value="1.16619037896906" calcext:value-type="float">
            <text:p>1,16619037896906</text:p>
          </table:table-cell>
          <table:table-cell table:formula="of:=ABS([.H41]-[.E41])" office:value-type="float" office:value="0.000632449999999896" calcext:value-type="float">
            <text:p>0,00063245</text:p>
          </table:table-cell>
          <table:table-cell table:formula="of:=[.K41]^2" office:value-type="float" office:value="0.000000399993002499868" calcext:value-type="float">
            <text:p>3,99993002499868E-07</text:p>
          </table:table-cell>
          <table:table-cell/>
          <table:table-cell table:formula="of:=ABS([.I41]-[.F41])" office:value-type="float" office:value="0.000379730000000023" calcext:value-type="float">
            <text:p>0,00037973</text:p>
          </table:table-cell>
          <table:table-cell table:formula="of:=[.N41]^2" office:value-type="float" office:value="0.000000144194872900017" calcext:value-type="float">
            <text:p>1,44194872900017E-07</text:p>
          </table:table-cell>
          <table:table-cell/>
          <table:table-cell table:formula="of:=ABS([.J41]-[.C41])" office:value-type="float" office:value="0.0000000110309397172159" calcext:value-type="float">
            <text:p>1,10309397172159E-08</text:p>
          </table:table-cell>
          <table:table-cell table:formula="of:=ATAN2([.H41];[.I41])*180/PI()" office:value-type="float" office:value="120.963756532074" calcext:value-type="float">
            <text:p>120,963756532074</text:p>
          </table:table-cell>
          <table:table-cell table:formula="of:=ABS([.R41]-[.D41])" office:value-type="float" office:value="0.0362434679264538" calcext:value-type="float">
            <text:p>0,036243467926454</text:p>
          </table:table-cell>
          <table:table-cell table:formula="of:=([.R41]-[.D41])^2" office:value-type="float" office:value="0.00131358896733589" calcext:value-type="float">
            <text:p>0,001313588967336</text:p>
          </table:table-cell>
          <table:table-cell/>
        </table:table-row>
        <table:table-row table:style-name="ro1">
          <table:table-cell office:value-type="float" office:value="1623615963.02328" calcext:value-type="float">
            <text:p>1623615963,02328</text:p>
          </table:table-cell>
          <table:table-cell office:value-type="float" office:value="1" calcext:value-type="float">
            <text:p>1</text:p>
          </table:table-cell>
          <table:table-cell office:value-type="float" office:value="1.19268608" calcext:value-type="float">
            <text:p>1,19268608</text:p>
          </table:table-cell>
          <table:table-cell office:value-type="float" office:value="123" calcext:value-type="float">
            <text:p>123</text:p>
          </table:table-cell>
          <table:table-cell office:value-type="float" office:value="-0.6495834" calcext:value-type="float">
            <text:p>-0,6495834</text:p>
          </table:table-cell>
          <table:table-cell office:value-type="float" office:value="1.00027071" calcext:value-type="float">
            <text:p>1,00027071</text:p>
          </table:table-cell>
          <table:table-cell office:value-type="float" office:value="123" calcext:value-type="float">
            <text:p>123</text:p>
          </table:table-cell>
          <table:table-cell office:value-type="float" office:value="-0.65" calcext:value-type="float">
            <text:p>-0,65</text:p>
          </table:table-cell>
          <table:table-cell office:value-type="float" office:value="1" calcext:value-type="float">
            <text:p>1</text:p>
          </table:table-cell>
          <table:table-cell table:formula="of:=SQRT([.H42]^2+[.I42]^2)" office:value-type="float" office:value="1.19268604418766" calcext:value-type="float">
            <text:p>1,19268604418766</text:p>
          </table:table-cell>
          <table:table-cell table:formula="of:=ABS([.H42]-[.E42])" office:value-type="float" office:value="0.0004166000000001" calcext:value-type="float">
            <text:p>0,0004166</text:p>
          </table:table-cell>
          <table:table-cell table:formula="of:=[.K42]^2" office:value-type="float" office:value="0.000000173555560000084" calcext:value-type="float">
            <text:p>1,73555560000084E-07</text:p>
          </table:table-cell>
          <table:table-cell/>
          <table:table-cell table:formula="of:=ABS([.I42]-[.F42])" office:value-type="float" office:value="0.000270709999999896" calcext:value-type="float">
            <text:p>0,00027071</text:p>
          </table:table-cell>
          <table:table-cell table:formula="of:=[.N42]^2" office:value-type="float" office:value="0.0000000732839040999439" calcext:value-type="float">
            <text:p>7,32839040999439E-08</text:p>
          </table:table-cell>
          <table:table-cell/>
          <table:table-cell table:formula="of:=ABS([.J42]-[.C42])" office:value-type="float" office:value="0.0000000358123437571578" calcext:value-type="float">
            <text:p>3,58123437571578E-08</text:p>
          </table:table-cell>
          <table:table-cell table:formula="of:=ATAN2([.H42];[.I42])*180/PI()" office:value-type="float" office:value="123.023867555797" calcext:value-type="float">
            <text:p>123,023867555797</text:p>
          </table:table-cell>
          <table:table-cell table:formula="of:=ABS([.R42]-[.D42])" office:value-type="float" office:value="0.0238675557966417" calcext:value-type="float">
            <text:p>0,023867555796642</text:p>
          </table:table-cell>
          <table:table-cell table:formula="of:=([.R42]-[.D42])^2" office:value-type="float" office:value="0.000569660219705804" calcext:value-type="float">
            <text:p>0,000569660219706</text:p>
          </table:table-cell>
          <table:table-cell/>
        </table:table-row>
        <table:table-row table:style-name="ro1">
          <table:table-cell office:value-type="float" office:value="1623615963.12331" calcext:value-type="float">
            <text:p>1623615963,12331</text:p>
          </table:table-cell>
          <table:table-cell office:value-type="float" office:value="1" calcext:value-type="float">
            <text:p>1</text:p>
          </table:table-cell>
          <table:table-cell office:value-type="float" office:value="1.22065556" calcext:value-type="float">
            <text:p>1,22065556</text:p>
          </table:table-cell>
          <table:table-cell office:value-type="float" office:value="125" calcext:value-type="float">
            <text:p>125</text:p>
          </table:table-cell>
          <table:table-cell office:value-type="float" office:value="-0.70013927" calcext:value-type="float">
            <text:p>-0,70013927</text:p>
          </table:table-cell>
          <table:table-cell office:value-type="float" office:value="0.9999025" calcext:value-type="float">
            <text:p>0,9999025</text:p>
          </table:table-cell>
          <table:table-cell office:value-type="float" office:value="125" calcext:value-type="float">
            <text:p>125</text:p>
          </table:table-cell>
          <table:table-cell office:value-type="float" office:value="-0.7" calcext:value-type="float">
            <text:p>-0,7</text:p>
          </table:table-cell>
          <table:table-cell office:value-type="float" office:value="1" calcext:value-type="float">
            <text:p>1</text:p>
          </table:table-cell>
          <table:table-cell table:formula="of:=SQRT([.H43]^2+[.I43]^2)" office:value-type="float" office:value="1.22065556157337" calcext:value-type="float">
            <text:p>1,22065556157337</text:p>
          </table:table-cell>
          <table:table-cell table:formula="of:=ABS([.H43]-[.E43])" office:value-type="float" office:value="0.000139269999999914" calcext:value-type="float">
            <text:p>0,00013927</text:p>
          </table:table-cell>
          <table:table-cell table:formula="of:=[.K43]^2" office:value-type="float" office:value="0.0000000193961328999759" calcext:value-type="float">
            <text:p>1,93961328999759E-08</text:p>
          </table:table-cell>
          <table:table-cell/>
          <table:table-cell table:formula="of:=ABS([.I43]-[.F43])" office:value-type="float" office:value="0.0000975000000000836" calcext:value-type="float">
            <text:p>9,75000000000836E-05</text:p>
          </table:table-cell>
          <table:table-cell table:formula="of:=[.N43]^2" office:value-type="float" office:value="0.00000000950625000001631" calcext:value-type="float">
            <text:p>9,50625000001631E-09</text:p>
          </table:table-cell>
          <table:table-cell/>
          <table:table-cell table:formula="of:=ABS([.J43]-[.C43])" office:value-type="float" office:value="0.00000000157337032291593" calcext:value-type="float">
            <text:p>1,57337032291593E-09</text:p>
          </table:table-cell>
          <table:table-cell table:formula="of:=ATAN2([.H43];[.I43])*180/PI()" office:value-type="float" office:value="124.992020198559" calcext:value-type="float">
            <text:p>124,992020198559</text:p>
          </table:table-cell>
          <table:table-cell table:formula="of:=ABS([.R43]-[.D43])" office:value-type="float" office:value="0.00797980144132282" calcext:value-type="float">
            <text:p>0,007979801441323</text:p>
          </table:table-cell>
          <table:table-cell table:formula="of:=([.R43]-[.D43])^2" office:value-type="float" office:value="0.0000636772310429378" calcext:value-type="float">
            <text:p>6,36772310429378E-05</text:p>
          </table:table-cell>
          <table:table-cell/>
        </table:table-row>
        <table:table-row table:style-name="ro1">
          <table:table-cell office:value-type="float" office:value="1623615963.22332" calcext:value-type="float">
            <text:p>1623615963,2233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127" calcext:value-type="float">
            <text:p>127</text:p>
          </table:table-cell>
          <table:table-cell office:value-type="float" office:value="-0.75226878" calcext:value-type="float">
            <text:p>-0,75226878</text:p>
          </table:table-cell>
          <table:table-cell office:value-type="float" office:value="0.99829439" calcext:value-type="float">
            <text:p>0,99829439</text:p>
          </table:table-cell>
          <table:table-cell office:value-type="float" office:value="127" calcext:value-type="float">
            <text:p>127</text:p>
          </table:table-cell>
          <table:table-cell office:value-type="float" office:value="-0.75" calcext:value-type="float">
            <text:p>-0,75</text:p>
          </table:table-cell>
          <table:table-cell office:value-type="float" office:value="1" calcext:value-type="float">
            <text:p>1</text:p>
          </table:table-cell>
          <table:table-cell table:formula="of:=SQRT([.H44]^2+[.I44]^2)" office:value-type="float" office:value="1.25" calcext:value-type="float">
            <text:p>1,25</text:p>
          </table:table-cell>
          <table:table-cell table:formula="of:=ABS([.H44]-[.E44])" office:value-type="float" office:value="0.00226877999999997" calcext:value-type="float">
            <text:p>0,00226878</text:p>
          </table:table-cell>
          <table:table-cell table:formula="of:=[.K44]^2" office:value-type="float" office:value="0.00000514736268839987" calcext:value-type="float">
            <text:p>5,14736268839987E-06</text:p>
          </table:table-cell>
          <table:table-cell/>
          <table:table-cell table:formula="of:=ABS([.I44]-[.F44])" office:value-type="float" office:value="0.00170561000000002" calcext:value-type="float">
            <text:p>0,00170561</text:p>
          </table:table-cell>
          <table:table-cell table:formula="of:=[.N44]^2" office:value-type="float" office:value="0.00000290910547210008" calcext:value-type="float">
            <text:p>2,90910547210008E-06</text:p>
          </table:table-cell>
          <table:table-cell/>
          <table:table-cell table:formula="of:=ABS([.J44]-[.C44])" office:value-type="float" office:value="0" calcext:value-type="float">
            <text:p>0</text:p>
          </table:table-cell>
          <table:table-cell table:formula="of:=ATAN2([.H44];[.I44])*180/PI()" office:value-type="float" office:value="126.869897645844" calcext:value-type="float">
            <text:p>126,869897645844</text:p>
          </table:table-cell>
          <table:table-cell table:formula="of:=ABS([.R44]-[.D44])" office:value-type="float" office:value="0.13010235415598" calcext:value-type="float">
            <text:p>0,13010235415598</text:p>
          </table:table-cell>
          <table:table-cell table:formula="of:=([.R44]-[.D44])^2" office:value-type="float" office:value="0.0169266225569281" calcext:value-type="float">
            <text:p>0,016926622556928</text:p>
          </table:table-cell>
          <table:table-cell/>
        </table:table-row>
        <table:table-row table:style-name="ro1">
          <table:table-cell office:value-type="float" office:value="1623615963.32337" calcext:value-type="float">
            <text:p>1623615963,32337</text:p>
          </table:table-cell>
          <table:table-cell office:value-type="float" office:value="1" calcext:value-type="float">
            <text:p>1</text:p>
          </table:table-cell>
          <table:table-cell office:value-type="float" office:value="1.28062487" calcext:value-type="float">
            <text:p>1,28062487</text:p>
          </table:table-cell>
          <table:table-cell office:value-type="float" office:value="129" calcext:value-type="float">
            <text:p>129</text:p>
          </table:table-cell>
          <table:table-cell office:value-type="float" office:value="-0.80592334" calcext:value-type="float">
            <text:p>-0,80592334</text:p>
          </table:table-cell>
          <table:table-cell office:value-type="float" office:value="0.99523244" calcext:value-type="float">
            <text:p>0,99523244</text:p>
          </table:table-cell>
          <table:table-cell office:value-type="float" office:value="129" calcext:value-type="float">
            <text:p>129</text:p>
          </table:table-cell>
          <table:table-cell office:value-type="float" office:value="-0.8" calcext:value-type="float">
            <text:p>-0,8</text:p>
          </table:table-cell>
          <table:table-cell office:value-type="float" office:value="1" calcext:value-type="float">
            <text:p>1</text:p>
          </table:table-cell>
          <table:table-cell table:formula="of:=SQRT([.H45]^2+[.I45]^2)" office:value-type="float" office:value="1.28062484748657" calcext:value-type="float">
            <text:p>1,28062484748657</text:p>
          </table:table-cell>
          <table:table-cell table:formula="of:=ABS([.H45]-[.E45])" office:value-type="float" office:value="0.00592333999999994" calcext:value-type="float">
            <text:p>0,00592334</text:p>
          </table:table-cell>
          <table:table-cell table:formula="of:=[.K45]^2" office:value-type="float" office:value="0.0000350859567555993" calcext:value-type="float">
            <text:p>3,50859567555993E-05</text:p>
          </table:table-cell>
          <table:table-cell/>
          <table:table-cell table:formula="of:=ABS([.I45]-[.F45])" office:value-type="float" office:value="0.00476756" calcext:value-type="float">
            <text:p>0,00476756</text:p>
          </table:table-cell>
          <table:table-cell table:formula="of:=[.N45]^2" office:value-type="float" office:value="0.0000227296283536" calcext:value-type="float">
            <text:p>2,27296283536E-05</text:p>
          </table:table-cell>
          <table:table-cell/>
          <table:table-cell table:formula="of:=ABS([.J45]-[.C45])" office:value-type="float" office:value="0.0000000225134302311858" calcext:value-type="float">
            <text:p>2,25134302311858E-08</text:p>
          </table:table-cell>
          <table:table-cell table:formula="of:=ATAN2([.H45];[.I45])*180/PI()" office:value-type="float" office:value="128.65980825409" calcext:value-type="float">
            <text:p>128,65980825409</text:p>
          </table:table-cell>
          <table:table-cell table:formula="of:=ABS([.R45]-[.D45])" office:value-type="float" office:value="0.340191745909891" calcext:value-type="float">
            <text:p>0,340191745909891</text:p>
          </table:table-cell>
          <table:table-cell table:formula="of:=([.R45]-[.D45])^2" office:value-type="float" office:value="0.11573042398522" calcext:value-type="float">
            <text:p>0,11573042398522</text:p>
          </table:table-cell>
          <table:table-cell/>
        </table:table-row>
        <table:table-row table:style-name="ro1">
          <table:table-cell office:value-type="float" office:value="1623615963.4233" calcext:value-type="float">
            <text:p>1623615963,4233</text:p>
          </table:table-cell>
          <table:table-cell office:value-type="float" office:value="1" calcext:value-type="float">
            <text:p>1</text:p>
          </table:table-cell>
          <table:table-cell office:value-type="float" office:value="1.31244051" calcext:value-type="float">
            <text:p>1,31244051</text:p>
          </table:table-cell>
          <table:table-cell office:value-type="float" office:value="130" calcext:value-type="float">
            <text:p>130</text:p>
          </table:table-cell>
          <table:table-cell office:value-type="float" office:value="-0.8436205" calcext:value-type="float">
            <text:p>-0,8436205</text:p>
          </table:table-cell>
          <table:table-cell office:value-type="float" office:value="1.00538776" calcext:value-type="float">
            <text:p>1,00538776</text:p>
          </table:table-cell>
          <table:table-cell office:value-type="float" office:value="130" calcext:value-type="float">
            <text:p>130</text:p>
          </table:table-cell>
          <table:table-cell office:value-type="float" office:value="-0.85" calcext:value-type="float">
            <text:p>-0,85</text:p>
          </table:table-cell>
          <table:table-cell office:value-type="float" office:value="1" calcext:value-type="float">
            <text:p>1</text:p>
          </table:table-cell>
          <table:table-cell table:formula="of:=SQRT([.H46]^2+[.I46]^2)" office:value-type="float" office:value="1.31244047484067" calcext:value-type="float">
            <text:p>1,31244047484067</text:p>
          </table:table-cell>
          <table:table-cell table:formula="of:=ABS([.H46]-[.E46])" office:value-type="float" office:value="0.00637949999999998" calcext:value-type="float">
            <text:p>0,0063795</text:p>
          </table:table-cell>
          <table:table-cell table:formula="of:=[.K46]^2" office:value-type="float" office:value="0.0000406980202499998" calcext:value-type="float">
            <text:p>4,06980202499998E-05</text:p>
          </table:table-cell>
          <table:table-cell/>
          <table:table-cell table:formula="of:=ABS([.I46]-[.F46])" office:value-type="float" office:value="0.00538776000000008" calcext:value-type="float">
            <text:p>0,00538776</text:p>
          </table:table-cell>
          <table:table-cell table:formula="of:=[.N46]^2" office:value-type="float" office:value="0.0000290279578176008" calcext:value-type="float">
            <text:p>2,90279578176008E-05</text:p>
          </table:table-cell>
          <table:table-cell/>
          <table:table-cell table:formula="of:=ABS([.J46]-[.C46])" office:value-type="float" office:value="0.0000000351593314462661" calcext:value-type="float">
            <text:p>3,51593314462661E-08</text:p>
          </table:table-cell>
          <table:table-cell table:formula="of:=ATAN2([.H46];[.I46])*180/PI()" office:value-type="float" office:value="130.364536573097" calcext:value-type="float">
            <text:p>130,364536573097</text:p>
          </table:table-cell>
          <table:table-cell table:formula="of:=ABS([.R46]-[.D46])" office:value-type="float" office:value="0.364536573097354" calcext:value-type="float">
            <text:p>0,364536573097354</text:p>
          </table:table-cell>
          <table:table-cell table:formula="of:=([.R46]-[.D46])^2" office:value-type="float" office:value="0.132886913125562" calcext:value-type="float">
            <text:p>0,132886913125562</text:p>
          </table:table-cell>
          <table:table-cell/>
        </table:table-row>
        <table:table-row table:style-name="ro1">
          <table:table-cell office:value-type="float" office:value="1623615963.52334" calcext:value-type="float">
            <text:p>1623615963,52334</text:p>
          </table:table-cell>
          <table:table-cell office:value-type="float" office:value="1" calcext:value-type="float">
            <text:p>1</text:p>
          </table:table-cell>
          <table:table-cell office:value-type="float" office:value="1.34536242" calcext:value-type="float">
            <text:p>1,34536242</text:p>
          </table:table-cell>
          <table:table-cell office:value-type="float" office:value="132" calcext:value-type="float">
            <text:p>132</text:p>
          </table:table-cell>
          <table:table-cell office:value-type="float" office:value="-0.90022318" calcext:value-type="float">
            <text:p>-0,90022318</text:p>
          </table:table-cell>
          <table:table-cell office:value-type="float" office:value="0.99979912" calcext:value-type="float">
            <text:p>0,99979912</text:p>
          </table:table-cell>
          <table:table-cell office:value-type="float" office:value="132" calcext:value-type="float">
            <text:p>132</text:p>
          </table:table-cell>
          <table:table-cell office:value-type="float" office:value="-0.9" calcext:value-type="float">
            <text:p>-0,9</text:p>
          </table:table-cell>
          <table:table-cell office:value-type="float" office:value="1" calcext:value-type="float">
            <text:p>1</text:p>
          </table:table-cell>
          <table:table-cell table:formula="of:=SQRT([.H47]^2+[.I47]^2)" office:value-type="float" office:value="1.34536240470737" calcext:value-type="float">
            <text:p>1,34536240470737</text:p>
          </table:table-cell>
          <table:table-cell table:formula="of:=ABS([.H47]-[.E47])" office:value-type="float" office:value="0.000223179999999989" calcext:value-type="float">
            <text:p>0,00022318</text:p>
          </table:table-cell>
          <table:table-cell table:formula="of:=[.K47]^2" office:value-type="float" office:value="0.0000000498093123999953" calcext:value-type="float">
            <text:p>4,98093123999953E-08</text:p>
          </table:table-cell>
          <table:table-cell/>
          <table:table-cell table:formula="of:=ABS([.I47]-[.F47])" office:value-type="float" office:value="0.000200879999999959" calcext:value-type="float">
            <text:p>0,00020088</text:p>
          </table:table-cell>
          <table:table-cell table:formula="of:=[.N47]^2" office:value-type="float" office:value="0.0000000403527743999835" calcext:value-type="float">
            <text:p>4,03527743999835E-08</text:p>
          </table:table-cell>
          <table:table-cell/>
          <table:table-cell table:formula="of:=ABS([.J47]-[.C47])" office:value-type="float" office:value="0.000000015292628940955" calcext:value-type="float">
            <text:p>1,5292628940955E-08</text:p>
          </table:table-cell>
          <table:table-cell table:formula="of:=ATAN2([.H47];[.I47])*180/PI()" office:value-type="float" office:value="131.987212495817" calcext:value-type="float">
            <text:p>131,987212495817</text:p>
          </table:table-cell>
          <table:table-cell table:formula="of:=ABS([.R47]-[.D47])" office:value-type="float" office:value="0.0127875041833363" calcext:value-type="float">
            <text:p>0,012787504183336</text:p>
          </table:table-cell>
          <table:table-cell table:formula="of:=([.R47]-[.D47])^2" office:value-type="float" office:value="0.000163520263238843" calcext:value-type="float">
            <text:p>0,000163520263239</text:p>
          </table:table-cell>
          <table:table-cell/>
        </table:table-row>
        <table:table-row table:style-name="ro1">
          <table:table-cell office:value-type="float" office:value="1623615963.62338" calcext:value-type="float">
            <text:p>1623615963,62338</text:p>
          </table:table-cell>
          <table:table-cell office:value-type="float" office:value="1" calcext:value-type="float">
            <text:p>1</text:p>
          </table:table-cell>
          <table:table-cell office:value-type="float" office:value="1.37931144" calcext:value-type="float">
            <text:p>1,37931144</text:p>
          </table:table-cell>
          <table:table-cell office:value-type="float" office:value="134" calcext:value-type="float">
            <text:p>134</text:p>
          </table:table-cell>
          <table:table-cell office:value-type="float" office:value="-0.95815024" calcext:value-type="float">
            <text:p>-0,95815024</text:p>
          </table:table-cell>
          <table:table-cell office:value-type="float" office:value="0.99219362" calcext:value-type="float">
            <text:p>0,99219362</text:p>
          </table:table-cell>
          <table:table-cell office:value-type="float" office:value="134" calcext:value-type="float">
            <text:p>134</text:p>
          </table:table-cell>
          <table:table-cell office:value-type="float" office:value="-0.95" calcext:value-type="float">
            <text:p>-0,95</text:p>
          </table:table-cell>
          <table:table-cell office:value-type="float" office:value="1" calcext:value-type="float">
            <text:p>1</text:p>
          </table:table-cell>
          <table:table-cell table:formula="of:=SQRT([.H48]^2+[.I48]^2)" office:value-type="float" office:value="1.37931142241337" calcext:value-type="float">
            <text:p>1,37931142241337</text:p>
          </table:table-cell>
          <table:table-cell table:formula="of:=ABS([.H48]-[.E48])" office:value-type="float" office:value="0.00815023999999998" calcext:value-type="float">
            <text:p>0,00815024</text:p>
          </table:table-cell>
          <table:table-cell table:formula="of:=[.K48]^2" office:value-type="float" office:value="0.0000664264120575996" calcext:value-type="float">
            <text:p>6,64264120575996E-05</text:p>
          </table:table-cell>
          <table:table-cell/>
          <table:table-cell table:formula="of:=ABS([.I48]-[.F48])" office:value-type="float" office:value="0.00780638" calcext:value-type="float">
            <text:p>0,00780638</text:p>
          </table:table-cell>
          <table:table-cell table:formula="of:=[.N48]^2" office:value-type="float" office:value="0.0000609395687044" calcext:value-type="float">
            <text:p>6,09395687044E-05</text:p>
          </table:table-cell>
          <table:table-cell/>
          <table:table-cell table:formula="of:=ABS([.J48]-[.C48])" office:value-type="float" office:value="0.0000000175866277096759" calcext:value-type="float">
            <text:p>1,75866277096759E-08</text:p>
          </table:table-cell>
          <table:table-cell table:formula="of:=ATAN2([.H48];[.I48])*180/PI()" office:value-type="float" office:value="133.531199285614" calcext:value-type="float">
            <text:p>133,531199285614</text:p>
          </table:table-cell>
          <table:table-cell table:formula="of:=ABS([.R48]-[.D48])" office:value-type="float" office:value="0.468800714385793" calcext:value-type="float">
            <text:p>0,468800714385793</text:p>
          </table:table-cell>
          <table:table-cell table:formula="of:=([.R48]-[.D48])^2" office:value-type="float" office:value="0.21977410980863" calcext:value-type="float">
            <text:p>0,21977410980863</text:p>
          </table:table-cell>
          <table:table-cell/>
        </table:table-row>
        <table:table-row table:style-name="ro1">
          <table:table-cell office:value-type="float" office:value="1623615963.72339" calcext:value-type="float">
            <text:p>1623615963,72339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135" calcext:value-type="float">
            <text:p>135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QRT([.H49]^2+[.I49]^2)" office:value-type="float" office:value="1.4142135623731" calcext:value-type="float">
            <text:p>1,4142135623731</text:p>
          </table:table-cell>
          <table:table-cell table:formula="of:=ABS([.H49]-[.E49])" office:value-type="float" office:value="0.0000000199999999894729" calcext:value-type="float">
            <text:p>1,99999999894729E-08</text:p>
          </table:table-cell>
          <table:table-cell table:formula="of:=[.K49]^2" office:value-type="float" office:value="3.99999999578915E-016" calcext:value-type="float">
            <text:p>3,99999999578915E-16</text:p>
          </table:table-cell>
          <table:table-cell/>
          <table:table-cell table:formula="of:=ABS([.I49]-[.F49])" office:value-type="float" office:value="0.0000000199999999894729" calcext:value-type="float">
            <text:p>1,99999999894729E-08</text:p>
          </table:table-cell>
          <table:table-cell table:formula="of:=[.N49]^2" office:value-type="float" office:value="3.99999999578915E-016" calcext:value-type="float">
            <text:p>3,99999999578915E-16</text:p>
          </table:table-cell>
          <table:table-cell/>
          <table:table-cell table:formula="of:=ABS([.J49]-[.C49])" office:value-type="float" office:value="0.0000000223730951542933" calcext:value-type="float">
            <text:p>2,23730951542933E-08</text:p>
          </table:table-cell>
          <table:table-cell table:formula="of:=ATAN2([.H49];[.I49])*180/PI()" office:value-type="float" office:value="135" calcext:value-type="float">
            <text:p>135</text:p>
          </table:table-cell>
          <table:table-cell table:formula="of:=ABS([.R49]-[.D49])" office:value-type="float" office:value="0" calcext:value-type="float">
            <text:p>0</text:p>
          </table:table-cell>
          <table:table-cell table:formula="of:=([.R49]-[.D49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3.82339" calcext:value-type="float">
            <text:p>1623615963,82339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135" calcext:value-type="float">
            <text:p>135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QRT([.H50]^2+[.I50]^2)" office:value-type="float" office:value="1.4142135623731" calcext:value-type="float">
            <text:p>1,4142135623731</text:p>
          </table:table-cell>
          <table:table-cell table:formula="of:=ABS([.H50]-[.E50])" office:value-type="float" office:value="0.0000000199999999894729" calcext:value-type="float">
            <text:p>1,99999999894729E-08</text:p>
          </table:table-cell>
          <table:table-cell table:formula="of:=[.K50]^2" office:value-type="float" office:value="3.99999999578915E-016" calcext:value-type="float">
            <text:p>3,99999999578915E-16</text:p>
          </table:table-cell>
          <table:table-cell/>
          <table:table-cell table:formula="of:=ABS([.I50]-[.F50])" office:value-type="float" office:value="0.0000000199999999894729" calcext:value-type="float">
            <text:p>1,99999999894729E-08</text:p>
          </table:table-cell>
          <table:table-cell table:formula="of:=[.N50]^2" office:value-type="float" office:value="3.99999999578915E-016" calcext:value-type="float">
            <text:p>3,99999999578915E-16</text:p>
          </table:table-cell>
          <table:table-cell/>
          <table:table-cell table:formula="of:=ABS([.J50]-[.C50])" office:value-type="float" office:value="0.0000000223730951542933" calcext:value-type="float">
            <text:p>2,23730951542933E-08</text:p>
          </table:table-cell>
          <table:table-cell table:formula="of:=ATAN2([.H50];[.I50])*180/PI()" office:value-type="float" office:value="135" calcext:value-type="float">
            <text:p>135</text:p>
          </table:table-cell>
          <table:table-cell table:formula="of:=ABS([.R50]-[.D50])" office:value-type="float" office:value="0" calcext:value-type="float">
            <text:p>0</text:p>
          </table:table-cell>
          <table:table-cell table:formula="of:=([.R50]-[.D50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3.92335" calcext:value-type="float">
            <text:p>1623615963,92335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135" calcext:value-type="float">
            <text:p>135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QRT([.H51]^2+[.I51]^2)" office:value-type="float" office:value="1.4142135623731" calcext:value-type="float">
            <text:p>1,4142135623731</text:p>
          </table:table-cell>
          <table:table-cell table:formula="of:=ABS([.H51]-[.E51])" office:value-type="float" office:value="0.0000000199999999894729" calcext:value-type="float">
            <text:p>1,99999999894729E-08</text:p>
          </table:table-cell>
          <table:table-cell table:formula="of:=[.K51]^2" office:value-type="float" office:value="3.99999999578915E-016" calcext:value-type="float">
            <text:p>3,99999999578915E-16</text:p>
          </table:table-cell>
          <table:table-cell/>
          <table:table-cell table:formula="of:=ABS([.I51]-[.F51])" office:value-type="float" office:value="0.0000000199999999894729" calcext:value-type="float">
            <text:p>1,99999999894729E-08</text:p>
          </table:table-cell>
          <table:table-cell table:formula="of:=[.N51]^2" office:value-type="float" office:value="3.99999999578915E-016" calcext:value-type="float">
            <text:p>3,99999999578915E-16</text:p>
          </table:table-cell>
          <table:table-cell/>
          <table:table-cell table:formula="of:=ABS([.J51]-[.C51])" office:value-type="float" office:value="0.0000000223730951542933" calcext:value-type="float">
            <text:p>2,23730951542933E-08</text:p>
          </table:table-cell>
          <table:table-cell table:formula="of:=ATAN2([.H51];[.I51])*180/PI()" office:value-type="float" office:value="135" calcext:value-type="float">
            <text:p>135</text:p>
          </table:table-cell>
          <table:table-cell table:formula="of:=ABS([.R51]-[.D51])" office:value-type="float" office:value="0" calcext:value-type="float">
            <text:p>0</text:p>
          </table:table-cell>
          <table:table-cell table:formula="of:=([.R51]-[.D51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4.02336" calcext:value-type="float">
            <text:p>1623615964,02336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135" calcext:value-type="float">
            <text:p>135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QRT([.H52]^2+[.I52]^2)" office:value-type="float" office:value="1.4142135623731" calcext:value-type="float">
            <text:p>1,4142135623731</text:p>
          </table:table-cell>
          <table:table-cell table:formula="of:=ABS([.H52]-[.E52])" office:value-type="float" office:value="0.0000000199999999894729" calcext:value-type="float">
            <text:p>1,99999999894729E-08</text:p>
          </table:table-cell>
          <table:table-cell table:formula="of:=[.K52]^2" office:value-type="float" office:value="3.99999999578915E-016" calcext:value-type="float">
            <text:p>3,99999999578915E-16</text:p>
          </table:table-cell>
          <table:table-cell/>
          <table:table-cell table:formula="of:=ABS([.I52]-[.F52])" office:value-type="float" office:value="0.0000000199999999894729" calcext:value-type="float">
            <text:p>1,99999999894729E-08</text:p>
          </table:table-cell>
          <table:table-cell table:formula="of:=[.N52]^2" office:value-type="float" office:value="3.99999999578915E-016" calcext:value-type="float">
            <text:p>3,99999999578915E-16</text:p>
          </table:table-cell>
          <table:table-cell/>
          <table:table-cell table:formula="of:=ABS([.J52]-[.C52])" office:value-type="float" office:value="0.0000000223730951542933" calcext:value-type="float">
            <text:p>2,23730951542933E-08</text:p>
          </table:table-cell>
          <table:table-cell table:formula="of:=ATAN2([.H52];[.I52])*180/PI()" office:value-type="float" office:value="135" calcext:value-type="float">
            <text:p>135</text:p>
          </table:table-cell>
          <table:table-cell table:formula="of:=ABS([.R52]-[.D52])" office:value-type="float" office:value="0" calcext:value-type="float">
            <text:p>0</text:p>
          </table:table-cell>
          <table:table-cell table:formula="of:=([.R52]-[.D52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4.12338" calcext:value-type="float">
            <text:p>1623615964,12338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135" calcext:value-type="float">
            <text:p>135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QRT([.H53]^2+[.I53]^2)" office:value-type="float" office:value="1.4142135623731" calcext:value-type="float">
            <text:p>1,4142135623731</text:p>
          </table:table-cell>
          <table:table-cell table:formula="of:=ABS([.H53]-[.E53])" office:value-type="float" office:value="0.0000000199999999894729" calcext:value-type="float">
            <text:p>1,99999999894729E-08</text:p>
          </table:table-cell>
          <table:table-cell table:formula="of:=[.K53]^2" office:value-type="float" office:value="3.99999999578915E-016" calcext:value-type="float">
            <text:p>3,99999999578915E-16</text:p>
          </table:table-cell>
          <table:table-cell/>
          <table:table-cell table:formula="of:=ABS([.I53]-[.F53])" office:value-type="float" office:value="0.0000000199999999894729" calcext:value-type="float">
            <text:p>1,99999999894729E-08</text:p>
          </table:table-cell>
          <table:table-cell table:formula="of:=[.N53]^2" office:value-type="float" office:value="3.99999999578915E-016" calcext:value-type="float">
            <text:p>3,99999999578915E-16</text:p>
          </table:table-cell>
          <table:table-cell/>
          <table:table-cell table:formula="of:=ABS([.J53]-[.C53])" office:value-type="float" office:value="0.0000000223730951542933" calcext:value-type="float">
            <text:p>2,23730951542933E-08</text:p>
          </table:table-cell>
          <table:table-cell table:formula="of:=ATAN2([.H53];[.I53])*180/PI()" office:value-type="float" office:value="135" calcext:value-type="float">
            <text:p>135</text:p>
          </table:table-cell>
          <table:table-cell table:formula="of:=ABS([.R53]-[.D53])" office:value-type="float" office:value="0" calcext:value-type="float">
            <text:p>0</text:p>
          </table:table-cell>
          <table:table-cell table:formula="of:=([.R53]-[.D53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4.2234" calcext:value-type="float">
            <text:p>1623615964,2234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135" calcext:value-type="float">
            <text:p>135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QRT([.H54]^2+[.I54]^2)" office:value-type="float" office:value="1.4142135623731" calcext:value-type="float">
            <text:p>1,4142135623731</text:p>
          </table:table-cell>
          <table:table-cell table:formula="of:=ABS([.H54]-[.E54])" office:value-type="float" office:value="0.0000000199999999894729" calcext:value-type="float">
            <text:p>1,99999999894729E-08</text:p>
          </table:table-cell>
          <table:table-cell table:formula="of:=[.K54]^2" office:value-type="float" office:value="3.99999999578915E-016" calcext:value-type="float">
            <text:p>3,99999999578915E-16</text:p>
          </table:table-cell>
          <table:table-cell/>
          <table:table-cell table:formula="of:=ABS([.I54]-[.F54])" office:value-type="float" office:value="0.0000000199999999894729" calcext:value-type="float">
            <text:p>1,99999999894729E-08</text:p>
          </table:table-cell>
          <table:table-cell table:formula="of:=[.N54]^2" office:value-type="float" office:value="3.99999999578915E-016" calcext:value-type="float">
            <text:p>3,99999999578915E-16</text:p>
          </table:table-cell>
          <table:table-cell/>
          <table:table-cell table:formula="of:=ABS([.J54]-[.C54])" office:value-type="float" office:value="0.0000000223730951542933" calcext:value-type="float">
            <text:p>2,23730951542933E-08</text:p>
          </table:table-cell>
          <table:table-cell table:formula="of:=ATAN2([.H54];[.I54])*180/PI()" office:value-type="float" office:value="135" calcext:value-type="float">
            <text:p>135</text:p>
          </table:table-cell>
          <table:table-cell table:formula="of:=ABS([.R54]-[.D54])" office:value-type="float" office:value="0" calcext:value-type="float">
            <text:p>0</text:p>
          </table:table-cell>
          <table:table-cell table:formula="of:=([.R54]-[.D54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4.32335" calcext:value-type="float">
            <text:p>1623615964,32335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135" calcext:value-type="float">
            <text:p>135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QRT([.H55]^2+[.I55]^2)" office:value-type="float" office:value="1.4142135623731" calcext:value-type="float">
            <text:p>1,4142135623731</text:p>
          </table:table-cell>
          <table:table-cell table:formula="of:=ABS([.H55]-[.E55])" office:value-type="float" office:value="0.0000000199999999894729" calcext:value-type="float">
            <text:p>1,99999999894729E-08</text:p>
          </table:table-cell>
          <table:table-cell table:formula="of:=[.K55]^2" office:value-type="float" office:value="3.99999999578915E-016" calcext:value-type="float">
            <text:p>3,99999999578915E-16</text:p>
          </table:table-cell>
          <table:table-cell/>
          <table:table-cell table:formula="of:=ABS([.I55]-[.F55])" office:value-type="float" office:value="0.0000000199999999894729" calcext:value-type="float">
            <text:p>1,99999999894729E-08</text:p>
          </table:table-cell>
          <table:table-cell table:formula="of:=[.N55]^2" office:value-type="float" office:value="3.99999999578915E-016" calcext:value-type="float">
            <text:p>3,99999999578915E-16</text:p>
          </table:table-cell>
          <table:table-cell/>
          <table:table-cell table:formula="of:=ABS([.J55]-[.C55])" office:value-type="float" office:value="0.0000000223730951542933" calcext:value-type="float">
            <text:p>2,23730951542933E-08</text:p>
          </table:table-cell>
          <table:table-cell table:formula="of:=ATAN2([.H55];[.I55])*180/PI()" office:value-type="float" office:value="135" calcext:value-type="float">
            <text:p>135</text:p>
          </table:table-cell>
          <table:table-cell table:formula="of:=ABS([.R55]-[.D55])" office:value-type="float" office:value="0" calcext:value-type="float">
            <text:p>0</text:p>
          </table:table-cell>
          <table:table-cell table:formula="of:=([.R55]-[.D55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4.42339" calcext:value-type="float">
            <text:p>1623615964,42339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135" calcext:value-type="float">
            <text:p>135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QRT([.H56]^2+[.I56]^2)" office:value-type="float" office:value="1.4142135623731" calcext:value-type="float">
            <text:p>1,4142135623731</text:p>
          </table:table-cell>
          <table:table-cell table:formula="of:=ABS([.H56]-[.E56])" office:value-type="float" office:value="0.0000000199999999894729" calcext:value-type="float">
            <text:p>1,99999999894729E-08</text:p>
          </table:table-cell>
          <table:table-cell table:formula="of:=[.K56]^2" office:value-type="float" office:value="3.99999999578915E-016" calcext:value-type="float">
            <text:p>3,99999999578915E-16</text:p>
          </table:table-cell>
          <table:table-cell/>
          <table:table-cell table:formula="of:=ABS([.I56]-[.F56])" office:value-type="float" office:value="0.0000000199999999894729" calcext:value-type="float">
            <text:p>1,99999999894729E-08</text:p>
          </table:table-cell>
          <table:table-cell table:formula="of:=[.N56]^2" office:value-type="float" office:value="3.99999999578915E-016" calcext:value-type="float">
            <text:p>3,99999999578915E-16</text:p>
          </table:table-cell>
          <table:table-cell/>
          <table:table-cell table:formula="of:=ABS([.J56]-[.C56])" office:value-type="float" office:value="0.0000000223730951542933" calcext:value-type="float">
            <text:p>2,23730951542933E-08</text:p>
          </table:table-cell>
          <table:table-cell table:formula="of:=ATAN2([.H56];[.I56])*180/PI()" office:value-type="float" office:value="135" calcext:value-type="float">
            <text:p>135</text:p>
          </table:table-cell>
          <table:table-cell table:formula="of:=ABS([.R56]-[.D56])" office:value-type="float" office:value="0" calcext:value-type="float">
            <text:p>0</text:p>
          </table:table-cell>
          <table:table-cell table:formula="of:=([.R56]-[.D56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4.52339" calcext:value-type="float">
            <text:p>1623615964,52339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135" calcext:value-type="float">
            <text:p>135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QRT([.H57]^2+[.I57]^2)" office:value-type="float" office:value="1.4142135623731" calcext:value-type="float">
            <text:p>1,4142135623731</text:p>
          </table:table-cell>
          <table:table-cell table:formula="of:=ABS([.H57]-[.E57])" office:value-type="float" office:value="0.0000000199999999894729" calcext:value-type="float">
            <text:p>1,99999999894729E-08</text:p>
          </table:table-cell>
          <table:table-cell table:formula="of:=[.K57]^2" office:value-type="float" office:value="3.99999999578915E-016" calcext:value-type="float">
            <text:p>3,99999999578915E-16</text:p>
          </table:table-cell>
          <table:table-cell/>
          <table:table-cell table:formula="of:=ABS([.I57]-[.F57])" office:value-type="float" office:value="0.0000000199999999894729" calcext:value-type="float">
            <text:p>1,99999999894729E-08</text:p>
          </table:table-cell>
          <table:table-cell table:formula="of:=[.N57]^2" office:value-type="float" office:value="3.99999999578915E-016" calcext:value-type="float">
            <text:p>3,99999999578915E-16</text:p>
          </table:table-cell>
          <table:table-cell/>
          <table:table-cell table:formula="of:=ABS([.J57]-[.C57])" office:value-type="float" office:value="0.0000000223730951542933" calcext:value-type="float">
            <text:p>2,23730951542933E-08</text:p>
          </table:table-cell>
          <table:table-cell table:formula="of:=ATAN2([.H57];[.I57])*180/PI()" office:value-type="float" office:value="135" calcext:value-type="float">
            <text:p>135</text:p>
          </table:table-cell>
          <table:table-cell table:formula="of:=ABS([.R57]-[.D57])" office:value-type="float" office:value="0" calcext:value-type="float">
            <text:p>0</text:p>
          </table:table-cell>
          <table:table-cell table:formula="of:=([.R57]-[.D57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4.62334" calcext:value-type="float">
            <text:p>1623615964,62334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135" calcext:value-type="float">
            <text:p>135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QRT([.H58]^2+[.I58]^2)" office:value-type="float" office:value="1.4142135623731" calcext:value-type="float">
            <text:p>1,4142135623731</text:p>
          </table:table-cell>
          <table:table-cell table:formula="of:=ABS([.H58]-[.E58])" office:value-type="float" office:value="0.0000000199999999894729" calcext:value-type="float">
            <text:p>1,99999999894729E-08</text:p>
          </table:table-cell>
          <table:table-cell table:formula="of:=[.K58]^2" office:value-type="float" office:value="3.99999999578915E-016" calcext:value-type="float">
            <text:p>3,99999999578915E-16</text:p>
          </table:table-cell>
          <table:table-cell/>
          <table:table-cell table:formula="of:=ABS([.I58]-[.F58])" office:value-type="float" office:value="0.0000000199999999894729" calcext:value-type="float">
            <text:p>1,99999999894729E-08</text:p>
          </table:table-cell>
          <table:table-cell table:formula="of:=[.N58]^2" office:value-type="float" office:value="3.99999999578915E-016" calcext:value-type="float">
            <text:p>3,99999999578915E-16</text:p>
          </table:table-cell>
          <table:table-cell/>
          <table:table-cell table:formula="of:=ABS([.J58]-[.C58])" office:value-type="float" office:value="0.0000000223730951542933" calcext:value-type="float">
            <text:p>2,23730951542933E-08</text:p>
          </table:table-cell>
          <table:table-cell table:formula="of:=ATAN2([.H58];[.I58])*180/PI()" office:value-type="float" office:value="135" calcext:value-type="float">
            <text:p>135</text:p>
          </table:table-cell>
          <table:table-cell table:formula="of:=ABS([.R58]-[.D58])" office:value-type="float" office:value="0" calcext:value-type="float">
            <text:p>0</text:p>
          </table:table-cell>
          <table:table-cell table:formula="of:=([.R58]-[.D58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4.72329" calcext:value-type="float">
            <text:p>1623615964,72329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135" calcext:value-type="float">
            <text:p>135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QRT([.H59]^2+[.I59]^2)" office:value-type="float" office:value="1.4142135623731" calcext:value-type="float">
            <text:p>1,4142135623731</text:p>
          </table:table-cell>
          <table:table-cell table:formula="of:=ABS([.H59]-[.E59])" office:value-type="float" office:value="0.0000000199999999894729" calcext:value-type="float">
            <text:p>1,99999999894729E-08</text:p>
          </table:table-cell>
          <table:table-cell table:formula="of:=[.K59]^2" office:value-type="float" office:value="3.99999999578915E-016" calcext:value-type="float">
            <text:p>3,99999999578915E-16</text:p>
          </table:table-cell>
          <table:table-cell/>
          <table:table-cell table:formula="of:=ABS([.I59]-[.F59])" office:value-type="float" office:value="0.0000000199999999894729" calcext:value-type="float">
            <text:p>1,99999999894729E-08</text:p>
          </table:table-cell>
          <table:table-cell table:formula="of:=[.N59]^2" office:value-type="float" office:value="3.99999999578915E-016" calcext:value-type="float">
            <text:p>3,99999999578915E-16</text:p>
          </table:table-cell>
          <table:table-cell/>
          <table:table-cell table:formula="of:=ABS([.J59]-[.C59])" office:value-type="float" office:value="0.0000000223730951542933" calcext:value-type="float">
            <text:p>2,23730951542933E-08</text:p>
          </table:table-cell>
          <table:table-cell table:formula="of:=ATAN2([.H59];[.I59])*180/PI()" office:value-type="float" office:value="135" calcext:value-type="float">
            <text:p>135</text:p>
          </table:table-cell>
          <table:table-cell table:formula="of:=ABS([.R59]-[.D59])" office:value-type="float" office:value="0" calcext:value-type="float">
            <text:p>0</text:p>
          </table:table-cell>
          <table:table-cell table:formula="of:=([.R59]-[.D59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4.82337" calcext:value-type="float">
            <text:p>1623615964,82337</text:p>
          </table:table-cell>
          <table:table-cell office:value-type="float" office:value="1" calcext:value-type="float">
            <text:p>1</text:p>
          </table:table-cell>
          <table:table-cell office:value-type="float" office:value="1.37931144" calcext:value-type="float">
            <text:p>1,37931144</text:p>
          </table:table-cell>
          <table:table-cell office:value-type="float" office:value="136" calcext:value-type="float">
            <text:p>136</text:p>
          </table:table-cell>
          <table:table-cell office:value-type="float" office:value="-0.99219362" calcext:value-type="float">
            <text:p>-0,99219362</text:p>
          </table:table-cell>
          <table:table-cell office:value-type="float" office:value="0.95815024" calcext:value-type="float">
            <text:p>0,95815024</text:p>
          </table:table-cell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0.95" calcext:value-type="float">
            <text:p>0,95</text:p>
          </table:table-cell>
          <table:table-cell table:formula="of:=SQRT([.H60]^2+[.I60]^2)" office:value-type="float" office:value="1.37931142241337" calcext:value-type="float">
            <text:p>1,37931142241337</text:p>
          </table:table-cell>
          <table:table-cell table:formula="of:=ABS([.H60]-[.E60])" office:value-type="float" office:value="0.00780638" calcext:value-type="float">
            <text:p>0,00780638</text:p>
          </table:table-cell>
          <table:table-cell table:formula="of:=[.K60]^2" office:value-type="float" office:value="0.0000609395687044" calcext:value-type="float">
            <text:p>6,09395687044E-05</text:p>
          </table:table-cell>
          <table:table-cell/>
          <table:table-cell table:formula="of:=ABS([.I60]-[.F60])" office:value-type="float" office:value="0.00815023999999998" calcext:value-type="float">
            <text:p>0,00815024</text:p>
          </table:table-cell>
          <table:table-cell table:formula="of:=[.N60]^2" office:value-type="float" office:value="0.0000664264120575996" calcext:value-type="float">
            <text:p>6,64264120575996E-05</text:p>
          </table:table-cell>
          <table:table-cell/>
          <table:table-cell table:formula="of:=ABS([.J60]-[.C60])" office:value-type="float" office:value="0.0000000175866277096759" calcext:value-type="float">
            <text:p>1,75866277096759E-08</text:p>
          </table:table-cell>
          <table:table-cell table:formula="of:=ATAN2([.H60];[.I60])*180/PI()" office:value-type="float" office:value="136.468800714386" calcext:value-type="float">
            <text:p>136,468800714386</text:p>
          </table:table-cell>
          <table:table-cell table:formula="of:=ABS([.R60]-[.D60])" office:value-type="float" office:value="0.468800714385822" calcext:value-type="float">
            <text:p>0,468800714385822</text:p>
          </table:table-cell>
          <table:table-cell table:formula="of:=([.R60]-[.D60])^2" office:value-type="float" office:value="0.219774109808657" calcext:value-type="float">
            <text:p>0,219774109808657</text:p>
          </table:table-cell>
          <table:table-cell/>
        </table:table-row>
        <table:table-row table:style-name="ro1">
          <table:table-cell office:value-type="float" office:value="1623615964.92329" calcext:value-type="float">
            <text:p>1623615964,92329</text:p>
          </table:table-cell>
          <table:table-cell office:value-type="float" office:value="1" calcext:value-type="float">
            <text:p>1</text:p>
          </table:table-cell>
          <table:table-cell office:value-type="float" office:value="1.34536242" calcext:value-type="float">
            <text:p>1,34536242</text:p>
          </table:table-cell>
          <table:table-cell office:value-type="float" office:value="138" calcext:value-type="float">
            <text:p>138</text:p>
          </table:table-cell>
          <table:table-cell office:value-type="float" office:value="-0.99979912" calcext:value-type="float">
            <text:p>-0,99979912</text:p>
          </table:table-cell>
          <table:table-cell office:value-type="float" office:value="0.90022318" calcext:value-type="float">
            <text:p>0,90022318</text:p>
          </table:table-cell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table:formula="of:=SQRT([.H61]^2+[.I61]^2)" office:value-type="float" office:value="1.34536240470737" calcext:value-type="float">
            <text:p>1,34536240470737</text:p>
          </table:table-cell>
          <table:table-cell table:formula="of:=ABS([.H61]-[.E61])" office:value-type="float" office:value="0.000200879999999959" calcext:value-type="float">
            <text:p>0,00020088</text:p>
          </table:table-cell>
          <table:table-cell table:formula="of:=[.K61]^2" office:value-type="float" office:value="0.0000000403527743999835" calcext:value-type="float">
            <text:p>4,03527743999835E-08</text:p>
          </table:table-cell>
          <table:table-cell/>
          <table:table-cell table:formula="of:=ABS([.I61]-[.F61])" office:value-type="float" office:value="0.000223179999999989" calcext:value-type="float">
            <text:p>0,00022318</text:p>
          </table:table-cell>
          <table:table-cell table:formula="of:=[.N61]^2" office:value-type="float" office:value="0.0000000498093123999953" calcext:value-type="float">
            <text:p>4,98093123999953E-08</text:p>
          </table:table-cell>
          <table:table-cell/>
          <table:table-cell table:formula="of:=ABS([.J61]-[.C61])" office:value-type="float" office:value="0.000000015292628940955" calcext:value-type="float">
            <text:p>1,5292628940955E-08</text:p>
          </table:table-cell>
          <table:table-cell table:formula="of:=ATAN2([.H61];[.I61])*180/PI()" office:value-type="float" office:value="138.012787504183" calcext:value-type="float">
            <text:p>138,012787504183</text:p>
          </table:table-cell>
          <table:table-cell table:formula="of:=ABS([.R61]-[.D61])" office:value-type="float" office:value="0.0127875041833647" calcext:value-type="float">
            <text:p>0,012787504183365</text:p>
          </table:table-cell>
          <table:table-cell table:formula="of:=([.R61]-[.D61])^2" office:value-type="float" office:value="0.00016352026323957" calcext:value-type="float">
            <text:p>0,00016352026324</text:p>
          </table:table-cell>
          <table:table-cell/>
        </table:table-row>
        <table:table-row table:style-name="ro1">
          <table:table-cell office:value-type="float" office:value="1623615965.02329" calcext:value-type="float">
            <text:p>1623615965,02329</text:p>
          </table:table-cell>
          <table:table-cell office:value-type="float" office:value="1" calcext:value-type="float">
            <text:p>1</text:p>
          </table:table-cell>
          <table:table-cell office:value-type="float" office:value="1.31244051" calcext:value-type="float">
            <text:p>1,31244051</text:p>
          </table:table-cell>
          <table:table-cell office:value-type="float" office:value="140" calcext:value-type="float">
            <text:p>140</text:p>
          </table:table-cell>
          <table:table-cell office:value-type="float" office:value="-1.00538776" calcext:value-type="float">
            <text:p>-1,00538776</text:p>
          </table:table-cell>
          <table:table-cell office:value-type="float" office:value="0.8436205" calcext:value-type="float">
            <text:p>0,8436205</text:p>
          </table:table-cell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0.85" calcext:value-type="float">
            <text:p>0,85</text:p>
          </table:table-cell>
          <table:table-cell table:formula="of:=SQRT([.H62]^2+[.I62]^2)" office:value-type="float" office:value="1.31244047484067" calcext:value-type="float">
            <text:p>1,31244047484067</text:p>
          </table:table-cell>
          <table:table-cell table:formula="of:=ABS([.H62]-[.E62])" office:value-type="float" office:value="0.00538776000000008" calcext:value-type="float">
            <text:p>0,00538776</text:p>
          </table:table-cell>
          <table:table-cell table:formula="of:=[.K62]^2" office:value-type="float" office:value="0.0000290279578176008" calcext:value-type="float">
            <text:p>2,90279578176008E-05</text:p>
          </table:table-cell>
          <table:table-cell/>
          <table:table-cell table:formula="of:=ABS([.I62]-[.F62])" office:value-type="float" office:value="0.00637949999999998" calcext:value-type="float">
            <text:p>0,0063795</text:p>
          </table:table-cell>
          <table:table-cell table:formula="of:=[.N62]^2" office:value-type="float" office:value="0.0000406980202499998" calcext:value-type="float">
            <text:p>4,06980202499998E-05</text:p>
          </table:table-cell>
          <table:table-cell/>
          <table:table-cell table:formula="of:=ABS([.J62]-[.C62])" office:value-type="float" office:value="0.0000000351593314462661" calcext:value-type="float">
            <text:p>3,51593314462661E-08</text:p>
          </table:table-cell>
          <table:table-cell table:formula="of:=ATAN2([.H62];[.I62])*180/PI()" office:value-type="float" office:value="139.635463426903" calcext:value-type="float">
            <text:p>139,635463426903</text:p>
          </table:table-cell>
          <table:table-cell table:formula="of:=ABS([.R62]-[.D62])" office:value-type="float" office:value="0.364536573097382" calcext:value-type="float">
            <text:p>0,364536573097382</text:p>
          </table:table-cell>
          <table:table-cell table:formula="of:=([.R62]-[.D62])^2" office:value-type="float" office:value="0.132886913125583" calcext:value-type="float">
            <text:p>0,132886913125583</text:p>
          </table:table-cell>
          <table:table-cell/>
        </table:table-row>
        <table:table-row table:style-name="ro1">
          <table:table-cell office:value-type="float" office:value="1623615965.12336" calcext:value-type="float">
            <text:p>1623615965,12336</text:p>
          </table:table-cell>
          <table:table-cell office:value-type="float" office:value="1" calcext:value-type="float">
            <text:p>1</text:p>
          </table:table-cell>
          <table:table-cell office:value-type="float" office:value="1.28062487" calcext:value-type="float">
            <text:p>1,28062487</text:p>
          </table:table-cell>
          <table:table-cell office:value-type="float" office:value="141" calcext:value-type="float">
            <text:p>141</text:p>
          </table:table-cell>
          <table:table-cell office:value-type="float" office:value="-0.99523244" calcext:value-type="float">
            <text:p>-0,99523244</text:p>
          </table:table-cell>
          <table:table-cell office:value-type="float" office:value="0.80592334" calcext:value-type="float">
            <text:p>0,80592334</text:p>
          </table:table-cell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,8</text:p>
          </table:table-cell>
          <table:table-cell table:formula="of:=SQRT([.H63]^2+[.I63]^2)" office:value-type="float" office:value="1.28062484748657" calcext:value-type="float">
            <text:p>1,28062484748657</text:p>
          </table:table-cell>
          <table:table-cell table:formula="of:=ABS([.H63]-[.E63])" office:value-type="float" office:value="0.00476756" calcext:value-type="float">
            <text:p>0,00476756</text:p>
          </table:table-cell>
          <table:table-cell table:formula="of:=[.K63]^2" office:value-type="float" office:value="0.0000227296283536" calcext:value-type="float">
            <text:p>2,27296283536E-05</text:p>
          </table:table-cell>
          <table:table-cell/>
          <table:table-cell table:formula="of:=ABS([.I63]-[.F63])" office:value-type="float" office:value="0.00592333999999994" calcext:value-type="float">
            <text:p>0,00592334</text:p>
          </table:table-cell>
          <table:table-cell table:formula="of:=[.N63]^2" office:value-type="float" office:value="0.0000350859567555993" calcext:value-type="float">
            <text:p>3,50859567555993E-05</text:p>
          </table:table-cell>
          <table:table-cell/>
          <table:table-cell table:formula="of:=ABS([.J63]-[.C63])" office:value-type="float" office:value="0.0000000225134302311858" calcext:value-type="float">
            <text:p>2,25134302311858E-08</text:p>
          </table:table-cell>
          <table:table-cell table:formula="of:=ATAN2([.H63];[.I63])*180/PI()" office:value-type="float" office:value="141.34019174591" calcext:value-type="float">
            <text:p>141,34019174591</text:p>
          </table:table-cell>
          <table:table-cell table:formula="of:=ABS([.R63]-[.D63])" office:value-type="float" office:value="0.34019174590992" calcext:value-type="float">
            <text:p>0,34019174590992</text:p>
          </table:table-cell>
          <table:table-cell table:formula="of:=([.R63]-[.D63])^2" office:value-type="float" office:value="0.115730423985239" calcext:value-type="float">
            <text:p>0,115730423985239</text:p>
          </table:table-cell>
          <table:table-cell/>
        </table:table-row>
        <table:table-row table:style-name="ro1">
          <table:table-cell office:value-type="float" office:value="1623615965.22336" calcext:value-type="float">
            <text:p>1623615965,22336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143" calcext:value-type="float">
            <text:p>143</text:p>
          </table:table-cell>
          <table:table-cell office:value-type="float" office:value="-0.99829439" calcext:value-type="float">
            <text:p>-0,99829439</text:p>
          </table:table-cell>
          <table:table-cell office:value-type="float" office:value="0.75226878" calcext:value-type="float">
            <text:p>0,75226878</text:p>
          </table:table-cell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table:formula="of:=SQRT([.H64]^2+[.I64]^2)" office:value-type="float" office:value="1.25" calcext:value-type="float">
            <text:p>1,25</text:p>
          </table:table-cell>
          <table:table-cell table:formula="of:=ABS([.H64]-[.E64])" office:value-type="float" office:value="0.00170561000000002" calcext:value-type="float">
            <text:p>0,00170561</text:p>
          </table:table-cell>
          <table:table-cell table:formula="of:=[.K64]^2" office:value-type="float" office:value="0.00000290910547210008" calcext:value-type="float">
            <text:p>2,90910547210008E-06</text:p>
          </table:table-cell>
          <table:table-cell/>
          <table:table-cell table:formula="of:=ABS([.I64]-[.F64])" office:value-type="float" office:value="0.00226877999999997" calcext:value-type="float">
            <text:p>0,00226878</text:p>
          </table:table-cell>
          <table:table-cell table:formula="of:=[.N64]^2" office:value-type="float" office:value="0.00000514736268839987" calcext:value-type="float">
            <text:p>5,14736268839987E-06</text:p>
          </table:table-cell>
          <table:table-cell/>
          <table:table-cell table:formula="of:=ABS([.J64]-[.C64])" office:value-type="float" office:value="0" calcext:value-type="float">
            <text:p>0</text:p>
          </table:table-cell>
          <table:table-cell table:formula="of:=ATAN2([.H64];[.I64])*180/PI()" office:value-type="float" office:value="143.130102354156" calcext:value-type="float">
            <text:p>143,130102354156</text:p>
          </table:table-cell>
          <table:table-cell table:formula="of:=ABS([.R64]-[.D64])" office:value-type="float" office:value="0.13010235415598" calcext:value-type="float">
            <text:p>0,13010235415598</text:p>
          </table:table-cell>
          <table:table-cell table:formula="of:=([.R64]-[.D64])^2" office:value-type="float" office:value="0.0169266225569281" calcext:value-type="float">
            <text:p>0,016926622556928</text:p>
          </table:table-cell>
          <table:table-cell/>
        </table:table-row>
        <table:table-row table:style-name="ro1">
          <table:table-cell office:value-type="float" office:value="1623615965.32335" calcext:value-type="float">
            <text:p>1623615965,32335</text:p>
          </table:table-cell>
          <table:table-cell office:value-type="float" office:value="1" calcext:value-type="float">
            <text:p>1</text:p>
          </table:table-cell>
          <table:table-cell office:value-type="float" office:value="1.22065556" calcext:value-type="float">
            <text:p>1,22065556</text:p>
          </table:table-cell>
          <table:table-cell office:value-type="float" office:value="145" calcext:value-type="float">
            <text:p>145</text:p>
          </table:table-cell>
          <table:table-cell office:value-type="float" office:value="-0.9999025" calcext:value-type="float">
            <text:p>-0,9999025</text:p>
          </table:table-cell>
          <table:table-cell office:value-type="float" office:value="0.70013927" calcext:value-type="float">
            <text:p>0,70013927</text:p>
          </table:table-cell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office:value-type="float" office:value="0.7" calcext:value-type="float">
            <text:p>0,7</text:p>
          </table:table-cell>
          <table:table-cell table:formula="of:=SQRT([.H65]^2+[.I65]^2)" office:value-type="float" office:value="1.22065556157337" calcext:value-type="float">
            <text:p>1,22065556157337</text:p>
          </table:table-cell>
          <table:table-cell table:formula="of:=ABS([.H65]-[.E65])" office:value-type="float" office:value="0.0000975000000000836" calcext:value-type="float">
            <text:p>9,75000000000836E-05</text:p>
          </table:table-cell>
          <table:table-cell table:formula="of:=[.K65]^2" office:value-type="float" office:value="0.00000000950625000001631" calcext:value-type="float">
            <text:p>9,50625000001631E-09</text:p>
          </table:table-cell>
          <table:table-cell/>
          <table:table-cell table:formula="of:=ABS([.I65]-[.F65])" office:value-type="float" office:value="0.000139269999999914" calcext:value-type="float">
            <text:p>0,00013927</text:p>
          </table:table-cell>
          <table:table-cell table:formula="of:=[.N65]^2" office:value-type="float" office:value="0.0000000193961328999759" calcext:value-type="float">
            <text:p>1,93961328999759E-08</text:p>
          </table:table-cell>
          <table:table-cell/>
          <table:table-cell table:formula="of:=ABS([.J65]-[.C65])" office:value-type="float" office:value="0.00000000157337032291593" calcext:value-type="float">
            <text:p>1,57337032291593E-09</text:p>
          </table:table-cell>
          <table:table-cell table:formula="of:=ATAN2([.H65];[.I65])*180/PI()" office:value-type="float" office:value="145.007979801441" calcext:value-type="float">
            <text:p>145,007979801441</text:p>
          </table:table-cell>
          <table:table-cell table:formula="of:=ABS([.R65]-[.D65])" office:value-type="float" office:value="0.00797980144133703" calcext:value-type="float">
            <text:p>0,007979801441337</text:p>
          </table:table-cell>
          <table:table-cell table:formula="of:=([.R65]-[.D65])^2" office:value-type="float" office:value="0.0000636772310431646" calcext:value-type="float">
            <text:p>6,36772310431646E-05</text:p>
          </table:table-cell>
          <table:table-cell/>
        </table:table-row>
        <table:table-row table:style-name="ro1">
          <table:table-cell office:value-type="float" office:value="1623615965.42339" calcext:value-type="float">
            <text:p>1623615965,42339</text:p>
          </table:table-cell>
          <table:table-cell office:value-type="float" office:value="1" calcext:value-type="float">
            <text:p>1</text:p>
          </table:table-cell>
          <table:table-cell office:value-type="float" office:value="1.19268608" calcext:value-type="float">
            <text:p>1,19268608</text:p>
          </table:table-cell>
          <table:table-cell office:value-type="float" office:value="147" calcext:value-type="float">
            <text:p>147</text:p>
          </table:table-cell>
          <table:table-cell office:value-type="float" office:value="-1.00027071" calcext:value-type="float">
            <text:p>-1,00027071</text:p>
          </table:table-cell>
          <table:table-cell office:value-type="float" office:value="0.6495834" calcext:value-type="float">
            <text:p>0,6495834</text:p>
          </table:table-cell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office:value-type="float" office:value="0.65" calcext:value-type="float">
            <text:p>0,65</text:p>
          </table:table-cell>
          <table:table-cell table:formula="of:=SQRT([.H66]^2+[.I66]^2)" office:value-type="float" office:value="1.19268604418766" calcext:value-type="float">
            <text:p>1,19268604418766</text:p>
          </table:table-cell>
          <table:table-cell table:formula="of:=ABS([.H66]-[.E66])" office:value-type="float" office:value="0.000270709999999896" calcext:value-type="float">
            <text:p>0,00027071</text:p>
          </table:table-cell>
          <table:table-cell table:formula="of:=[.K66]^2" office:value-type="float" office:value="0.0000000732839040999439" calcext:value-type="float">
            <text:p>7,32839040999439E-08</text:p>
          </table:table-cell>
          <table:table-cell/>
          <table:table-cell table:formula="of:=ABS([.I66]-[.F66])" office:value-type="float" office:value="0.0004166000000001" calcext:value-type="float">
            <text:p>0,0004166</text:p>
          </table:table-cell>
          <table:table-cell table:formula="of:=[.N66]^2" office:value-type="float" office:value="0.000000173555560000084" calcext:value-type="float">
            <text:p>1,73555560000084E-07</text:p>
          </table:table-cell>
          <table:table-cell/>
          <table:table-cell table:formula="of:=ABS([.J66]-[.C66])" office:value-type="float" office:value="0.0000000358123437571578" calcext:value-type="float">
            <text:p>3,58123437571578E-08</text:p>
          </table:table-cell>
          <table:table-cell table:formula="of:=ATAN2([.H66];[.I66])*180/PI()" office:value-type="float" office:value="146.976132444203" calcext:value-type="float">
            <text:p>146,976132444203</text:p>
          </table:table-cell>
          <table:table-cell table:formula="of:=ABS([.R66]-[.D66])" office:value-type="float" office:value="0.0238675557966417" calcext:value-type="float">
            <text:p>0,023867555796642</text:p>
          </table:table-cell>
          <table:table-cell table:formula="of:=([.R66]-[.D66])^2" office:value-type="float" office:value="0.000569660219705804" calcext:value-type="float">
            <text:p>0,000569660219706</text:p>
          </table:table-cell>
          <table:table-cell/>
        </table:table-row>
        <table:table-row table:style-name="ro1">
          <table:table-cell office:value-type="float" office:value="1623615965.52339" calcext:value-type="float">
            <text:p>1623615965,52339</text:p>
          </table:table-cell>
          <table:table-cell office:value-type="float" office:value="1" calcext:value-type="float">
            <text:p>1</text:p>
          </table:table-cell>
          <table:table-cell office:value-type="float" office:value="1.16619039" calcext:value-type="float">
            <text:p>1,16619039</text:p>
          </table:table-cell>
          <table:table-cell office:value-type="float" office:value="149" calcext:value-type="float">
            <text:p>149</text:p>
          </table:table-cell>
          <table:table-cell office:value-type="float" office:value="-0.99962027" calcext:value-type="float">
            <text:p>-0,99962027</text:p>
          </table:table-cell>
          <table:table-cell office:value-type="float" office:value="0.60063245" calcext:value-type="float">
            <text:p>0,60063245</text:p>
          </table:table-cell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table:formula="of:=SQRT([.H67]^2+[.I67]^2)" office:value-type="float" office:value="1.16619037896906" calcext:value-type="float">
            <text:p>1,16619037896906</text:p>
          </table:table-cell>
          <table:table-cell table:formula="of:=ABS([.H67]-[.E67])" office:value-type="float" office:value="0.000379730000000023" calcext:value-type="float">
            <text:p>0,00037973</text:p>
          </table:table-cell>
          <table:table-cell table:formula="of:=[.K67]^2" office:value-type="float" office:value="0.000000144194872900017" calcext:value-type="float">
            <text:p>1,44194872900017E-07</text:p>
          </table:table-cell>
          <table:table-cell/>
          <table:table-cell table:formula="of:=ABS([.I67]-[.F67])" office:value-type="float" office:value="0.000632449999999896" calcext:value-type="float">
            <text:p>0,00063245</text:p>
          </table:table-cell>
          <table:table-cell table:formula="of:=[.N67]^2" office:value-type="float" office:value="0.000000399993002499868" calcext:value-type="float">
            <text:p>3,99993002499868E-07</text:p>
          </table:table-cell>
          <table:table-cell/>
          <table:table-cell table:formula="of:=ABS([.J67]-[.C67])" office:value-type="float" office:value="0.0000000110309397172159" calcext:value-type="float">
            <text:p>1,10309397172159E-08</text:p>
          </table:table-cell>
          <table:table-cell table:formula="of:=ATAN2([.H67];[.I67])*180/PI()" office:value-type="float" office:value="149.036243467926" calcext:value-type="float">
            <text:p>149,036243467926</text:p>
          </table:table-cell>
          <table:table-cell table:formula="of:=ABS([.R67]-[.D67])" office:value-type="float" office:value="0.0362434679264823" calcext:value-type="float">
            <text:p>0,036243467926482</text:p>
          </table:table-cell>
          <table:table-cell table:formula="of:=([.R67]-[.D67])^2" office:value-type="float" office:value="0.00131358896733795" calcext:value-type="float">
            <text:p>0,001313588967338</text:p>
          </table:table-cell>
          <table:table-cell/>
        </table:table-row>
        <table:table-row table:style-name="ro1">
          <table:table-cell office:value-type="float" office:value="1623615965.62336" calcext:value-type="float">
            <text:p>1623615965,62336</text:p>
          </table:table-cell>
          <table:table-cell office:value-type="float" office:value="1" calcext:value-type="float">
            <text:p>1</text:p>
          </table:table-cell>
          <table:table-cell office:value-type="float" office:value="1.14127123" calcext:value-type="float">
            <text:p>1,14127123</text:p>
          </table:table-cell>
          <table:table-cell office:value-type="float" office:value="151" calcext:value-type="float">
            <text:p>151</text:p>
          </table:table-cell>
          <table:table-cell office:value-type="float" office:value="-0.99817831" calcext:value-type="float">
            <text:p>-0,99817831</text:p>
          </table:table-cell>
          <table:table-cell office:value-type="float" office:value="0.55329927" calcext:value-type="float">
            <text:p>0,55329927</text:p>
          </table:table-cell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0.55" calcext:value-type="float">
            <text:p>0,55</text:p>
          </table:table-cell>
          <table:table-cell table:formula="of:=SQRT([.H68]^2+[.I68]^2)" office:value-type="float" office:value="1.14127122105133" calcext:value-type="float">
            <text:p>1,14127122105133</text:p>
          </table:table-cell>
          <table:table-cell table:formula="of:=ABS([.H68]-[.E68])" office:value-type="float" office:value="0.00182168999999999" calcext:value-type="float">
            <text:p>0,00182169</text:p>
          </table:table-cell>
          <table:table-cell table:formula="of:=[.K68]^2" office:value-type="float" office:value="0.00000331855445609995" calcext:value-type="float">
            <text:p>3,31855445609995E-06</text:p>
          </table:table-cell>
          <table:table-cell/>
          <table:table-cell table:formula="of:=ABS([.I68]-[.F68])" office:value-type="float" office:value="0.00329926999999997" calcext:value-type="float">
            <text:p>0,00329927</text:p>
          </table:table-cell>
          <table:table-cell table:formula="of:=[.N68]^2" office:value-type="float" office:value="0.0000108851825328998" calcext:value-type="float">
            <text:p>1,08851825328998E-05</text:p>
          </table:table-cell>
          <table:table-cell/>
          <table:table-cell table:formula="of:=ABS([.J68]-[.C68])" office:value-type="float" office:value="0.00000000894866736267375" calcext:value-type="float">
            <text:p>8,94866736267375E-09</text:p>
          </table:table-cell>
          <table:table-cell table:formula="of:=ATAN2([.H68];[.I68])*180/PI()" office:value-type="float" office:value="151.189206257027" calcext:value-type="float">
            <text:p>151,189206257027</text:p>
          </table:table-cell>
          <table:table-cell table:formula="of:=ABS([.R68]-[.D68])" office:value-type="float" office:value="0.189206257026939" calcext:value-type="float">
            <text:p>0,189206257026939</text:p>
          </table:table-cell>
          <table:table-cell table:formula="of:=([.R68]-[.D68])^2" office:value-type="float" office:value="0.035799007698144" calcext:value-type="float">
            <text:p>0,035799007698144</text:p>
          </table:table-cell>
          <table:table-cell/>
        </table:table-row>
        <table:table-row table:style-name="ro1">
          <table:table-cell office:value-type="float" office:value="1623615965.72334" calcext:value-type="float">
            <text:p>1623615965,72334</text:p>
          </table:table-cell>
          <table:table-cell office:value-type="float" office:value="1" calcext:value-type="float">
            <text:p>1</text:p>
          </table:table-cell>
          <table:table-cell office:value-type="float" office:value="1.11803401" calcext:value-type="float">
            <text:p>1,11803401</text:p>
          </table:table-cell>
          <table:table-cell office:value-type="float" office:value="153" calcext:value-type="float">
            <text:p>153</text:p>
          </table:table-cell>
          <table:table-cell office:value-type="float" office:value="-0.99617559" calcext:value-type="float">
            <text:p>-0,99617559</text:p>
          </table:table-cell>
          <table:table-cell office:value-type="float" office:value="0.50757682" calcext:value-type="float">
            <text:p>0,50757682</text:p>
          </table:table-cell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table:formula="of:=SQRT([.H69]^2+[.I69]^2)" office:value-type="float" office:value="1.1180339887499" calcext:value-type="float">
            <text:p>1,1180339887499</text:p>
          </table:table-cell>
          <table:table-cell table:formula="of:=ABS([.H69]-[.E69])" office:value-type="float" office:value="0.00382441" calcext:value-type="float">
            <text:p>0,00382441</text:p>
          </table:table-cell>
          <table:table-cell table:formula="of:=[.K69]^2" office:value-type="float" office:value="0.0000146261118481" calcext:value-type="float">
            <text:p>1,46261118481E-05</text:p>
          </table:table-cell>
          <table:table-cell/>
          <table:table-cell table:formula="of:=ABS([.I69]-[.F69])" office:value-type="float" office:value="0.00757682000000004" calcext:value-type="float">
            <text:p>0,00757682</text:p>
          </table:table-cell>
          <table:table-cell table:formula="of:=[.N69]^2" office:value-type="float" office:value="0.0000574082013124006" calcext:value-type="float">
            <text:p>5,74082013124006E-05</text:p>
          </table:table-cell>
          <table:table-cell/>
          <table:table-cell table:formula="of:=ABS([.J69]-[.C69])" office:value-type="float" office:value="0.0000000212501050089742" calcext:value-type="float">
            <text:p>2,12501050089742E-08</text:p>
          </table:table-cell>
          <table:table-cell table:formula="of:=ATAN2([.H69];[.I69])*180/PI()" office:value-type="float" office:value="153.434948822922" calcext:value-type="float">
            <text:p>153,434948822922</text:p>
          </table:table-cell>
          <table:table-cell table:formula="of:=ABS([.R69]-[.D69])" office:value-type="float" office:value="0.434948822922024" calcext:value-type="float">
            <text:p>0,434948822922024</text:p>
          </table:table-cell>
          <table:table-cell table:formula="of:=([.R69]-[.D69])^2" office:value-type="float" office:value="0.189180478561254" calcext:value-type="float">
            <text:p>0,189180478561254</text:p>
          </table:table-cell>
          <table:table-cell/>
        </table:table-row>
        <table:table-row table:style-name="ro1">
          <table:table-cell office:value-type="float" office:value="1623615965.82338" calcext:value-type="float">
            <text:p>1623615965,82338</text:p>
          </table:table-cell>
          <table:table-cell office:value-type="float" office:value="1" calcext:value-type="float">
            <text:p>1</text:p>
          </table:table-cell>
          <table:table-cell office:value-type="float" office:value="1.09658563" calcext:value-type="float">
            <text:p>1,09658563</text:p>
          </table:table-cell>
          <table:table-cell office:value-type="float" office:value="156" calcext:value-type="float">
            <text:p>156</text:p>
          </table:table-cell>
          <table:table-cell office:value-type="float" office:value="-1.00178082" calcext:value-type="float">
            <text:p>-1,00178082</text:p>
          </table:table-cell>
          <table:table-cell office:value-type="float" office:value="0.44602156" calcext:value-type="float">
            <text:p>0,44602156</text:p>
          </table:table-cell>
          <table:table-cell office:value-type="float" office:value="156" calcext:value-type="float">
            <text:p>156</text:p>
          </table:table-cell>
          <table:table-cell office:value-type="float" office:value="-1" calcext:value-type="float">
            <text:p>-1</text:p>
          </table:table-cell>
          <table:table-cell office:value-type="float" office:value="0.45" calcext:value-type="float">
            <text:p>0,45</text:p>
          </table:table-cell>
          <table:table-cell table:formula="of:=SQRT([.H70]^2+[.I70]^2)" office:value-type="float" office:value="1.09658560997307" calcext:value-type="float">
            <text:p>1,09658560997307</text:p>
          </table:table-cell>
          <table:table-cell table:formula="of:=ABS([.H70]-[.E70])" office:value-type="float" office:value="0.00178082000000002" calcext:value-type="float">
            <text:p>0,00178082</text:p>
          </table:table-cell>
          <table:table-cell table:formula="of:=[.K70]^2" office:value-type="float" office:value="0.00000317131987240006" calcext:value-type="float">
            <text:p>3,17131987240006E-06</text:p>
          </table:table-cell>
          <table:table-cell/>
          <table:table-cell table:formula="of:=ABS([.I70]-[.F70])" office:value-type="float" office:value="0.00397844000000003" calcext:value-type="float">
            <text:p>0,00397844</text:p>
          </table:table-cell>
          <table:table-cell table:formula="of:=[.N70]^2" office:value-type="float" office:value="0.0000158279848336002" calcext:value-type="float">
            <text:p>1,58279848336002E-05</text:p>
          </table:table-cell>
          <table:table-cell/>
          <table:table-cell table:formula="of:=ABS([.J70]-[.C70])" office:value-type="float" office:value="0.0000000200269345551618" calcext:value-type="float">
            <text:p>2,00269345551618E-08</text:p>
          </table:table-cell>
          <table:table-cell table:formula="of:=ATAN2([.H70];[.I70])*180/PI()" office:value-type="float" office:value="155.772254682046" calcext:value-type="float">
            <text:p>155,772254682046</text:p>
          </table:table-cell>
          <table:table-cell table:formula="of:=ABS([.R70]-[.D70])" office:value-type="float" office:value="0.227745317954174" calcext:value-type="float">
            <text:p>0,227745317954174</text:p>
          </table:table-cell>
          <table:table-cell table:formula="of:=([.R70]-[.D70])^2" office:value-type="float" office:value="0.0518679298500477" calcext:value-type="float">
            <text:p>0,051867929850048</text:p>
          </table:table-cell>
          <table:table-cell/>
        </table:table-row>
        <table:table-row table:style-name="ro1">
          <table:table-cell office:value-type="float" office:value="1623615965.92334" calcext:value-type="float">
            <text:p>1623615965,92334</text:p>
          </table:table-cell>
          <table:table-cell office:value-type="float" office:value="1" calcext:value-type="float">
            <text:p>1</text:p>
          </table:table-cell>
          <table:table-cell office:value-type="float" office:value="1.07703292" calcext:value-type="float">
            <text:p>1,07703292</text:p>
          </table:table-cell>
          <table:table-cell office:value-type="float" office:value="158" calcext:value-type="float">
            <text:p>158</text:p>
          </table:table-cell>
          <table:table-cell office:value-type="float" office:value="-0.99860754" calcext:value-type="float">
            <text:p>-0,99860754</text:p>
          </table:table-cell>
          <table:table-cell office:value-type="float" office:value="0.40346363" calcext:value-type="float">
            <text:p>0,40346363</text:p>
          </table:table-cell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,4</text:p>
          </table:table-cell>
          <table:table-cell table:formula="of:=SQRT([.H71]^2+[.I71]^2)" office:value-type="float" office:value="1.0770329614269" calcext:value-type="float">
            <text:p>1,0770329614269</text:p>
          </table:table-cell>
          <table:table-cell table:formula="of:=ABS([.H71]-[.E71])" office:value-type="float" office:value="0.00139245999999993" calcext:value-type="float">
            <text:p>0,00139246</text:p>
          </table:table-cell>
          <table:table-cell table:formula="of:=[.K71]^2" office:value-type="float" office:value="0.0000019389448515998" calcext:value-type="float">
            <text:p>1,9389448515998E-06</text:p>
          </table:table-cell>
          <table:table-cell/>
          <table:table-cell table:formula="of:=ABS([.I71]-[.F71])" office:value-type="float" office:value="0.00346363" calcext:value-type="float">
            <text:p>0,00346363</text:p>
          </table:table-cell>
          <table:table-cell table:formula="of:=[.N71]^2" office:value-type="float" office:value="0.0000119967327769" calcext:value-type="float">
            <text:p>1,19967327769E-05</text:p>
          </table:table-cell>
          <table:table-cell/>
          <table:table-cell table:formula="of:=ABS([.J71]-[.C71])" office:value-type="float" office:value="0.0000000414269010207136" calcext:value-type="float">
            <text:p>4,14269010207136E-08</text:p>
          </table:table-cell>
          <table:table-cell table:formula="of:=ATAN2([.H71];[.I71])*180/PI()" office:value-type="float" office:value="158.198590513648" calcext:value-type="float">
            <text:p>158,198590513648</text:p>
          </table:table-cell>
          <table:table-cell table:formula="of:=ABS([.R71]-[.D71])" office:value-type="float" office:value="0.198590513648185" calcext:value-type="float">
            <text:p>0,198590513648185</text:p>
          </table:table-cell>
          <table:table-cell table:formula="of:=([.R71]-[.D71])^2" office:value-type="float" office:value="0.0394381921110498" calcext:value-type="float">
            <text:p>0,03943819211105</text:p>
          </table:table-cell>
          <table:table-cell/>
        </table:table-row>
        <table:table-row table:style-name="ro1">
          <table:table-cell office:value-type="float" office:value="1623615966.02335" calcext:value-type="float">
            <text:p>1623615966,02335</text:p>
          </table:table-cell>
          <table:table-cell office:value-type="float" office:value="1" calcext:value-type="float">
            <text:p>1</text:p>
          </table:table-cell>
          <table:table-cell office:value-type="float" office:value="1.05948102" calcext:value-type="float">
            <text:p>1,05948102</text:p>
          </table:table-cell>
          <table:table-cell office:value-type="float" office:value="161" calcext:value-type="float">
            <text:p>161</text:p>
          </table:table-cell>
          <table:table-cell office:value-type="float" office:value="-1.00175899" calcext:value-type="float">
            <text:p>-1,00175899</text:p>
          </table:table-cell>
          <table:table-cell office:value-type="float" office:value="0.34493328" calcext:value-type="float">
            <text:p>0,34493328</text:p>
          </table:table-cell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office:value-type="float" office:value="0.35" calcext:value-type="float">
            <text:p>0,35</text:p>
          </table:table-cell>
          <table:table-cell table:formula="of:=SQRT([.H72]^2+[.I72]^2)" office:value-type="float" office:value="1.05948100502085" calcext:value-type="float">
            <text:p>1,05948100502085</text:p>
          </table:table-cell>
          <table:table-cell table:formula="of:=ABS([.H72]-[.E72])" office:value-type="float" office:value="0.0017589899999999" calcext:value-type="float">
            <text:p>0,00175899</text:p>
          </table:table-cell>
          <table:table-cell table:formula="of:=[.K72]^2" office:value-type="float" office:value="0.00000309404582009966" calcext:value-type="float">
            <text:p>3,09404582009966E-06</text:p>
          </table:table-cell>
          <table:table-cell/>
          <table:table-cell table:formula="of:=ABS([.I72]-[.F72])" office:value-type="float" office:value="0.00506672000000002" calcext:value-type="float">
            <text:p>0,00506672</text:p>
          </table:table-cell>
          <table:table-cell table:formula="of:=[.N72]^2" office:value-type="float" office:value="0.0000256716515584002" calcext:value-type="float">
            <text:p>2,56716515584002E-05</text:p>
          </table:table-cell>
          <table:table-cell/>
          <table:table-cell table:formula="of:=ABS([.J72]-[.C72])" office:value-type="float" office:value="0.0000000149791454795434" calcext:value-type="float">
            <text:p>1,49791454795434E-08</text:p>
          </table:table-cell>
          <table:table-cell table:formula="of:=ATAN2([.H72];[.I72])*180/PI()" office:value-type="float" office:value="160.709953780811" calcext:value-type="float">
            <text:p>160,709953780811</text:p>
          </table:table-cell>
          <table:table-cell table:formula="of:=ABS([.R72]-[.D72])" office:value-type="float" office:value="0.290046219188724" calcext:value-type="float">
            <text:p>0,290046219188724</text:p>
          </table:table-cell>
          <table:table-cell table:formula="of:=([.R72]-[.D72])^2" office:value-type="float" office:value="0.0841268092656735" calcext:value-type="float">
            <text:p>0,084126809265674</text:p>
          </table:table-cell>
          <table:table-cell/>
        </table:table-row>
        <table:table-row table:style-name="ro1">
          <table:table-cell office:value-type="float" office:value="1623615966.12336" calcext:value-type="float">
            <text:p>1623615966,12336</text:p>
          </table:table-cell>
          <table:table-cell office:value-type="float" office:value="1" calcext:value-type="float">
            <text:p>1</text:p>
          </table:table-cell>
          <table:table-cell office:value-type="float" office:value="1.04403067" calcext:value-type="float">
            <text:p>1,04403067</text:p>
          </table:table-cell>
          <table:table-cell office:value-type="float" office:value="163" calcext:value-type="float">
            <text:p>163</text:p>
          </table:table-cell>
          <table:table-cell office:value-type="float" office:value="-0.99841149" calcext:value-type="float">
            <text:p>-0,99841149</text:p>
          </table:table-cell>
          <table:table-cell office:value-type="float" office:value="0.30524503" calcext:value-type="float">
            <text:p>0,30524503</text:p>
          </table:table-cell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table:formula="of:=SQRT([.H73]^2+[.I73]^2)" office:value-type="float" office:value="1.04403065089106" calcext:value-type="float">
            <text:p>1,04403065089106</text:p>
          </table:table-cell>
          <table:table-cell table:formula="of:=ABS([.H73]-[.E73])" office:value-type="float" office:value="0.00158850999999993" calcext:value-type="float">
            <text:p>0,00158851</text:p>
          </table:table-cell>
          <table:table-cell table:formula="of:=[.K73]^2" office:value-type="float" office:value="0.00000252336402009978" calcext:value-type="float">
            <text:p>2,52336402009978E-06</text:p>
          </table:table-cell>
          <table:table-cell/>
          <table:table-cell table:formula="of:=ABS([.I73]-[.F73])" office:value-type="float" office:value="0.00524502999999998" calcext:value-type="float">
            <text:p>0,00524503</text:p>
          </table:table-cell>
          <table:table-cell table:formula="of:=[.N73]^2" office:value-type="float" office:value="0.0000275103397008998" calcext:value-type="float">
            <text:p>2,75103397008998E-05</text:p>
          </table:table-cell>
          <table:table-cell/>
          <table:table-cell table:formula="of:=ABS([.J73]-[.C73])" office:value-type="float" office:value="0.0000000191089448708937" calcext:value-type="float">
            <text:p>1,91089448708937E-08</text:p>
          </table:table-cell>
          <table:table-cell table:formula="of:=ATAN2([.H73];[.I73])*180/PI()" office:value-type="float" office:value="163.300755766006" calcext:value-type="float">
            <text:p>163,300755766006</text:p>
          </table:table-cell>
          <table:table-cell table:formula="of:=ABS([.R73]-[.D73])" office:value-type="float" office:value="0.300755766006375" calcext:value-type="float">
            <text:p>0,300755766006375</text:p>
          </table:table-cell>
          <table:table-cell table:formula="of:=([.R73]-[.D73])^2" office:value-type="float" office:value="0.0904540307860816" calcext:value-type="float">
            <text:p>0,090454030786082</text:p>
          </table:table-cell>
          <table:table-cell/>
        </table:table-row>
        <table:table-row table:style-name="ro1">
          <table:table-cell office:value-type="float" office:value="1623615966.22337" calcext:value-type="float">
            <text:p>1623615966,22337</text:p>
          </table:table-cell>
          <table:table-cell office:value-type="float" office:value="1" calcext:value-type="float">
            <text:p>1</text:p>
          </table:table-cell>
          <table:table-cell office:value-type="float" office:value="1.03077638" calcext:value-type="float">
            <text:p>1,03077638</text:p>
          </table:table-cell>
          <table:table-cell office:value-type="float" office:value="166" calcext:value-type="float">
            <text:p>166</text:p>
          </table:table-cell>
          <table:table-cell office:value-type="float" office:value="-1.00015792" calcext:value-type="float">
            <text:p>-1,00015792</text:p>
          </table:table-cell>
          <table:table-cell office:value-type="float" office:value="0.24936738" calcext:value-type="float">
            <text:p>0,24936738</text:p>
          </table:table-cell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table:formula="of:=SQRT([.H74]^2+[.I74]^2)" office:value-type="float" office:value="1.03077640640442" calcext:value-type="float">
            <text:p>1,03077640640442</text:p>
          </table:table-cell>
          <table:table-cell table:formula="of:=ABS([.H74]-[.E74])" office:value-type="float" office:value="0.000157919999999923" calcext:value-type="float">
            <text:p>0,00015792</text:p>
          </table:table-cell>
          <table:table-cell table:formula="of:=[.K74]^2" office:value-type="float" office:value="0.0000000249387263999755" calcext:value-type="float">
            <text:p>2,49387263999755E-08</text:p>
          </table:table-cell>
          <table:table-cell/>
          <table:table-cell table:formula="of:=ABS([.I74]-[.F74])" office:value-type="float" office:value="0.00063262" calcext:value-type="float">
            <text:p>0,00063262</text:p>
          </table:table-cell>
          <table:table-cell table:formula="of:=[.N74]^2" office:value-type="float" office:value="0.000000400208064400001" calcext:value-type="float">
            <text:p>4,00208064400001E-07</text:p>
          </table:table-cell>
          <table:table-cell/>
          <table:table-cell table:formula="of:=ABS([.J74]-[.C74])" office:value-type="float" office:value="0.0000000264044150988241" calcext:value-type="float">
            <text:p>2,64044150988241E-08</text:p>
          </table:table-cell>
          <table:table-cell table:formula="of:=ATAN2([.H74];[.I74])*180/PI()" office:value-type="float" office:value="165.963756532074" calcext:value-type="float">
            <text:p>165,963756532074</text:p>
          </table:table-cell>
          <table:table-cell table:formula="of:=ABS([.R74]-[.D74])" office:value-type="float" office:value="0.0362434679264823" calcext:value-type="float">
            <text:p>0,036243467926482</text:p>
          </table:table-cell>
          <table:table-cell table:formula="of:=([.R74]-[.D74])^2" office:value-type="float" office:value="0.00131358896733795" calcext:value-type="float">
            <text:p>0,001313588967338</text:p>
          </table:table-cell>
          <table:table-cell/>
        </table:table-row>
        <table:table-row table:style-name="ro1">
          <table:table-cell office:value-type="float" office:value="1623615966.32335" calcext:value-type="float">
            <text:p>1623615966,32335</text:p>
          </table:table-cell>
          <table:table-cell office:value-type="float" office:value="1" calcext:value-type="float">
            <text:p>1</text:p>
          </table:table-cell>
          <table:table-cell office:value-type="float" office:value="1.01980388" calcext:value-type="float">
            <text:p>1,01980388</text:p>
          </table:table-cell>
          <table:table-cell office:value-type="float" office:value="169" calcext:value-type="float">
            <text:p>169</text:p>
          </table:table-cell>
          <table:table-cell office:value-type="float" office:value="-1.00106721" calcext:value-type="float">
            <text:p>-1,00106721</text:p>
          </table:table-cell>
          <table:table-cell office:value-type="float" office:value="0.19458775" calcext:value-type="float">
            <text:p>0,19458775</text:p>
          </table:table-cell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table:formula="of:=SQRT([.H75]^2+[.I75]^2)" office:value-type="float" office:value="1.01980390271856" calcext:value-type="float">
            <text:p>1,01980390271856</text:p>
          </table:table-cell>
          <table:table-cell table:formula="of:=ABS([.H75]-[.E75])" office:value-type="float" office:value="0.00106720999999999" calcext:value-type="float">
            <text:p>0,00106721</text:p>
          </table:table-cell>
          <table:table-cell table:formula="of:=[.K75]^2" office:value-type="float" office:value="0.00000113893718409997" calcext:value-type="float">
            <text:p>1,13893718409997E-06</text:p>
          </table:table-cell>
          <table:table-cell/>
          <table:table-cell table:formula="of:=ABS([.I75]-[.F75])" office:value-type="float" office:value="0.00541225000000001" calcext:value-type="float">
            <text:p>0,00541225</text:p>
          </table:table-cell>
          <table:table-cell table:formula="of:=[.N75]^2" office:value-type="float" office:value="0.0000292924500625001" calcext:value-type="float">
            <text:p>2,92924500625001E-05</text:p>
          </table:table-cell>
          <table:table-cell/>
          <table:table-cell table:formula="of:=ABS([.J75]-[.C75])" office:value-type="float" office:value="0.000000022718557035617" calcext:value-type="float">
            <text:p>2,2718557035617E-08</text:p>
          </table:table-cell>
          <table:table-cell table:formula="of:=ATAN2([.H75];[.I75])*180/PI()" office:value-type="float" office:value="168.69006752598" calcext:value-type="float">
            <text:p>168,69006752598</text:p>
          </table:table-cell>
          <table:table-cell table:formula="of:=ABS([.R75]-[.D75])" office:value-type="float" office:value="0.309932474020201" calcext:value-type="float">
            <text:p>0,309932474020201</text:p>
          </table:table-cell>
          <table:table-cell table:formula="of:=([.R75]-[.D75])^2" office:value-type="float" office:value="0.0960581384522824" calcext:value-type="float">
            <text:p>0,096058138452282</text:p>
          </table:table-cell>
          <table:table-cell/>
        </table:table-row>
        <table:table-row table:style-name="ro1">
          <table:table-cell office:value-type="float" office:value="1623615966.42337" calcext:value-type="float">
            <text:p>1623615966,42337</text:p>
          </table:table-cell>
          <table:table-cell office:value-type="float" office:value="1" calcext:value-type="float">
            <text:p>1</text:p>
          </table:table-cell>
          <table:table-cell office:value-type="float" office:value="1.01118743" calcext:value-type="float">
            <text:p>1,01118743</text:p>
          </table:table-cell>
          <table:table-cell office:value-type="float" office:value="171" calcext:value-type="float">
            <text:p>171</text:p>
          </table:table-cell>
          <table:table-cell office:value-type="float" office:value="-0.99873804" calcext:value-type="float">
            <text:p>-0,99873804</text:p>
          </table:table-cell>
          <table:table-cell office:value-type="float" office:value="0.15818457" calcext:value-type="float">
            <text:p>0,15818457</text:p>
          </table:table-cell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0.15" calcext:value-type="float">
            <text:p>0,15</text:p>
          </table:table-cell>
          <table:table-cell table:formula="of:=SQRT([.H76]^2+[.I76]^2)" office:value-type="float" office:value="1.01118742080783" calcext:value-type="float">
            <text:p>1,01118742080783</text:p>
          </table:table-cell>
          <table:table-cell table:formula="of:=ABS([.H76]-[.E76])" office:value-type="float" office:value="0.00126196000000001" calcext:value-type="float">
            <text:p>0,00126196</text:p>
          </table:table-cell>
          <table:table-cell table:formula="of:=[.K76]^2" office:value-type="float" office:value="0.00000159254304160002" calcext:value-type="float">
            <text:p>1,59254304160002E-06</text:p>
          </table:table-cell>
          <table:table-cell/>
          <table:table-cell table:formula="of:=ABS([.I76]-[.F76])" office:value-type="float" office:value="0.00818457" calcext:value-type="float">
            <text:p>0,00818457</text:p>
          </table:table-cell>
          <table:table-cell table:formula="of:=[.N76]^2" office:value-type="float" office:value="0.0000669871860849" calcext:value-type="float">
            <text:p>6,69871860849E-05</text:p>
          </table:table-cell>
          <table:table-cell/>
          <table:table-cell table:formula="of:=ABS([.J76]-[.C76])" office:value-type="float" office:value="0.00000000919216591732663" calcext:value-type="float">
            <text:p>9,19216591732663E-09</text:p>
          </table:table-cell>
          <table:table-cell table:formula="of:=ATAN2([.H76];[.I76])*180/PI()" office:value-type="float" office:value="171.469234390052" calcext:value-type="float">
            <text:p>171,469234390052</text:p>
          </table:table-cell>
          <table:table-cell table:formula="of:=ABS([.R76]-[.D76])" office:value-type="float" office:value="0.469234390051895" calcext:value-type="float">
            <text:p>0,469234390051895</text:p>
          </table:table-cell>
          <table:table-cell table:formula="of:=([.R76]-[.D76])^2" office:value-type="float" office:value="0.220180912807374" calcext:value-type="float">
            <text:p>0,220180912807374</text:p>
          </table:table-cell>
          <table:table-cell/>
        </table:table-row>
        <table:table-row table:style-name="ro1">
          <table:table-cell office:value-type="float" office:value="1623615966.52329" calcext:value-type="float">
            <text:p>1623615966,52329</text:p>
          </table:table-cell>
          <table:table-cell office:value-type="float" office:value="1" calcext:value-type="float">
            <text:p>1</text:p>
          </table:table-cell>
          <table:table-cell office:value-type="float" office:value="1.0049876" calcext:value-type="float">
            <text:p>1,0049876</text:p>
          </table:table-cell>
          <table:table-cell office:value-type="float" office:value="174" calcext:value-type="float">
            <text:p>174</text:p>
          </table:table-cell>
          <table:table-cell office:value-type="float" office:value="-0.99948217" calcext:value-type="float">
            <text:p>-0,99948217</text:p>
          </table:table-cell>
          <table:table-cell office:value-type="float" office:value="0.10504981" calcext:value-type="float">
            <text:p>0,10504981</text:p>
          </table:table-cell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formula="of:=SQRT([.H77]^2+[.I77]^2)" office:value-type="float" office:value="1.00498756211209" calcext:value-type="float">
            <text:p>1,00498756211209</text:p>
          </table:table-cell>
          <table:table-cell table:formula="of:=ABS([.H77]-[.E77])" office:value-type="float" office:value="0.000517829999999941" calcext:value-type="float">
            <text:p>0,00051783</text:p>
          </table:table-cell>
          <table:table-cell table:formula="of:=[.K77]^2" office:value-type="float" office:value="0.000000268147908899939" calcext:value-type="float">
            <text:p>2,68147908899939E-07</text:p>
          </table:table-cell>
          <table:table-cell/>
          <table:table-cell table:formula="of:=ABS([.I77]-[.F77])" office:value-type="float" office:value="0.00504981" calcext:value-type="float">
            <text:p>0,00504981</text:p>
          </table:table-cell>
          <table:table-cell table:formula="of:=[.N77]^2" office:value-type="float" office:value="0.0000255005810361" calcext:value-type="float">
            <text:p>2,55005810361E-05</text:p>
          </table:table-cell>
          <table:table-cell/>
          <table:table-cell table:formula="of:=ABS([.J77]-[.C77])" office:value-type="float" office:value="0.0000000378879110307651" calcext:value-type="float">
            <text:p>3,78879110307651E-08</text:p>
          </table:table-cell>
          <table:table-cell table:formula="of:=ATAN2([.H77];[.I77])*180/PI()" office:value-type="float" office:value="174.2894068625" calcext:value-type="float">
            <text:p>174,2894068625</text:p>
          </table:table-cell>
          <table:table-cell table:formula="of:=ABS([.R77]-[.D77])" office:value-type="float" office:value="0.289406862500357" calcext:value-type="float">
            <text:p>0,289406862500357</text:p>
          </table:table-cell>
          <table:table-cell table:formula="of:=([.R77]-[.D77])^2" office:value-type="float" office:value="0.0837563320623005" calcext:value-type="float">
            <text:p>0,083756332062301</text:p>
          </table:table-cell>
          <table:table-cell/>
        </table:table-row>
        <table:table-row table:style-name="ro1">
          <table:table-cell office:value-type="float" office:value="1623615966.62334" calcext:value-type="float">
            <text:p>1623615966,62334</text:p>
          </table:table-cell>
          <table:table-cell office:value-type="float" office:value="1" calcext:value-type="float">
            <text:p>1</text:p>
          </table:table-cell>
          <table:table-cell office:value-type="float" office:value="1.00124919" calcext:value-type="float">
            <text:p>1,00124919</text:p>
          </table:table-cell>
          <table:table-cell office:value-type="float" office:value="177" calcext:value-type="float">
            <text:p>177</text:p>
          </table:table-cell>
          <table:table-cell office:value-type="float" office:value="-0.99987702" calcext:value-type="float">
            <text:p>-0,99987702</text:p>
          </table:table-cell>
          <table:table-cell office:value-type="float" office:value="0.05240133" calcext:value-type="float">
            <text:p>0,05240133</text:p>
          </table:table-cell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,05</text:p>
          </table:table-cell>
          <table:table-cell table:formula="of:=SQRT([.H78]^2+[.I78]^2)" office:value-type="float" office:value="1.00124921972504" calcext:value-type="float">
            <text:p>1,00124921972504</text:p>
          </table:table-cell>
          <table:table-cell table:formula="of:=ABS([.H78]-[.E78])" office:value-type="float" office:value="0.000122979999999995" calcext:value-type="float">
            <text:p>0,00012298</text:p>
          </table:table-cell>
          <table:table-cell table:formula="of:=[.K78]^2" office:value-type="float" office:value="0.0000000151240803999987" calcext:value-type="float">
            <text:p>1,51240803999987E-08</text:p>
          </table:table-cell>
          <table:table-cell/>
          <table:table-cell table:formula="of:=ABS([.I78]-[.F78])" office:value-type="float" office:value="0.00240133" calcext:value-type="float">
            <text:p>0,00240133</text:p>
          </table:table-cell>
          <table:table-cell table:formula="of:=[.N78]^2" office:value-type="float" office:value="0.0000057663857689" calcext:value-type="float">
            <text:p>5,7663857689E-06</text:p>
          </table:table-cell>
          <table:table-cell/>
          <table:table-cell table:formula="of:=ABS([.J78]-[.C78])" office:value-type="float" office:value="0.0000000297250393188619" calcext:value-type="float">
            <text:p>2,97250393188619E-08</text:p>
          </table:table-cell>
          <table:table-cell table:formula="of:=ATAN2([.H78];[.I78])*180/PI()" office:value-type="float" office:value="177.137594773888" calcext:value-type="float">
            <text:p>177,137594773888</text:p>
          </table:table-cell>
          <table:table-cell table:formula="of:=ABS([.R78]-[.D78])" office:value-type="float" office:value="0.137594773888281" calcext:value-type="float">
            <text:p>0,137594773888281</text:p>
          </table:table-cell>
          <table:table-cell table:formula="of:=([.R78]-[.D78])^2" office:value-type="float" office:value="0.0189323218013673" calcext:value-type="float">
            <text:p>0,018932321801367</text:p>
          </table:table-cell>
          <table:table-cell/>
        </table:table-row>
        <table:table-row table:style-name="ro1">
          <table:table-cell office:value-type="float" office:value="1623615966.72328" calcext:value-type="float">
            <text:p>1623615966,72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SQRT([.H79]^2+[.I79]^2)" office:value-type="float" office:value="1" calcext:value-type="float">
            <text:p>1</text:p>
          </table:table-cell>
          <table:table-cell table:formula="of:=ABS([.H79]-[.E79])" office:value-type="float" office:value="0" calcext:value-type="float">
            <text:p>0</text:p>
          </table:table-cell>
          <table:table-cell table:formula="of:=[.K79]^2" office:value-type="float" office:value="0" calcext:value-type="float">
            <text:p>0</text:p>
          </table:table-cell>
          <table:table-cell/>
          <table:table-cell table:formula="of:=ABS([.I79]-[.F79])" office:value-type="float" office:value="0" calcext:value-type="float">
            <text:p>0</text:p>
          </table:table-cell>
          <table:table-cell table:formula="of:=[.N79]^2" office:value-type="float" office:value="0" calcext:value-type="float">
            <text:p>0</text:p>
          </table:table-cell>
          <table:table-cell/>
          <table:table-cell table:formula="of:=ABS([.J79]-[.C79])" office:value-type="float" office:value="0" calcext:value-type="float">
            <text:p>0</text:p>
          </table:table-cell>
          <table:table-cell table:formula="of:=ATAN2([.H79];[.I79])*180/PI()" office:value-type="float" office:value="180" calcext:value-type="float">
            <text:p>180</text:p>
          </table:table-cell>
          <table:table-cell table:formula="of:=ABS([.R79]-[.D79])" office:value-type="float" office:value="0" calcext:value-type="float">
            <text:p>0</text:p>
          </table:table-cell>
          <table:table-cell table:formula="of:=([.R79]-[.D79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6.82329" calcext:value-type="float">
            <text:p>1623615966,82329</text:p>
          </table:table-cell>
          <table:table-cell office:value-type="float" office:value="1" calcext:value-type="float">
            <text:p>1</text:p>
          </table:table-cell>
          <table:table-cell office:value-type="float" office:value="1.00124919" calcext:value-type="float">
            <text:p>1,00124919</text:p>
          </table:table-cell>
          <table:table-cell office:value-type="float" office:value="-177" calcext:value-type="float">
            <text:p>-177</text:p>
          </table:table-cell>
          <table:table-cell office:value-type="float" office:value="-0.99987702" calcext:value-type="float">
            <text:p>-0,99987702</text:p>
          </table:table-cell>
          <table:table-cell office:value-type="float" office:value="-0.05240133" calcext:value-type="float">
            <text:p>-0,05240133</text:p>
          </table:table-cell>
          <table:table-cell office:value-type="float" office:value="-177" calcext:value-type="float">
            <text:p>-177</text:p>
          </table:table-cell>
          <table:table-cell office:value-type="float" office:value="-1" calcext:value-type="float">
            <text:p>-1</text:p>
          </table:table-cell>
          <table:table-cell office:value-type="float" office:value="-0.0499999999999999" calcext:value-type="float">
            <text:p>-0,05</text:p>
          </table:table-cell>
          <table:table-cell table:formula="of:=SQRT([.H80]^2+[.I80]^2)" office:value-type="float" office:value="1.00124921972504" calcext:value-type="float">
            <text:p>1,00124921972504</text:p>
          </table:table-cell>
          <table:table-cell table:formula="of:=ABS([.H80]-[.E80])" office:value-type="float" office:value="0.000122979999999995" calcext:value-type="float">
            <text:p>0,00012298</text:p>
          </table:table-cell>
          <table:table-cell table:formula="of:=[.K80]^2" office:value-type="float" office:value="0.0000000151240803999987" calcext:value-type="float">
            <text:p>1,51240803999987E-08</text:p>
          </table:table-cell>
          <table:table-cell/>
          <table:table-cell table:formula="of:=ABS([.I80]-[.F80])" office:value-type="float" office:value="0.0024013300000001" calcext:value-type="float">
            <text:p>0,00240133</text:p>
          </table:table-cell>
          <table:table-cell table:formula="of:=[.N80]^2" office:value-type="float" office:value="0.0000057663857689005" calcext:value-type="float">
            <text:p>5,7663857689005E-06</text:p>
          </table:table-cell>
          <table:table-cell/>
          <table:table-cell table:formula="of:=ABS([.J80]-[.C80])" office:value-type="float" office:value="0.0000000297250393188619" calcext:value-type="float">
            <text:p>2,97250393188619E-08</text:p>
          </table:table-cell>
          <table:table-cell table:formula="of:=ATAN2([.H80];[.I80])*180/PI()" office:value-type="float" office:value="-177.137594773888" calcext:value-type="float">
            <text:p>-177,137594773888</text:p>
          </table:table-cell>
          <table:table-cell table:formula="of:=ABS([.R80]-[.D80])" office:value-type="float" office:value="0.137594773888281" calcext:value-type="float">
            <text:p>0,137594773888281</text:p>
          </table:table-cell>
          <table:table-cell table:formula="of:=([.R80]-[.D80])^2" office:value-type="float" office:value="0.0189323218013673" calcext:value-type="float">
            <text:p>0,018932321801367</text:p>
          </table:table-cell>
          <table:table-cell/>
        </table:table-row>
        <table:table-row table:style-name="ro1">
          <table:table-cell office:value-type="float" office:value="1623615966.92337" calcext:value-type="float">
            <text:p>1623615966,92337</text:p>
          </table:table-cell>
          <table:table-cell office:value-type="float" office:value="1" calcext:value-type="float">
            <text:p>1</text:p>
          </table:table-cell>
          <table:table-cell office:value-type="float" office:value="1.0049876" calcext:value-type="float">
            <text:p>1,0049876</text:p>
          </table:table-cell>
          <table:table-cell office:value-type="float" office:value="-174" calcext:value-type="float">
            <text:p>-174</text:p>
          </table:table-cell>
          <table:table-cell office:value-type="float" office:value="-0.99948217" calcext:value-type="float">
            <text:p>-0,99948217</text:p>
          </table:table-cell>
          <table:table-cell office:value-type="float" office:value="-0.10504981" calcext:value-type="float">
            <text:p>-0,10504981</text:p>
          </table:table-cell>
          <table:table-cell office:value-type="float" office:value="-174" calcext:value-type="float">
            <text:p>-174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,1</text:p>
          </table:table-cell>
          <table:table-cell table:formula="of:=SQRT([.H81]^2+[.I81]^2)" office:value-type="float" office:value="1.00498756211209" calcext:value-type="float">
            <text:p>1,00498756211209</text:p>
          </table:table-cell>
          <table:table-cell table:formula="of:=ABS([.H81]-[.E81])" office:value-type="float" office:value="0.000517829999999941" calcext:value-type="float">
            <text:p>0,00051783</text:p>
          </table:table-cell>
          <table:table-cell table:formula="of:=[.K81]^2" office:value-type="float" office:value="0.000000268147908899939" calcext:value-type="float">
            <text:p>2,68147908899939E-07</text:p>
          </table:table-cell>
          <table:table-cell/>
          <table:table-cell table:formula="of:=ABS([.I81]-[.F81])" office:value-type="float" office:value="0.00504981" calcext:value-type="float">
            <text:p>0,00504981</text:p>
          </table:table-cell>
          <table:table-cell table:formula="of:=[.N81]^2" office:value-type="float" office:value="0.0000255005810361" calcext:value-type="float">
            <text:p>2,55005810361E-05</text:p>
          </table:table-cell>
          <table:table-cell/>
          <table:table-cell table:formula="of:=ABS([.J81]-[.C81])" office:value-type="float" office:value="0.0000000378879110307651" calcext:value-type="float">
            <text:p>3,78879110307651E-08</text:p>
          </table:table-cell>
          <table:table-cell table:formula="of:=ATAN2([.H81];[.I81])*180/PI()" office:value-type="float" office:value="-174.2894068625" calcext:value-type="float">
            <text:p>-174,2894068625</text:p>
          </table:table-cell>
          <table:table-cell table:formula="of:=ABS([.R81]-[.D81])" office:value-type="float" office:value="0.289406862500357" calcext:value-type="float">
            <text:p>0,289406862500357</text:p>
          </table:table-cell>
          <table:table-cell table:formula="of:=([.R81]-[.D81])^2" office:value-type="float" office:value="0.0837563320623005" calcext:value-type="float">
            <text:p>0,083756332062301</text:p>
          </table:table-cell>
          <table:table-cell/>
        </table:table-row>
        <table:table-row table:style-name="ro1">
          <table:table-cell office:value-type="float" office:value="1623615967.02335" calcext:value-type="float">
            <text:p>1623615967,02335</text:p>
          </table:table-cell>
          <table:table-cell office:value-type="float" office:value="1" calcext:value-type="float">
            <text:p>1</text:p>
          </table:table-cell>
          <table:table-cell office:value-type="float" office:value="1.01118743" calcext:value-type="float">
            <text:p>1,01118743</text:p>
          </table:table-cell>
          <table:table-cell office:value-type="float" office:value="-171" calcext:value-type="float">
            <text:p>-171</text:p>
          </table:table-cell>
          <table:table-cell office:value-type="float" office:value="-0.99873804" calcext:value-type="float">
            <text:p>-0,99873804</text:p>
          </table:table-cell>
          <table:table-cell office:value-type="float" office:value="-0.15818457" calcext:value-type="float">
            <text:p>-0,15818457</text:p>
          </table:table-cell>
          <table:table-cell office:value-type="float" office:value="-171" calcext:value-type="float">
            <text:p>-171</text:p>
          </table:table-cell>
          <table:table-cell office:value-type="float" office:value="-1" calcext:value-type="float">
            <text:p>-1</text:p>
          </table:table-cell>
          <table:table-cell office:value-type="float" office:value="-0.15" calcext:value-type="float">
            <text:p>-0,15</text:p>
          </table:table-cell>
          <table:table-cell table:formula="of:=SQRT([.H82]^2+[.I82]^2)" office:value-type="float" office:value="1.01118742080783" calcext:value-type="float">
            <text:p>1,01118742080783</text:p>
          </table:table-cell>
          <table:table-cell table:formula="of:=ABS([.H82]-[.E82])" office:value-type="float" office:value="0.00126196000000001" calcext:value-type="float">
            <text:p>0,00126196</text:p>
          </table:table-cell>
          <table:table-cell table:formula="of:=[.K82]^2" office:value-type="float" office:value="0.00000159254304160002" calcext:value-type="float">
            <text:p>1,59254304160002E-06</text:p>
          </table:table-cell>
          <table:table-cell/>
          <table:table-cell table:formula="of:=ABS([.I82]-[.F82])" office:value-type="float" office:value="0.00818457" calcext:value-type="float">
            <text:p>0,00818457</text:p>
          </table:table-cell>
          <table:table-cell table:formula="of:=[.N82]^2" office:value-type="float" office:value="0.0000669871860849" calcext:value-type="float">
            <text:p>6,69871860849E-05</text:p>
          </table:table-cell>
          <table:table-cell/>
          <table:table-cell table:formula="of:=ABS([.J82]-[.C82])" office:value-type="float" office:value="0.00000000919216591732663" calcext:value-type="float">
            <text:p>9,19216591732663E-09</text:p>
          </table:table-cell>
          <table:table-cell table:formula="of:=ATAN2([.H82];[.I82])*180/PI()" office:value-type="float" office:value="-171.469234390052" calcext:value-type="float">
            <text:p>-171,469234390052</text:p>
          </table:table-cell>
          <table:table-cell table:formula="of:=ABS([.R82]-[.D82])" office:value-type="float" office:value="0.469234390051895" calcext:value-type="float">
            <text:p>0,469234390051895</text:p>
          </table:table-cell>
          <table:table-cell table:formula="of:=([.R82]-[.D82])^2" office:value-type="float" office:value="0.220180912807374" calcext:value-type="float">
            <text:p>0,220180912807374</text:p>
          </table:table-cell>
          <table:table-cell/>
        </table:table-row>
        <table:table-row table:style-name="ro1">
          <table:table-cell office:value-type="float" office:value="1623615967.12335" calcext:value-type="float">
            <text:p>1623615967,12335</text:p>
          </table:table-cell>
          <table:table-cell office:value-type="float" office:value="1" calcext:value-type="float">
            <text:p>1</text:p>
          </table:table-cell>
          <table:table-cell office:value-type="float" office:value="1.01980388" calcext:value-type="float">
            <text:p>1,01980388</text:p>
          </table:table-cell>
          <table:table-cell office:value-type="float" office:value="-169" calcext:value-type="float">
            <text:p>-169</text:p>
          </table:table-cell>
          <table:table-cell office:value-type="float" office:value="-1.00106721" calcext:value-type="float">
            <text:p>-1,00106721</text:p>
          </table:table-cell>
          <table:table-cell office:value-type="float" office:value="-0.19458775" calcext:value-type="float">
            <text:p>-0,19458775</text:p>
          </table:table-cell>
          <table:table-cell office:value-type="float" office:value="-169" calcext:value-type="float">
            <text:p>-169</text:p>
          </table:table-cell>
          <table:table-cell office:value-type="float" office:value="-1" calcext:value-type="float">
            <text:p>-1</text:p>
          </table:table-cell>
          <table:table-cell office:value-type="float" office:value="-0.2" calcext:value-type="float">
            <text:p>-0,2</text:p>
          </table:table-cell>
          <table:table-cell table:formula="of:=SQRT([.H83]^2+[.I83]^2)" office:value-type="float" office:value="1.01980390271856" calcext:value-type="float">
            <text:p>1,01980390271856</text:p>
          </table:table-cell>
          <table:table-cell table:formula="of:=ABS([.H83]-[.E83])" office:value-type="float" office:value="0.00106720999999999" calcext:value-type="float">
            <text:p>0,00106721</text:p>
          </table:table-cell>
          <table:table-cell table:formula="of:=[.K83]^2" office:value-type="float" office:value="0.00000113893718409997" calcext:value-type="float">
            <text:p>1,13893718409997E-06</text:p>
          </table:table-cell>
          <table:table-cell/>
          <table:table-cell table:formula="of:=ABS([.I83]-[.F83])" office:value-type="float" office:value="0.00541225000000001" calcext:value-type="float">
            <text:p>0,00541225</text:p>
          </table:table-cell>
          <table:table-cell table:formula="of:=[.N83]^2" office:value-type="float" office:value="0.0000292924500625001" calcext:value-type="float">
            <text:p>2,92924500625001E-05</text:p>
          </table:table-cell>
          <table:table-cell/>
          <table:table-cell table:formula="of:=ABS([.J83]-[.C83])" office:value-type="float" office:value="0.000000022718557035617" calcext:value-type="float">
            <text:p>2,2718557035617E-08</text:p>
          </table:table-cell>
          <table:table-cell table:formula="of:=ATAN2([.H83];[.I83])*180/PI()" office:value-type="float" office:value="-168.69006752598" calcext:value-type="float">
            <text:p>-168,69006752598</text:p>
          </table:table-cell>
          <table:table-cell table:formula="of:=ABS([.R83]-[.D83])" office:value-type="float" office:value="0.309932474020201" calcext:value-type="float">
            <text:p>0,309932474020201</text:p>
          </table:table-cell>
          <table:table-cell table:formula="of:=([.R83]-[.D83])^2" office:value-type="float" office:value="0.0960581384522824" calcext:value-type="float">
            <text:p>0,096058138452282</text:p>
          </table:table-cell>
          <table:table-cell/>
        </table:table-row>
        <table:table-row table:style-name="ro1">
          <table:table-cell office:value-type="float" office:value="1623615967.22331" calcext:value-type="float">
            <text:p>1623615967,22331</text:p>
          </table:table-cell>
          <table:table-cell office:value-type="float" office:value="1" calcext:value-type="float">
            <text:p>1</text:p>
          </table:table-cell>
          <table:table-cell office:value-type="float" office:value="1.03077638" calcext:value-type="float">
            <text:p>1,03077638</text:p>
          </table:table-cell>
          <table:table-cell office:value-type="float" office:value="-166" calcext:value-type="float">
            <text:p>-166</text:p>
          </table:table-cell>
          <table:table-cell office:value-type="float" office:value="-1.00015792" calcext:value-type="float">
            <text:p>-1,00015792</text:p>
          </table:table-cell>
          <table:table-cell office:value-type="float" office:value="-0.24936738" calcext:value-type="float">
            <text:p>-0,24936738</text:p>
          </table:table-cell>
          <table:table-cell office:value-type="float" office:value="-166" calcext:value-type="float">
            <text:p>-166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,25</text:p>
          </table:table-cell>
          <table:table-cell table:formula="of:=SQRT([.H84]^2+[.I84]^2)" office:value-type="float" office:value="1.03077640640442" calcext:value-type="float">
            <text:p>1,03077640640442</text:p>
          </table:table-cell>
          <table:table-cell table:formula="of:=ABS([.H84]-[.E84])" office:value-type="float" office:value="0.000157919999999923" calcext:value-type="float">
            <text:p>0,00015792</text:p>
          </table:table-cell>
          <table:table-cell table:formula="of:=[.K84]^2" office:value-type="float" office:value="0.0000000249387263999755" calcext:value-type="float">
            <text:p>2,49387263999755E-08</text:p>
          </table:table-cell>
          <table:table-cell/>
          <table:table-cell table:formula="of:=ABS([.I84]-[.F84])" office:value-type="float" office:value="0.00063262" calcext:value-type="float">
            <text:p>0,00063262</text:p>
          </table:table-cell>
          <table:table-cell table:formula="of:=[.N84]^2" office:value-type="float" office:value="0.000000400208064400001" calcext:value-type="float">
            <text:p>4,00208064400001E-07</text:p>
          </table:table-cell>
          <table:table-cell/>
          <table:table-cell table:formula="of:=ABS([.J84]-[.C84])" office:value-type="float" office:value="0.0000000264044150988241" calcext:value-type="float">
            <text:p>2,64044150988241E-08</text:p>
          </table:table-cell>
          <table:table-cell table:formula="of:=ATAN2([.H84];[.I84])*180/PI()" office:value-type="float" office:value="-165.963756532074" calcext:value-type="float">
            <text:p>-165,963756532074</text:p>
          </table:table-cell>
          <table:table-cell table:formula="of:=ABS([.R84]-[.D84])" office:value-type="float" office:value="0.0362434679264823" calcext:value-type="float">
            <text:p>0,036243467926482</text:p>
          </table:table-cell>
          <table:table-cell table:formula="of:=([.R84]-[.D84])^2" office:value-type="float" office:value="0.00131358896733795" calcext:value-type="float">
            <text:p>0,001313588967338</text:p>
          </table:table-cell>
          <table:table-cell/>
        </table:table-row>
        <table:table-row table:style-name="ro1">
          <table:table-cell office:value-type="float" office:value="1623615967.32337" calcext:value-type="float">
            <text:p>1623615967,32337</text:p>
          </table:table-cell>
          <table:table-cell office:value-type="float" office:value="1" calcext:value-type="float">
            <text:p>1</text:p>
          </table:table-cell>
          <table:table-cell office:value-type="float" office:value="1.04403067" calcext:value-type="float">
            <text:p>1,04403067</text:p>
          </table:table-cell>
          <table:table-cell office:value-type="float" office:value="-163" calcext:value-type="float">
            <text:p>-163</text:p>
          </table:table-cell>
          <table:table-cell office:value-type="float" office:value="-0.99841149" calcext:value-type="float">
            <text:p>-0,99841149</text:p>
          </table:table-cell>
          <table:table-cell office:value-type="float" office:value="-0.30524503" calcext:value-type="float">
            <text:p>-0,30524503</text:p>
          </table:table-cell>
          <table:table-cell office:value-type="float" office:value="-163" calcext:value-type="float">
            <text:p>-163</text:p>
          </table:table-cell>
          <table:table-cell office:value-type="float" office:value="-1" calcext:value-type="float">
            <text:p>-1</text:p>
          </table:table-cell>
          <table:table-cell office:value-type="float" office:value="-0.3" calcext:value-type="float">
            <text:p>-0,3</text:p>
          </table:table-cell>
          <table:table-cell table:formula="of:=SQRT([.H85]^2+[.I85]^2)" office:value-type="float" office:value="1.04403065089106" calcext:value-type="float">
            <text:p>1,04403065089106</text:p>
          </table:table-cell>
          <table:table-cell table:formula="of:=ABS([.H85]-[.E85])" office:value-type="float" office:value="0.00158850999999993" calcext:value-type="float">
            <text:p>0,00158851</text:p>
          </table:table-cell>
          <table:table-cell table:formula="of:=[.K85]^2" office:value-type="float" office:value="0.00000252336402009978" calcext:value-type="float">
            <text:p>2,52336402009978E-06</text:p>
          </table:table-cell>
          <table:table-cell/>
          <table:table-cell table:formula="of:=ABS([.I85]-[.F85])" office:value-type="float" office:value="0.00524502999999998" calcext:value-type="float">
            <text:p>0,00524503</text:p>
          </table:table-cell>
          <table:table-cell table:formula="of:=[.N85]^2" office:value-type="float" office:value="0.0000275103397008998" calcext:value-type="float">
            <text:p>2,75103397008998E-05</text:p>
          </table:table-cell>
          <table:table-cell/>
          <table:table-cell table:formula="of:=ABS([.J85]-[.C85])" office:value-type="float" office:value="0.0000000191089448708937" calcext:value-type="float">
            <text:p>1,91089448708937E-08</text:p>
          </table:table-cell>
          <table:table-cell table:formula="of:=ATAN2([.H85];[.I85])*180/PI()" office:value-type="float" office:value="-163.300755766006" calcext:value-type="float">
            <text:p>-163,300755766006</text:p>
          </table:table-cell>
          <table:table-cell table:formula="of:=ABS([.R85]-[.D85])" office:value-type="float" office:value="0.300755766006375" calcext:value-type="float">
            <text:p>0,300755766006375</text:p>
          </table:table-cell>
          <table:table-cell table:formula="of:=([.R85]-[.D85])^2" office:value-type="float" office:value="0.0904540307860816" calcext:value-type="float">
            <text:p>0,090454030786082</text:p>
          </table:table-cell>
          <table:table-cell/>
        </table:table-row>
        <table:table-row table:style-name="ro1">
          <table:table-cell office:value-type="float" office:value="1623615967.42337" calcext:value-type="float">
            <text:p>1623615967,42337</text:p>
          </table:table-cell>
          <table:table-cell office:value-type="float" office:value="1" calcext:value-type="float">
            <text:p>1</text:p>
          </table:table-cell>
          <table:table-cell office:value-type="float" office:value="1.05948102" calcext:value-type="float">
            <text:p>1,05948102</text:p>
          </table:table-cell>
          <table:table-cell office:value-type="float" office:value="-161" calcext:value-type="float">
            <text:p>-161</text:p>
          </table:table-cell>
          <table:table-cell office:value-type="float" office:value="-1.00175899" calcext:value-type="float">
            <text:p>-1,00175899</text:p>
          </table:table-cell>
          <table:table-cell office:value-type="float" office:value="-0.34493328" calcext:value-type="float">
            <text:p>-0,34493328</text:p>
          </table:table-cell>
          <table:table-cell office:value-type="float" office:value="-161" calcext:value-type="float">
            <text:p>-161</text:p>
          </table:table-cell>
          <table:table-cell office:value-type="float" office:value="-1" calcext:value-type="float">
            <text:p>-1</text:p>
          </table:table-cell>
          <table:table-cell office:value-type="float" office:value="-0.35" calcext:value-type="float">
            <text:p>-0,35</text:p>
          </table:table-cell>
          <table:table-cell table:formula="of:=SQRT([.H86]^2+[.I86]^2)" office:value-type="float" office:value="1.05948100502085" calcext:value-type="float">
            <text:p>1,05948100502085</text:p>
          </table:table-cell>
          <table:table-cell table:formula="of:=ABS([.H86]-[.E86])" office:value-type="float" office:value="0.0017589899999999" calcext:value-type="float">
            <text:p>0,00175899</text:p>
          </table:table-cell>
          <table:table-cell table:formula="of:=[.K86]^2" office:value-type="float" office:value="0.00000309404582009966" calcext:value-type="float">
            <text:p>3,09404582009966E-06</text:p>
          </table:table-cell>
          <table:table-cell/>
          <table:table-cell table:formula="of:=ABS([.I86]-[.F86])" office:value-type="float" office:value="0.00506672000000002" calcext:value-type="float">
            <text:p>0,00506672</text:p>
          </table:table-cell>
          <table:table-cell table:formula="of:=[.N86]^2" office:value-type="float" office:value="0.0000256716515584002" calcext:value-type="float">
            <text:p>2,56716515584002E-05</text:p>
          </table:table-cell>
          <table:table-cell/>
          <table:table-cell table:formula="of:=ABS([.J86]-[.C86])" office:value-type="float" office:value="0.0000000149791454795434" calcext:value-type="float">
            <text:p>1,49791454795434E-08</text:p>
          </table:table-cell>
          <table:table-cell table:formula="of:=ATAN2([.H86];[.I86])*180/PI()" office:value-type="float" office:value="-160.709953780811" calcext:value-type="float">
            <text:p>-160,709953780811</text:p>
          </table:table-cell>
          <table:table-cell table:formula="of:=ABS([.R86]-[.D86])" office:value-type="float" office:value="0.290046219188724" calcext:value-type="float">
            <text:p>0,290046219188724</text:p>
          </table:table-cell>
          <table:table-cell table:formula="of:=([.R86]-[.D86])^2" office:value-type="float" office:value="0.0841268092656735" calcext:value-type="float">
            <text:p>0,084126809265674</text:p>
          </table:table-cell>
          <table:table-cell/>
        </table:table-row>
        <table:table-row table:style-name="ro1">
          <table:table-cell office:value-type="float" office:value="1623615967.52335" calcext:value-type="float">
            <text:p>1623615967,52335</text:p>
          </table:table-cell>
          <table:table-cell office:value-type="float" office:value="1" calcext:value-type="float">
            <text:p>1</text:p>
          </table:table-cell>
          <table:table-cell office:value-type="float" office:value="1.07703292" calcext:value-type="float">
            <text:p>1,07703292</text:p>
          </table:table-cell>
          <table:table-cell office:value-type="float" office:value="-158" calcext:value-type="float">
            <text:p>-158</text:p>
          </table:table-cell>
          <table:table-cell office:value-type="float" office:value="-0.99860754" calcext:value-type="float">
            <text:p>-0,99860754</text:p>
          </table:table-cell>
          <table:table-cell office:value-type="float" office:value="-0.40346363" calcext:value-type="float">
            <text:p>-0,40346363</text:p>
          </table:table-cell>
          <table:table-cell office:value-type="float" office:value="-158" calcext:value-type="float">
            <text:p>-158</text:p>
          </table:table-cell>
          <table:table-cell office:value-type="float" office:value="-1" calcext:value-type="float">
            <text:p>-1</text:p>
          </table:table-cell>
          <table:table-cell office:value-type="float" office:value="-0.4" calcext:value-type="float">
            <text:p>-0,4</text:p>
          </table:table-cell>
          <table:table-cell table:formula="of:=SQRT([.H87]^2+[.I87]^2)" office:value-type="float" office:value="1.0770329614269" calcext:value-type="float">
            <text:p>1,0770329614269</text:p>
          </table:table-cell>
          <table:table-cell table:formula="of:=ABS([.H87]-[.E87])" office:value-type="float" office:value="0.00139245999999993" calcext:value-type="float">
            <text:p>0,00139246</text:p>
          </table:table-cell>
          <table:table-cell table:formula="of:=[.K87]^2" office:value-type="float" office:value="0.0000019389448515998" calcext:value-type="float">
            <text:p>1,9389448515998E-06</text:p>
          </table:table-cell>
          <table:table-cell/>
          <table:table-cell table:formula="of:=ABS([.I87]-[.F87])" office:value-type="float" office:value="0.00346363" calcext:value-type="float">
            <text:p>0,00346363</text:p>
          </table:table-cell>
          <table:table-cell table:formula="of:=[.N87]^2" office:value-type="float" office:value="0.0000119967327769" calcext:value-type="float">
            <text:p>1,19967327769E-05</text:p>
          </table:table-cell>
          <table:table-cell/>
          <table:table-cell table:formula="of:=ABS([.J87]-[.C87])" office:value-type="float" office:value="0.0000000414269010207136" calcext:value-type="float">
            <text:p>4,14269010207136E-08</text:p>
          </table:table-cell>
          <table:table-cell table:formula="of:=ATAN2([.H87];[.I87])*180/PI()" office:value-type="float" office:value="-158.198590513648" calcext:value-type="float">
            <text:p>-158,198590513648</text:p>
          </table:table-cell>
          <table:table-cell table:formula="of:=ABS([.R87]-[.D87])" office:value-type="float" office:value="0.198590513648185" calcext:value-type="float">
            <text:p>0,198590513648185</text:p>
          </table:table-cell>
          <table:table-cell table:formula="of:=([.R87]-[.D87])^2" office:value-type="float" office:value="0.0394381921110498" calcext:value-type="float">
            <text:p>0,03943819211105</text:p>
          </table:table-cell>
          <table:table-cell/>
        </table:table-row>
        <table:table-row table:style-name="ro1">
          <table:table-cell office:value-type="float" office:value="1623615967.62335" calcext:value-type="float">
            <text:p>1623615967,62335</text:p>
          </table:table-cell>
          <table:table-cell office:value-type="float" office:value="1" calcext:value-type="float">
            <text:p>1</text:p>
          </table:table-cell>
          <table:table-cell office:value-type="float" office:value="1.09658563" calcext:value-type="float">
            <text:p>1,09658563</text:p>
          </table:table-cell>
          <table:table-cell office:value-type="float" office:value="-156" calcext:value-type="float">
            <text:p>-156</text:p>
          </table:table-cell>
          <table:table-cell office:value-type="float" office:value="-1.00178082" calcext:value-type="float">
            <text:p>-1,00178082</text:p>
          </table:table-cell>
          <table:table-cell office:value-type="float" office:value="-0.44602156" calcext:value-type="float">
            <text:p>-0,44602156</text:p>
          </table:table-cell>
          <table:table-cell office:value-type="float" office:value="-156" calcext:value-type="float">
            <text:p>-156</text:p>
          </table:table-cell>
          <table:table-cell office:value-type="float" office:value="-1" calcext:value-type="float">
            <text:p>-1</text:p>
          </table:table-cell>
          <table:table-cell office:value-type="float" office:value="-0.45" calcext:value-type="float">
            <text:p>-0,45</text:p>
          </table:table-cell>
          <table:table-cell table:formula="of:=SQRT([.H88]^2+[.I88]^2)" office:value-type="float" office:value="1.09658560997307" calcext:value-type="float">
            <text:p>1,09658560997307</text:p>
          </table:table-cell>
          <table:table-cell table:formula="of:=ABS([.H88]-[.E88])" office:value-type="float" office:value="0.00178082000000002" calcext:value-type="float">
            <text:p>0,00178082</text:p>
          </table:table-cell>
          <table:table-cell table:formula="of:=[.K88]^2" office:value-type="float" office:value="0.00000317131987240006" calcext:value-type="float">
            <text:p>3,17131987240006E-06</text:p>
          </table:table-cell>
          <table:table-cell/>
          <table:table-cell table:formula="of:=ABS([.I88]-[.F88])" office:value-type="float" office:value="0.00397844000000003" calcext:value-type="float">
            <text:p>0,00397844</text:p>
          </table:table-cell>
          <table:table-cell table:formula="of:=[.N88]^2" office:value-type="float" office:value="0.0000158279848336002" calcext:value-type="float">
            <text:p>1,58279848336002E-05</text:p>
          </table:table-cell>
          <table:table-cell/>
          <table:table-cell table:formula="of:=ABS([.J88]-[.C88])" office:value-type="float" office:value="0.0000000200269345551618" calcext:value-type="float">
            <text:p>2,00269345551618E-08</text:p>
          </table:table-cell>
          <table:table-cell table:formula="of:=ATAN2([.H88];[.I88])*180/PI()" office:value-type="float" office:value="-155.772254682046" calcext:value-type="float">
            <text:p>-155,772254682046</text:p>
          </table:table-cell>
          <table:table-cell table:formula="of:=ABS([.R88]-[.D88])" office:value-type="float" office:value="0.227745317954174" calcext:value-type="float">
            <text:p>0,227745317954174</text:p>
          </table:table-cell>
          <table:table-cell table:formula="of:=([.R88]-[.D88])^2" office:value-type="float" office:value="0.0518679298500477" calcext:value-type="float">
            <text:p>0,051867929850048</text:p>
          </table:table-cell>
          <table:table-cell/>
        </table:table-row>
        <table:table-row table:style-name="ro1">
          <table:table-cell office:value-type="float" office:value="1623615967.72335" calcext:value-type="float">
            <text:p>1623615967,72335</text:p>
          </table:table-cell>
          <table:table-cell office:value-type="float" office:value="1" calcext:value-type="float">
            <text:p>1</text:p>
          </table:table-cell>
          <table:table-cell office:value-type="float" office:value="1.11803401" calcext:value-type="float">
            <text:p>1,11803401</text:p>
          </table:table-cell>
          <table:table-cell office:value-type="float" office:value="-153" calcext:value-type="float">
            <text:p>-153</text:p>
          </table:table-cell>
          <table:table-cell office:value-type="float" office:value="-0.99617559" calcext:value-type="float">
            <text:p>-0,99617559</text:p>
          </table:table-cell>
          <table:table-cell office:value-type="float" office:value="-0.50757682" calcext:value-type="float">
            <text:p>-0,50757682</text:p>
          </table:table-cell>
          <table:table-cell office:value-type="float" office:value="-153" calcext:value-type="float">
            <text:p>-153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,5</text:p>
          </table:table-cell>
          <table:table-cell table:formula="of:=SQRT([.H89]^2+[.I89]^2)" office:value-type="float" office:value="1.1180339887499" calcext:value-type="float">
            <text:p>1,1180339887499</text:p>
          </table:table-cell>
          <table:table-cell table:formula="of:=ABS([.H89]-[.E89])" office:value-type="float" office:value="0.00382441" calcext:value-type="float">
            <text:p>0,00382441</text:p>
          </table:table-cell>
          <table:table-cell table:formula="of:=[.K89]^2" office:value-type="float" office:value="0.0000146261118481" calcext:value-type="float">
            <text:p>1,46261118481E-05</text:p>
          </table:table-cell>
          <table:table-cell/>
          <table:table-cell table:formula="of:=ABS([.I89]-[.F89])" office:value-type="float" office:value="0.00757682000000004" calcext:value-type="float">
            <text:p>0,00757682</text:p>
          </table:table-cell>
          <table:table-cell table:formula="of:=[.N89]^2" office:value-type="float" office:value="0.0000574082013124006" calcext:value-type="float">
            <text:p>5,74082013124006E-05</text:p>
          </table:table-cell>
          <table:table-cell/>
          <table:table-cell table:formula="of:=ABS([.J89]-[.C89])" office:value-type="float" office:value="0.0000000212501050089742" calcext:value-type="float">
            <text:p>2,12501050089742E-08</text:p>
          </table:table-cell>
          <table:table-cell table:formula="of:=ATAN2([.H89];[.I89])*180/PI()" office:value-type="float" office:value="-153.434948822922" calcext:value-type="float">
            <text:p>-153,434948822922</text:p>
          </table:table-cell>
          <table:table-cell table:formula="of:=ABS([.R89]-[.D89])" office:value-type="float" office:value="0.434948822922024" calcext:value-type="float">
            <text:p>0,434948822922024</text:p>
          </table:table-cell>
          <table:table-cell table:formula="of:=([.R89]-[.D89])^2" office:value-type="float" office:value="0.189180478561254" calcext:value-type="float">
            <text:p>0,189180478561254</text:p>
          </table:table-cell>
          <table:table-cell/>
        </table:table-row>
        <table:table-row table:style-name="ro1">
          <table:table-cell office:value-type="float" office:value="1623615967.82335" calcext:value-type="float">
            <text:p>1623615967,82335</text:p>
          </table:table-cell>
          <table:table-cell office:value-type="float" office:value="1" calcext:value-type="float">
            <text:p>1</text:p>
          </table:table-cell>
          <table:table-cell office:value-type="float" office:value="1.14127123" calcext:value-type="float">
            <text:p>1,14127123</text:p>
          </table:table-cell>
          <table:table-cell office:value-type="float" office:value="-151" calcext:value-type="float">
            <text:p>-151</text:p>
          </table:table-cell>
          <table:table-cell office:value-type="float" office:value="-0.99817831" calcext:value-type="float">
            <text:p>-0,99817831</text:p>
          </table:table-cell>
          <table:table-cell office:value-type="float" office:value="-0.55329927" calcext:value-type="float">
            <text:p>-0,55329927</text:p>
          </table:table-cell>
          <table:table-cell office:value-type="float" office:value="-151" calcext:value-type="float">
            <text:p>-151</text:p>
          </table:table-cell>
          <table:table-cell office:value-type="float" office:value="-1" calcext:value-type="float">
            <text:p>-1</text:p>
          </table:table-cell>
          <table:table-cell office:value-type="float" office:value="-0.55" calcext:value-type="float">
            <text:p>-0,55</text:p>
          </table:table-cell>
          <table:table-cell table:formula="of:=SQRT([.H90]^2+[.I90]^2)" office:value-type="float" office:value="1.14127122105133" calcext:value-type="float">
            <text:p>1,14127122105133</text:p>
          </table:table-cell>
          <table:table-cell table:formula="of:=ABS([.H90]-[.E90])" office:value-type="float" office:value="0.00182168999999999" calcext:value-type="float">
            <text:p>0,00182169</text:p>
          </table:table-cell>
          <table:table-cell table:formula="of:=[.K90]^2" office:value-type="float" office:value="0.00000331855445609995" calcext:value-type="float">
            <text:p>3,31855445609995E-06</text:p>
          </table:table-cell>
          <table:table-cell/>
          <table:table-cell table:formula="of:=ABS([.I90]-[.F90])" office:value-type="float" office:value="0.00329926999999997" calcext:value-type="float">
            <text:p>0,00329927</text:p>
          </table:table-cell>
          <table:table-cell table:formula="of:=[.N90]^2" office:value-type="float" office:value="0.0000108851825328998" calcext:value-type="float">
            <text:p>1,08851825328998E-05</text:p>
          </table:table-cell>
          <table:table-cell/>
          <table:table-cell table:formula="of:=ABS([.J90]-[.C90])" office:value-type="float" office:value="0.00000000894866736267375" calcext:value-type="float">
            <text:p>8,94866736267375E-09</text:p>
          </table:table-cell>
          <table:table-cell table:formula="of:=ATAN2([.H90];[.I90])*180/PI()" office:value-type="float" office:value="-151.189206257027" calcext:value-type="float">
            <text:p>-151,189206257027</text:p>
          </table:table-cell>
          <table:table-cell table:formula="of:=ABS([.R90]-[.D90])" office:value-type="float" office:value="0.189206257026939" calcext:value-type="float">
            <text:p>0,189206257026939</text:p>
          </table:table-cell>
          <table:table-cell table:formula="of:=([.R90]-[.D90])^2" office:value-type="float" office:value="0.035799007698144" calcext:value-type="float">
            <text:p>0,035799007698144</text:p>
          </table:table-cell>
          <table:table-cell/>
        </table:table-row>
        <table:table-row table:style-name="ro1">
          <table:table-cell office:value-type="float" office:value="1623615967.92338" calcext:value-type="float">
            <text:p>1623615967,92338</text:p>
          </table:table-cell>
          <table:table-cell office:value-type="float" office:value="1" calcext:value-type="float">
            <text:p>1</text:p>
          </table:table-cell>
          <table:table-cell office:value-type="float" office:value="1.16619039" calcext:value-type="float">
            <text:p>1,16619039</text:p>
          </table:table-cell>
          <table:table-cell office:value-type="float" office:value="-149" calcext:value-type="float">
            <text:p>-149</text:p>
          </table:table-cell>
          <table:table-cell office:value-type="float" office:value="-0.99962027" calcext:value-type="float">
            <text:p>-0,99962027</text:p>
          </table:table-cell>
          <table:table-cell office:value-type="float" office:value="-0.60063245" calcext:value-type="float">
            <text:p>-0,60063245</text:p>
          </table:table-cell>
          <table:table-cell office:value-type="float" office:value="-149" calcext:value-type="float">
            <text:p>-149</text:p>
          </table:table-cell>
          <table:table-cell office:value-type="float" office:value="-1" calcext:value-type="float">
            <text:p>-1</text:p>
          </table:table-cell>
          <table:table-cell office:value-type="float" office:value="-0.6" calcext:value-type="float">
            <text:p>-0,6</text:p>
          </table:table-cell>
          <table:table-cell table:formula="of:=SQRT([.H91]^2+[.I91]^2)" office:value-type="float" office:value="1.16619037896906" calcext:value-type="float">
            <text:p>1,16619037896906</text:p>
          </table:table-cell>
          <table:table-cell table:formula="of:=ABS([.H91]-[.E91])" office:value-type="float" office:value="0.000379730000000023" calcext:value-type="float">
            <text:p>0,00037973</text:p>
          </table:table-cell>
          <table:table-cell table:formula="of:=[.K91]^2" office:value-type="float" office:value="0.000000144194872900017" calcext:value-type="float">
            <text:p>1,44194872900017E-07</text:p>
          </table:table-cell>
          <table:table-cell/>
          <table:table-cell table:formula="of:=ABS([.I91]-[.F91])" office:value-type="float" office:value="0.000632449999999896" calcext:value-type="float">
            <text:p>0,00063245</text:p>
          </table:table-cell>
          <table:table-cell table:formula="of:=[.N91]^2" office:value-type="float" office:value="0.000000399993002499868" calcext:value-type="float">
            <text:p>3,99993002499868E-07</text:p>
          </table:table-cell>
          <table:table-cell/>
          <table:table-cell table:formula="of:=ABS([.J91]-[.C91])" office:value-type="float" office:value="0.0000000110309397172159" calcext:value-type="float">
            <text:p>1,10309397172159E-08</text:p>
          </table:table-cell>
          <table:table-cell table:formula="of:=ATAN2([.H91];[.I91])*180/PI()" office:value-type="float" office:value="-149.036243467926" calcext:value-type="float">
            <text:p>-149,036243467926</text:p>
          </table:table-cell>
          <table:table-cell table:formula="of:=ABS([.R91]-[.D91])" office:value-type="float" office:value="0.0362434679264823" calcext:value-type="float">
            <text:p>0,036243467926482</text:p>
          </table:table-cell>
          <table:table-cell table:formula="of:=([.R91]-[.D91])^2" office:value-type="float" office:value="0.00131358896733795" calcext:value-type="float">
            <text:p>0,001313588967338</text:p>
          </table:table-cell>
          <table:table-cell/>
        </table:table-row>
        <table:table-row table:style-name="ro1">
          <table:table-cell office:value-type="float" office:value="1623615968.02337" calcext:value-type="float">
            <text:p>1623615968,02337</text:p>
          </table:table-cell>
          <table:table-cell office:value-type="float" office:value="1" calcext:value-type="float">
            <text:p>1</text:p>
          </table:table-cell>
          <table:table-cell office:value-type="float" office:value="1.19268608" calcext:value-type="float">
            <text:p>1,19268608</text:p>
          </table:table-cell>
          <table:table-cell office:value-type="float" office:value="-147" calcext:value-type="float">
            <text:p>-147</text:p>
          </table:table-cell>
          <table:table-cell office:value-type="float" office:value="-1.00027071" calcext:value-type="float">
            <text:p>-1,00027071</text:p>
          </table:table-cell>
          <table:table-cell office:value-type="float" office:value="-0.6495834" calcext:value-type="float">
            <text:p>-0,6495834</text:p>
          </table:table-cell>
          <table:table-cell office:value-type="float" office:value="-147" calcext:value-type="float">
            <text:p>-147</text:p>
          </table:table-cell>
          <table:table-cell office:value-type="float" office:value="-1" calcext:value-type="float">
            <text:p>-1</text:p>
          </table:table-cell>
          <table:table-cell office:value-type="float" office:value="-0.65" calcext:value-type="float">
            <text:p>-0,65</text:p>
          </table:table-cell>
          <table:table-cell table:formula="of:=SQRT([.H92]^2+[.I92]^2)" office:value-type="float" office:value="1.19268604418766" calcext:value-type="float">
            <text:p>1,19268604418766</text:p>
          </table:table-cell>
          <table:table-cell table:formula="of:=ABS([.H92]-[.E92])" office:value-type="float" office:value="0.000270709999999896" calcext:value-type="float">
            <text:p>0,00027071</text:p>
          </table:table-cell>
          <table:table-cell table:formula="of:=[.K92]^2" office:value-type="float" office:value="0.0000000732839040999439" calcext:value-type="float">
            <text:p>7,32839040999439E-08</text:p>
          </table:table-cell>
          <table:table-cell/>
          <table:table-cell table:formula="of:=ABS([.I92]-[.F92])" office:value-type="float" office:value="0.0004166000000001" calcext:value-type="float">
            <text:p>0,0004166</text:p>
          </table:table-cell>
          <table:table-cell table:formula="of:=[.N92]^2" office:value-type="float" office:value="0.000000173555560000084" calcext:value-type="float">
            <text:p>1,73555560000084E-07</text:p>
          </table:table-cell>
          <table:table-cell/>
          <table:table-cell table:formula="of:=ABS([.J92]-[.C92])" office:value-type="float" office:value="0.0000000358123437571578" calcext:value-type="float">
            <text:p>3,58123437571578E-08</text:p>
          </table:table-cell>
          <table:table-cell table:formula="of:=ATAN2([.H92];[.I92])*180/PI()" office:value-type="float" office:value="-146.976132444203" calcext:value-type="float">
            <text:p>-146,976132444203</text:p>
          </table:table-cell>
          <table:table-cell table:formula="of:=ABS([.R92]-[.D92])" office:value-type="float" office:value="0.0238675557966417" calcext:value-type="float">
            <text:p>0,023867555796642</text:p>
          </table:table-cell>
          <table:table-cell table:formula="of:=([.R92]-[.D92])^2" office:value-type="float" office:value="0.000569660219705804" calcext:value-type="float">
            <text:p>0,000569660219706</text:p>
          </table:table-cell>
          <table:table-cell/>
        </table:table-row>
        <table:table-row table:style-name="ro1">
          <table:table-cell office:value-type="float" office:value="1623615968.12335" calcext:value-type="float">
            <text:p>1623615968,12335</text:p>
          </table:table-cell>
          <table:table-cell office:value-type="float" office:value="1" calcext:value-type="float">
            <text:p>1</text:p>
          </table:table-cell>
          <table:table-cell office:value-type="float" office:value="1.22065556" calcext:value-type="float">
            <text:p>1,22065556</text:p>
          </table:table-cell>
          <table:table-cell office:value-type="float" office:value="-145" calcext:value-type="float">
            <text:p>-145</text:p>
          </table:table-cell>
          <table:table-cell office:value-type="float" office:value="-0.9999025" calcext:value-type="float">
            <text:p>-0,9999025</text:p>
          </table:table-cell>
          <table:table-cell office:value-type="float" office:value="-0.70013927" calcext:value-type="float">
            <text:p>-0,70013927</text:p>
          </table:table-cell>
          <table:table-cell office:value-type="float" office:value="-145" calcext:value-type="float">
            <text:p>-145</text:p>
          </table:table-cell>
          <table:table-cell office:value-type="float" office:value="-1" calcext:value-type="float">
            <text:p>-1</text:p>
          </table:table-cell>
          <table:table-cell office:value-type="float" office:value="-0.7" calcext:value-type="float">
            <text:p>-0,7</text:p>
          </table:table-cell>
          <table:table-cell table:formula="of:=SQRT([.H93]^2+[.I93]^2)" office:value-type="float" office:value="1.22065556157337" calcext:value-type="float">
            <text:p>1,22065556157337</text:p>
          </table:table-cell>
          <table:table-cell table:formula="of:=ABS([.H93]-[.E93])" office:value-type="float" office:value="0.0000975000000000836" calcext:value-type="float">
            <text:p>9,75000000000836E-05</text:p>
          </table:table-cell>
          <table:table-cell table:formula="of:=[.K93]^2" office:value-type="float" office:value="0.00000000950625000001631" calcext:value-type="float">
            <text:p>9,50625000001631E-09</text:p>
          </table:table-cell>
          <table:table-cell/>
          <table:table-cell table:formula="of:=ABS([.I93]-[.F93])" office:value-type="float" office:value="0.000139269999999914" calcext:value-type="float">
            <text:p>0,00013927</text:p>
          </table:table-cell>
          <table:table-cell table:formula="of:=[.N93]^2" office:value-type="float" office:value="0.0000000193961328999759" calcext:value-type="float">
            <text:p>1,93961328999759E-08</text:p>
          </table:table-cell>
          <table:table-cell/>
          <table:table-cell table:formula="of:=ABS([.J93]-[.C93])" office:value-type="float" office:value="0.00000000157337032291593" calcext:value-type="float">
            <text:p>1,57337032291593E-09</text:p>
          </table:table-cell>
          <table:table-cell table:formula="of:=ATAN2([.H93];[.I93])*180/PI()" office:value-type="float" office:value="-145.007979801441" calcext:value-type="float">
            <text:p>-145,007979801441</text:p>
          </table:table-cell>
          <table:table-cell table:formula="of:=ABS([.R93]-[.D93])" office:value-type="float" office:value="0.00797980144133703" calcext:value-type="float">
            <text:p>0,007979801441337</text:p>
          </table:table-cell>
          <table:table-cell table:formula="of:=([.R93]-[.D93])^2" office:value-type="float" office:value="0.0000636772310431646" calcext:value-type="float">
            <text:p>6,36772310431646E-05</text:p>
          </table:table-cell>
          <table:table-cell/>
        </table:table-row>
        <table:table-row table:style-name="ro1">
          <table:table-cell office:value-type="float" office:value="1623615968.22339" calcext:value-type="float">
            <text:p>1623615968,22339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-143" calcext:value-type="float">
            <text:p>-143</text:p>
          </table:table-cell>
          <table:table-cell office:value-type="float" office:value="-0.99829439" calcext:value-type="float">
            <text:p>-0,99829439</text:p>
          </table:table-cell>
          <table:table-cell office:value-type="float" office:value="-0.75226878" calcext:value-type="float">
            <text:p>-0,75226878</text:p>
          </table:table-cell>
          <table:table-cell office:value-type="float" office:value="-143" calcext:value-type="float">
            <text:p>-143</text:p>
          </table:table-cell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,75</text:p>
          </table:table-cell>
          <table:table-cell table:formula="of:=SQRT([.H94]^2+[.I94]^2)" office:value-type="float" office:value="1.25" calcext:value-type="float">
            <text:p>1,25</text:p>
          </table:table-cell>
          <table:table-cell table:formula="of:=ABS([.H94]-[.E94])" office:value-type="float" office:value="0.00170561000000002" calcext:value-type="float">
            <text:p>0,00170561</text:p>
          </table:table-cell>
          <table:table-cell table:formula="of:=[.K94]^2" office:value-type="float" office:value="0.00000290910547210008" calcext:value-type="float">
            <text:p>2,90910547210008E-06</text:p>
          </table:table-cell>
          <table:table-cell/>
          <table:table-cell table:formula="of:=ABS([.I94]-[.F94])" office:value-type="float" office:value="0.00226877999999997" calcext:value-type="float">
            <text:p>0,00226878</text:p>
          </table:table-cell>
          <table:table-cell table:formula="of:=[.N94]^2" office:value-type="float" office:value="0.00000514736268839987" calcext:value-type="float">
            <text:p>5,14736268839987E-06</text:p>
          </table:table-cell>
          <table:table-cell/>
          <table:table-cell table:formula="of:=ABS([.J94]-[.C94])" office:value-type="float" office:value="0" calcext:value-type="float">
            <text:p>0</text:p>
          </table:table-cell>
          <table:table-cell table:formula="of:=ATAN2([.H94];[.I94])*180/PI()" office:value-type="float" office:value="-143.130102354156" calcext:value-type="float">
            <text:p>-143,130102354156</text:p>
          </table:table-cell>
          <table:table-cell table:formula="of:=ABS([.R94]-[.D94])" office:value-type="float" office:value="0.13010235415598" calcext:value-type="float">
            <text:p>0,13010235415598</text:p>
          </table:table-cell>
          <table:table-cell table:formula="of:=([.R94]-[.D94])^2" office:value-type="float" office:value="0.0169266225569281" calcext:value-type="float">
            <text:p>0,016926622556928</text:p>
          </table:table-cell>
          <table:table-cell/>
        </table:table-row>
        <table:table-row table:style-name="ro1">
          <table:table-cell office:value-type="float" office:value="1623615968.32338" calcext:value-type="float">
            <text:p>1623615968,32338</text:p>
          </table:table-cell>
          <table:table-cell office:value-type="float" office:value="1" calcext:value-type="float">
            <text:p>1</text:p>
          </table:table-cell>
          <table:table-cell office:value-type="float" office:value="1.28062487" calcext:value-type="float">
            <text:p>1,28062487</text:p>
          </table:table-cell>
          <table:table-cell office:value-type="float" office:value="-141" calcext:value-type="float">
            <text:p>-141</text:p>
          </table:table-cell>
          <table:table-cell office:value-type="float" office:value="-0.99523244" calcext:value-type="float">
            <text:p>-0,99523244</text:p>
          </table:table-cell>
          <table:table-cell office:value-type="float" office:value="-0.80592334" calcext:value-type="float">
            <text:p>-0,80592334</text:p>
          </table:table-cell>
          <table:table-cell office:value-type="float" office:value="-141" calcext:value-type="float">
            <text:p>-141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,8</text:p>
          </table:table-cell>
          <table:table-cell table:formula="of:=SQRT([.H95]^2+[.I95]^2)" office:value-type="float" office:value="1.28062484748657" calcext:value-type="float">
            <text:p>1,28062484748657</text:p>
          </table:table-cell>
          <table:table-cell table:formula="of:=ABS([.H95]-[.E95])" office:value-type="float" office:value="0.00476756" calcext:value-type="float">
            <text:p>0,00476756</text:p>
          </table:table-cell>
          <table:table-cell table:formula="of:=[.K95]^2" office:value-type="float" office:value="0.0000227296283536" calcext:value-type="float">
            <text:p>2,27296283536E-05</text:p>
          </table:table-cell>
          <table:table-cell/>
          <table:table-cell table:formula="of:=ABS([.I95]-[.F95])" office:value-type="float" office:value="0.00592333999999994" calcext:value-type="float">
            <text:p>0,00592334</text:p>
          </table:table-cell>
          <table:table-cell table:formula="of:=[.N95]^2" office:value-type="float" office:value="0.0000350859567555993" calcext:value-type="float">
            <text:p>3,50859567555993E-05</text:p>
          </table:table-cell>
          <table:table-cell/>
          <table:table-cell table:formula="of:=ABS([.J95]-[.C95])" office:value-type="float" office:value="0.0000000225134302311858" calcext:value-type="float">
            <text:p>2,25134302311858E-08</text:p>
          </table:table-cell>
          <table:table-cell table:formula="of:=ATAN2([.H95];[.I95])*180/PI()" office:value-type="float" office:value="-141.34019174591" calcext:value-type="float">
            <text:p>-141,34019174591</text:p>
          </table:table-cell>
          <table:table-cell table:formula="of:=ABS([.R95]-[.D95])" office:value-type="float" office:value="0.34019174590992" calcext:value-type="float">
            <text:p>0,34019174590992</text:p>
          </table:table-cell>
          <table:table-cell table:formula="of:=([.R95]-[.D95])^2" office:value-type="float" office:value="0.115730423985239" calcext:value-type="float">
            <text:p>0,115730423985239</text:p>
          </table:table-cell>
          <table:table-cell/>
        </table:table-row>
        <table:table-row table:style-name="ro1">
          <table:table-cell office:value-type="float" office:value="1623615968.42341" calcext:value-type="float">
            <text:p>1623615968,42341</text:p>
          </table:table-cell>
          <table:table-cell office:value-type="float" office:value="1" calcext:value-type="float">
            <text:p>1</text:p>
          </table:table-cell>
          <table:table-cell office:value-type="float" office:value="1.31244051" calcext:value-type="float">
            <text:p>1,31244051</text:p>
          </table:table-cell>
          <table:table-cell office:value-type="float" office:value="-140" calcext:value-type="float">
            <text:p>-140</text:p>
          </table:table-cell>
          <table:table-cell office:value-type="float" office:value="-1.00538776" calcext:value-type="float">
            <text:p>-1,00538776</text:p>
          </table:table-cell>
          <table:table-cell office:value-type="float" office:value="-0.8436205" calcext:value-type="float">
            <text:p>-0,8436205</text:p>
          </table:table-cell>
          <table:table-cell office:value-type="float" office:value="-140" calcext:value-type="float">
            <text:p>-140</text:p>
          </table:table-cell>
          <table:table-cell office:value-type="float" office:value="-1" calcext:value-type="float">
            <text:p>-1</text:p>
          </table:table-cell>
          <table:table-cell office:value-type="float" office:value="-0.85" calcext:value-type="float">
            <text:p>-0,85</text:p>
          </table:table-cell>
          <table:table-cell table:formula="of:=SQRT([.H96]^2+[.I96]^2)" office:value-type="float" office:value="1.31244047484067" calcext:value-type="float">
            <text:p>1,31244047484067</text:p>
          </table:table-cell>
          <table:table-cell table:formula="of:=ABS([.H96]-[.E96])" office:value-type="float" office:value="0.00538776000000008" calcext:value-type="float">
            <text:p>0,00538776</text:p>
          </table:table-cell>
          <table:table-cell table:formula="of:=[.K96]^2" office:value-type="float" office:value="0.0000290279578176008" calcext:value-type="float">
            <text:p>2,90279578176008E-05</text:p>
          </table:table-cell>
          <table:table-cell/>
          <table:table-cell table:formula="of:=ABS([.I96]-[.F96])" office:value-type="float" office:value="0.00637949999999998" calcext:value-type="float">
            <text:p>0,0063795</text:p>
          </table:table-cell>
          <table:table-cell table:formula="of:=[.N96]^2" office:value-type="float" office:value="0.0000406980202499998" calcext:value-type="float">
            <text:p>4,06980202499998E-05</text:p>
          </table:table-cell>
          <table:table-cell/>
          <table:table-cell table:formula="of:=ABS([.J96]-[.C96])" office:value-type="float" office:value="0.0000000351593314462661" calcext:value-type="float">
            <text:p>3,51593314462661E-08</text:p>
          </table:table-cell>
          <table:table-cell table:formula="of:=ATAN2([.H96];[.I96])*180/PI()" office:value-type="float" office:value="-139.635463426903" calcext:value-type="float">
            <text:p>-139,635463426903</text:p>
          </table:table-cell>
          <table:table-cell table:formula="of:=ABS([.R96]-[.D96])" office:value-type="float" office:value="0.364536573097382" calcext:value-type="float">
            <text:p>0,364536573097382</text:p>
          </table:table-cell>
          <table:table-cell table:formula="of:=([.R96]-[.D96])^2" office:value-type="float" office:value="0.132886913125583" calcext:value-type="float">
            <text:p>0,132886913125583</text:p>
          </table:table-cell>
          <table:table-cell/>
        </table:table-row>
        <table:table-row table:style-name="ro1">
          <table:table-cell office:value-type="float" office:value="1623615968.52336" calcext:value-type="float">
            <text:p>1623615968,52336</text:p>
          </table:table-cell>
          <table:table-cell office:value-type="float" office:value="1" calcext:value-type="float">
            <text:p>1</text:p>
          </table:table-cell>
          <table:table-cell office:value-type="float" office:value="1.34536242" calcext:value-type="float">
            <text:p>1,34536242</text:p>
          </table:table-cell>
          <table:table-cell office:value-type="float" office:value="-138" calcext:value-type="float">
            <text:p>-138</text:p>
          </table:table-cell>
          <table:table-cell office:value-type="float" office:value="-0.99979912" calcext:value-type="float">
            <text:p>-0,99979912</text:p>
          </table:table-cell>
          <table:table-cell office:value-type="float" office:value="-0.90022318" calcext:value-type="float">
            <text:p>-0,90022318</text:p>
          </table:table-cell>
          <table:table-cell office:value-type="float" office:value="-138" calcext:value-type="float">
            <text:p>-138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,9</text:p>
          </table:table-cell>
          <table:table-cell table:formula="of:=SQRT([.H97]^2+[.I97]^2)" office:value-type="float" office:value="1.34536240470737" calcext:value-type="float">
            <text:p>1,34536240470737</text:p>
          </table:table-cell>
          <table:table-cell table:formula="of:=ABS([.H97]-[.E97])" office:value-type="float" office:value="0.000200879999999959" calcext:value-type="float">
            <text:p>0,00020088</text:p>
          </table:table-cell>
          <table:table-cell table:formula="of:=[.K97]^2" office:value-type="float" office:value="0.0000000403527743999835" calcext:value-type="float">
            <text:p>4,03527743999835E-08</text:p>
          </table:table-cell>
          <table:table-cell/>
          <table:table-cell table:formula="of:=ABS([.I97]-[.F97])" office:value-type="float" office:value="0.000223179999999989" calcext:value-type="float">
            <text:p>0,00022318</text:p>
          </table:table-cell>
          <table:table-cell table:formula="of:=[.N97]^2" office:value-type="float" office:value="0.0000000498093123999953" calcext:value-type="float">
            <text:p>4,98093123999953E-08</text:p>
          </table:table-cell>
          <table:table-cell/>
          <table:table-cell table:formula="of:=ABS([.J97]-[.C97])" office:value-type="float" office:value="0.000000015292628940955" calcext:value-type="float">
            <text:p>1,5292628940955E-08</text:p>
          </table:table-cell>
          <table:table-cell table:formula="of:=ATAN2([.H97];[.I97])*180/PI()" office:value-type="float" office:value="-138.012787504183" calcext:value-type="float">
            <text:p>-138,012787504183</text:p>
          </table:table-cell>
          <table:table-cell table:formula="of:=ABS([.R97]-[.D97])" office:value-type="float" office:value="0.0127875041833647" calcext:value-type="float">
            <text:p>0,012787504183365</text:p>
          </table:table-cell>
          <table:table-cell table:formula="of:=([.R97]-[.D97])^2" office:value-type="float" office:value="0.00016352026323957" calcext:value-type="float">
            <text:p>0,00016352026324</text:p>
          </table:table-cell>
          <table:table-cell/>
        </table:table-row>
        <table:table-row table:style-name="ro1">
          <table:table-cell office:value-type="float" office:value="1623615968.62336" calcext:value-type="float">
            <text:p>1623615968,62336</text:p>
          </table:table-cell>
          <table:table-cell office:value-type="float" office:value="1" calcext:value-type="float">
            <text:p>1</text:p>
          </table:table-cell>
          <table:table-cell office:value-type="float" office:value="1.37931144" calcext:value-type="float">
            <text:p>1,37931144</text:p>
          </table:table-cell>
          <table:table-cell office:value-type="float" office:value="-136" calcext:value-type="float">
            <text:p>-136</text:p>
          </table:table-cell>
          <table:table-cell office:value-type="float" office:value="-0.99219362" calcext:value-type="float">
            <text:p>-0,99219362</text:p>
          </table:table-cell>
          <table:table-cell office:value-type="float" office:value="-0.95815024" calcext:value-type="float">
            <text:p>-0,95815024</text:p>
          </table:table-cell>
          <table:table-cell office:value-type="float" office:value="-136" calcext:value-type="float">
            <text:p>-136</text:p>
          </table:table-cell>
          <table:table-cell office:value-type="float" office:value="-1" calcext:value-type="float">
            <text:p>-1</text:p>
          </table:table-cell>
          <table:table-cell office:value-type="float" office:value="-0.95" calcext:value-type="float">
            <text:p>-0,95</text:p>
          </table:table-cell>
          <table:table-cell table:formula="of:=SQRT([.H98]^2+[.I98]^2)" office:value-type="float" office:value="1.37931142241337" calcext:value-type="float">
            <text:p>1,37931142241337</text:p>
          </table:table-cell>
          <table:table-cell table:formula="of:=ABS([.H98]-[.E98])" office:value-type="float" office:value="0.00780638" calcext:value-type="float">
            <text:p>0,00780638</text:p>
          </table:table-cell>
          <table:table-cell table:formula="of:=[.K98]^2" office:value-type="float" office:value="0.0000609395687044" calcext:value-type="float">
            <text:p>6,09395687044E-05</text:p>
          </table:table-cell>
          <table:table-cell/>
          <table:table-cell table:formula="of:=ABS([.I98]-[.F98])" office:value-type="float" office:value="0.00815023999999998" calcext:value-type="float">
            <text:p>0,00815024</text:p>
          </table:table-cell>
          <table:table-cell table:formula="of:=[.N98]^2" office:value-type="float" office:value="0.0000664264120575996" calcext:value-type="float">
            <text:p>6,64264120575996E-05</text:p>
          </table:table-cell>
          <table:table-cell/>
          <table:table-cell table:formula="of:=ABS([.J98]-[.C98])" office:value-type="float" office:value="0.0000000175866277096759" calcext:value-type="float">
            <text:p>1,75866277096759E-08</text:p>
          </table:table-cell>
          <table:table-cell table:formula="of:=ATAN2([.H98];[.I98])*180/PI()" office:value-type="float" office:value="-136.468800714386" calcext:value-type="float">
            <text:p>-136,468800714386</text:p>
          </table:table-cell>
          <table:table-cell table:formula="of:=ABS([.R98]-[.D98])" office:value-type="float" office:value="0.468800714385822" calcext:value-type="float">
            <text:p>0,468800714385822</text:p>
          </table:table-cell>
          <table:table-cell table:formula="of:=([.R98]-[.D98])^2" office:value-type="float" office:value="0.219774109808657" calcext:value-type="float">
            <text:p>0,219774109808657</text:p>
          </table:table-cell>
          <table:table-cell/>
        </table:table-row>
        <table:table-row table:style-name="ro1">
          <table:table-cell office:value-type="float" office:value="1623615968.72337" calcext:value-type="float">
            <text:p>1623615968,72337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0.99999998" calcext:value-type="float">
            <text:p>-0,99999998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QRT([.H99]^2+[.I99]^2)" office:value-type="float" office:value="1.4142135623731" calcext:value-type="float">
            <text:p>1,4142135623731</text:p>
          </table:table-cell>
          <table:table-cell table:formula="of:=ABS([.H99]-[.E99])" office:value-type="float" office:value="0.0000000199999999894729" calcext:value-type="float">
            <text:p>1,99999999894729E-08</text:p>
          </table:table-cell>
          <table:table-cell table:formula="of:=[.K99]^2" office:value-type="float" office:value="3.99999999578915E-016" calcext:value-type="float">
            <text:p>3,99999999578915E-16</text:p>
          </table:table-cell>
          <table:table-cell/>
          <table:table-cell table:formula="of:=ABS([.I99]-[.F99])" office:value-type="float" office:value="0.0000000199999999894729" calcext:value-type="float">
            <text:p>1,99999999894729E-08</text:p>
          </table:table-cell>
          <table:table-cell table:formula="of:=[.N99]^2" office:value-type="float" office:value="3.99999999578915E-016" calcext:value-type="float">
            <text:p>3,99999999578915E-16</text:p>
          </table:table-cell>
          <table:table-cell/>
          <table:table-cell table:formula="of:=ABS([.J99]-[.C99])" office:value-type="float" office:value="0.0000000223730951542933" calcext:value-type="float">
            <text:p>2,23730951542933E-08</text:p>
          </table:table-cell>
          <table:table-cell table:formula="of:=ATAN2([.H99];[.I99])*180/PI()" office:value-type="float" office:value="-135" calcext:value-type="float">
            <text:p>-135</text:p>
          </table:table-cell>
          <table:table-cell table:formula="of:=ABS([.R99]-[.D99])" office:value-type="float" office:value="0" calcext:value-type="float">
            <text:p>0</text:p>
          </table:table-cell>
          <table:table-cell table:formula="of:=([.R99]-[.D99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8.82337" calcext:value-type="float">
            <text:p>1623615968,82337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0.99999998" calcext:value-type="float">
            <text:p>-0,99999998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QRT([.H100]^2+[.I100]^2)" office:value-type="float" office:value="1.4142135623731" calcext:value-type="float">
            <text:p>1,4142135623731</text:p>
          </table:table-cell>
          <table:table-cell table:formula="of:=ABS([.H100]-[.E100])" office:value-type="float" office:value="0.0000000199999999894729" calcext:value-type="float">
            <text:p>1,99999999894729E-08</text:p>
          </table:table-cell>
          <table:table-cell table:formula="of:=[.K100]^2" office:value-type="float" office:value="3.99999999578915E-016" calcext:value-type="float">
            <text:p>3,99999999578915E-16</text:p>
          </table:table-cell>
          <table:table-cell/>
          <table:table-cell table:formula="of:=ABS([.I100]-[.F100])" office:value-type="float" office:value="0.0000000199999999894729" calcext:value-type="float">
            <text:p>1,99999999894729E-08</text:p>
          </table:table-cell>
          <table:table-cell table:formula="of:=[.N100]^2" office:value-type="float" office:value="3.99999999578915E-016" calcext:value-type="float">
            <text:p>3,99999999578915E-16</text:p>
          </table:table-cell>
          <table:table-cell/>
          <table:table-cell table:formula="of:=ABS([.J100]-[.C100])" office:value-type="float" office:value="0.0000000223730951542933" calcext:value-type="float">
            <text:p>2,23730951542933E-08</text:p>
          </table:table-cell>
          <table:table-cell table:formula="of:=ATAN2([.H100];[.I100])*180/PI()" office:value-type="float" office:value="-135" calcext:value-type="float">
            <text:p>-135</text:p>
          </table:table-cell>
          <table:table-cell table:formula="of:=ABS([.R100]-[.D100])" office:value-type="float" office:value="0" calcext:value-type="float">
            <text:p>0</text:p>
          </table:table-cell>
          <table:table-cell table:formula="of:=([.R100]-[.D100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8.92332" calcext:value-type="float">
            <text:p>1623615968,92332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0.99999998" calcext:value-type="float">
            <text:p>-0,99999998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QRT([.H101]^2+[.I101]^2)" office:value-type="float" office:value="1.4142135623731" calcext:value-type="float">
            <text:p>1,4142135623731</text:p>
          </table:table-cell>
          <table:table-cell table:formula="of:=ABS([.H101]-[.E101])" office:value-type="float" office:value="0.0000000199999999894729" calcext:value-type="float">
            <text:p>1,99999999894729E-08</text:p>
          </table:table-cell>
          <table:table-cell table:formula="of:=[.K101]^2" office:value-type="float" office:value="3.99999999578915E-016" calcext:value-type="float">
            <text:p>3,99999999578915E-16</text:p>
          </table:table-cell>
          <table:table-cell/>
          <table:table-cell table:formula="of:=ABS([.I101]-[.F101])" office:value-type="float" office:value="0.0000000199999999894729" calcext:value-type="float">
            <text:p>1,99999999894729E-08</text:p>
          </table:table-cell>
          <table:table-cell table:formula="of:=[.N101]^2" office:value-type="float" office:value="3.99999999578915E-016" calcext:value-type="float">
            <text:p>3,99999999578915E-16</text:p>
          </table:table-cell>
          <table:table-cell/>
          <table:table-cell table:formula="of:=ABS([.J101]-[.C101])" office:value-type="float" office:value="0.0000000223730951542933" calcext:value-type="float">
            <text:p>2,23730951542933E-08</text:p>
          </table:table-cell>
          <table:table-cell table:formula="of:=ATAN2([.H101];[.I101])*180/PI()" office:value-type="float" office:value="-135" calcext:value-type="float">
            <text:p>-135</text:p>
          </table:table-cell>
          <table:table-cell table:formula="of:=ABS([.R101]-[.D101])" office:value-type="float" office:value="0" calcext:value-type="float">
            <text:p>0</text:p>
          </table:table-cell>
          <table:table-cell table:formula="of:=([.R101]-[.D101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9.02337" calcext:value-type="float">
            <text:p>1623615969,02337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0.99999998" calcext:value-type="float">
            <text:p>-0,99999998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QRT([.H102]^2+[.I102]^2)" office:value-type="float" office:value="1.4142135623731" calcext:value-type="float">
            <text:p>1,4142135623731</text:p>
          </table:table-cell>
          <table:table-cell table:formula="of:=ABS([.H102]-[.E102])" office:value-type="float" office:value="0.0000000199999999894729" calcext:value-type="float">
            <text:p>1,99999999894729E-08</text:p>
          </table:table-cell>
          <table:table-cell table:formula="of:=[.K102]^2" office:value-type="float" office:value="3.99999999578915E-016" calcext:value-type="float">
            <text:p>3,99999999578915E-16</text:p>
          </table:table-cell>
          <table:table-cell/>
          <table:table-cell table:formula="of:=ABS([.I102]-[.F102])" office:value-type="float" office:value="0.0000000199999999894729" calcext:value-type="float">
            <text:p>1,99999999894729E-08</text:p>
          </table:table-cell>
          <table:table-cell table:formula="of:=[.N102]^2" office:value-type="float" office:value="3.99999999578915E-016" calcext:value-type="float">
            <text:p>3,99999999578915E-16</text:p>
          </table:table-cell>
          <table:table-cell/>
          <table:table-cell table:formula="of:=ABS([.J102]-[.C102])" office:value-type="float" office:value="0.0000000223730951542933" calcext:value-type="float">
            <text:p>2,23730951542933E-08</text:p>
          </table:table-cell>
          <table:table-cell table:formula="of:=ATAN2([.H102];[.I102])*180/PI()" office:value-type="float" office:value="-135" calcext:value-type="float">
            <text:p>-135</text:p>
          </table:table-cell>
          <table:table-cell table:formula="of:=ABS([.R102]-[.D102])" office:value-type="float" office:value="0" calcext:value-type="float">
            <text:p>0</text:p>
          </table:table-cell>
          <table:table-cell table:formula="of:=([.R102]-[.D102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9.12336" calcext:value-type="float">
            <text:p>1623615969,12336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0.99999998" calcext:value-type="float">
            <text:p>-0,99999998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QRT([.H103]^2+[.I103]^2)" office:value-type="float" office:value="1.4142135623731" calcext:value-type="float">
            <text:p>1,4142135623731</text:p>
          </table:table-cell>
          <table:table-cell table:formula="of:=ABS([.H103]-[.E103])" office:value-type="float" office:value="0.0000000199999999894729" calcext:value-type="float">
            <text:p>1,99999999894729E-08</text:p>
          </table:table-cell>
          <table:table-cell table:formula="of:=[.K103]^2" office:value-type="float" office:value="3.99999999578915E-016" calcext:value-type="float">
            <text:p>3,99999999578915E-16</text:p>
          </table:table-cell>
          <table:table-cell/>
          <table:table-cell table:formula="of:=ABS([.I103]-[.F103])" office:value-type="float" office:value="0.0000000199999999894729" calcext:value-type="float">
            <text:p>1,99999999894729E-08</text:p>
          </table:table-cell>
          <table:table-cell table:formula="of:=[.N103]^2" office:value-type="float" office:value="3.99999999578915E-016" calcext:value-type="float">
            <text:p>3,99999999578915E-16</text:p>
          </table:table-cell>
          <table:table-cell/>
          <table:table-cell table:formula="of:=ABS([.J103]-[.C103])" office:value-type="float" office:value="0.0000000223730951542933" calcext:value-type="float">
            <text:p>2,23730951542933E-08</text:p>
          </table:table-cell>
          <table:table-cell table:formula="of:=ATAN2([.H103];[.I103])*180/PI()" office:value-type="float" office:value="-135" calcext:value-type="float">
            <text:p>-135</text:p>
          </table:table-cell>
          <table:table-cell table:formula="of:=ABS([.R103]-[.D103])" office:value-type="float" office:value="0" calcext:value-type="float">
            <text:p>0</text:p>
          </table:table-cell>
          <table:table-cell table:formula="of:=([.R103]-[.D103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9.22334" calcext:value-type="float">
            <text:p>1623615969,22334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0.99999998" calcext:value-type="float">
            <text:p>-0,99999998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QRT([.H104]^2+[.I104]^2)" office:value-type="float" office:value="1.4142135623731" calcext:value-type="float">
            <text:p>1,4142135623731</text:p>
          </table:table-cell>
          <table:table-cell table:formula="of:=ABS([.H104]-[.E104])" office:value-type="float" office:value="0.0000000199999999894729" calcext:value-type="float">
            <text:p>1,99999999894729E-08</text:p>
          </table:table-cell>
          <table:table-cell table:formula="of:=[.K104]^2" office:value-type="float" office:value="3.99999999578915E-016" calcext:value-type="float">
            <text:p>3,99999999578915E-16</text:p>
          </table:table-cell>
          <table:table-cell/>
          <table:table-cell table:formula="of:=ABS([.I104]-[.F104])" office:value-type="float" office:value="0.0000000199999999894729" calcext:value-type="float">
            <text:p>1,99999999894729E-08</text:p>
          </table:table-cell>
          <table:table-cell table:formula="of:=[.N104]^2" office:value-type="float" office:value="3.99999999578915E-016" calcext:value-type="float">
            <text:p>3,99999999578915E-16</text:p>
          </table:table-cell>
          <table:table-cell/>
          <table:table-cell table:formula="of:=ABS([.J104]-[.C104])" office:value-type="float" office:value="0.0000000223730951542933" calcext:value-type="float">
            <text:p>2,23730951542933E-08</text:p>
          </table:table-cell>
          <table:table-cell table:formula="of:=ATAN2([.H104];[.I104])*180/PI()" office:value-type="float" office:value="-135" calcext:value-type="float">
            <text:p>-135</text:p>
          </table:table-cell>
          <table:table-cell table:formula="of:=ABS([.R104]-[.D104])" office:value-type="float" office:value="0" calcext:value-type="float">
            <text:p>0</text:p>
          </table:table-cell>
          <table:table-cell table:formula="of:=([.R104]-[.D104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9.32335" calcext:value-type="float">
            <text:p>1623615969,32335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0.99999998" calcext:value-type="float">
            <text:p>-0,99999998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QRT([.H105]^2+[.I105]^2)" office:value-type="float" office:value="1.4142135623731" calcext:value-type="float">
            <text:p>1,4142135623731</text:p>
          </table:table-cell>
          <table:table-cell table:formula="of:=ABS([.H105]-[.E105])" office:value-type="float" office:value="0.0000000199999999894729" calcext:value-type="float">
            <text:p>1,99999999894729E-08</text:p>
          </table:table-cell>
          <table:table-cell table:formula="of:=[.K105]^2" office:value-type="float" office:value="3.99999999578915E-016" calcext:value-type="float">
            <text:p>3,99999999578915E-16</text:p>
          </table:table-cell>
          <table:table-cell/>
          <table:table-cell table:formula="of:=ABS([.I105]-[.F105])" office:value-type="float" office:value="0.0000000199999999894729" calcext:value-type="float">
            <text:p>1,99999999894729E-08</text:p>
          </table:table-cell>
          <table:table-cell table:formula="of:=[.N105]^2" office:value-type="float" office:value="3.99999999578915E-016" calcext:value-type="float">
            <text:p>3,99999999578915E-16</text:p>
          </table:table-cell>
          <table:table-cell/>
          <table:table-cell table:formula="of:=ABS([.J105]-[.C105])" office:value-type="float" office:value="0.0000000223730951542933" calcext:value-type="float">
            <text:p>2,23730951542933E-08</text:p>
          </table:table-cell>
          <table:table-cell table:formula="of:=ATAN2([.H105];[.I105])*180/PI()" office:value-type="float" office:value="-135" calcext:value-type="float">
            <text:p>-135</text:p>
          </table:table-cell>
          <table:table-cell table:formula="of:=ABS([.R105]-[.D105])" office:value-type="float" office:value="0" calcext:value-type="float">
            <text:p>0</text:p>
          </table:table-cell>
          <table:table-cell table:formula="of:=([.R105]-[.D105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9.42337" calcext:value-type="float">
            <text:p>1623615969,42337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0.99999998" calcext:value-type="float">
            <text:p>-0,99999998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QRT([.H106]^2+[.I106]^2)" office:value-type="float" office:value="1.4142135623731" calcext:value-type="float">
            <text:p>1,4142135623731</text:p>
          </table:table-cell>
          <table:table-cell table:formula="of:=ABS([.H106]-[.E106])" office:value-type="float" office:value="0.0000000199999999894729" calcext:value-type="float">
            <text:p>1,99999999894729E-08</text:p>
          </table:table-cell>
          <table:table-cell table:formula="of:=[.K106]^2" office:value-type="float" office:value="3.99999999578915E-016" calcext:value-type="float">
            <text:p>3,99999999578915E-16</text:p>
          </table:table-cell>
          <table:table-cell/>
          <table:table-cell table:formula="of:=ABS([.I106]-[.F106])" office:value-type="float" office:value="0.0000000199999999894729" calcext:value-type="float">
            <text:p>1,99999999894729E-08</text:p>
          </table:table-cell>
          <table:table-cell table:formula="of:=[.N106]^2" office:value-type="float" office:value="3.99999999578915E-016" calcext:value-type="float">
            <text:p>3,99999999578915E-16</text:p>
          </table:table-cell>
          <table:table-cell/>
          <table:table-cell table:formula="of:=ABS([.J106]-[.C106])" office:value-type="float" office:value="0.0000000223730951542933" calcext:value-type="float">
            <text:p>2,23730951542933E-08</text:p>
          </table:table-cell>
          <table:table-cell table:formula="of:=ATAN2([.H106];[.I106])*180/PI()" office:value-type="float" office:value="-135" calcext:value-type="float">
            <text:p>-135</text:p>
          </table:table-cell>
          <table:table-cell table:formula="of:=ABS([.R106]-[.D106])" office:value-type="float" office:value="0" calcext:value-type="float">
            <text:p>0</text:p>
          </table:table-cell>
          <table:table-cell table:formula="of:=([.R106]-[.D106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9.52336" calcext:value-type="float">
            <text:p>1623615969,52336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0.99999998" calcext:value-type="float">
            <text:p>-0,99999998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QRT([.H107]^2+[.I107]^2)" office:value-type="float" office:value="1.4142135623731" calcext:value-type="float">
            <text:p>1,4142135623731</text:p>
          </table:table-cell>
          <table:table-cell table:formula="of:=ABS([.H107]-[.E107])" office:value-type="float" office:value="0.0000000199999999894729" calcext:value-type="float">
            <text:p>1,99999999894729E-08</text:p>
          </table:table-cell>
          <table:table-cell table:formula="of:=[.K107]^2" office:value-type="float" office:value="3.99999999578915E-016" calcext:value-type="float">
            <text:p>3,99999999578915E-16</text:p>
          </table:table-cell>
          <table:table-cell/>
          <table:table-cell table:formula="of:=ABS([.I107]-[.F107])" office:value-type="float" office:value="0.0000000199999999894729" calcext:value-type="float">
            <text:p>1,99999999894729E-08</text:p>
          </table:table-cell>
          <table:table-cell table:formula="of:=[.N107]^2" office:value-type="float" office:value="3.99999999578915E-016" calcext:value-type="float">
            <text:p>3,99999999578915E-16</text:p>
          </table:table-cell>
          <table:table-cell/>
          <table:table-cell table:formula="of:=ABS([.J107]-[.C107])" office:value-type="float" office:value="0.0000000223730951542933" calcext:value-type="float">
            <text:p>2,23730951542933E-08</text:p>
          </table:table-cell>
          <table:table-cell table:formula="of:=ATAN2([.H107];[.I107])*180/PI()" office:value-type="float" office:value="-135" calcext:value-type="float">
            <text:p>-135</text:p>
          </table:table-cell>
          <table:table-cell table:formula="of:=ABS([.R107]-[.D107])" office:value-type="float" office:value="0" calcext:value-type="float">
            <text:p>0</text:p>
          </table:table-cell>
          <table:table-cell table:formula="of:=([.R107]-[.D107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9.62335" calcext:value-type="float">
            <text:p>1623615969,62335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0.99999998" calcext:value-type="float">
            <text:p>-0,99999998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QRT([.H108]^2+[.I108]^2)" office:value-type="float" office:value="1.4142135623731" calcext:value-type="float">
            <text:p>1,4142135623731</text:p>
          </table:table-cell>
          <table:table-cell table:formula="of:=ABS([.H108]-[.E108])" office:value-type="float" office:value="0.0000000199999999894729" calcext:value-type="float">
            <text:p>1,99999999894729E-08</text:p>
          </table:table-cell>
          <table:table-cell table:formula="of:=[.K108]^2" office:value-type="float" office:value="3.99999999578915E-016" calcext:value-type="float">
            <text:p>3,99999999578915E-16</text:p>
          </table:table-cell>
          <table:table-cell/>
          <table:table-cell table:formula="of:=ABS([.I108]-[.F108])" office:value-type="float" office:value="0.0000000199999999894729" calcext:value-type="float">
            <text:p>1,99999999894729E-08</text:p>
          </table:table-cell>
          <table:table-cell table:formula="of:=[.N108]^2" office:value-type="float" office:value="3.99999999578915E-016" calcext:value-type="float">
            <text:p>3,99999999578915E-16</text:p>
          </table:table-cell>
          <table:table-cell/>
          <table:table-cell table:formula="of:=ABS([.J108]-[.C108])" office:value-type="float" office:value="0.0000000223730951542933" calcext:value-type="float">
            <text:p>2,23730951542933E-08</text:p>
          </table:table-cell>
          <table:table-cell table:formula="of:=ATAN2([.H108];[.I108])*180/PI()" office:value-type="float" office:value="-135" calcext:value-type="float">
            <text:p>-135</text:p>
          </table:table-cell>
          <table:table-cell table:formula="of:=ABS([.R108]-[.D108])" office:value-type="float" office:value="0" calcext:value-type="float">
            <text:p>0</text:p>
          </table:table-cell>
          <table:table-cell table:formula="of:=([.R108]-[.D108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9.7233" calcext:value-type="float">
            <text:p>1623615969,7233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0.99999998" calcext:value-type="float">
            <text:p>-0,99999998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QRT([.H109]^2+[.I109]^2)" office:value-type="float" office:value="1.4142135623731" calcext:value-type="float">
            <text:p>1,4142135623731</text:p>
          </table:table-cell>
          <table:table-cell table:formula="of:=ABS([.H109]-[.E109])" office:value-type="float" office:value="0.0000000199999999894729" calcext:value-type="float">
            <text:p>1,99999999894729E-08</text:p>
          </table:table-cell>
          <table:table-cell table:formula="of:=[.K109]^2" office:value-type="float" office:value="3.99999999578915E-016" calcext:value-type="float">
            <text:p>3,99999999578915E-16</text:p>
          </table:table-cell>
          <table:table-cell/>
          <table:table-cell table:formula="of:=ABS([.I109]-[.F109])" office:value-type="float" office:value="0.0000000199999999894729" calcext:value-type="float">
            <text:p>1,99999999894729E-08</text:p>
          </table:table-cell>
          <table:table-cell table:formula="of:=[.N109]^2" office:value-type="float" office:value="3.99999999578915E-016" calcext:value-type="float">
            <text:p>3,99999999578915E-16</text:p>
          </table:table-cell>
          <table:table-cell/>
          <table:table-cell table:formula="of:=ABS([.J109]-[.C109])" office:value-type="float" office:value="0.0000000223730951542933" calcext:value-type="float">
            <text:p>2,23730951542933E-08</text:p>
          </table:table-cell>
          <table:table-cell table:formula="of:=ATAN2([.H109];[.I109])*180/PI()" office:value-type="float" office:value="-135" calcext:value-type="float">
            <text:p>-135</text:p>
          </table:table-cell>
          <table:table-cell table:formula="of:=ABS([.R109]-[.D109])" office:value-type="float" office:value="0" calcext:value-type="float">
            <text:p>0</text:p>
          </table:table-cell>
          <table:table-cell table:formula="of:=([.R109]-[.D109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69.82331" calcext:value-type="float">
            <text:p>1623615969,82331</text:p>
          </table:table-cell>
          <table:table-cell office:value-type="float" office:value="1" calcext:value-type="float">
            <text:p>1</text:p>
          </table:table-cell>
          <table:table-cell office:value-type="float" office:value="1.37931144" calcext:value-type="float">
            <text:p>1,37931144</text:p>
          </table:table-cell>
          <table:table-cell office:value-type="float" office:value="-134" calcext:value-type="float">
            <text:p>-134</text:p>
          </table:table-cell>
          <table:table-cell office:value-type="float" office:value="-0.95815024" calcext:value-type="float">
            <text:p>-0,95815024</text:p>
          </table:table-cell>
          <table:table-cell office:value-type="float" office:value="-0.99219362" calcext:value-type="float">
            <text:p>-0,99219362</text:p>
          </table:table-cell>
          <table:table-cell office:value-type="float" office:value="-134" calcext:value-type="float">
            <text:p>-134</text:p>
          </table:table-cell>
          <table:table-cell office:value-type="float" office:value="-0.95" calcext:value-type="float">
            <text:p>-0,95</text:p>
          </table:table-cell>
          <table:table-cell office:value-type="float" office:value="-1" calcext:value-type="float">
            <text:p>-1</text:p>
          </table:table-cell>
          <table:table-cell table:formula="of:=SQRT([.H110]^2+[.I110]^2)" office:value-type="float" office:value="1.37931142241337" calcext:value-type="float">
            <text:p>1,37931142241337</text:p>
          </table:table-cell>
          <table:table-cell table:formula="of:=ABS([.H110]-[.E110])" office:value-type="float" office:value="0.00815023999999998" calcext:value-type="float">
            <text:p>0,00815024</text:p>
          </table:table-cell>
          <table:table-cell table:formula="of:=[.K110]^2" office:value-type="float" office:value="0.0000664264120575996" calcext:value-type="float">
            <text:p>6,64264120575996E-05</text:p>
          </table:table-cell>
          <table:table-cell/>
          <table:table-cell table:formula="of:=ABS([.I110]-[.F110])" office:value-type="float" office:value="0.00780638" calcext:value-type="float">
            <text:p>0,00780638</text:p>
          </table:table-cell>
          <table:table-cell table:formula="of:=[.N110]^2" office:value-type="float" office:value="0.0000609395687044" calcext:value-type="float">
            <text:p>6,09395687044E-05</text:p>
          </table:table-cell>
          <table:table-cell/>
          <table:table-cell table:formula="of:=ABS([.J110]-[.C110])" office:value-type="float" office:value="0.0000000175866277096759" calcext:value-type="float">
            <text:p>1,75866277096759E-08</text:p>
          </table:table-cell>
          <table:table-cell table:formula="of:=ATAN2([.H110];[.I110])*180/PI()" office:value-type="float" office:value="-133.531199285614" calcext:value-type="float">
            <text:p>-133,531199285614</text:p>
          </table:table-cell>
          <table:table-cell table:formula="of:=ABS([.R110]-[.D110])" office:value-type="float" office:value="0.468800714385793" calcext:value-type="float">
            <text:p>0,468800714385793</text:p>
          </table:table-cell>
          <table:table-cell table:formula="of:=([.R110]-[.D110])^2" office:value-type="float" office:value="0.21977410980863" calcext:value-type="float">
            <text:p>0,21977410980863</text:p>
          </table:table-cell>
          <table:table-cell/>
        </table:table-row>
        <table:table-row table:style-name="ro1">
          <table:table-cell office:value-type="float" office:value="1623615969.92339" calcext:value-type="float">
            <text:p>1623615969,92339</text:p>
          </table:table-cell>
          <table:table-cell office:value-type="float" office:value="1" calcext:value-type="float">
            <text:p>1</text:p>
          </table:table-cell>
          <table:table-cell office:value-type="float" office:value="1.34536242" calcext:value-type="float">
            <text:p>1,34536242</text:p>
          </table:table-cell>
          <table:table-cell office:value-type="float" office:value="-132" calcext:value-type="float">
            <text:p>-132</text:p>
          </table:table-cell>
          <table:table-cell office:value-type="float" office:value="-0.90022318" calcext:value-type="float">
            <text:p>-0,90022318</text:p>
          </table:table-cell>
          <table:table-cell office:value-type="float" office:value="-0.99979912" calcext:value-type="float">
            <text:p>-0,99979912</text:p>
          </table:table-cell>
          <table:table-cell office:value-type="float" office:value="-132" calcext:value-type="float">
            <text:p>-132</text:p>
          </table:table-cell>
          <table:table-cell office:value-type="float" office:value="-0.9" calcext:value-type="float">
            <text:p>-0,9</text:p>
          </table:table-cell>
          <table:table-cell office:value-type="float" office:value="-1" calcext:value-type="float">
            <text:p>-1</text:p>
          </table:table-cell>
          <table:table-cell table:formula="of:=SQRT([.H111]^2+[.I111]^2)" office:value-type="float" office:value="1.34536240470737" calcext:value-type="float">
            <text:p>1,34536240470737</text:p>
          </table:table-cell>
          <table:table-cell table:formula="of:=ABS([.H111]-[.E111])" office:value-type="float" office:value="0.000223179999999989" calcext:value-type="float">
            <text:p>0,00022318</text:p>
          </table:table-cell>
          <table:table-cell table:formula="of:=[.K111]^2" office:value-type="float" office:value="0.0000000498093123999953" calcext:value-type="float">
            <text:p>4,98093123999953E-08</text:p>
          </table:table-cell>
          <table:table-cell/>
          <table:table-cell table:formula="of:=ABS([.I111]-[.F111])" office:value-type="float" office:value="0.000200879999999959" calcext:value-type="float">
            <text:p>0,00020088</text:p>
          </table:table-cell>
          <table:table-cell table:formula="of:=[.N111]^2" office:value-type="float" office:value="0.0000000403527743999835" calcext:value-type="float">
            <text:p>4,03527743999835E-08</text:p>
          </table:table-cell>
          <table:table-cell/>
          <table:table-cell table:formula="of:=ABS([.J111]-[.C111])" office:value-type="float" office:value="0.000000015292628940955" calcext:value-type="float">
            <text:p>1,5292628940955E-08</text:p>
          </table:table-cell>
          <table:table-cell table:formula="of:=ATAN2([.H111];[.I111])*180/PI()" office:value-type="float" office:value="-131.987212495817" calcext:value-type="float">
            <text:p>-131,987212495817</text:p>
          </table:table-cell>
          <table:table-cell table:formula="of:=ABS([.R111]-[.D111])" office:value-type="float" office:value="0.0127875041833363" calcext:value-type="float">
            <text:p>0,012787504183336</text:p>
          </table:table-cell>
          <table:table-cell table:formula="of:=([.R111]-[.D111])^2" office:value-type="float" office:value="0.000163520263238843" calcext:value-type="float">
            <text:p>0,000163520263239</text:p>
          </table:table-cell>
          <table:table-cell/>
        </table:table-row>
        <table:table-row table:style-name="ro1">
          <table:table-cell office:value-type="float" office:value="1623615970.0234" calcext:value-type="float">
            <text:p>1623615970,0234</text:p>
          </table:table-cell>
          <table:table-cell office:value-type="float" office:value="1" calcext:value-type="float">
            <text:p>1</text:p>
          </table:table-cell>
          <table:table-cell office:value-type="float" office:value="1.31244051" calcext:value-type="float">
            <text:p>1,31244051</text:p>
          </table:table-cell>
          <table:table-cell office:value-type="float" office:value="-130" calcext:value-type="float">
            <text:p>-130</text:p>
          </table:table-cell>
          <table:table-cell office:value-type="float" office:value="-0.8436205" calcext:value-type="float">
            <text:p>-0,8436205</text:p>
          </table:table-cell>
          <table:table-cell office:value-type="float" office:value="-1.00538776" calcext:value-type="float">
            <text:p>-1,00538776</text:p>
          </table:table-cell>
          <table:table-cell office:value-type="float" office:value="-130" calcext:value-type="float">
            <text:p>-130</text:p>
          </table:table-cell>
          <table:table-cell office:value-type="float" office:value="-0.85" calcext:value-type="float">
            <text:p>-0,85</text:p>
          </table:table-cell>
          <table:table-cell office:value-type="float" office:value="-1" calcext:value-type="float">
            <text:p>-1</text:p>
          </table:table-cell>
          <table:table-cell table:formula="of:=SQRT([.H112]^2+[.I112]^2)" office:value-type="float" office:value="1.31244047484067" calcext:value-type="float">
            <text:p>1,31244047484067</text:p>
          </table:table-cell>
          <table:table-cell table:formula="of:=ABS([.H112]-[.E112])" office:value-type="float" office:value="0.00637949999999998" calcext:value-type="float">
            <text:p>0,0063795</text:p>
          </table:table-cell>
          <table:table-cell table:formula="of:=[.K112]^2" office:value-type="float" office:value="0.0000406980202499998" calcext:value-type="float">
            <text:p>4,06980202499998E-05</text:p>
          </table:table-cell>
          <table:table-cell/>
          <table:table-cell table:formula="of:=ABS([.I112]-[.F112])" office:value-type="float" office:value="0.00538776000000008" calcext:value-type="float">
            <text:p>0,00538776</text:p>
          </table:table-cell>
          <table:table-cell table:formula="of:=[.N112]^2" office:value-type="float" office:value="0.0000290279578176008" calcext:value-type="float">
            <text:p>2,90279578176008E-05</text:p>
          </table:table-cell>
          <table:table-cell/>
          <table:table-cell table:formula="of:=ABS([.J112]-[.C112])" office:value-type="float" office:value="0.0000000351593314462661" calcext:value-type="float">
            <text:p>3,51593314462661E-08</text:p>
          </table:table-cell>
          <table:table-cell table:formula="of:=ATAN2([.H112];[.I112])*180/PI()" office:value-type="float" office:value="-130.364536573097" calcext:value-type="float">
            <text:p>-130,364536573097</text:p>
          </table:table-cell>
          <table:table-cell table:formula="of:=ABS([.R112]-[.D112])" office:value-type="float" office:value="0.364536573097354" calcext:value-type="float">
            <text:p>0,364536573097354</text:p>
          </table:table-cell>
          <table:table-cell table:formula="of:=([.R112]-[.D112])^2" office:value-type="float" office:value="0.132886913125562" calcext:value-type="float">
            <text:p>0,132886913125562</text:p>
          </table:table-cell>
          <table:table-cell/>
        </table:table-row>
        <table:table-row table:style-name="ro1">
          <table:table-cell office:value-type="float" office:value="1623615970.12334" calcext:value-type="float">
            <text:p>1623615970,12334</text:p>
          </table:table-cell>
          <table:table-cell office:value-type="float" office:value="1" calcext:value-type="float">
            <text:p>1</text:p>
          </table:table-cell>
          <table:table-cell office:value-type="float" office:value="1.28062487" calcext:value-type="float">
            <text:p>1,28062487</text:p>
          </table:table-cell>
          <table:table-cell office:value-type="float" office:value="-129" calcext:value-type="float">
            <text:p>-129</text:p>
          </table:table-cell>
          <table:table-cell office:value-type="float" office:value="-0.80592334" calcext:value-type="float">
            <text:p>-0,80592334</text:p>
          </table:table-cell>
          <table:table-cell office:value-type="float" office:value="-0.99523244" calcext:value-type="float">
            <text:p>-0,99523244</text:p>
          </table:table-cell>
          <table:table-cell office:value-type="float" office:value="-129" calcext:value-type="float">
            <text:p>-129</text:p>
          </table:table-cell>
          <table:table-cell office:value-type="float" office:value="-0.8" calcext:value-type="float">
            <text:p>-0,8</text:p>
          </table:table-cell>
          <table:table-cell office:value-type="float" office:value="-1" calcext:value-type="float">
            <text:p>-1</text:p>
          </table:table-cell>
          <table:table-cell table:formula="of:=SQRT([.H113]^2+[.I113]^2)" office:value-type="float" office:value="1.28062484748657" calcext:value-type="float">
            <text:p>1,28062484748657</text:p>
          </table:table-cell>
          <table:table-cell table:formula="of:=ABS([.H113]-[.E113])" office:value-type="float" office:value="0.00592333999999994" calcext:value-type="float">
            <text:p>0,00592334</text:p>
          </table:table-cell>
          <table:table-cell table:formula="of:=[.K113]^2" office:value-type="float" office:value="0.0000350859567555993" calcext:value-type="float">
            <text:p>3,50859567555993E-05</text:p>
          </table:table-cell>
          <table:table-cell/>
          <table:table-cell table:formula="of:=ABS([.I113]-[.F113])" office:value-type="float" office:value="0.00476756" calcext:value-type="float">
            <text:p>0,00476756</text:p>
          </table:table-cell>
          <table:table-cell table:formula="of:=[.N113]^2" office:value-type="float" office:value="0.0000227296283536" calcext:value-type="float">
            <text:p>2,27296283536E-05</text:p>
          </table:table-cell>
          <table:table-cell/>
          <table:table-cell table:formula="of:=ABS([.J113]-[.C113])" office:value-type="float" office:value="0.0000000225134302311858" calcext:value-type="float">
            <text:p>2,25134302311858E-08</text:p>
          </table:table-cell>
          <table:table-cell table:formula="of:=ATAN2([.H113];[.I113])*180/PI()" office:value-type="float" office:value="-128.65980825409" calcext:value-type="float">
            <text:p>-128,65980825409</text:p>
          </table:table-cell>
          <table:table-cell table:formula="of:=ABS([.R113]-[.D113])" office:value-type="float" office:value="0.340191745909891" calcext:value-type="float">
            <text:p>0,340191745909891</text:p>
          </table:table-cell>
          <table:table-cell table:formula="of:=([.R113]-[.D113])^2" office:value-type="float" office:value="0.11573042398522" calcext:value-type="float">
            <text:p>0,11573042398522</text:p>
          </table:table-cell>
          <table:table-cell/>
        </table:table-row>
        <table:table-row table:style-name="ro1">
          <table:table-cell office:value-type="float" office:value="1623615970.22335" calcext:value-type="float">
            <text:p>1623615970,2233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-127" calcext:value-type="float">
            <text:p>-127</text:p>
          </table:table-cell>
          <table:table-cell office:value-type="float" office:value="-0.75226878" calcext:value-type="float">
            <text:p>-0,75226878</text:p>
          </table:table-cell>
          <table:table-cell office:value-type="float" office:value="-0.99829439" calcext:value-type="float">
            <text:p>-0,99829439</text:p>
          </table:table-cell>
          <table:table-cell office:value-type="float" office:value="-127" calcext:value-type="float">
            <text:p>-127</text:p>
          </table:table-cell>
          <table:table-cell office:value-type="float" office:value="-0.75" calcext:value-type="float">
            <text:p>-0,75</text:p>
          </table:table-cell>
          <table:table-cell office:value-type="float" office:value="-1" calcext:value-type="float">
            <text:p>-1</text:p>
          </table:table-cell>
          <table:table-cell table:formula="of:=SQRT([.H114]^2+[.I114]^2)" office:value-type="float" office:value="1.25" calcext:value-type="float">
            <text:p>1,25</text:p>
          </table:table-cell>
          <table:table-cell table:formula="of:=ABS([.H114]-[.E114])" office:value-type="float" office:value="0.00226877999999997" calcext:value-type="float">
            <text:p>0,00226878</text:p>
          </table:table-cell>
          <table:table-cell table:formula="of:=[.K114]^2" office:value-type="float" office:value="0.00000514736268839987" calcext:value-type="float">
            <text:p>5,14736268839987E-06</text:p>
          </table:table-cell>
          <table:table-cell/>
          <table:table-cell table:formula="of:=ABS([.I114]-[.F114])" office:value-type="float" office:value="0.00170561000000002" calcext:value-type="float">
            <text:p>0,00170561</text:p>
          </table:table-cell>
          <table:table-cell table:formula="of:=[.N114]^2" office:value-type="float" office:value="0.00000290910547210008" calcext:value-type="float">
            <text:p>2,90910547210008E-06</text:p>
          </table:table-cell>
          <table:table-cell/>
          <table:table-cell table:formula="of:=ABS([.J114]-[.C114])" office:value-type="float" office:value="0" calcext:value-type="float">
            <text:p>0</text:p>
          </table:table-cell>
          <table:table-cell table:formula="of:=ATAN2([.H114];[.I114])*180/PI()" office:value-type="float" office:value="-126.869897645844" calcext:value-type="float">
            <text:p>-126,869897645844</text:p>
          </table:table-cell>
          <table:table-cell table:formula="of:=ABS([.R114]-[.D114])" office:value-type="float" office:value="0.13010235415598" calcext:value-type="float">
            <text:p>0,13010235415598</text:p>
          </table:table-cell>
          <table:table-cell table:formula="of:=([.R114]-[.D114])^2" office:value-type="float" office:value="0.0169266225569281" calcext:value-type="float">
            <text:p>0,016926622556928</text:p>
          </table:table-cell>
          <table:table-cell/>
        </table:table-row>
        <table:table-row table:style-name="ro1">
          <table:table-cell office:value-type="float" office:value="1623615970.32335" calcext:value-type="float">
            <text:p>1623615970,32335</text:p>
          </table:table-cell>
          <table:table-cell office:value-type="float" office:value="1" calcext:value-type="float">
            <text:p>1</text:p>
          </table:table-cell>
          <table:table-cell office:value-type="float" office:value="1.22065556" calcext:value-type="float">
            <text:p>1,22065556</text:p>
          </table:table-cell>
          <table:table-cell office:value-type="float" office:value="-125" calcext:value-type="float">
            <text:p>-125</text:p>
          </table:table-cell>
          <table:table-cell office:value-type="float" office:value="-0.70013927" calcext:value-type="float">
            <text:p>-0,70013927</text:p>
          </table:table-cell>
          <table:table-cell office:value-type="float" office:value="-0.9999025" calcext:value-type="float">
            <text:p>-0,9999025</text:p>
          </table:table-cell>
          <table:table-cell office:value-type="float" office:value="-125" calcext:value-type="float">
            <text:p>-125</text:p>
          </table:table-cell>
          <table:table-cell office:value-type="float" office:value="-0.7" calcext:value-type="float">
            <text:p>-0,7</text:p>
          </table:table-cell>
          <table:table-cell office:value-type="float" office:value="-1" calcext:value-type="float">
            <text:p>-1</text:p>
          </table:table-cell>
          <table:table-cell table:formula="of:=SQRT([.H115]^2+[.I115]^2)" office:value-type="float" office:value="1.22065556157337" calcext:value-type="float">
            <text:p>1,22065556157337</text:p>
          </table:table-cell>
          <table:table-cell table:formula="of:=ABS([.H115]-[.E115])" office:value-type="float" office:value="0.000139269999999914" calcext:value-type="float">
            <text:p>0,00013927</text:p>
          </table:table-cell>
          <table:table-cell table:formula="of:=[.K115]^2" office:value-type="float" office:value="0.0000000193961328999759" calcext:value-type="float">
            <text:p>1,93961328999759E-08</text:p>
          </table:table-cell>
          <table:table-cell/>
          <table:table-cell table:formula="of:=ABS([.I115]-[.F115])" office:value-type="float" office:value="0.0000975000000000836" calcext:value-type="float">
            <text:p>9,75000000000836E-05</text:p>
          </table:table-cell>
          <table:table-cell table:formula="of:=[.N115]^2" office:value-type="float" office:value="0.00000000950625000001631" calcext:value-type="float">
            <text:p>9,50625000001631E-09</text:p>
          </table:table-cell>
          <table:table-cell/>
          <table:table-cell table:formula="of:=ABS([.J115]-[.C115])" office:value-type="float" office:value="0.00000000157337032291593" calcext:value-type="float">
            <text:p>1,57337032291593E-09</text:p>
          </table:table-cell>
          <table:table-cell table:formula="of:=ATAN2([.H115];[.I115])*180/PI()" office:value-type="float" office:value="-124.992020198559" calcext:value-type="float">
            <text:p>-124,992020198559</text:p>
          </table:table-cell>
          <table:table-cell table:formula="of:=ABS([.R115]-[.D115])" office:value-type="float" office:value="0.00797980144132282" calcext:value-type="float">
            <text:p>0,007979801441323</text:p>
          </table:table-cell>
          <table:table-cell table:formula="of:=([.R115]-[.D115])^2" office:value-type="float" office:value="0.0000636772310429378" calcext:value-type="float">
            <text:p>6,36772310429378E-05</text:p>
          </table:table-cell>
          <table:table-cell/>
        </table:table-row>
        <table:table-row table:style-name="ro1">
          <table:table-cell office:value-type="float" office:value="1623615970.42335" calcext:value-type="float">
            <text:p>1623615970,42335</text:p>
          </table:table-cell>
          <table:table-cell office:value-type="float" office:value="1" calcext:value-type="float">
            <text:p>1</text:p>
          </table:table-cell>
          <table:table-cell office:value-type="float" office:value="1.19268608" calcext:value-type="float">
            <text:p>1,19268608</text:p>
          </table:table-cell>
          <table:table-cell office:value-type="float" office:value="-123" calcext:value-type="float">
            <text:p>-123</text:p>
          </table:table-cell>
          <table:table-cell office:value-type="float" office:value="-0.6495834" calcext:value-type="float">
            <text:p>-0,6495834</text:p>
          </table:table-cell>
          <table:table-cell office:value-type="float" office:value="-1.00027071" calcext:value-type="float">
            <text:p>-1,00027071</text:p>
          </table:table-cell>
          <table:table-cell office:value-type="float" office:value="-123" calcext:value-type="float">
            <text:p>-123</text:p>
          </table:table-cell>
          <table:table-cell office:value-type="float" office:value="-0.65" calcext:value-type="float">
            <text:p>-0,65</text:p>
          </table:table-cell>
          <table:table-cell office:value-type="float" office:value="-1" calcext:value-type="float">
            <text:p>-1</text:p>
          </table:table-cell>
          <table:table-cell table:formula="of:=SQRT([.H116]^2+[.I116]^2)" office:value-type="float" office:value="1.19268604418766" calcext:value-type="float">
            <text:p>1,19268604418766</text:p>
          </table:table-cell>
          <table:table-cell table:formula="of:=ABS([.H116]-[.E116])" office:value-type="float" office:value="0.0004166000000001" calcext:value-type="float">
            <text:p>0,0004166</text:p>
          </table:table-cell>
          <table:table-cell table:formula="of:=[.K116]^2" office:value-type="float" office:value="0.000000173555560000084" calcext:value-type="float">
            <text:p>1,73555560000084E-07</text:p>
          </table:table-cell>
          <table:table-cell/>
          <table:table-cell table:formula="of:=ABS([.I116]-[.F116])" office:value-type="float" office:value="0.000270709999999896" calcext:value-type="float">
            <text:p>0,00027071</text:p>
          </table:table-cell>
          <table:table-cell table:formula="of:=[.N116]^2" office:value-type="float" office:value="0.0000000732839040999439" calcext:value-type="float">
            <text:p>7,32839040999439E-08</text:p>
          </table:table-cell>
          <table:table-cell/>
          <table:table-cell table:formula="of:=ABS([.J116]-[.C116])" office:value-type="float" office:value="0.0000000358123437571578" calcext:value-type="float">
            <text:p>3,58123437571578E-08</text:p>
          </table:table-cell>
          <table:table-cell table:formula="of:=ATAN2([.H116];[.I116])*180/PI()" office:value-type="float" office:value="-123.023867555797" calcext:value-type="float">
            <text:p>-123,023867555797</text:p>
          </table:table-cell>
          <table:table-cell table:formula="of:=ABS([.R116]-[.D116])" office:value-type="float" office:value="0.0238675557966417" calcext:value-type="float">
            <text:p>0,023867555796642</text:p>
          </table:table-cell>
          <table:table-cell table:formula="of:=([.R116]-[.D116])^2" office:value-type="float" office:value="0.000569660219705804" calcext:value-type="float">
            <text:p>0,000569660219706</text:p>
          </table:table-cell>
          <table:table-cell/>
        </table:table-row>
        <table:table-row table:style-name="ro1">
          <table:table-cell office:value-type="float" office:value="1623615970.52335" calcext:value-type="float">
            <text:p>1623615970,52335</text:p>
          </table:table-cell>
          <table:table-cell office:value-type="float" office:value="1" calcext:value-type="float">
            <text:p>1</text:p>
          </table:table-cell>
          <table:table-cell office:value-type="float" office:value="1.16619039" calcext:value-type="float">
            <text:p>1,16619039</text:p>
          </table:table-cell>
          <table:table-cell office:value-type="float" office:value="-121" calcext:value-type="float">
            <text:p>-121</text:p>
          </table:table-cell>
          <table:table-cell office:value-type="float" office:value="-0.60063245" calcext:value-type="float">
            <text:p>-0,60063245</text:p>
          </table:table-cell>
          <table:table-cell office:value-type="float" office:value="-0.99962027" calcext:value-type="float">
            <text:p>-0,99962027</text:p>
          </table:table-cell>
          <table:table-cell office:value-type="float" office:value="-121" calcext:value-type="float">
            <text:p>-121</text:p>
          </table:table-cell>
          <table:table-cell office:value-type="float" office:value="-0.6" calcext:value-type="float">
            <text:p>-0,6</text:p>
          </table:table-cell>
          <table:table-cell office:value-type="float" office:value="-1" calcext:value-type="float">
            <text:p>-1</text:p>
          </table:table-cell>
          <table:table-cell table:formula="of:=SQRT([.H117]^2+[.I117]^2)" office:value-type="float" office:value="1.16619037896906" calcext:value-type="float">
            <text:p>1,16619037896906</text:p>
          </table:table-cell>
          <table:table-cell table:formula="of:=ABS([.H117]-[.E117])" office:value-type="float" office:value="0.000632449999999896" calcext:value-type="float">
            <text:p>0,00063245</text:p>
          </table:table-cell>
          <table:table-cell table:formula="of:=[.K117]^2" office:value-type="float" office:value="0.000000399993002499868" calcext:value-type="float">
            <text:p>3,99993002499868E-07</text:p>
          </table:table-cell>
          <table:table-cell/>
          <table:table-cell table:formula="of:=ABS([.I117]-[.F117])" office:value-type="float" office:value="0.000379730000000023" calcext:value-type="float">
            <text:p>0,00037973</text:p>
          </table:table-cell>
          <table:table-cell table:formula="of:=[.N117]^2" office:value-type="float" office:value="0.000000144194872900017" calcext:value-type="float">
            <text:p>1,44194872900017E-07</text:p>
          </table:table-cell>
          <table:table-cell/>
          <table:table-cell table:formula="of:=ABS([.J117]-[.C117])" office:value-type="float" office:value="0.0000000110309397172159" calcext:value-type="float">
            <text:p>1,10309397172159E-08</text:p>
          </table:table-cell>
          <table:table-cell table:formula="of:=ATAN2([.H117];[.I117])*180/PI()" office:value-type="float" office:value="-120.963756532074" calcext:value-type="float">
            <text:p>-120,963756532074</text:p>
          </table:table-cell>
          <table:table-cell table:formula="of:=ABS([.R117]-[.D117])" office:value-type="float" office:value="0.0362434679264538" calcext:value-type="float">
            <text:p>0,036243467926454</text:p>
          </table:table-cell>
          <table:table-cell table:formula="of:=([.R117]-[.D117])^2" office:value-type="float" office:value="0.00131358896733589" calcext:value-type="float">
            <text:p>0,001313588967336</text:p>
          </table:table-cell>
          <table:table-cell/>
        </table:table-row>
        <table:table-row table:style-name="ro1">
          <table:table-cell office:value-type="float" office:value="1623615970.62332" calcext:value-type="float">
            <text:p>1623615970,62332</text:p>
          </table:table-cell>
          <table:table-cell office:value-type="float" office:value="1" calcext:value-type="float">
            <text:p>1</text:p>
          </table:table-cell>
          <table:table-cell office:value-type="float" office:value="1.14127123" calcext:value-type="float">
            <text:p>1,14127123</text:p>
          </table:table-cell>
          <table:table-cell office:value-type="float" office:value="-119" calcext:value-type="float">
            <text:p>-119</text:p>
          </table:table-cell>
          <table:table-cell office:value-type="float" office:value="-0.55329927" calcext:value-type="float">
            <text:p>-0,55329927</text:p>
          </table:table-cell>
          <table:table-cell office:value-type="float" office:value="-0.99817831" calcext:value-type="float">
            <text:p>-0,99817831</text:p>
          </table:table-cell>
          <table:table-cell office:value-type="float" office:value="-119" calcext:value-type="float">
            <text:p>-119</text:p>
          </table:table-cell>
          <table:table-cell office:value-type="float" office:value="-0.55" calcext:value-type="float">
            <text:p>-0,55</text:p>
          </table:table-cell>
          <table:table-cell office:value-type="float" office:value="-1" calcext:value-type="float">
            <text:p>-1</text:p>
          </table:table-cell>
          <table:table-cell table:formula="of:=SQRT([.H118]^2+[.I118]^2)" office:value-type="float" office:value="1.14127122105133" calcext:value-type="float">
            <text:p>1,14127122105133</text:p>
          </table:table-cell>
          <table:table-cell table:formula="of:=ABS([.H118]-[.E118])" office:value-type="float" office:value="0.00329926999999997" calcext:value-type="float">
            <text:p>0,00329927</text:p>
          </table:table-cell>
          <table:table-cell table:formula="of:=[.K118]^2" office:value-type="float" office:value="0.0000108851825328998" calcext:value-type="float">
            <text:p>1,08851825328998E-05</text:p>
          </table:table-cell>
          <table:table-cell/>
          <table:table-cell table:formula="of:=ABS([.I118]-[.F118])" office:value-type="float" office:value="0.00182168999999999" calcext:value-type="float">
            <text:p>0,00182169</text:p>
          </table:table-cell>
          <table:table-cell table:formula="of:=[.N118]^2" office:value-type="float" office:value="0.00000331855445609995" calcext:value-type="float">
            <text:p>3,31855445609995E-06</text:p>
          </table:table-cell>
          <table:table-cell/>
          <table:table-cell table:formula="of:=ABS([.J118]-[.C118])" office:value-type="float" office:value="0.00000000894866736267375" calcext:value-type="float">
            <text:p>8,94866736267375E-09</text:p>
          </table:table-cell>
          <table:table-cell table:formula="of:=ATAN2([.H118];[.I118])*180/PI()" office:value-type="float" office:value="-118.810793742973" calcext:value-type="float">
            <text:p>-118,810793742973</text:p>
          </table:table-cell>
          <table:table-cell table:formula="of:=ABS([.R118]-[.D118])" office:value-type="float" office:value="0.189206257026939" calcext:value-type="float">
            <text:p>0,189206257026939</text:p>
          </table:table-cell>
          <table:table-cell table:formula="of:=([.R118]-[.D118])^2" office:value-type="float" office:value="0.035799007698144" calcext:value-type="float">
            <text:p>0,035799007698144</text:p>
          </table:table-cell>
          <table:table-cell/>
        </table:table-row>
        <table:table-row table:style-name="ro1">
          <table:table-cell office:value-type="float" office:value="1623615970.72339" calcext:value-type="float">
            <text:p>1623615970,72339</text:p>
          </table:table-cell>
          <table:table-cell office:value-type="float" office:value="1" calcext:value-type="float">
            <text:p>1</text:p>
          </table:table-cell>
          <table:table-cell office:value-type="float" office:value="1.11803401" calcext:value-type="float">
            <text:p>1,11803401</text:p>
          </table:table-cell>
          <table:table-cell office:value-type="float" office:value="-117" calcext:value-type="float">
            <text:p>-117</text:p>
          </table:table-cell>
          <table:table-cell office:value-type="float" office:value="-0.50757682" calcext:value-type="float">
            <text:p>-0,50757682</text:p>
          </table:table-cell>
          <table:table-cell office:value-type="float" office:value="-0.99617559" calcext:value-type="float">
            <text:p>-0,99617559</text:p>
          </table:table-cell>
          <table:table-cell office:value-type="float" office:value="-117" calcext:value-type="float">
            <text:p>-117</text:p>
          </table:table-cell>
          <table:table-cell office:value-type="float" office:value="-0.5" calcext:value-type="float">
            <text:p>-0,5</text:p>
          </table:table-cell>
          <table:table-cell office:value-type="float" office:value="-1" calcext:value-type="float">
            <text:p>-1</text:p>
          </table:table-cell>
          <table:table-cell table:formula="of:=SQRT([.H119]^2+[.I119]^2)" office:value-type="float" office:value="1.1180339887499" calcext:value-type="float">
            <text:p>1,1180339887499</text:p>
          </table:table-cell>
          <table:table-cell table:formula="of:=ABS([.H119]-[.E119])" office:value-type="float" office:value="0.00757682000000004" calcext:value-type="float">
            <text:p>0,00757682</text:p>
          </table:table-cell>
          <table:table-cell table:formula="of:=[.K119]^2" office:value-type="float" office:value="0.0000574082013124006" calcext:value-type="float">
            <text:p>5,74082013124006E-05</text:p>
          </table:table-cell>
          <table:table-cell/>
          <table:table-cell table:formula="of:=ABS([.I119]-[.F119])" office:value-type="float" office:value="0.00382441" calcext:value-type="float">
            <text:p>0,00382441</text:p>
          </table:table-cell>
          <table:table-cell table:formula="of:=[.N119]^2" office:value-type="float" office:value="0.0000146261118481" calcext:value-type="float">
            <text:p>1,46261118481E-05</text:p>
          </table:table-cell>
          <table:table-cell/>
          <table:table-cell table:formula="of:=ABS([.J119]-[.C119])" office:value-type="float" office:value="0.0000000212501050089742" calcext:value-type="float">
            <text:p>2,12501050089742E-08</text:p>
          </table:table-cell>
          <table:table-cell table:formula="of:=ATAN2([.H119];[.I119])*180/PI()" office:value-type="float" office:value="-116.565051177078" calcext:value-type="float">
            <text:p>-116,565051177078</text:p>
          </table:table-cell>
          <table:table-cell table:formula="of:=ABS([.R119]-[.D119])" office:value-type="float" office:value="0.43494882292201" calcext:value-type="float">
            <text:p>0,43494882292201</text:p>
          </table:table-cell>
          <table:table-cell table:formula="of:=([.R119]-[.D119])^2" office:value-type="float" office:value="0.189180478561242" calcext:value-type="float">
            <text:p>0,189180478561242</text:p>
          </table:table-cell>
          <table:table-cell/>
        </table:table-row>
        <table:table-row table:style-name="ro1">
          <table:table-cell office:value-type="float" office:value="1623615970.82332" calcext:value-type="float">
            <text:p>1623615970,82332</text:p>
          </table:table-cell>
          <table:table-cell office:value-type="float" office:value="1" calcext:value-type="float">
            <text:p>1</text:p>
          </table:table-cell>
          <table:table-cell office:value-type="float" office:value="1.09658563" calcext:value-type="float">
            <text:p>1,09658563</text:p>
          </table:table-cell>
          <table:table-cell office:value-type="float" office:value="-114" calcext:value-type="float">
            <text:p>-114</text:p>
          </table:table-cell>
          <table:table-cell office:value-type="float" office:value="-0.44602156" calcext:value-type="float">
            <text:p>-0,44602156</text:p>
          </table:table-cell>
          <table:table-cell office:value-type="float" office:value="-1.00178082" calcext:value-type="float">
            <text:p>-1,00178082</text:p>
          </table:table-cell>
          <table:table-cell office:value-type="float" office:value="-114" calcext:value-type="float">
            <text:p>-114</text:p>
          </table:table-cell>
          <table:table-cell office:value-type="float" office:value="-0.45" calcext:value-type="float">
            <text:p>-0,45</text:p>
          </table:table-cell>
          <table:table-cell office:value-type="float" office:value="-1" calcext:value-type="float">
            <text:p>-1</text:p>
          </table:table-cell>
          <table:table-cell table:formula="of:=SQRT([.H120]^2+[.I120]^2)" office:value-type="float" office:value="1.09658560997307" calcext:value-type="float">
            <text:p>1,09658560997307</text:p>
          </table:table-cell>
          <table:table-cell table:formula="of:=ABS([.H120]-[.E120])" office:value-type="float" office:value="0.00397844000000003" calcext:value-type="float">
            <text:p>0,00397844</text:p>
          </table:table-cell>
          <table:table-cell table:formula="of:=[.K120]^2" office:value-type="float" office:value="0.0000158279848336002" calcext:value-type="float">
            <text:p>1,58279848336002E-05</text:p>
          </table:table-cell>
          <table:table-cell/>
          <table:table-cell table:formula="of:=ABS([.I120]-[.F120])" office:value-type="float" office:value="0.00178082000000002" calcext:value-type="float">
            <text:p>0,00178082</text:p>
          </table:table-cell>
          <table:table-cell table:formula="of:=[.N120]^2" office:value-type="float" office:value="0.00000317131987240006" calcext:value-type="float">
            <text:p>3,17131987240006E-06</text:p>
          </table:table-cell>
          <table:table-cell/>
          <table:table-cell table:formula="of:=ABS([.J120]-[.C120])" office:value-type="float" office:value="0.0000000200269345551618" calcext:value-type="float">
            <text:p>2,00269345551618E-08</text:p>
          </table:table-cell>
          <table:table-cell table:formula="of:=ATAN2([.H120];[.I120])*180/PI()" office:value-type="float" office:value="-114.227745317954" calcext:value-type="float">
            <text:p>-114,227745317954</text:p>
          </table:table-cell>
          <table:table-cell table:formula="of:=ABS([.R120]-[.D120])" office:value-type="float" office:value="0.227745317954174" calcext:value-type="float">
            <text:p>0,227745317954174</text:p>
          </table:table-cell>
          <table:table-cell table:formula="of:=([.R120]-[.D120])^2" office:value-type="float" office:value="0.0518679298500477" calcext:value-type="float">
            <text:p>0,051867929850048</text:p>
          </table:table-cell>
          <table:table-cell/>
        </table:table-row>
        <table:table-row table:style-name="ro1">
          <table:table-cell office:value-type="float" office:value="1623615970.9234" calcext:value-type="float">
            <text:p>1623615970,9234</text:p>
          </table:table-cell>
          <table:table-cell office:value-type="float" office:value="1" calcext:value-type="float">
            <text:p>1</text:p>
          </table:table-cell>
          <table:table-cell office:value-type="float" office:value="1.07703292" calcext:value-type="float">
            <text:p>1,07703292</text:p>
          </table:table-cell>
          <table:table-cell office:value-type="float" office:value="-112" calcext:value-type="float">
            <text:p>-112</text:p>
          </table:table-cell>
          <table:table-cell office:value-type="float" office:value="-0.40346363" calcext:value-type="float">
            <text:p>-0,40346363</text:p>
          </table:table-cell>
          <table:table-cell office:value-type="float" office:value="-0.99860754" calcext:value-type="float">
            <text:p>-0,99860754</text:p>
          </table:table-cell>
          <table:table-cell office:value-type="float" office:value="-112" calcext:value-type="float">
            <text:p>-112</text:p>
          </table:table-cell>
          <table:table-cell office:value-type="float" office:value="-0.4" calcext:value-type="float">
            <text:p>-0,4</text:p>
          </table:table-cell>
          <table:table-cell office:value-type="float" office:value="-1" calcext:value-type="float">
            <text:p>-1</text:p>
          </table:table-cell>
          <table:table-cell table:formula="of:=SQRT([.H121]^2+[.I121]^2)" office:value-type="float" office:value="1.0770329614269" calcext:value-type="float">
            <text:p>1,0770329614269</text:p>
          </table:table-cell>
          <table:table-cell table:formula="of:=ABS([.H121]-[.E121])" office:value-type="float" office:value="0.00346363" calcext:value-type="float">
            <text:p>0,00346363</text:p>
          </table:table-cell>
          <table:table-cell table:formula="of:=[.K121]^2" office:value-type="float" office:value="0.0000119967327769" calcext:value-type="float">
            <text:p>1,19967327769E-05</text:p>
          </table:table-cell>
          <table:table-cell/>
          <table:table-cell table:formula="of:=ABS([.I121]-[.F121])" office:value-type="float" office:value="0.00139245999999993" calcext:value-type="float">
            <text:p>0,00139246</text:p>
          </table:table-cell>
          <table:table-cell table:formula="of:=[.N121]^2" office:value-type="float" office:value="0.0000019389448515998" calcext:value-type="float">
            <text:p>1,9389448515998E-06</text:p>
          </table:table-cell>
          <table:table-cell/>
          <table:table-cell table:formula="of:=ABS([.J121]-[.C121])" office:value-type="float" office:value="0.0000000414269010207136" calcext:value-type="float">
            <text:p>4,14269010207136E-08</text:p>
          </table:table-cell>
          <table:table-cell table:formula="of:=ATAN2([.H121];[.I121])*180/PI()" office:value-type="float" office:value="-111.801409486352" calcext:value-type="float">
            <text:p>-111,801409486352</text:p>
          </table:table-cell>
          <table:table-cell table:formula="of:=ABS([.R121]-[.D121])" office:value-type="float" office:value="0.198590513648185" calcext:value-type="float">
            <text:p>0,198590513648185</text:p>
          </table:table-cell>
          <table:table-cell table:formula="of:=([.R121]-[.D121])^2" office:value-type="float" office:value="0.0394381921110498" calcext:value-type="float">
            <text:p>0,03943819211105</text:p>
          </table:table-cell>
          <table:table-cell/>
        </table:table-row>
        <table:table-row table:style-name="ro1">
          <table:table-cell office:value-type="float" office:value="1623615971.02338" calcext:value-type="float">
            <text:p>1623615971,02338</text:p>
          </table:table-cell>
          <table:table-cell office:value-type="float" office:value="1" calcext:value-type="float">
            <text:p>1</text:p>
          </table:table-cell>
          <table:table-cell office:value-type="float" office:value="1.05948102" calcext:value-type="float">
            <text:p>1,05948102</text:p>
          </table:table-cell>
          <table:table-cell office:value-type="float" office:value="-109" calcext:value-type="float">
            <text:p>-109</text:p>
          </table:table-cell>
          <table:table-cell office:value-type="float" office:value="-0.34493328" calcext:value-type="float">
            <text:p>-0,34493328</text:p>
          </table:table-cell>
          <table:table-cell office:value-type="float" office:value="-1.00175899" calcext:value-type="float">
            <text:p>-1,00175899</text:p>
          </table:table-cell>
          <table:table-cell office:value-type="float" office:value="-109" calcext:value-type="float">
            <text:p>-109</text:p>
          </table:table-cell>
          <table:table-cell office:value-type="float" office:value="-0.35" calcext:value-type="float">
            <text:p>-0,35</text:p>
          </table:table-cell>
          <table:table-cell office:value-type="float" office:value="-1" calcext:value-type="float">
            <text:p>-1</text:p>
          </table:table-cell>
          <table:table-cell table:formula="of:=SQRT([.H122]^2+[.I122]^2)" office:value-type="float" office:value="1.05948100502085" calcext:value-type="float">
            <text:p>1,05948100502085</text:p>
          </table:table-cell>
          <table:table-cell table:formula="of:=ABS([.H122]-[.E122])" office:value-type="float" office:value="0.00506672000000002" calcext:value-type="float">
            <text:p>0,00506672</text:p>
          </table:table-cell>
          <table:table-cell table:formula="of:=[.K122]^2" office:value-type="float" office:value="0.0000256716515584002" calcext:value-type="float">
            <text:p>2,56716515584002E-05</text:p>
          </table:table-cell>
          <table:table-cell/>
          <table:table-cell table:formula="of:=ABS([.I122]-[.F122])" office:value-type="float" office:value="0.0017589899999999" calcext:value-type="float">
            <text:p>0,00175899</text:p>
          </table:table-cell>
          <table:table-cell table:formula="of:=[.N122]^2" office:value-type="float" office:value="0.00000309404582009966" calcext:value-type="float">
            <text:p>3,09404582009966E-06</text:p>
          </table:table-cell>
          <table:table-cell/>
          <table:table-cell table:formula="of:=ABS([.J122]-[.C122])" office:value-type="float" office:value="0.0000000149791454795434" calcext:value-type="float">
            <text:p>1,49791454795434E-08</text:p>
          </table:table-cell>
          <table:table-cell table:formula="of:=ATAN2([.H122];[.I122])*180/PI()" office:value-type="float" office:value="-109.290046219189" calcext:value-type="float">
            <text:p>-109,290046219189</text:p>
          </table:table-cell>
          <table:table-cell table:formula="of:=ABS([.R122]-[.D122])" office:value-type="float" office:value="0.290046219188739" calcext:value-type="float">
            <text:p>0,290046219188739</text:p>
          </table:table-cell>
          <table:table-cell table:formula="of:=([.R122]-[.D122])^2" office:value-type="float" office:value="0.0841268092656818" calcext:value-type="float">
            <text:p>0,084126809265682</text:p>
          </table:table-cell>
          <table:table-cell/>
        </table:table-row>
        <table:table-row table:style-name="ro1">
          <table:table-cell office:value-type="float" office:value="1623615971.12338" calcext:value-type="float">
            <text:p>1623615971,12338</text:p>
          </table:table-cell>
          <table:table-cell office:value-type="float" office:value="1" calcext:value-type="float">
            <text:p>1</text:p>
          </table:table-cell>
          <table:table-cell office:value-type="float" office:value="1.04403067" calcext:value-type="float">
            <text:p>1,04403067</text:p>
          </table:table-cell>
          <table:table-cell office:value-type="float" office:value="-107" calcext:value-type="float">
            <text:p>-107</text:p>
          </table:table-cell>
          <table:table-cell office:value-type="float" office:value="-0.30524503" calcext:value-type="float">
            <text:p>-0,30524503</text:p>
          </table:table-cell>
          <table:table-cell office:value-type="float" office:value="-0.99841149" calcext:value-type="float">
            <text:p>-0,99841149</text:p>
          </table:table-cell>
          <table:table-cell office:value-type="float" office:value="-107" calcext:value-type="float">
            <text:p>-107</text:p>
          </table:table-cell>
          <table:table-cell office:value-type="float" office:value="-0.3" calcext:value-type="float">
            <text:p>-0,3</text:p>
          </table:table-cell>
          <table:table-cell office:value-type="float" office:value="-1" calcext:value-type="float">
            <text:p>-1</text:p>
          </table:table-cell>
          <table:table-cell table:formula="of:=SQRT([.H123]^2+[.I123]^2)" office:value-type="float" office:value="1.04403065089106" calcext:value-type="float">
            <text:p>1,04403065089106</text:p>
          </table:table-cell>
          <table:table-cell table:formula="of:=ABS([.H123]-[.E123])" office:value-type="float" office:value="0.00524502999999998" calcext:value-type="float">
            <text:p>0,00524503</text:p>
          </table:table-cell>
          <table:table-cell table:formula="of:=[.K123]^2" office:value-type="float" office:value="0.0000275103397008998" calcext:value-type="float">
            <text:p>2,75103397008998E-05</text:p>
          </table:table-cell>
          <table:table-cell/>
          <table:table-cell table:formula="of:=ABS([.I123]-[.F123])" office:value-type="float" office:value="0.00158850999999993" calcext:value-type="float">
            <text:p>0,00158851</text:p>
          </table:table-cell>
          <table:table-cell table:formula="of:=[.N123]^2" office:value-type="float" office:value="0.00000252336402009978" calcext:value-type="float">
            <text:p>2,52336402009978E-06</text:p>
          </table:table-cell>
          <table:table-cell/>
          <table:table-cell table:formula="of:=ABS([.J123]-[.C123])" office:value-type="float" office:value="0.0000000191089448708937" calcext:value-type="float">
            <text:p>1,91089448708937E-08</text:p>
          </table:table-cell>
          <table:table-cell table:formula="of:=ATAN2([.H123];[.I123])*180/PI()" office:value-type="float" office:value="-106.699244233994" calcext:value-type="float">
            <text:p>-106,699244233994</text:p>
          </table:table-cell>
          <table:table-cell table:formula="of:=ABS([.R123]-[.D123])" office:value-type="float" office:value="0.300755766006375" calcext:value-type="float">
            <text:p>0,300755766006375</text:p>
          </table:table-cell>
          <table:table-cell table:formula="of:=([.R123]-[.D123])^2" office:value-type="float" office:value="0.0904540307860816" calcext:value-type="float">
            <text:p>0,090454030786082</text:p>
          </table:table-cell>
          <table:table-cell/>
        </table:table-row>
        <table:table-row table:style-name="ro1">
          <table:table-cell office:value-type="float" office:value="1623615971.22336" calcext:value-type="float">
            <text:p>1623615971,22336</text:p>
          </table:table-cell>
          <table:table-cell office:value-type="float" office:value="1" calcext:value-type="float">
            <text:p>1</text:p>
          </table:table-cell>
          <table:table-cell office:value-type="float" office:value="1.03077638" calcext:value-type="float">
            <text:p>1,03077638</text:p>
          </table:table-cell>
          <table:table-cell office:value-type="float" office:value="-104" calcext:value-type="float">
            <text:p>-104</text:p>
          </table:table-cell>
          <table:table-cell office:value-type="float" office:value="-0.24936738" calcext:value-type="float">
            <text:p>-0,24936738</text:p>
          </table:table-cell>
          <table:table-cell office:value-type="float" office:value="-1.00015792" calcext:value-type="float">
            <text:p>-1,00015792</text:p>
          </table:table-cell>
          <table:table-cell office:value-type="float" office:value="-104" calcext:value-type="float">
            <text:p>-104</text:p>
          </table:table-cell>
          <table:table-cell office:value-type="float" office:value="-0.25" calcext:value-type="float">
            <text:p>-0,25</text:p>
          </table:table-cell>
          <table:table-cell office:value-type="float" office:value="-1" calcext:value-type="float">
            <text:p>-1</text:p>
          </table:table-cell>
          <table:table-cell table:formula="of:=SQRT([.H124]^2+[.I124]^2)" office:value-type="float" office:value="1.03077640640442" calcext:value-type="float">
            <text:p>1,03077640640442</text:p>
          </table:table-cell>
          <table:table-cell table:formula="of:=ABS([.H124]-[.E124])" office:value-type="float" office:value="0.00063262" calcext:value-type="float">
            <text:p>0,00063262</text:p>
          </table:table-cell>
          <table:table-cell table:formula="of:=[.K124]^2" office:value-type="float" office:value="0.000000400208064400001" calcext:value-type="float">
            <text:p>4,00208064400001E-07</text:p>
          </table:table-cell>
          <table:table-cell/>
          <table:table-cell table:formula="of:=ABS([.I124]-[.F124])" office:value-type="float" office:value="0.000157919999999923" calcext:value-type="float">
            <text:p>0,00015792</text:p>
          </table:table-cell>
          <table:table-cell table:formula="of:=[.N124]^2" office:value-type="float" office:value="0.0000000249387263999755" calcext:value-type="float">
            <text:p>2,49387263999755E-08</text:p>
          </table:table-cell>
          <table:table-cell/>
          <table:table-cell table:formula="of:=ABS([.J124]-[.C124])" office:value-type="float" office:value="0.0000000264044150988241" calcext:value-type="float">
            <text:p>2,64044150988241E-08</text:p>
          </table:table-cell>
          <table:table-cell table:formula="of:=ATAN2([.H124];[.I124])*180/PI()" office:value-type="float" office:value="-104.036243467927" calcext:value-type="float">
            <text:p>-104,036243467927</text:p>
          </table:table-cell>
          <table:table-cell table:formula="of:=ABS([.R124]-[.D124])" office:value-type="float" office:value="0.0362434679264965" calcext:value-type="float">
            <text:p>0,036243467926497</text:p>
          </table:table-cell>
          <table:table-cell table:formula="of:=([.R124]-[.D124])^2" office:value-type="float" office:value="0.00131358896733898" calcext:value-type="float">
            <text:p>0,001313588967339</text:p>
          </table:table-cell>
          <table:table-cell/>
        </table:table-row>
        <table:table-row table:style-name="ro1">
          <table:table-cell office:value-type="float" office:value="1623615971.32335" calcext:value-type="float">
            <text:p>1623615971,32335</text:p>
          </table:table-cell>
          <table:table-cell office:value-type="float" office:value="1" calcext:value-type="float">
            <text:p>1</text:p>
          </table:table-cell>
          <table:table-cell office:value-type="float" office:value="1.01980388" calcext:value-type="float">
            <text:p>1,01980388</text:p>
          </table:table-cell>
          <table:table-cell office:value-type="float" office:value="-101" calcext:value-type="float">
            <text:p>-101</text:p>
          </table:table-cell>
          <table:table-cell office:value-type="float" office:value="-0.19458775" calcext:value-type="float">
            <text:p>-0,19458775</text:p>
          </table:table-cell>
          <table:table-cell office:value-type="float" office:value="-1.00106721" calcext:value-type="float">
            <text:p>-1,00106721</text:p>
          </table:table-cell>
          <table:table-cell office:value-type="float" office:value="-101" calcext:value-type="float">
            <text:p>-101</text:p>
          </table:table-cell>
          <table:table-cell office:value-type="float" office:value="-0.2" calcext:value-type="float">
            <text:p>-0,2</text:p>
          </table:table-cell>
          <table:table-cell office:value-type="float" office:value="-1" calcext:value-type="float">
            <text:p>-1</text:p>
          </table:table-cell>
          <table:table-cell table:formula="of:=SQRT([.H125]^2+[.I125]^2)" office:value-type="float" office:value="1.01980390271856" calcext:value-type="float">
            <text:p>1,01980390271856</text:p>
          </table:table-cell>
          <table:table-cell table:formula="of:=ABS([.H125]-[.E125])" office:value-type="float" office:value="0.00541225000000001" calcext:value-type="float">
            <text:p>0,00541225</text:p>
          </table:table-cell>
          <table:table-cell table:formula="of:=[.K125]^2" office:value-type="float" office:value="0.0000292924500625001" calcext:value-type="float">
            <text:p>2,92924500625001E-05</text:p>
          </table:table-cell>
          <table:table-cell/>
          <table:table-cell table:formula="of:=ABS([.I125]-[.F125])" office:value-type="float" office:value="0.00106720999999999" calcext:value-type="float">
            <text:p>0,00106721</text:p>
          </table:table-cell>
          <table:table-cell table:formula="of:=[.N125]^2" office:value-type="float" office:value="0.00000113893718409997" calcext:value-type="float">
            <text:p>1,13893718409997E-06</text:p>
          </table:table-cell>
          <table:table-cell/>
          <table:table-cell table:formula="of:=ABS([.J125]-[.C125])" office:value-type="float" office:value="0.000000022718557035617" calcext:value-type="float">
            <text:p>2,2718557035617E-08</text:p>
          </table:table-cell>
          <table:table-cell table:formula="of:=ATAN2([.H125];[.I125])*180/PI()" office:value-type="float" office:value="-101.30993247402" calcext:value-type="float">
            <text:p>-101,30993247402</text:p>
          </table:table-cell>
          <table:table-cell table:formula="of:=ABS([.R125]-[.D125])" office:value-type="float" office:value="0.309932474020215" calcext:value-type="float">
            <text:p>0,309932474020215</text:p>
          </table:table-cell>
          <table:table-cell table:formula="of:=([.R125]-[.D125])^2" office:value-type="float" office:value="0.0960581384522912" calcext:value-type="float">
            <text:p>0,096058138452291</text:p>
          </table:table-cell>
          <table:table-cell/>
        </table:table-row>
        <table:table-row table:style-name="ro1">
          <table:table-cell office:value-type="float" office:value="1623615971.42338" calcext:value-type="float">
            <text:p>1623615971,42338</text:p>
          </table:table-cell>
          <table:table-cell office:value-type="float" office:value="1" calcext:value-type="float">
            <text:p>1</text:p>
          </table:table-cell>
          <table:table-cell office:value-type="float" office:value="1.01118743" calcext:value-type="float">
            <text:p>1,01118743</text:p>
          </table:table-cell>
          <table:table-cell office:value-type="float" office:value="-99" calcext:value-type="float">
            <text:p>-99</text:p>
          </table:table-cell>
          <table:table-cell office:value-type="float" office:value="-0.15818457" calcext:value-type="float">
            <text:p>-0,15818457</text:p>
          </table:table-cell>
          <table:table-cell office:value-type="float" office:value="-0.99873804" calcext:value-type="float">
            <text:p>-0,99873804</text:p>
          </table:table-cell>
          <table:table-cell office:value-type="float" office:value="-99" calcext:value-type="float">
            <text:p>-99</text:p>
          </table:table-cell>
          <table:table-cell office:value-type="float" office:value="-0.15" calcext:value-type="float">
            <text:p>-0,15</text:p>
          </table:table-cell>
          <table:table-cell office:value-type="float" office:value="-1" calcext:value-type="float">
            <text:p>-1</text:p>
          </table:table-cell>
          <table:table-cell table:formula="of:=SQRT([.H126]^2+[.I126]^2)" office:value-type="float" office:value="1.01118742080783" calcext:value-type="float">
            <text:p>1,01118742080783</text:p>
          </table:table-cell>
          <table:table-cell table:formula="of:=ABS([.H126]-[.E126])" office:value-type="float" office:value="0.00818457" calcext:value-type="float">
            <text:p>0,00818457</text:p>
          </table:table-cell>
          <table:table-cell table:formula="of:=[.K126]^2" office:value-type="float" office:value="0.0000669871860849" calcext:value-type="float">
            <text:p>6,69871860849E-05</text:p>
          </table:table-cell>
          <table:table-cell/>
          <table:table-cell table:formula="of:=ABS([.I126]-[.F126])" office:value-type="float" office:value="0.00126196000000001" calcext:value-type="float">
            <text:p>0,00126196</text:p>
          </table:table-cell>
          <table:table-cell table:formula="of:=[.N126]^2" office:value-type="float" office:value="0.00000159254304160002" calcext:value-type="float">
            <text:p>1,59254304160002E-06</text:p>
          </table:table-cell>
          <table:table-cell/>
          <table:table-cell table:formula="of:=ABS([.J126]-[.C126])" office:value-type="float" office:value="0.00000000919216591732663" calcext:value-type="float">
            <text:p>9,19216591732663E-09</text:p>
          </table:table-cell>
          <table:table-cell table:formula="of:=ATAN2([.H126];[.I126])*180/PI()" office:value-type="float" office:value="-98.5307656099481" calcext:value-type="float">
            <text:p>-98,5307656099481</text:p>
          </table:table-cell>
          <table:table-cell table:formula="of:=ABS([.R126]-[.D126])" office:value-type="float" office:value="0.469234390051867" calcext:value-type="float">
            <text:p>0,469234390051867</text:p>
          </table:table-cell>
          <table:table-cell table:formula="of:=([.R126]-[.D126])^2" office:value-type="float" office:value="0.220180912807347" calcext:value-type="float">
            <text:p>0,220180912807347</text:p>
          </table:table-cell>
          <table:table-cell/>
        </table:table-row>
        <table:table-row table:style-name="ro1">
          <table:table-cell office:value-type="float" office:value="1623615971.52331" calcext:value-type="float">
            <text:p>1623615971,52331</text:p>
          </table:table-cell>
          <table:table-cell office:value-type="float" office:value="1" calcext:value-type="float">
            <text:p>1</text:p>
          </table:table-cell>
          <table:table-cell office:value-type="float" office:value="1.0049876" calcext:value-type="float">
            <text:p>1,0049876</text:p>
          </table:table-cell>
          <table:table-cell office:value-type="float" office:value="-96" calcext:value-type="float">
            <text:p>-96</text:p>
          </table:table-cell>
          <table:table-cell office:value-type="float" office:value="-0.10504981" calcext:value-type="float">
            <text:p>-0,10504981</text:p>
          </table:table-cell>
          <table:table-cell office:value-type="float" office:value="-0.99948217" calcext:value-type="float">
            <text:p>-0,99948217</text:p>
          </table:table-cell>
          <table:table-cell office:value-type="float" office:value="-96" calcext:value-type="float">
            <text:p>-96</text:p>
          </table:table-cell>
          <table:table-cell office:value-type="float" office:value="-0.1" calcext:value-type="float">
            <text:p>-0,1</text:p>
          </table:table-cell>
          <table:table-cell office:value-type="float" office:value="-1" calcext:value-type="float">
            <text:p>-1</text:p>
          </table:table-cell>
          <table:table-cell table:formula="of:=SQRT([.H127]^2+[.I127]^2)" office:value-type="float" office:value="1.00498756211209" calcext:value-type="float">
            <text:p>1,00498756211209</text:p>
          </table:table-cell>
          <table:table-cell table:formula="of:=ABS([.H127]-[.E127])" office:value-type="float" office:value="0.00504981" calcext:value-type="float">
            <text:p>0,00504981</text:p>
          </table:table-cell>
          <table:table-cell table:formula="of:=[.K127]^2" office:value-type="float" office:value="0.0000255005810361" calcext:value-type="float">
            <text:p>2,55005810361E-05</text:p>
          </table:table-cell>
          <table:table-cell/>
          <table:table-cell table:formula="of:=ABS([.I127]-[.F127])" office:value-type="float" office:value="0.000517829999999941" calcext:value-type="float">
            <text:p>0,00051783</text:p>
          </table:table-cell>
          <table:table-cell table:formula="of:=[.N127]^2" office:value-type="float" office:value="0.000000268147908899939" calcext:value-type="float">
            <text:p>2,68147908899939E-07</text:p>
          </table:table-cell>
          <table:table-cell/>
          <table:table-cell table:formula="of:=ABS([.J127]-[.C127])" office:value-type="float" office:value="0.0000000378879110307651" calcext:value-type="float">
            <text:p>3,78879110307651E-08</text:p>
          </table:table-cell>
          <table:table-cell table:formula="of:=ATAN2([.H127];[.I127])*180/PI()" office:value-type="float" office:value="-95.7105931374996" calcext:value-type="float">
            <text:p>-95,7105931374996</text:p>
          </table:table-cell>
          <table:table-cell table:formula="of:=ABS([.R127]-[.D127])" office:value-type="float" office:value="0.289406862500357" calcext:value-type="float">
            <text:p>0,289406862500357</text:p>
          </table:table-cell>
          <table:table-cell table:formula="of:=([.R127]-[.D127])^2" office:value-type="float" office:value="0.0837563320623005" calcext:value-type="float">
            <text:p>0,083756332062301</text:p>
          </table:table-cell>
          <table:table-cell/>
        </table:table-row>
        <table:table-row table:style-name="ro1">
          <table:table-cell office:value-type="float" office:value="1623615971.62338" calcext:value-type="float">
            <text:p>1623615971,62338</text:p>
          </table:table-cell>
          <table:table-cell office:value-type="float" office:value="1" calcext:value-type="float">
            <text:p>1</text:p>
          </table:table-cell>
          <table:table-cell office:value-type="float" office:value="1.00124919" calcext:value-type="float">
            <text:p>1,00124919</text:p>
          </table:table-cell>
          <table:table-cell office:value-type="float" office:value="-93" calcext:value-type="float">
            <text:p>-93</text:p>
          </table:table-cell>
          <table:table-cell office:value-type="float" office:value="-0.05240133" calcext:value-type="float">
            <text:p>-0,05240133</text:p>
          </table:table-cell>
          <table:table-cell office:value-type="float" office:value="-0.99987702" calcext:value-type="float">
            <text:p>-0,99987702</text:p>
          </table:table-cell>
          <table:table-cell office:value-type="float" office:value="-93" calcext:value-type="float">
            <text:p>-93</text:p>
          </table:table-cell>
          <table:table-cell office:value-type="float" office:value="-0.05" calcext:value-type="float">
            <text:p>-0,05</text:p>
          </table:table-cell>
          <table:table-cell office:value-type="float" office:value="-1" calcext:value-type="float">
            <text:p>-1</text:p>
          </table:table-cell>
          <table:table-cell table:formula="of:=SQRT([.H128]^2+[.I128]^2)" office:value-type="float" office:value="1.00124921972504" calcext:value-type="float">
            <text:p>1,00124921972504</text:p>
          </table:table-cell>
          <table:table-cell table:formula="of:=ABS([.H128]-[.E128])" office:value-type="float" office:value="0.00240133" calcext:value-type="float">
            <text:p>0,00240133</text:p>
          </table:table-cell>
          <table:table-cell table:formula="of:=[.K128]^2" office:value-type="float" office:value="0.0000057663857689" calcext:value-type="float">
            <text:p>5,7663857689E-06</text:p>
          </table:table-cell>
          <table:table-cell/>
          <table:table-cell table:formula="of:=ABS([.I128]-[.F128])" office:value-type="float" office:value="0.000122979999999995" calcext:value-type="float">
            <text:p>0,00012298</text:p>
          </table:table-cell>
          <table:table-cell table:formula="of:=[.N128]^2" office:value-type="float" office:value="0.0000000151240803999987" calcext:value-type="float">
            <text:p>1,51240803999987E-08</text:p>
          </table:table-cell>
          <table:table-cell/>
          <table:table-cell table:formula="of:=ABS([.J128]-[.C128])" office:value-type="float" office:value="0.0000000297250393188619" calcext:value-type="float">
            <text:p>2,97250393188619E-08</text:p>
          </table:table-cell>
          <table:table-cell table:formula="of:=ATAN2([.H128];[.I128])*180/PI()" office:value-type="float" office:value="-92.8624052261118" calcext:value-type="float">
            <text:p>-92,8624052261118</text:p>
          </table:table-cell>
          <table:table-cell table:formula="of:=ABS([.R128]-[.D128])" office:value-type="float" office:value="0.137594773888253" calcext:value-type="float">
            <text:p>0,137594773888253</text:p>
          </table:table-cell>
          <table:table-cell table:formula="of:=([.R128]-[.D128])^2" office:value-type="float" office:value="0.0189323218013595" calcext:value-type="float">
            <text:p>0,01893232180136</text:p>
          </table:table-cell>
          <table:table-cell/>
        </table:table-row>
        <table:table-row table:style-name="ro1">
          <table:table-cell office:value-type="float" office:value="1623615971.72328" calcext:value-type="float">
            <text:p>1623615971,72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SQRT([.H129]^2+[.I129]^2)" office:value-type="float" office:value="1" calcext:value-type="float">
            <text:p>1</text:p>
          </table:table-cell>
          <table:table-cell table:formula="of:=ABS([.H129]-[.E129])" office:value-type="float" office:value="0" calcext:value-type="float">
            <text:p>0</text:p>
          </table:table-cell>
          <table:table-cell table:formula="of:=[.K129]^2" office:value-type="float" office:value="0" calcext:value-type="float">
            <text:p>0</text:p>
          </table:table-cell>
          <table:table-cell/>
          <table:table-cell table:formula="of:=ABS([.I129]-[.F129])" office:value-type="float" office:value="0" calcext:value-type="float">
            <text:p>0</text:p>
          </table:table-cell>
          <table:table-cell table:formula="of:=[.N129]^2" office:value-type="float" office:value="0" calcext:value-type="float">
            <text:p>0</text:p>
          </table:table-cell>
          <table:table-cell/>
          <table:table-cell table:formula="of:=ABS([.J129]-[.C129])" office:value-type="float" office:value="0" calcext:value-type="float">
            <text:p>0</text:p>
          </table:table-cell>
          <table:table-cell table:formula="of:=ATAN2([.H129];[.I129])*180/PI()" office:value-type="float" office:value="-90" calcext:value-type="float">
            <text:p>-90</text:p>
          </table:table-cell>
          <table:table-cell table:formula="of:=ABS([.R129]-[.D129])" office:value-type="float" office:value="0" calcext:value-type="float">
            <text:p>0</text:p>
          </table:table-cell>
          <table:table-cell table:formula="of:=([.R129]-[.D129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1.82335" calcext:value-type="float">
            <text:p>1623615971,82335</text:p>
          </table:table-cell>
          <table:table-cell office:value-type="float" office:value="1" calcext:value-type="float">
            <text:p>1</text:p>
          </table:table-cell>
          <table:table-cell office:value-type="float" office:value="1.00124919" calcext:value-type="float">
            <text:p>1,00124919</text:p>
          </table:table-cell>
          <table:table-cell office:value-type="float" office:value="-87" calcext:value-type="float">
            <text:p>-87</text:p>
          </table:table-cell>
          <table:table-cell office:value-type="float" office:value="0.05240133" calcext:value-type="float">
            <text:p>0,05240133</text:p>
          </table:table-cell>
          <table:table-cell office:value-type="float" office:value="-0.99987702" calcext:value-type="float">
            <text:p>-0,99987702</text:p>
          </table:table-cell>
          <table:table-cell office:value-type="float" office:value="-87" calcext:value-type="float">
            <text:p>-87</text:p>
          </table:table-cell>
          <table:table-cell office:value-type="float" office:value="0.0499999999999999" calcext:value-type="float">
            <text:p>0,05</text:p>
          </table:table-cell>
          <table:table-cell office:value-type="float" office:value="-1" calcext:value-type="float">
            <text:p>-1</text:p>
          </table:table-cell>
          <table:table-cell table:formula="of:=SQRT([.H130]^2+[.I130]^2)" office:value-type="float" office:value="1.00124921972504" calcext:value-type="float">
            <text:p>1,00124921972504</text:p>
          </table:table-cell>
          <table:table-cell table:formula="of:=ABS([.H130]-[.E130])" office:value-type="float" office:value="0.0024013300000001" calcext:value-type="float">
            <text:p>0,00240133</text:p>
          </table:table-cell>
          <table:table-cell table:formula="of:=[.K130]^2" office:value-type="float" office:value="0.0000057663857689005" calcext:value-type="float">
            <text:p>5,7663857689005E-06</text:p>
          </table:table-cell>
          <table:table-cell/>
          <table:table-cell table:formula="of:=ABS([.I130]-[.F130])" office:value-type="float" office:value="0.000122979999999995" calcext:value-type="float">
            <text:p>0,00012298</text:p>
          </table:table-cell>
          <table:table-cell table:formula="of:=[.N130]^2" office:value-type="float" office:value="0.0000000151240803999987" calcext:value-type="float">
            <text:p>1,51240803999987E-08</text:p>
          </table:table-cell>
          <table:table-cell/>
          <table:table-cell table:formula="of:=ABS([.J130]-[.C130])" office:value-type="float" office:value="0.0000000297250393188619" calcext:value-type="float">
            <text:p>2,97250393188619E-08</text:p>
          </table:table-cell>
          <table:table-cell table:formula="of:=ATAN2([.H130];[.I130])*180/PI()" office:value-type="float" office:value="-87.1375947738883" calcext:value-type="float">
            <text:p>-87,1375947738883</text:p>
          </table:table-cell>
          <table:table-cell table:formula="of:=ABS([.R130]-[.D130])" office:value-type="float" office:value="0.137594773888253" calcext:value-type="float">
            <text:p>0,137594773888253</text:p>
          </table:table-cell>
          <table:table-cell table:formula="of:=([.R130]-[.D130])^2" office:value-type="float" office:value="0.0189323218013595" calcext:value-type="float">
            <text:p>0,01893232180136</text:p>
          </table:table-cell>
          <table:table-cell/>
        </table:table-row>
        <table:table-row table:style-name="ro1">
          <table:table-cell office:value-type="float" office:value="1623615971.92335" calcext:value-type="float">
            <text:p>1623615971,92335</text:p>
          </table:table-cell>
          <table:table-cell office:value-type="float" office:value="1" calcext:value-type="float">
            <text:p>1</text:p>
          </table:table-cell>
          <table:table-cell office:value-type="float" office:value="1.0049876" calcext:value-type="float">
            <text:p>1,0049876</text:p>
          </table:table-cell>
          <table:table-cell office:value-type="float" office:value="-84" calcext:value-type="float">
            <text:p>-84</text:p>
          </table:table-cell>
          <table:table-cell office:value-type="float" office:value="0.10504981" calcext:value-type="float">
            <text:p>0,10504981</text:p>
          </table:table-cell>
          <table:table-cell office:value-type="float" office:value="-0.99948217" calcext:value-type="float">
            <text:p>-0,99948217</text:p>
          </table:table-cell>
          <table:table-cell office:value-type="float" office:value="-84" calcext:value-type="float">
            <text:p>-84</text:p>
          </table:table-cell>
          <table:table-cell office:value-type="float" office:value="0.1" calcext:value-type="float">
            <text:p>0,1</text:p>
          </table:table-cell>
          <table:table-cell office:value-type="float" office:value="-1" calcext:value-type="float">
            <text:p>-1</text:p>
          </table:table-cell>
          <table:table-cell table:formula="of:=SQRT([.H131]^2+[.I131]^2)" office:value-type="float" office:value="1.00498756211209" calcext:value-type="float">
            <text:p>1,00498756211209</text:p>
          </table:table-cell>
          <table:table-cell table:formula="of:=ABS([.H131]-[.E131])" office:value-type="float" office:value="0.00504981" calcext:value-type="float">
            <text:p>0,00504981</text:p>
          </table:table-cell>
          <table:table-cell table:formula="of:=[.K131]^2" office:value-type="float" office:value="0.0000255005810361" calcext:value-type="float">
            <text:p>2,55005810361E-05</text:p>
          </table:table-cell>
          <table:table-cell/>
          <table:table-cell table:formula="of:=ABS([.I131]-[.F131])" office:value-type="float" office:value="0.000517829999999941" calcext:value-type="float">
            <text:p>0,00051783</text:p>
          </table:table-cell>
          <table:table-cell table:formula="of:=[.N131]^2" office:value-type="float" office:value="0.000000268147908899939" calcext:value-type="float">
            <text:p>2,68147908899939E-07</text:p>
          </table:table-cell>
          <table:table-cell/>
          <table:table-cell table:formula="of:=ABS([.J131]-[.C131])" office:value-type="float" office:value="0.0000000378879110307651" calcext:value-type="float">
            <text:p>3,78879110307651E-08</text:p>
          </table:table-cell>
          <table:table-cell table:formula="of:=ATAN2([.H131];[.I131])*180/PI()" office:value-type="float" office:value="-84.2894068625003" calcext:value-type="float">
            <text:p>-84,2894068625003</text:p>
          </table:table-cell>
          <table:table-cell table:formula="of:=ABS([.R131]-[.D131])" office:value-type="float" office:value="0.289406862500343" calcext:value-type="float">
            <text:p>0,289406862500343</text:p>
          </table:table-cell>
          <table:table-cell table:formula="of:=([.R131]-[.D131])^2" office:value-type="float" office:value="0.0837563320622923" calcext:value-type="float">
            <text:p>0,083756332062292</text:p>
          </table:table-cell>
          <table:table-cell/>
        </table:table-row>
        <table:table-row table:style-name="ro1">
          <table:table-cell office:value-type="float" office:value="1623615972.02335" calcext:value-type="float">
            <text:p>1623615972,02335</text:p>
          </table:table-cell>
          <table:table-cell office:value-type="float" office:value="1" calcext:value-type="float">
            <text:p>1</text:p>
          </table:table-cell>
          <table:table-cell office:value-type="float" office:value="1.01118743" calcext:value-type="float">
            <text:p>1,01118743</text:p>
          </table:table-cell>
          <table:table-cell office:value-type="float" office:value="-81" calcext:value-type="float">
            <text:p>-81</text:p>
          </table:table-cell>
          <table:table-cell office:value-type="float" office:value="0.15818457" calcext:value-type="float">
            <text:p>0,15818457</text:p>
          </table:table-cell>
          <table:table-cell office:value-type="float" office:value="-0.99873804" calcext:value-type="float">
            <text:p>-0,99873804</text:p>
          </table:table-cell>
          <table:table-cell office:value-type="float" office:value="-81" calcext:value-type="float">
            <text:p>-81</text:p>
          </table:table-cell>
          <table:table-cell office:value-type="float" office:value="0.15" calcext:value-type="float">
            <text:p>0,15</text:p>
          </table:table-cell>
          <table:table-cell office:value-type="float" office:value="-1" calcext:value-type="float">
            <text:p>-1</text:p>
          </table:table-cell>
          <table:table-cell table:formula="of:=SQRT([.H132]^2+[.I132]^2)" office:value-type="float" office:value="1.01118742080783" calcext:value-type="float">
            <text:p>1,01118742080783</text:p>
          </table:table-cell>
          <table:table-cell table:formula="of:=ABS([.H132]-[.E132])" office:value-type="float" office:value="0.00818457" calcext:value-type="float">
            <text:p>0,00818457</text:p>
          </table:table-cell>
          <table:table-cell table:formula="of:=[.K132]^2" office:value-type="float" office:value="0.0000669871860849" calcext:value-type="float">
            <text:p>6,69871860849E-05</text:p>
          </table:table-cell>
          <table:table-cell/>
          <table:table-cell table:formula="of:=ABS([.I132]-[.F132])" office:value-type="float" office:value="0.00126196000000001" calcext:value-type="float">
            <text:p>0,00126196</text:p>
          </table:table-cell>
          <table:table-cell table:formula="of:=[.N132]^2" office:value-type="float" office:value="0.00000159254304160002" calcext:value-type="float">
            <text:p>1,59254304160002E-06</text:p>
          </table:table-cell>
          <table:table-cell/>
          <table:table-cell table:formula="of:=ABS([.J132]-[.C132])" office:value-type="float" office:value="0.00000000919216591732663" calcext:value-type="float">
            <text:p>9,19216591732663E-09</text:p>
          </table:table-cell>
          <table:table-cell table:formula="of:=ATAN2([.H132];[.I132])*180/PI()" office:value-type="float" office:value="-81.4692343900519" calcext:value-type="float">
            <text:p>-81,4692343900519</text:p>
          </table:table-cell>
          <table:table-cell table:formula="of:=ABS([.R132]-[.D132])" office:value-type="float" office:value="0.469234390051881" calcext:value-type="float">
            <text:p>0,469234390051881</text:p>
          </table:table-cell>
          <table:table-cell table:formula="of:=([.R132]-[.D132])^2" office:value-type="float" office:value="0.220180912807361" calcext:value-type="float">
            <text:p>0,220180912807361</text:p>
          </table:table-cell>
          <table:table-cell/>
        </table:table-row>
        <table:table-row table:style-name="ro1">
          <table:table-cell office:value-type="float" office:value="1623615972.12339" calcext:value-type="float">
            <text:p>1623615972,12339</text:p>
          </table:table-cell>
          <table:table-cell office:value-type="float" office:value="1" calcext:value-type="float">
            <text:p>1</text:p>
          </table:table-cell>
          <table:table-cell office:value-type="float" office:value="1.01980388" calcext:value-type="float">
            <text:p>1,01980388</text:p>
          </table:table-cell>
          <table:table-cell office:value-type="float" office:value="-79" calcext:value-type="float">
            <text:p>-79</text:p>
          </table:table-cell>
          <table:table-cell office:value-type="float" office:value="0.19458775" calcext:value-type="float">
            <text:p>0,19458775</text:p>
          </table:table-cell>
          <table:table-cell office:value-type="float" office:value="-1.00106721" calcext:value-type="float">
            <text:p>-1,00106721</text:p>
          </table:table-cell>
          <table:table-cell office:value-type="float" office:value="-79" calcext:value-type="float">
            <text:p>-79</text:p>
          </table:table-cell>
          <table:table-cell office:value-type="float" office:value="0.2" calcext:value-type="float">
            <text:p>0,2</text:p>
          </table:table-cell>
          <table:table-cell office:value-type="float" office:value="-1" calcext:value-type="float">
            <text:p>-1</text:p>
          </table:table-cell>
          <table:table-cell table:formula="of:=SQRT([.H133]^2+[.I133]^2)" office:value-type="float" office:value="1.01980390271856" calcext:value-type="float">
            <text:p>1,01980390271856</text:p>
          </table:table-cell>
          <table:table-cell table:formula="of:=ABS([.H133]-[.E133])" office:value-type="float" office:value="0.00541225000000001" calcext:value-type="float">
            <text:p>0,00541225</text:p>
          </table:table-cell>
          <table:table-cell table:formula="of:=[.K133]^2" office:value-type="float" office:value="0.0000292924500625001" calcext:value-type="float">
            <text:p>2,92924500625001E-05</text:p>
          </table:table-cell>
          <table:table-cell/>
          <table:table-cell table:formula="of:=ABS([.I133]-[.F133])" office:value-type="float" office:value="0.00106720999999999" calcext:value-type="float">
            <text:p>0,00106721</text:p>
          </table:table-cell>
          <table:table-cell table:formula="of:=[.N133]^2" office:value-type="float" office:value="0.00000113893718409997" calcext:value-type="float">
            <text:p>1,13893718409997E-06</text:p>
          </table:table-cell>
          <table:table-cell/>
          <table:table-cell table:formula="of:=ABS([.J133]-[.C133])" office:value-type="float" office:value="0.000000022718557035617" calcext:value-type="float">
            <text:p>2,2718557035617E-08</text:p>
          </table:table-cell>
          <table:table-cell table:formula="of:=ATAN2([.H133];[.I133])*180/PI()" office:value-type="float" office:value="-78.6900675259798" calcext:value-type="float">
            <text:p>-78,6900675259798</text:p>
          </table:table-cell>
          <table:table-cell table:formula="of:=ABS([.R133]-[.D133])" office:value-type="float" office:value="0.309932474020215" calcext:value-type="float">
            <text:p>0,309932474020215</text:p>
          </table:table-cell>
          <table:table-cell table:formula="of:=([.R133]-[.D133])^2" office:value-type="float" office:value="0.0960581384522912" calcext:value-type="float">
            <text:p>0,096058138452291</text:p>
          </table:table-cell>
          <table:table-cell/>
        </table:table-row>
        <table:table-row table:style-name="ro1">
          <table:table-cell office:value-type="float" office:value="1623615972.22333" calcext:value-type="float">
            <text:p>1623615972,22333</text:p>
          </table:table-cell>
          <table:table-cell office:value-type="float" office:value="1" calcext:value-type="float">
            <text:p>1</text:p>
          </table:table-cell>
          <table:table-cell office:value-type="float" office:value="1.03077638" calcext:value-type="float">
            <text:p>1,03077638</text:p>
          </table:table-cell>
          <table:table-cell office:value-type="float" office:value="-76" calcext:value-type="float">
            <text:p>-76</text:p>
          </table:table-cell>
          <table:table-cell office:value-type="float" office:value="0.24936738" calcext:value-type="float">
            <text:p>0,24936738</text:p>
          </table:table-cell>
          <table:table-cell office:value-type="float" office:value="-1.00015792" calcext:value-type="float">
            <text:p>-1,00015792</text:p>
          </table:table-cell>
          <table:table-cell office:value-type="float" office:value="-76" calcext:value-type="float">
            <text:p>-76</text:p>
          </table:table-cell>
          <table:table-cell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table:formula="of:=SQRT([.H134]^2+[.I134]^2)" office:value-type="float" office:value="1.03077640640442" calcext:value-type="float">
            <text:p>1,03077640640442</text:p>
          </table:table-cell>
          <table:table-cell table:formula="of:=ABS([.H134]-[.E134])" office:value-type="float" office:value="0.00063262" calcext:value-type="float">
            <text:p>0,00063262</text:p>
          </table:table-cell>
          <table:table-cell table:formula="of:=[.K134]^2" office:value-type="float" office:value="0.000000400208064400001" calcext:value-type="float">
            <text:p>4,00208064400001E-07</text:p>
          </table:table-cell>
          <table:table-cell/>
          <table:table-cell table:formula="of:=ABS([.I134]-[.F134])" office:value-type="float" office:value="0.000157919999999923" calcext:value-type="float">
            <text:p>0,00015792</text:p>
          </table:table-cell>
          <table:table-cell table:formula="of:=[.N134]^2" office:value-type="float" office:value="0.0000000249387263999755" calcext:value-type="float">
            <text:p>2,49387263999755E-08</text:p>
          </table:table-cell>
          <table:table-cell/>
          <table:table-cell table:formula="of:=ABS([.J134]-[.C134])" office:value-type="float" office:value="0.0000000264044150988241" calcext:value-type="float">
            <text:p>2,64044150988241E-08</text:p>
          </table:table-cell>
          <table:table-cell table:formula="of:=ATAN2([.H134];[.I134])*180/PI()" office:value-type="float" office:value="-75.9637565320735" calcext:value-type="float">
            <text:p>-75,9637565320735</text:p>
          </table:table-cell>
          <table:table-cell table:formula="of:=ABS([.R134]-[.D134])" office:value-type="float" office:value="0.036243467926468" calcext:value-type="float">
            <text:p>0,036243467926468</text:p>
          </table:table-cell>
          <table:table-cell table:formula="of:=([.R134]-[.D134])^2" office:value-type="float" office:value="0.00131358896733692" calcext:value-type="float">
            <text:p>0,001313588967337</text:p>
          </table:table-cell>
          <table:table-cell/>
        </table:table-row>
        <table:table-row table:style-name="ro1">
          <table:table-cell office:value-type="float" office:value="1623615972.3234" calcext:value-type="float">
            <text:p>1623615972,3234</text:p>
          </table:table-cell>
          <table:table-cell office:value-type="float" office:value="1" calcext:value-type="float">
            <text:p>1</text:p>
          </table:table-cell>
          <table:table-cell office:value-type="float" office:value="1.04403067" calcext:value-type="float">
            <text:p>1,04403067</text:p>
          </table:table-cell>
          <table:table-cell office:value-type="float" office:value="-73" calcext:value-type="float">
            <text:p>-73</text:p>
          </table:table-cell>
          <table:table-cell office:value-type="float" office:value="0.30524503" calcext:value-type="float">
            <text:p>0,30524503</text:p>
          </table:table-cell>
          <table:table-cell office:value-type="float" office:value="-0.99841149" calcext:value-type="float">
            <text:p>-0,99841149</text:p>
          </table:table-cell>
          <table:table-cell office:value-type="float" office:value="-73" calcext:value-type="float">
            <text:p>-73</text:p>
          </table:table-cell>
          <table:table-cell office:value-type="float" office:value="0.3" calcext:value-type="float">
            <text:p>0,3</text:p>
          </table:table-cell>
          <table:table-cell office:value-type="float" office:value="-1" calcext:value-type="float">
            <text:p>-1</text:p>
          </table:table-cell>
          <table:table-cell table:formula="of:=SQRT([.H135]^2+[.I135]^2)" office:value-type="float" office:value="1.04403065089106" calcext:value-type="float">
            <text:p>1,04403065089106</text:p>
          </table:table-cell>
          <table:table-cell table:formula="of:=ABS([.H135]-[.E135])" office:value-type="float" office:value="0.00524502999999998" calcext:value-type="float">
            <text:p>0,00524503</text:p>
          </table:table-cell>
          <table:table-cell table:formula="of:=[.K135]^2" office:value-type="float" office:value="0.0000275103397008998" calcext:value-type="float">
            <text:p>2,75103397008998E-05</text:p>
          </table:table-cell>
          <table:table-cell/>
          <table:table-cell table:formula="of:=ABS([.I135]-[.F135])" office:value-type="float" office:value="0.00158850999999993" calcext:value-type="float">
            <text:p>0,00158851</text:p>
          </table:table-cell>
          <table:table-cell table:formula="of:=[.N135]^2" office:value-type="float" office:value="0.00000252336402009978" calcext:value-type="float">
            <text:p>2,52336402009978E-06</text:p>
          </table:table-cell>
          <table:table-cell/>
          <table:table-cell table:formula="of:=ABS([.J135]-[.C135])" office:value-type="float" office:value="0.0000000191089448708937" calcext:value-type="float">
            <text:p>1,91089448708937E-08</text:p>
          </table:table-cell>
          <table:table-cell table:formula="of:=ATAN2([.H135];[.I135])*180/PI()" office:value-type="float" office:value="-73.3007557660064" calcext:value-type="float">
            <text:p>-73,3007557660064</text:p>
          </table:table-cell>
          <table:table-cell table:formula="of:=ABS([.R135]-[.D135])" office:value-type="float" office:value="0.300755766006375" calcext:value-type="float">
            <text:p>0,300755766006375</text:p>
          </table:table-cell>
          <table:table-cell table:formula="of:=([.R135]-[.D135])^2" office:value-type="float" office:value="0.0904540307860816" calcext:value-type="float">
            <text:p>0,090454030786082</text:p>
          </table:table-cell>
          <table:table-cell/>
        </table:table-row>
        <table:table-row table:style-name="ro1">
          <table:table-cell office:value-type="float" office:value="1623615972.42338" calcext:value-type="float">
            <text:p>1623615972,42338</text:p>
          </table:table-cell>
          <table:table-cell office:value-type="float" office:value="1" calcext:value-type="float">
            <text:p>1</text:p>
          </table:table-cell>
          <table:table-cell office:value-type="float" office:value="1.05948102" calcext:value-type="float">
            <text:p>1,05948102</text:p>
          </table:table-cell>
          <table:table-cell office:value-type="float" office:value="-71" calcext:value-type="float">
            <text:p>-71</text:p>
          </table:table-cell>
          <table:table-cell office:value-type="float" office:value="0.34493328" calcext:value-type="float">
            <text:p>0,34493328</text:p>
          </table:table-cell>
          <table:table-cell office:value-type="float" office:value="-1.00175899" calcext:value-type="float">
            <text:p>-1,00175899</text:p>
          </table:table-cell>
          <table:table-cell office:value-type="float" office:value="-71" calcext:value-type="float">
            <text:p>-71</text:p>
          </table:table-cell>
          <table:table-cell office:value-type="float" office:value="0.35" calcext:value-type="float">
            <text:p>0,35</text:p>
          </table:table-cell>
          <table:table-cell office:value-type="float" office:value="-1" calcext:value-type="float">
            <text:p>-1</text:p>
          </table:table-cell>
          <table:table-cell table:formula="of:=SQRT([.H136]^2+[.I136]^2)" office:value-type="float" office:value="1.05948100502085" calcext:value-type="float">
            <text:p>1,05948100502085</text:p>
          </table:table-cell>
          <table:table-cell table:formula="of:=ABS([.H136]-[.E136])" office:value-type="float" office:value="0.00506672000000002" calcext:value-type="float">
            <text:p>0,00506672</text:p>
          </table:table-cell>
          <table:table-cell table:formula="of:=[.K136]^2" office:value-type="float" office:value="0.0000256716515584002" calcext:value-type="float">
            <text:p>2,56716515584002E-05</text:p>
          </table:table-cell>
          <table:table-cell/>
          <table:table-cell table:formula="of:=ABS([.I136]-[.F136])" office:value-type="float" office:value="0.0017589899999999" calcext:value-type="float">
            <text:p>0,00175899</text:p>
          </table:table-cell>
          <table:table-cell table:formula="of:=[.N136]^2" office:value-type="float" office:value="0.00000309404582009966" calcext:value-type="float">
            <text:p>3,09404582009966E-06</text:p>
          </table:table-cell>
          <table:table-cell/>
          <table:table-cell table:formula="of:=ABS([.J136]-[.C136])" office:value-type="float" office:value="0.0000000149791454795434" calcext:value-type="float">
            <text:p>1,49791454795434E-08</text:p>
          </table:table-cell>
          <table:table-cell table:formula="of:=ATAN2([.H136];[.I136])*180/PI()" office:value-type="float" office:value="-70.7099537808113" calcext:value-type="float">
            <text:p>-70,7099537808113</text:p>
          </table:table-cell>
          <table:table-cell table:formula="of:=ABS([.R136]-[.D136])" office:value-type="float" office:value="0.290046219188724" calcext:value-type="float">
            <text:p>0,290046219188724</text:p>
          </table:table-cell>
          <table:table-cell table:formula="of:=([.R136]-[.D136])^2" office:value-type="float" office:value="0.0841268092656735" calcext:value-type="float">
            <text:p>0,084126809265674</text:p>
          </table:table-cell>
          <table:table-cell/>
        </table:table-row>
        <table:table-row table:style-name="ro1">
          <table:table-cell office:value-type="float" office:value="1623615972.52335" calcext:value-type="float">
            <text:p>1623615972,52335</text:p>
          </table:table-cell>
          <table:table-cell office:value-type="float" office:value="1" calcext:value-type="float">
            <text:p>1</text:p>
          </table:table-cell>
          <table:table-cell office:value-type="float" office:value="1.07703292" calcext:value-type="float">
            <text:p>1,07703292</text:p>
          </table:table-cell>
          <table:table-cell office:value-type="float" office:value="-68" calcext:value-type="float">
            <text:p>-68</text:p>
          </table:table-cell>
          <table:table-cell office:value-type="float" office:value="0.40346363" calcext:value-type="float">
            <text:p>0,40346363</text:p>
          </table:table-cell>
          <table:table-cell office:value-type="float" office:value="-0.99860754" calcext:value-type="float">
            <text:p>-0,99860754</text:p>
          </table:table-cell>
          <table:table-cell office:value-type="float" office:value="-68" calcext:value-type="float">
            <text:p>-68</text:p>
          </table:table-cell>
          <table:table-cell office:value-type="float" office:value="0.4" calcext:value-type="float">
            <text:p>0,4</text:p>
          </table:table-cell>
          <table:table-cell office:value-type="float" office:value="-1" calcext:value-type="float">
            <text:p>-1</text:p>
          </table:table-cell>
          <table:table-cell table:formula="of:=SQRT([.H137]^2+[.I137]^2)" office:value-type="float" office:value="1.0770329614269" calcext:value-type="float">
            <text:p>1,0770329614269</text:p>
          </table:table-cell>
          <table:table-cell table:formula="of:=ABS([.H137]-[.E137])" office:value-type="float" office:value="0.00346363" calcext:value-type="float">
            <text:p>0,00346363</text:p>
          </table:table-cell>
          <table:table-cell table:formula="of:=[.K137]^2" office:value-type="float" office:value="0.0000119967327769" calcext:value-type="float">
            <text:p>1,19967327769E-05</text:p>
          </table:table-cell>
          <table:table-cell/>
          <table:table-cell table:formula="of:=ABS([.I137]-[.F137])" office:value-type="float" office:value="0.00139245999999993" calcext:value-type="float">
            <text:p>0,00139246</text:p>
          </table:table-cell>
          <table:table-cell table:formula="of:=[.N137]^2" office:value-type="float" office:value="0.0000019389448515998" calcext:value-type="float">
            <text:p>1,9389448515998E-06</text:p>
          </table:table-cell>
          <table:table-cell/>
          <table:table-cell table:formula="of:=ABS([.J137]-[.C137])" office:value-type="float" office:value="0.0000000414269010207136" calcext:value-type="float">
            <text:p>4,14269010207136E-08</text:p>
          </table:table-cell>
          <table:table-cell table:formula="of:=ATAN2([.H137];[.I137])*180/PI()" office:value-type="float" office:value="-68.1985905136482" calcext:value-type="float">
            <text:p>-68,1985905136482</text:p>
          </table:table-cell>
          <table:table-cell table:formula="of:=ABS([.R137]-[.D137])" office:value-type="float" office:value="0.198590513648185" calcext:value-type="float">
            <text:p>0,198590513648185</text:p>
          </table:table-cell>
          <table:table-cell table:formula="of:=([.R137]-[.D137])^2" office:value-type="float" office:value="0.0394381921110498" calcext:value-type="float">
            <text:p>0,03943819211105</text:p>
          </table:table-cell>
          <table:table-cell/>
        </table:table-row>
        <table:table-row table:style-name="ro1">
          <table:table-cell office:value-type="float" office:value="1623615972.62337" calcext:value-type="float">
            <text:p>1623615972,62337</text:p>
          </table:table-cell>
          <table:table-cell office:value-type="float" office:value="1" calcext:value-type="float">
            <text:p>1</text:p>
          </table:table-cell>
          <table:table-cell office:value-type="float" office:value="1.09658563" calcext:value-type="float">
            <text:p>1,09658563</text:p>
          </table:table-cell>
          <table:table-cell office:value-type="float" office:value="-66" calcext:value-type="float">
            <text:p>-66</text:p>
          </table:table-cell>
          <table:table-cell office:value-type="float" office:value="0.44602156" calcext:value-type="float">
            <text:p>0,44602156</text:p>
          </table:table-cell>
          <table:table-cell office:value-type="float" office:value="-1.00178082" calcext:value-type="float">
            <text:p>-1,00178082</text:p>
          </table:table-cell>
          <table:table-cell office:value-type="float" office:value="-66" calcext:value-type="float">
            <text:p>-66</text:p>
          </table:table-cell>
          <table:table-cell office:value-type="float" office:value="0.45" calcext:value-type="float">
            <text:p>0,45</text:p>
          </table:table-cell>
          <table:table-cell office:value-type="float" office:value="-1" calcext:value-type="float">
            <text:p>-1</text:p>
          </table:table-cell>
          <table:table-cell table:formula="of:=SQRT([.H138]^2+[.I138]^2)" office:value-type="float" office:value="1.09658560997307" calcext:value-type="float">
            <text:p>1,09658560997307</text:p>
          </table:table-cell>
          <table:table-cell table:formula="of:=ABS([.H138]-[.E138])" office:value-type="float" office:value="0.00397844000000003" calcext:value-type="float">
            <text:p>0,00397844</text:p>
          </table:table-cell>
          <table:table-cell table:formula="of:=[.K138]^2" office:value-type="float" office:value="0.0000158279848336002" calcext:value-type="float">
            <text:p>1,58279848336002E-05</text:p>
          </table:table-cell>
          <table:table-cell/>
          <table:table-cell table:formula="of:=ABS([.I138]-[.F138])" office:value-type="float" office:value="0.00178082000000002" calcext:value-type="float">
            <text:p>0,00178082</text:p>
          </table:table-cell>
          <table:table-cell table:formula="of:=[.N138]^2" office:value-type="float" office:value="0.00000317131987240006" calcext:value-type="float">
            <text:p>3,17131987240006E-06</text:p>
          </table:table-cell>
          <table:table-cell/>
          <table:table-cell table:formula="of:=ABS([.J138]-[.C138])" office:value-type="float" office:value="0.0000000200269345551618" calcext:value-type="float">
            <text:p>2,00269345551618E-08</text:p>
          </table:table-cell>
          <table:table-cell table:formula="of:=ATAN2([.H138];[.I138])*180/PI()" office:value-type="float" office:value="-65.7722546820458" calcext:value-type="float">
            <text:p>-65,7722546820458</text:p>
          </table:table-cell>
          <table:table-cell table:formula="of:=ABS([.R138]-[.D138])" office:value-type="float" office:value="0.227745317954174" calcext:value-type="float">
            <text:p>0,227745317954174</text:p>
          </table:table-cell>
          <table:table-cell table:formula="of:=([.R138]-[.D138])^2" office:value-type="float" office:value="0.0518679298500477" calcext:value-type="float">
            <text:p>0,051867929850048</text:p>
          </table:table-cell>
          <table:table-cell/>
        </table:table-row>
        <table:table-row table:style-name="ro1">
          <table:table-cell office:value-type="float" office:value="1623615972.72339" calcext:value-type="float">
            <text:p>1623615972,72339</text:p>
          </table:table-cell>
          <table:table-cell office:value-type="float" office:value="1" calcext:value-type="float">
            <text:p>1</text:p>
          </table:table-cell>
          <table:table-cell office:value-type="float" office:value="1.11803401" calcext:value-type="float">
            <text:p>1,11803401</text:p>
          </table:table-cell>
          <table:table-cell office:value-type="float" office:value="-63" calcext:value-type="float">
            <text:p>-63</text:p>
          </table:table-cell>
          <table:table-cell office:value-type="float" office:value="0.50757682" calcext:value-type="float">
            <text:p>0,50757682</text:p>
          </table:table-cell>
          <table:table-cell office:value-type="float" office:value="-0.99617559" calcext:value-type="float">
            <text:p>-0,99617559</text:p>
          </table:table-cell>
          <table:table-cell office:value-type="float" office:value="-63" calcext:value-type="float">
            <text:p>-6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table:formula="of:=SQRT([.H139]^2+[.I139]^2)" office:value-type="float" office:value="1.1180339887499" calcext:value-type="float">
            <text:p>1,1180339887499</text:p>
          </table:table-cell>
          <table:table-cell table:formula="of:=ABS([.H139]-[.E139])" office:value-type="float" office:value="0.00757682000000004" calcext:value-type="float">
            <text:p>0,00757682</text:p>
          </table:table-cell>
          <table:table-cell table:formula="of:=[.K139]^2" office:value-type="float" office:value="0.0000574082013124006" calcext:value-type="float">
            <text:p>5,74082013124006E-05</text:p>
          </table:table-cell>
          <table:table-cell/>
          <table:table-cell table:formula="of:=ABS([.I139]-[.F139])" office:value-type="float" office:value="0.00382441" calcext:value-type="float">
            <text:p>0,00382441</text:p>
          </table:table-cell>
          <table:table-cell table:formula="of:=[.N139]^2" office:value-type="float" office:value="0.0000146261118481" calcext:value-type="float">
            <text:p>1,46261118481E-05</text:p>
          </table:table-cell>
          <table:table-cell/>
          <table:table-cell table:formula="of:=ABS([.J139]-[.C139])" office:value-type="float" office:value="0.0000000212501050089742" calcext:value-type="float">
            <text:p>2,12501050089742E-08</text:p>
          </table:table-cell>
          <table:table-cell table:formula="of:=ATAN2([.H139];[.I139])*180/PI()" office:value-type="float" office:value="-63.434948822922" calcext:value-type="float">
            <text:p>-63,434948822922</text:p>
          </table:table-cell>
          <table:table-cell table:formula="of:=ABS([.R139]-[.D139])" office:value-type="float" office:value="0.43494882292201" calcext:value-type="float">
            <text:p>0,43494882292201</text:p>
          </table:table-cell>
          <table:table-cell table:formula="of:=([.R139]-[.D139])^2" office:value-type="float" office:value="0.189180478561242" calcext:value-type="float">
            <text:p>0,189180478561242</text:p>
          </table:table-cell>
          <table:table-cell/>
        </table:table-row>
        <table:table-row table:style-name="ro1">
          <table:table-cell office:value-type="float" office:value="1623615972.82335" calcext:value-type="float">
            <text:p>1623615972,82335</text:p>
          </table:table-cell>
          <table:table-cell office:value-type="float" office:value="1" calcext:value-type="float">
            <text:p>1</text:p>
          </table:table-cell>
          <table:table-cell office:value-type="float" office:value="1.14127123" calcext:value-type="float">
            <text:p>1,14127123</text:p>
          </table:table-cell>
          <table:table-cell office:value-type="float" office:value="-61" calcext:value-type="float">
            <text:p>-61</text:p>
          </table:table-cell>
          <table:table-cell office:value-type="float" office:value="0.55329927" calcext:value-type="float">
            <text:p>0,55329927</text:p>
          </table:table-cell>
          <table:table-cell office:value-type="float" office:value="-0.99817831" calcext:value-type="float">
            <text:p>-0,99817831</text:p>
          </table:table-cell>
          <table:table-cell office:value-type="float" office:value="-61" calcext:value-type="float">
            <text:p>-61</text:p>
          </table:table-cell>
          <table:table-cell office:value-type="float" office:value="0.55" calcext:value-type="float">
            <text:p>0,55</text:p>
          </table:table-cell>
          <table:table-cell office:value-type="float" office:value="-1" calcext:value-type="float">
            <text:p>-1</text:p>
          </table:table-cell>
          <table:table-cell table:formula="of:=SQRT([.H140]^2+[.I140]^2)" office:value-type="float" office:value="1.14127122105133" calcext:value-type="float">
            <text:p>1,14127122105133</text:p>
          </table:table-cell>
          <table:table-cell table:formula="of:=ABS([.H140]-[.E140])" office:value-type="float" office:value="0.00329926999999997" calcext:value-type="float">
            <text:p>0,00329927</text:p>
          </table:table-cell>
          <table:table-cell table:formula="of:=[.K140]^2" office:value-type="float" office:value="0.0000108851825328998" calcext:value-type="float">
            <text:p>1,08851825328998E-05</text:p>
          </table:table-cell>
          <table:table-cell/>
          <table:table-cell table:formula="of:=ABS([.I140]-[.F140])" office:value-type="float" office:value="0.00182168999999999" calcext:value-type="float">
            <text:p>0,00182169</text:p>
          </table:table-cell>
          <table:table-cell table:formula="of:=[.N140]^2" office:value-type="float" office:value="0.00000331855445609995" calcext:value-type="float">
            <text:p>3,31855445609995E-06</text:p>
          </table:table-cell>
          <table:table-cell/>
          <table:table-cell table:formula="of:=ABS([.J140]-[.C140])" office:value-type="float" office:value="0.00000000894866736267375" calcext:value-type="float">
            <text:p>8,94866736267375E-09</text:p>
          </table:table-cell>
          <table:table-cell table:formula="of:=ATAN2([.H140];[.I140])*180/PI()" office:value-type="float" office:value="-61.1892062570269" calcext:value-type="float">
            <text:p>-61,1892062570269</text:p>
          </table:table-cell>
          <table:table-cell table:formula="of:=ABS([.R140]-[.D140])" office:value-type="float" office:value="0.189206257026932" calcext:value-type="float">
            <text:p>0,189206257026932</text:p>
          </table:table-cell>
          <table:table-cell table:formula="of:=([.R140]-[.D140])^2" office:value-type="float" office:value="0.0357990076981413" calcext:value-type="float">
            <text:p>0,035799007698141</text:p>
          </table:table-cell>
          <table:table-cell/>
        </table:table-row>
        <table:table-row table:style-name="ro1">
          <table:table-cell office:value-type="float" office:value="1623615972.92331" calcext:value-type="float">
            <text:p>1623615972,92331</text:p>
          </table:table-cell>
          <table:table-cell office:value-type="float" office:value="1" calcext:value-type="float">
            <text:p>1</text:p>
          </table:table-cell>
          <table:table-cell office:value-type="float" office:value="1.16619039" calcext:value-type="float">
            <text:p>1,16619039</text:p>
          </table:table-cell>
          <table:table-cell office:value-type="float" office:value="-59" calcext:value-type="float">
            <text:p>-59</text:p>
          </table:table-cell>
          <table:table-cell office:value-type="float" office:value="0.60063245" calcext:value-type="float">
            <text:p>0,60063245</text:p>
          </table:table-cell>
          <table:table-cell office:value-type="float" office:value="-0.99962027" calcext:value-type="float">
            <text:p>-0,99962027</text:p>
          </table:table-cell>
          <table:table-cell office:value-type="float" office:value="-59" calcext:value-type="float">
            <text:p>-59</text:p>
          </table:table-cell>
          <table:table-cell office:value-type="float" office:value="0.6" calcext:value-type="float">
            <text:p>0,6</text:p>
          </table:table-cell>
          <table:table-cell office:value-type="float" office:value="-1" calcext:value-type="float">
            <text:p>-1</text:p>
          </table:table-cell>
          <table:table-cell table:formula="of:=SQRT([.H141]^2+[.I141]^2)" office:value-type="float" office:value="1.16619037896906" calcext:value-type="float">
            <text:p>1,16619037896906</text:p>
          </table:table-cell>
          <table:table-cell table:formula="of:=ABS([.H141]-[.E141])" office:value-type="float" office:value="0.000632449999999896" calcext:value-type="float">
            <text:p>0,00063245</text:p>
          </table:table-cell>
          <table:table-cell table:formula="of:=[.K141]^2" office:value-type="float" office:value="0.000000399993002499868" calcext:value-type="float">
            <text:p>3,99993002499868E-07</text:p>
          </table:table-cell>
          <table:table-cell/>
          <table:table-cell table:formula="of:=ABS([.I141]-[.F141])" office:value-type="float" office:value="0.000379730000000023" calcext:value-type="float">
            <text:p>0,00037973</text:p>
          </table:table-cell>
          <table:table-cell table:formula="of:=[.N141]^2" office:value-type="float" office:value="0.000000144194872900017" calcext:value-type="float">
            <text:p>1,44194872900017E-07</text:p>
          </table:table-cell>
          <table:table-cell/>
          <table:table-cell table:formula="of:=ABS([.J141]-[.C141])" office:value-type="float" office:value="0.0000000110309397172159" calcext:value-type="float">
            <text:p>1,10309397172159E-08</text:p>
          </table:table-cell>
          <table:table-cell table:formula="of:=ATAN2([.H141];[.I141])*180/PI()" office:value-type="float" office:value="-59.0362434679265" calcext:value-type="float">
            <text:p>-59,0362434679265</text:p>
          </table:table-cell>
          <table:table-cell table:formula="of:=ABS([.R141]-[.D141])" office:value-type="float" office:value="0.0362434679264823" calcext:value-type="float">
            <text:p>0,036243467926482</text:p>
          </table:table-cell>
          <table:table-cell table:formula="of:=([.R141]-[.D141])^2" office:value-type="float" office:value="0.00131358896733795" calcext:value-type="float">
            <text:p>0,001313588967338</text:p>
          </table:table-cell>
          <table:table-cell/>
        </table:table-row>
        <table:table-row table:style-name="ro1">
          <table:table-cell office:value-type="float" office:value="1623615973.02331" calcext:value-type="float">
            <text:p>1623615973,02331</text:p>
          </table:table-cell>
          <table:table-cell office:value-type="float" office:value="1" calcext:value-type="float">
            <text:p>1</text:p>
          </table:table-cell>
          <table:table-cell office:value-type="float" office:value="1.19268608" calcext:value-type="float">
            <text:p>1,19268608</text:p>
          </table:table-cell>
          <table:table-cell office:value-type="float" office:value="-57" calcext:value-type="float">
            <text:p>-57</text:p>
          </table:table-cell>
          <table:table-cell office:value-type="float" office:value="0.6495834" calcext:value-type="float">
            <text:p>0,6495834</text:p>
          </table:table-cell>
          <table:table-cell office:value-type="float" office:value="-1.00027071" calcext:value-type="float">
            <text:p>-1,00027071</text:p>
          </table:table-cell>
          <table:table-cell office:value-type="float" office:value="-57" calcext:value-type="float">
            <text:p>-57</text:p>
          </table:table-cell>
          <table:table-cell office:value-type="float" office:value="0.65" calcext:value-type="float">
            <text:p>0,65</text:p>
          </table:table-cell>
          <table:table-cell office:value-type="float" office:value="-1" calcext:value-type="float">
            <text:p>-1</text:p>
          </table:table-cell>
          <table:table-cell table:formula="of:=SQRT([.H142]^2+[.I142]^2)" office:value-type="float" office:value="1.19268604418766" calcext:value-type="float">
            <text:p>1,19268604418766</text:p>
          </table:table-cell>
          <table:table-cell table:formula="of:=ABS([.H142]-[.E142])" office:value-type="float" office:value="0.0004166000000001" calcext:value-type="float">
            <text:p>0,0004166</text:p>
          </table:table-cell>
          <table:table-cell table:formula="of:=[.K142]^2" office:value-type="float" office:value="0.000000173555560000084" calcext:value-type="float">
            <text:p>1,73555560000084E-07</text:p>
          </table:table-cell>
          <table:table-cell/>
          <table:table-cell table:formula="of:=ABS([.I142]-[.F142])" office:value-type="float" office:value="0.000270709999999896" calcext:value-type="float">
            <text:p>0,00027071</text:p>
          </table:table-cell>
          <table:table-cell table:formula="of:=[.N142]^2" office:value-type="float" office:value="0.0000000732839040999439" calcext:value-type="float">
            <text:p>7,32839040999439E-08</text:p>
          </table:table-cell>
          <table:table-cell/>
          <table:table-cell table:formula="of:=ABS([.J142]-[.C142])" office:value-type="float" office:value="0.0000000358123437571578" calcext:value-type="float">
            <text:p>3,58123437571578E-08</text:p>
          </table:table-cell>
          <table:table-cell table:formula="of:=ATAN2([.H142];[.I142])*180/PI()" office:value-type="float" office:value="-56.9761324442034" calcext:value-type="float">
            <text:p>-56,9761324442034</text:p>
          </table:table-cell>
          <table:table-cell table:formula="of:=ABS([.R142]-[.D142])" office:value-type="float" office:value="0.0238675557966417" calcext:value-type="float">
            <text:p>0,023867555796642</text:p>
          </table:table-cell>
          <table:table-cell table:formula="of:=([.R142]-[.D142])^2" office:value-type="float" office:value="0.000569660219705804" calcext:value-type="float">
            <text:p>0,000569660219706</text:p>
          </table:table-cell>
          <table:table-cell/>
        </table:table-row>
        <table:table-row table:style-name="ro1">
          <table:table-cell office:value-type="float" office:value="1623615973.12331" calcext:value-type="float">
            <text:p>1623615973,12331</text:p>
          </table:table-cell>
          <table:table-cell office:value-type="float" office:value="1" calcext:value-type="float">
            <text:p>1</text:p>
          </table:table-cell>
          <table:table-cell office:value-type="float" office:value="1.22065556" calcext:value-type="float">
            <text:p>1,22065556</text:p>
          </table:table-cell>
          <table:table-cell office:value-type="float" office:value="-55" calcext:value-type="float">
            <text:p>-55</text:p>
          </table:table-cell>
          <table:table-cell office:value-type="float" office:value="0.70013927" calcext:value-type="float">
            <text:p>0,70013927</text:p>
          </table:table-cell>
          <table:table-cell office:value-type="float" office:value="-0.9999025" calcext:value-type="float">
            <text:p>-0,9999025</text:p>
          </table:table-cell>
          <table:table-cell office:value-type="float" office:value="-55" calcext:value-type="float">
            <text:p>-55</text:p>
          </table:table-cell>
          <table:table-cell office:value-type="float" office:value="0.7" calcext:value-type="float">
            <text:p>0,7</text:p>
          </table:table-cell>
          <table:table-cell office:value-type="float" office:value="-1" calcext:value-type="float">
            <text:p>-1</text:p>
          </table:table-cell>
          <table:table-cell table:formula="of:=SQRT([.H143]^2+[.I143]^2)" office:value-type="float" office:value="1.22065556157337" calcext:value-type="float">
            <text:p>1,22065556157337</text:p>
          </table:table-cell>
          <table:table-cell table:formula="of:=ABS([.H143]-[.E143])" office:value-type="float" office:value="0.000139269999999914" calcext:value-type="float">
            <text:p>0,00013927</text:p>
          </table:table-cell>
          <table:table-cell table:formula="of:=[.K143]^2" office:value-type="float" office:value="0.0000000193961328999759" calcext:value-type="float">
            <text:p>1,93961328999759E-08</text:p>
          </table:table-cell>
          <table:table-cell/>
          <table:table-cell table:formula="of:=ABS([.I143]-[.F143])" office:value-type="float" office:value="0.0000975000000000836" calcext:value-type="float">
            <text:p>9,75000000000836E-05</text:p>
          </table:table-cell>
          <table:table-cell table:formula="of:=[.N143]^2" office:value-type="float" office:value="0.00000000950625000001631" calcext:value-type="float">
            <text:p>9,50625000001631E-09</text:p>
          </table:table-cell>
          <table:table-cell/>
          <table:table-cell table:formula="of:=ABS([.J143]-[.C143])" office:value-type="float" office:value="0.00000000157337032291593" calcext:value-type="float">
            <text:p>1,57337032291593E-09</text:p>
          </table:table-cell>
          <table:table-cell table:formula="of:=ATAN2([.H143];[.I143])*180/PI()" office:value-type="float" office:value="-55.0079798014413" calcext:value-type="float">
            <text:p>-55,0079798014413</text:p>
          </table:table-cell>
          <table:table-cell table:formula="of:=ABS([.R143]-[.D143])" office:value-type="float" office:value="0.00797980144133703" calcext:value-type="float">
            <text:p>0,007979801441337</text:p>
          </table:table-cell>
          <table:table-cell table:formula="of:=([.R143]-[.D143])^2" office:value-type="float" office:value="0.0000636772310431646" calcext:value-type="float">
            <text:p>6,36772310431646E-05</text:p>
          </table:table-cell>
          <table:table-cell/>
        </table:table-row>
        <table:table-row table:style-name="ro1">
          <table:table-cell office:value-type="float" office:value="1623615973.22331" calcext:value-type="float">
            <text:p>1623615973,22331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-53" calcext:value-type="float">
            <text:p>-53</text:p>
          </table:table-cell>
          <table:table-cell office:value-type="float" office:value="0.75226878" calcext:value-type="float">
            <text:p>0,75226878</text:p>
          </table:table-cell>
          <table:table-cell office:value-type="float" office:value="-0.99829439" calcext:value-type="float">
            <text:p>-0,99829439</text:p>
          </table:table-cell>
          <table:table-cell office:value-type="float" office:value="-53" calcext:value-type="float">
            <text:p>-5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SQRT([.H144]^2+[.I144]^2)" office:value-type="float" office:value="1.25" calcext:value-type="float">
            <text:p>1,25</text:p>
          </table:table-cell>
          <table:table-cell table:formula="of:=ABS([.H144]-[.E144])" office:value-type="float" office:value="0.00226877999999997" calcext:value-type="float">
            <text:p>0,00226878</text:p>
          </table:table-cell>
          <table:table-cell table:formula="of:=[.K144]^2" office:value-type="float" office:value="0.00000514736268839987" calcext:value-type="float">
            <text:p>5,14736268839987E-06</text:p>
          </table:table-cell>
          <table:table-cell/>
          <table:table-cell table:formula="of:=ABS([.I144]-[.F144])" office:value-type="float" office:value="0.00170561000000002" calcext:value-type="float">
            <text:p>0,00170561</text:p>
          </table:table-cell>
          <table:table-cell table:formula="of:=[.N144]^2" office:value-type="float" office:value="0.00000290910547210008" calcext:value-type="float">
            <text:p>2,90910547210008E-06</text:p>
          </table:table-cell>
          <table:table-cell/>
          <table:table-cell table:formula="of:=ABS([.J144]-[.C144])" office:value-type="float" office:value="0" calcext:value-type="float">
            <text:p>0</text:p>
          </table:table-cell>
          <table:table-cell table:formula="of:=ATAN2([.H144];[.I144])*180/PI()" office:value-type="float" office:value="-53.130102354156" calcext:value-type="float">
            <text:p>-53,130102354156</text:p>
          </table:table-cell>
          <table:table-cell table:formula="of:=ABS([.R144]-[.D144])" office:value-type="float" office:value="0.13010235415598" calcext:value-type="float">
            <text:p>0,13010235415598</text:p>
          </table:table-cell>
          <table:table-cell table:formula="of:=([.R144]-[.D144])^2" office:value-type="float" office:value="0.0169266225569281" calcext:value-type="float">
            <text:p>0,016926622556928</text:p>
          </table:table-cell>
          <table:table-cell/>
        </table:table-row>
        <table:table-row table:style-name="ro1">
          <table:table-cell office:value-type="float" office:value="1623615973.32338" calcext:value-type="float">
            <text:p>1623615973,32338</text:p>
          </table:table-cell>
          <table:table-cell office:value-type="float" office:value="1" calcext:value-type="float">
            <text:p>1</text:p>
          </table:table-cell>
          <table:table-cell office:value-type="float" office:value="1.28062487" calcext:value-type="float">
            <text:p>1,28062487</text:p>
          </table:table-cell>
          <table:table-cell office:value-type="float" office:value="-51" calcext:value-type="float">
            <text:p>-51</text:p>
          </table:table-cell>
          <table:table-cell office:value-type="float" office:value="0.80592334" calcext:value-type="float">
            <text:p>0,80592334</text:p>
          </table:table-cell>
          <table:table-cell office:value-type="float" office:value="-0.99523244" calcext:value-type="float">
            <text:p>-0,99523244</text:p>
          </table:table-cell>
          <table:table-cell office:value-type="float" office:value="-51" calcext:value-type="float">
            <text:p>-51</text:p>
          </table:table-cell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table:formula="of:=SQRT([.H145]^2+[.I145]^2)" office:value-type="float" office:value="1.28062484748657" calcext:value-type="float">
            <text:p>1,28062484748657</text:p>
          </table:table-cell>
          <table:table-cell table:formula="of:=ABS([.H145]-[.E145])" office:value-type="float" office:value="0.00592333999999994" calcext:value-type="float">
            <text:p>0,00592334</text:p>
          </table:table-cell>
          <table:table-cell table:formula="of:=[.K145]^2" office:value-type="float" office:value="0.0000350859567555993" calcext:value-type="float">
            <text:p>3,50859567555993E-05</text:p>
          </table:table-cell>
          <table:table-cell/>
          <table:table-cell table:formula="of:=ABS([.I145]-[.F145])" office:value-type="float" office:value="0.00476756" calcext:value-type="float">
            <text:p>0,00476756</text:p>
          </table:table-cell>
          <table:table-cell table:formula="of:=[.N145]^2" office:value-type="float" office:value="0.0000227296283536" calcext:value-type="float">
            <text:p>2,27296283536E-05</text:p>
          </table:table-cell>
          <table:table-cell/>
          <table:table-cell table:formula="of:=ABS([.J145]-[.C145])" office:value-type="float" office:value="0.0000000225134302311858" calcext:value-type="float">
            <text:p>2,25134302311858E-08</text:p>
          </table:table-cell>
          <table:table-cell table:formula="of:=ATAN2([.H145];[.I145])*180/PI()" office:value-type="float" office:value="-51.3401917459099" calcext:value-type="float">
            <text:p>-51,3401917459099</text:p>
          </table:table-cell>
          <table:table-cell table:formula="of:=ABS([.R145]-[.D145])" office:value-type="float" office:value="0.340191745909912" calcext:value-type="float">
            <text:p>0,340191745909912</text:p>
          </table:table-cell>
          <table:table-cell table:formula="of:=([.R145]-[.D145])^2" office:value-type="float" office:value="0.115730423985234" calcext:value-type="float">
            <text:p>0,115730423985234</text:p>
          </table:table-cell>
          <table:table-cell/>
        </table:table-row>
        <table:table-row table:style-name="ro1">
          <table:table-cell office:value-type="float" office:value="1623615973.42334" calcext:value-type="float">
            <text:p>1623615973,42334</text:p>
          </table:table-cell>
          <table:table-cell office:value-type="float" office:value="1" calcext:value-type="float">
            <text:p>1</text:p>
          </table:table-cell>
          <table:table-cell office:value-type="float" office:value="1.31244051" calcext:value-type="float">
            <text:p>1,31244051</text:p>
          </table:table-cell>
          <table:table-cell office:value-type="float" office:value="-50" calcext:value-type="float">
            <text:p>-50</text:p>
          </table:table-cell>
          <table:table-cell office:value-type="float" office:value="0.8436205" calcext:value-type="float">
            <text:p>0,8436205</text:p>
          </table:table-cell>
          <table:table-cell office:value-type="float" office:value="-1.00538776" calcext:value-type="float">
            <text:p>-1,00538776</text:p>
          </table:table-cell>
          <table:table-cell office:value-type="float" office:value="-50" calcext:value-type="float">
            <text:p>-50</text:p>
          </table:table-cell>
          <table:table-cell office:value-type="float" office:value="0.85" calcext:value-type="float">
            <text:p>0,85</text:p>
          </table:table-cell>
          <table:table-cell office:value-type="float" office:value="-1" calcext:value-type="float">
            <text:p>-1</text:p>
          </table:table-cell>
          <table:table-cell table:formula="of:=SQRT([.H146]^2+[.I146]^2)" office:value-type="float" office:value="1.31244047484067" calcext:value-type="float">
            <text:p>1,31244047484067</text:p>
          </table:table-cell>
          <table:table-cell table:formula="of:=ABS([.H146]-[.E146])" office:value-type="float" office:value="0.00637949999999998" calcext:value-type="float">
            <text:p>0,0063795</text:p>
          </table:table-cell>
          <table:table-cell table:formula="of:=[.K146]^2" office:value-type="float" office:value="0.0000406980202499998" calcext:value-type="float">
            <text:p>4,06980202499998E-05</text:p>
          </table:table-cell>
          <table:table-cell/>
          <table:table-cell table:formula="of:=ABS([.I146]-[.F146])" office:value-type="float" office:value="0.00538776000000008" calcext:value-type="float">
            <text:p>0,00538776</text:p>
          </table:table-cell>
          <table:table-cell table:formula="of:=[.N146]^2" office:value-type="float" office:value="0.0000290279578176008" calcext:value-type="float">
            <text:p>2,90279578176008E-05</text:p>
          </table:table-cell>
          <table:table-cell/>
          <table:table-cell table:formula="of:=ABS([.J146]-[.C146])" office:value-type="float" office:value="0.0000000351593314462661" calcext:value-type="float">
            <text:p>3,51593314462661E-08</text:p>
          </table:table-cell>
          <table:table-cell table:formula="of:=ATAN2([.H146];[.I146])*180/PI()" office:value-type="float" office:value="-49.6354634269026" calcext:value-type="float">
            <text:p>-49,6354634269026</text:p>
          </table:table-cell>
          <table:table-cell table:formula="of:=ABS([.R146]-[.D146])" office:value-type="float" office:value="0.364536573097354" calcext:value-type="float">
            <text:p>0,364536573097354</text:p>
          </table:table-cell>
          <table:table-cell table:formula="of:=([.R146]-[.D146])^2" office:value-type="float" office:value="0.132886913125562" calcext:value-type="float">
            <text:p>0,132886913125562</text:p>
          </table:table-cell>
          <table:table-cell/>
        </table:table-row>
        <table:table-row table:style-name="ro1">
          <table:table-cell office:value-type="float" office:value="1623615973.52339" calcext:value-type="float">
            <text:p>1623615973,52339</text:p>
          </table:table-cell>
          <table:table-cell office:value-type="float" office:value="1" calcext:value-type="float">
            <text:p>1</text:p>
          </table:table-cell>
          <table:table-cell office:value-type="float" office:value="1.34536242" calcext:value-type="float">
            <text:p>1,34536242</text:p>
          </table:table-cell>
          <table:table-cell office:value-type="float" office:value="-48" calcext:value-type="float">
            <text:p>-48</text:p>
          </table:table-cell>
          <table:table-cell office:value-type="float" office:value="0.90022318" calcext:value-type="float">
            <text:p>0,90022318</text:p>
          </table:table-cell>
          <table:table-cell office:value-type="float" office:value="-0.99979912" calcext:value-type="float">
            <text:p>-0,99979912</text:p>
          </table:table-cell>
          <table:table-cell office:value-type="float" office:value="-48" calcext:value-type="float">
            <text:p>-48</text:p>
          </table:table-cell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table:formula="of:=SQRT([.H147]^2+[.I147]^2)" office:value-type="float" office:value="1.34536240470737" calcext:value-type="float">
            <text:p>1,34536240470737</text:p>
          </table:table-cell>
          <table:table-cell table:formula="of:=ABS([.H147]-[.E147])" office:value-type="float" office:value="0.000223179999999989" calcext:value-type="float">
            <text:p>0,00022318</text:p>
          </table:table-cell>
          <table:table-cell table:formula="of:=[.K147]^2" office:value-type="float" office:value="0.0000000498093123999953" calcext:value-type="float">
            <text:p>4,98093123999953E-08</text:p>
          </table:table-cell>
          <table:table-cell/>
          <table:table-cell table:formula="of:=ABS([.I147]-[.F147])" office:value-type="float" office:value="0.000200879999999959" calcext:value-type="float">
            <text:p>0,00020088</text:p>
          </table:table-cell>
          <table:table-cell table:formula="of:=[.N147]^2" office:value-type="float" office:value="0.0000000403527743999835" calcext:value-type="float">
            <text:p>4,03527743999835E-08</text:p>
          </table:table-cell>
          <table:table-cell/>
          <table:table-cell table:formula="of:=ABS([.J147]-[.C147])" office:value-type="float" office:value="0.000000015292628940955" calcext:value-type="float">
            <text:p>1,5292628940955E-08</text:p>
          </table:table-cell>
          <table:table-cell table:formula="of:=ATAN2([.H147];[.I147])*180/PI()" office:value-type="float" office:value="-48.0127875041833" calcext:value-type="float">
            <text:p>-48,0127875041833</text:p>
          </table:table-cell>
          <table:table-cell table:formula="of:=ABS([.R147]-[.D147])" office:value-type="float" office:value="0.0127875041833363" calcext:value-type="float">
            <text:p>0,012787504183336</text:p>
          </table:table-cell>
          <table:table-cell table:formula="of:=([.R147]-[.D147])^2" office:value-type="float" office:value="0.000163520263238843" calcext:value-type="float">
            <text:p>0,000163520263239</text:p>
          </table:table-cell>
          <table:table-cell/>
        </table:table-row>
        <table:table-row table:style-name="ro1">
          <table:table-cell office:value-type="float" office:value="1623615973.62334" calcext:value-type="float">
            <text:p>1623615973,62334</text:p>
          </table:table-cell>
          <table:table-cell office:value-type="float" office:value="1" calcext:value-type="float">
            <text:p>1</text:p>
          </table:table-cell>
          <table:table-cell office:value-type="float" office:value="1.37931144" calcext:value-type="float">
            <text:p>1,37931144</text:p>
          </table:table-cell>
          <table:table-cell office:value-type="float" office:value="-46" calcext:value-type="float">
            <text:p>-46</text:p>
          </table:table-cell>
          <table:table-cell office:value-type="float" office:value="0.95815024" calcext:value-type="float">
            <text:p>0,95815024</text:p>
          </table:table-cell>
          <table:table-cell office:value-type="float" office:value="-0.99219362" calcext:value-type="float">
            <text:p>-0,99219362</text:p>
          </table:table-cell>
          <table:table-cell office:value-type="float" office:value="-46" calcext:value-type="float">
            <text:p>-46</text:p>
          </table:table-cell>
          <table:table-cell office:value-type="float" office:value="0.95" calcext:value-type="float">
            <text:p>0,95</text:p>
          </table:table-cell>
          <table:table-cell office:value-type="float" office:value="-1" calcext:value-type="float">
            <text:p>-1</text:p>
          </table:table-cell>
          <table:table-cell table:formula="of:=SQRT([.H148]^2+[.I148]^2)" office:value-type="float" office:value="1.37931142241337" calcext:value-type="float">
            <text:p>1,37931142241337</text:p>
          </table:table-cell>
          <table:table-cell table:formula="of:=ABS([.H148]-[.E148])" office:value-type="float" office:value="0.00815023999999998" calcext:value-type="float">
            <text:p>0,00815024</text:p>
          </table:table-cell>
          <table:table-cell table:formula="of:=[.K148]^2" office:value-type="float" office:value="0.0000664264120575996" calcext:value-type="float">
            <text:p>6,64264120575996E-05</text:p>
          </table:table-cell>
          <table:table-cell/>
          <table:table-cell table:formula="of:=ABS([.I148]-[.F148])" office:value-type="float" office:value="0.00780638" calcext:value-type="float">
            <text:p>0,00780638</text:p>
          </table:table-cell>
          <table:table-cell table:formula="of:=[.N148]^2" office:value-type="float" office:value="0.0000609395687044" calcext:value-type="float">
            <text:p>6,09395687044E-05</text:p>
          </table:table-cell>
          <table:table-cell/>
          <table:table-cell table:formula="of:=ABS([.J148]-[.C148])" office:value-type="float" office:value="0.0000000175866277096759" calcext:value-type="float">
            <text:p>1,75866277096759E-08</text:p>
          </table:table-cell>
          <table:table-cell table:formula="of:=ATAN2([.H148];[.I148])*180/PI()" office:value-type="float" office:value="-46.4688007143858" calcext:value-type="float">
            <text:p>-46,4688007143858</text:p>
          </table:table-cell>
          <table:table-cell table:formula="of:=ABS([.R148]-[.D148])" office:value-type="float" office:value="0.468800714385822" calcext:value-type="float">
            <text:p>0,468800714385822</text:p>
          </table:table-cell>
          <table:table-cell table:formula="of:=([.R148]-[.D148])^2" office:value-type="float" office:value="0.219774109808657" calcext:value-type="float">
            <text:p>0,219774109808657</text:p>
          </table:table-cell>
          <table:table-cell/>
        </table:table-row>
        <table:table-row table:style-name="ro1">
          <table:table-cell office:value-type="float" office:value="1623615973.72335" calcext:value-type="float">
            <text:p>1623615973,72335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45" calcext:value-type="float">
            <text:p>-45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QRT([.H149]^2+[.I149]^2)" office:value-type="float" office:value="1.4142135623731" calcext:value-type="float">
            <text:p>1,4142135623731</text:p>
          </table:table-cell>
          <table:table-cell table:formula="of:=ABS([.H149]-[.E149])" office:value-type="float" office:value="0.0000000199999999894729" calcext:value-type="float">
            <text:p>1,99999999894729E-08</text:p>
          </table:table-cell>
          <table:table-cell table:formula="of:=[.K149]^2" office:value-type="float" office:value="3.99999999578915E-016" calcext:value-type="float">
            <text:p>3,99999999578915E-16</text:p>
          </table:table-cell>
          <table:table-cell/>
          <table:table-cell table:formula="of:=ABS([.I149]-[.F149])" office:value-type="float" office:value="0.0000000199999999894729" calcext:value-type="float">
            <text:p>1,99999999894729E-08</text:p>
          </table:table-cell>
          <table:table-cell table:formula="of:=[.N149]^2" office:value-type="float" office:value="3.99999999578915E-016" calcext:value-type="float">
            <text:p>3,99999999578915E-16</text:p>
          </table:table-cell>
          <table:table-cell/>
          <table:table-cell table:formula="of:=ABS([.J149]-[.C149])" office:value-type="float" office:value="0.0000000223730951542933" calcext:value-type="float">
            <text:p>2,23730951542933E-08</text:p>
          </table:table-cell>
          <table:table-cell table:formula="of:=ATAN2([.H149];[.I149])*180/PI()" office:value-type="float" office:value="-45" calcext:value-type="float">
            <text:p>-45</text:p>
          </table:table-cell>
          <table:table-cell table:formula="of:=ABS([.R149]-[.D149])" office:value-type="float" office:value="0" calcext:value-type="float">
            <text:p>0</text:p>
          </table:table-cell>
          <table:table-cell table:formula="of:=([.R149]-[.D149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3.82339" calcext:value-type="float">
            <text:p>1623615973,82339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45" calcext:value-type="float">
            <text:p>-45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QRT([.H150]^2+[.I150]^2)" office:value-type="float" office:value="1.4142135623731" calcext:value-type="float">
            <text:p>1,4142135623731</text:p>
          </table:table-cell>
          <table:table-cell table:formula="of:=ABS([.H150]-[.E150])" office:value-type="float" office:value="0.0000000199999999894729" calcext:value-type="float">
            <text:p>1,99999999894729E-08</text:p>
          </table:table-cell>
          <table:table-cell table:formula="of:=[.K150]^2" office:value-type="float" office:value="3.99999999578915E-016" calcext:value-type="float">
            <text:p>3,99999999578915E-16</text:p>
          </table:table-cell>
          <table:table-cell/>
          <table:table-cell table:formula="of:=ABS([.I150]-[.F150])" office:value-type="float" office:value="0.0000000199999999894729" calcext:value-type="float">
            <text:p>1,99999999894729E-08</text:p>
          </table:table-cell>
          <table:table-cell table:formula="of:=[.N150]^2" office:value-type="float" office:value="3.99999999578915E-016" calcext:value-type="float">
            <text:p>3,99999999578915E-16</text:p>
          </table:table-cell>
          <table:table-cell/>
          <table:table-cell table:formula="of:=ABS([.J150]-[.C150])" office:value-type="float" office:value="0.0000000223730951542933" calcext:value-type="float">
            <text:p>2,23730951542933E-08</text:p>
          </table:table-cell>
          <table:table-cell table:formula="of:=ATAN2([.H150];[.I150])*180/PI()" office:value-type="float" office:value="-45" calcext:value-type="float">
            <text:p>-45</text:p>
          </table:table-cell>
          <table:table-cell table:formula="of:=ABS([.R150]-[.D150])" office:value-type="float" office:value="0" calcext:value-type="float">
            <text:p>0</text:p>
          </table:table-cell>
          <table:table-cell table:formula="of:=([.R150]-[.D150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3.92335" calcext:value-type="float">
            <text:p>1623615973,92335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45" calcext:value-type="float">
            <text:p>-45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QRT([.H151]^2+[.I151]^2)" office:value-type="float" office:value="1.4142135623731" calcext:value-type="float">
            <text:p>1,4142135623731</text:p>
          </table:table-cell>
          <table:table-cell table:formula="of:=ABS([.H151]-[.E151])" office:value-type="float" office:value="0.0000000199999999894729" calcext:value-type="float">
            <text:p>1,99999999894729E-08</text:p>
          </table:table-cell>
          <table:table-cell table:formula="of:=[.K151]^2" office:value-type="float" office:value="3.99999999578915E-016" calcext:value-type="float">
            <text:p>3,99999999578915E-16</text:p>
          </table:table-cell>
          <table:table-cell/>
          <table:table-cell table:formula="of:=ABS([.I151]-[.F151])" office:value-type="float" office:value="0.0000000199999999894729" calcext:value-type="float">
            <text:p>1,99999999894729E-08</text:p>
          </table:table-cell>
          <table:table-cell table:formula="of:=[.N151]^2" office:value-type="float" office:value="3.99999999578915E-016" calcext:value-type="float">
            <text:p>3,99999999578915E-16</text:p>
          </table:table-cell>
          <table:table-cell/>
          <table:table-cell table:formula="of:=ABS([.J151]-[.C151])" office:value-type="float" office:value="0.0000000223730951542933" calcext:value-type="float">
            <text:p>2,23730951542933E-08</text:p>
          </table:table-cell>
          <table:table-cell table:formula="of:=ATAN2([.H151];[.I151])*180/PI()" office:value-type="float" office:value="-45" calcext:value-type="float">
            <text:p>-45</text:p>
          </table:table-cell>
          <table:table-cell table:formula="of:=ABS([.R151]-[.D151])" office:value-type="float" office:value="0" calcext:value-type="float">
            <text:p>0</text:p>
          </table:table-cell>
          <table:table-cell table:formula="of:=([.R151]-[.D151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4.02334" calcext:value-type="float">
            <text:p>1623615974,02334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45" calcext:value-type="float">
            <text:p>-45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QRT([.H152]^2+[.I152]^2)" office:value-type="float" office:value="1.4142135623731" calcext:value-type="float">
            <text:p>1,4142135623731</text:p>
          </table:table-cell>
          <table:table-cell table:formula="of:=ABS([.H152]-[.E152])" office:value-type="float" office:value="0.0000000199999999894729" calcext:value-type="float">
            <text:p>1,99999999894729E-08</text:p>
          </table:table-cell>
          <table:table-cell table:formula="of:=[.K152]^2" office:value-type="float" office:value="3.99999999578915E-016" calcext:value-type="float">
            <text:p>3,99999999578915E-16</text:p>
          </table:table-cell>
          <table:table-cell/>
          <table:table-cell table:formula="of:=ABS([.I152]-[.F152])" office:value-type="float" office:value="0.0000000199999999894729" calcext:value-type="float">
            <text:p>1,99999999894729E-08</text:p>
          </table:table-cell>
          <table:table-cell table:formula="of:=[.N152]^2" office:value-type="float" office:value="3.99999999578915E-016" calcext:value-type="float">
            <text:p>3,99999999578915E-16</text:p>
          </table:table-cell>
          <table:table-cell/>
          <table:table-cell table:formula="of:=ABS([.J152]-[.C152])" office:value-type="float" office:value="0.0000000223730951542933" calcext:value-type="float">
            <text:p>2,23730951542933E-08</text:p>
          </table:table-cell>
          <table:table-cell table:formula="of:=ATAN2([.H152];[.I152])*180/PI()" office:value-type="float" office:value="-45" calcext:value-type="float">
            <text:p>-45</text:p>
          </table:table-cell>
          <table:table-cell table:formula="of:=ABS([.R152]-[.D152])" office:value-type="float" office:value="0" calcext:value-type="float">
            <text:p>0</text:p>
          </table:table-cell>
          <table:table-cell table:formula="of:=([.R152]-[.D152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4.12337" calcext:value-type="float">
            <text:p>1623615974,12337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45" calcext:value-type="float">
            <text:p>-45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QRT([.H153]^2+[.I153]^2)" office:value-type="float" office:value="1.4142135623731" calcext:value-type="float">
            <text:p>1,4142135623731</text:p>
          </table:table-cell>
          <table:table-cell table:formula="of:=ABS([.H153]-[.E153])" office:value-type="float" office:value="0.0000000199999999894729" calcext:value-type="float">
            <text:p>1,99999999894729E-08</text:p>
          </table:table-cell>
          <table:table-cell table:formula="of:=[.K153]^2" office:value-type="float" office:value="3.99999999578915E-016" calcext:value-type="float">
            <text:p>3,99999999578915E-16</text:p>
          </table:table-cell>
          <table:table-cell/>
          <table:table-cell table:formula="of:=ABS([.I153]-[.F153])" office:value-type="float" office:value="0.0000000199999999894729" calcext:value-type="float">
            <text:p>1,99999999894729E-08</text:p>
          </table:table-cell>
          <table:table-cell table:formula="of:=[.N153]^2" office:value-type="float" office:value="3.99999999578915E-016" calcext:value-type="float">
            <text:p>3,99999999578915E-16</text:p>
          </table:table-cell>
          <table:table-cell/>
          <table:table-cell table:formula="of:=ABS([.J153]-[.C153])" office:value-type="float" office:value="0.0000000223730951542933" calcext:value-type="float">
            <text:p>2,23730951542933E-08</text:p>
          </table:table-cell>
          <table:table-cell table:formula="of:=ATAN2([.H153];[.I153])*180/PI()" office:value-type="float" office:value="-45" calcext:value-type="float">
            <text:p>-45</text:p>
          </table:table-cell>
          <table:table-cell table:formula="of:=ABS([.R153]-[.D153])" office:value-type="float" office:value="0" calcext:value-type="float">
            <text:p>0</text:p>
          </table:table-cell>
          <table:table-cell table:formula="of:=([.R153]-[.D153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4.22336" calcext:value-type="float">
            <text:p>1623615974,22336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45" calcext:value-type="float">
            <text:p>-45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QRT([.H154]^2+[.I154]^2)" office:value-type="float" office:value="1.4142135623731" calcext:value-type="float">
            <text:p>1,4142135623731</text:p>
          </table:table-cell>
          <table:table-cell table:formula="of:=ABS([.H154]-[.E154])" office:value-type="float" office:value="0.0000000199999999894729" calcext:value-type="float">
            <text:p>1,99999999894729E-08</text:p>
          </table:table-cell>
          <table:table-cell table:formula="of:=[.K154]^2" office:value-type="float" office:value="3.99999999578915E-016" calcext:value-type="float">
            <text:p>3,99999999578915E-16</text:p>
          </table:table-cell>
          <table:table-cell/>
          <table:table-cell table:formula="of:=ABS([.I154]-[.F154])" office:value-type="float" office:value="0.0000000199999999894729" calcext:value-type="float">
            <text:p>1,99999999894729E-08</text:p>
          </table:table-cell>
          <table:table-cell table:formula="of:=[.N154]^2" office:value-type="float" office:value="3.99999999578915E-016" calcext:value-type="float">
            <text:p>3,99999999578915E-16</text:p>
          </table:table-cell>
          <table:table-cell/>
          <table:table-cell table:formula="of:=ABS([.J154]-[.C154])" office:value-type="float" office:value="0.0000000223730951542933" calcext:value-type="float">
            <text:p>2,23730951542933E-08</text:p>
          </table:table-cell>
          <table:table-cell table:formula="of:=ATAN2([.H154];[.I154])*180/PI()" office:value-type="float" office:value="-45" calcext:value-type="float">
            <text:p>-45</text:p>
          </table:table-cell>
          <table:table-cell table:formula="of:=ABS([.R154]-[.D154])" office:value-type="float" office:value="0" calcext:value-type="float">
            <text:p>0</text:p>
          </table:table-cell>
          <table:table-cell table:formula="of:=([.R154]-[.D154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4.32336" calcext:value-type="float">
            <text:p>1623615974,32336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45" calcext:value-type="float">
            <text:p>-45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QRT([.H155]^2+[.I155]^2)" office:value-type="float" office:value="1.4142135623731" calcext:value-type="float">
            <text:p>1,4142135623731</text:p>
          </table:table-cell>
          <table:table-cell table:formula="of:=ABS([.H155]-[.E155])" office:value-type="float" office:value="0.0000000199999999894729" calcext:value-type="float">
            <text:p>1,99999999894729E-08</text:p>
          </table:table-cell>
          <table:table-cell table:formula="of:=[.K155]^2" office:value-type="float" office:value="3.99999999578915E-016" calcext:value-type="float">
            <text:p>3,99999999578915E-16</text:p>
          </table:table-cell>
          <table:table-cell/>
          <table:table-cell table:formula="of:=ABS([.I155]-[.F155])" office:value-type="float" office:value="0.0000000199999999894729" calcext:value-type="float">
            <text:p>1,99999999894729E-08</text:p>
          </table:table-cell>
          <table:table-cell table:formula="of:=[.N155]^2" office:value-type="float" office:value="3.99999999578915E-016" calcext:value-type="float">
            <text:p>3,99999999578915E-16</text:p>
          </table:table-cell>
          <table:table-cell/>
          <table:table-cell table:formula="of:=ABS([.J155]-[.C155])" office:value-type="float" office:value="0.0000000223730951542933" calcext:value-type="float">
            <text:p>2,23730951542933E-08</text:p>
          </table:table-cell>
          <table:table-cell table:formula="of:=ATAN2([.H155];[.I155])*180/PI()" office:value-type="float" office:value="-45" calcext:value-type="float">
            <text:p>-45</text:p>
          </table:table-cell>
          <table:table-cell table:formula="of:=ABS([.R155]-[.D155])" office:value-type="float" office:value="0" calcext:value-type="float">
            <text:p>0</text:p>
          </table:table-cell>
          <table:table-cell table:formula="of:=([.R155]-[.D155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4.42339" calcext:value-type="float">
            <text:p>1623615974,42339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45" calcext:value-type="float">
            <text:p>-45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QRT([.H156]^2+[.I156]^2)" office:value-type="float" office:value="1.4142135623731" calcext:value-type="float">
            <text:p>1,4142135623731</text:p>
          </table:table-cell>
          <table:table-cell table:formula="of:=ABS([.H156]-[.E156])" office:value-type="float" office:value="0.0000000199999999894729" calcext:value-type="float">
            <text:p>1,99999999894729E-08</text:p>
          </table:table-cell>
          <table:table-cell table:formula="of:=[.K156]^2" office:value-type="float" office:value="3.99999999578915E-016" calcext:value-type="float">
            <text:p>3,99999999578915E-16</text:p>
          </table:table-cell>
          <table:table-cell/>
          <table:table-cell table:formula="of:=ABS([.I156]-[.F156])" office:value-type="float" office:value="0.0000000199999999894729" calcext:value-type="float">
            <text:p>1,99999999894729E-08</text:p>
          </table:table-cell>
          <table:table-cell table:formula="of:=[.N156]^2" office:value-type="float" office:value="3.99999999578915E-016" calcext:value-type="float">
            <text:p>3,99999999578915E-16</text:p>
          </table:table-cell>
          <table:table-cell/>
          <table:table-cell table:formula="of:=ABS([.J156]-[.C156])" office:value-type="float" office:value="0.0000000223730951542933" calcext:value-type="float">
            <text:p>2,23730951542933E-08</text:p>
          </table:table-cell>
          <table:table-cell table:formula="of:=ATAN2([.H156];[.I156])*180/PI()" office:value-type="float" office:value="-45" calcext:value-type="float">
            <text:p>-45</text:p>
          </table:table-cell>
          <table:table-cell table:formula="of:=ABS([.R156]-[.D156])" office:value-type="float" office:value="0" calcext:value-type="float">
            <text:p>0</text:p>
          </table:table-cell>
          <table:table-cell table:formula="of:=([.R156]-[.D156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4.52336" calcext:value-type="float">
            <text:p>1623615974,52336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45" calcext:value-type="float">
            <text:p>-45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QRT([.H157]^2+[.I157]^2)" office:value-type="float" office:value="1.4142135623731" calcext:value-type="float">
            <text:p>1,4142135623731</text:p>
          </table:table-cell>
          <table:table-cell table:formula="of:=ABS([.H157]-[.E157])" office:value-type="float" office:value="0.0000000199999999894729" calcext:value-type="float">
            <text:p>1,99999999894729E-08</text:p>
          </table:table-cell>
          <table:table-cell table:formula="of:=[.K157]^2" office:value-type="float" office:value="3.99999999578915E-016" calcext:value-type="float">
            <text:p>3,99999999578915E-16</text:p>
          </table:table-cell>
          <table:table-cell/>
          <table:table-cell table:formula="of:=ABS([.I157]-[.F157])" office:value-type="float" office:value="0.0000000199999999894729" calcext:value-type="float">
            <text:p>1,99999999894729E-08</text:p>
          </table:table-cell>
          <table:table-cell table:formula="of:=[.N157]^2" office:value-type="float" office:value="3.99999999578915E-016" calcext:value-type="float">
            <text:p>3,99999999578915E-16</text:p>
          </table:table-cell>
          <table:table-cell/>
          <table:table-cell table:formula="of:=ABS([.J157]-[.C157])" office:value-type="float" office:value="0.0000000223730951542933" calcext:value-type="float">
            <text:p>2,23730951542933E-08</text:p>
          </table:table-cell>
          <table:table-cell table:formula="of:=ATAN2([.H157];[.I157])*180/PI()" office:value-type="float" office:value="-45" calcext:value-type="float">
            <text:p>-45</text:p>
          </table:table-cell>
          <table:table-cell table:formula="of:=ABS([.R157]-[.D157])" office:value-type="float" office:value="0" calcext:value-type="float">
            <text:p>0</text:p>
          </table:table-cell>
          <table:table-cell table:formula="of:=([.R157]-[.D157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4.62335" calcext:value-type="float">
            <text:p>1623615974,62335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45" calcext:value-type="float">
            <text:p>-45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QRT([.H158]^2+[.I158]^2)" office:value-type="float" office:value="1.4142135623731" calcext:value-type="float">
            <text:p>1,4142135623731</text:p>
          </table:table-cell>
          <table:table-cell table:formula="of:=ABS([.H158]-[.E158])" office:value-type="float" office:value="0.0000000199999999894729" calcext:value-type="float">
            <text:p>1,99999999894729E-08</text:p>
          </table:table-cell>
          <table:table-cell table:formula="of:=[.K158]^2" office:value-type="float" office:value="3.99999999578915E-016" calcext:value-type="float">
            <text:p>3,99999999578915E-16</text:p>
          </table:table-cell>
          <table:table-cell/>
          <table:table-cell table:formula="of:=ABS([.I158]-[.F158])" office:value-type="float" office:value="0.0000000199999999894729" calcext:value-type="float">
            <text:p>1,99999999894729E-08</text:p>
          </table:table-cell>
          <table:table-cell table:formula="of:=[.N158]^2" office:value-type="float" office:value="3.99999999578915E-016" calcext:value-type="float">
            <text:p>3,99999999578915E-16</text:p>
          </table:table-cell>
          <table:table-cell/>
          <table:table-cell table:formula="of:=ABS([.J158]-[.C158])" office:value-type="float" office:value="0.0000000223730951542933" calcext:value-type="float">
            <text:p>2,23730951542933E-08</text:p>
          </table:table-cell>
          <table:table-cell table:formula="of:=ATAN2([.H158];[.I158])*180/PI()" office:value-type="float" office:value="-45" calcext:value-type="float">
            <text:p>-45</text:p>
          </table:table-cell>
          <table:table-cell table:formula="of:=ABS([.R158]-[.D158])" office:value-type="float" office:value="0" calcext:value-type="float">
            <text:p>0</text:p>
          </table:table-cell>
          <table:table-cell table:formula="of:=([.R158]-[.D158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4.7234" calcext:value-type="float">
            <text:p>1623615974,7234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-45" calcext:value-type="float">
            <text:p>-45</text:p>
          </table:table-cell>
          <table:table-cell office:value-type="float" office:value="0.99999998" calcext:value-type="float">
            <text:p>0,99999998</text:p>
          </table:table-cell>
          <table:table-cell office:value-type="float" office:value="-0.99999998" calcext:value-type="float">
            <text:p>-0,99999998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SQRT([.H159]^2+[.I159]^2)" office:value-type="float" office:value="1.4142135623731" calcext:value-type="float">
            <text:p>1,4142135623731</text:p>
          </table:table-cell>
          <table:table-cell table:formula="of:=ABS([.H159]-[.E159])" office:value-type="float" office:value="0.0000000199999999894729" calcext:value-type="float">
            <text:p>1,99999999894729E-08</text:p>
          </table:table-cell>
          <table:table-cell table:formula="of:=[.K159]^2" office:value-type="float" office:value="3.99999999578915E-016" calcext:value-type="float">
            <text:p>3,99999999578915E-16</text:p>
          </table:table-cell>
          <table:table-cell/>
          <table:table-cell table:formula="of:=ABS([.I159]-[.F159])" office:value-type="float" office:value="0.0000000199999999894729" calcext:value-type="float">
            <text:p>1,99999999894729E-08</text:p>
          </table:table-cell>
          <table:table-cell table:formula="of:=[.N159]^2" office:value-type="float" office:value="3.99999999578915E-016" calcext:value-type="float">
            <text:p>3,99999999578915E-16</text:p>
          </table:table-cell>
          <table:table-cell/>
          <table:table-cell table:formula="of:=ABS([.J159]-[.C159])" office:value-type="float" office:value="0.0000000223730951542933" calcext:value-type="float">
            <text:p>2,23730951542933E-08</text:p>
          </table:table-cell>
          <table:table-cell table:formula="of:=ATAN2([.H159];[.I159])*180/PI()" office:value-type="float" office:value="-45" calcext:value-type="float">
            <text:p>-45</text:p>
          </table:table-cell>
          <table:table-cell table:formula="of:=ABS([.R159]-[.D159])" office:value-type="float" office:value="0" calcext:value-type="float">
            <text:p>0</text:p>
          </table:table-cell>
          <table:table-cell table:formula="of:=([.R159]-[.D159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4.82336" calcext:value-type="float">
            <text:p>1623615974,82336</text:p>
          </table:table-cell>
          <table:table-cell office:value-type="float" office:value="1" calcext:value-type="float">
            <text:p>1</text:p>
          </table:table-cell>
          <table:table-cell office:value-type="float" office:value="1.37931144" calcext:value-type="float">
            <text:p>1,37931144</text:p>
          </table:table-cell>
          <table:table-cell office:value-type="float" office:value="-44" calcext:value-type="float">
            <text:p>-44</text:p>
          </table:table-cell>
          <table:table-cell office:value-type="float" office:value="0.99219362" calcext:value-type="float">
            <text:p>0,99219362</text:p>
          </table:table-cell>
          <table:table-cell office:value-type="float" office:value="-0.95815024" calcext:value-type="float">
            <text:p>-0,95815024</text:p>
          </table:table-cell>
          <table:table-cell office:value-type="float" office:value="-44" calcext:value-type="float">
            <text:p>-44</text:p>
          </table:table-cell>
          <table:table-cell office:value-type="float" office:value="1" calcext:value-type="float">
            <text:p>1</text:p>
          </table:table-cell>
          <table:table-cell office:value-type="float" office:value="-0.95" calcext:value-type="float">
            <text:p>-0,95</text:p>
          </table:table-cell>
          <table:table-cell table:formula="of:=SQRT([.H160]^2+[.I160]^2)" office:value-type="float" office:value="1.37931142241337" calcext:value-type="float">
            <text:p>1,37931142241337</text:p>
          </table:table-cell>
          <table:table-cell table:formula="of:=ABS([.H160]-[.E160])" office:value-type="float" office:value="0.00780638" calcext:value-type="float">
            <text:p>0,00780638</text:p>
          </table:table-cell>
          <table:table-cell table:formula="of:=[.K160]^2" office:value-type="float" office:value="0.0000609395687044" calcext:value-type="float">
            <text:p>6,09395687044E-05</text:p>
          </table:table-cell>
          <table:table-cell/>
          <table:table-cell table:formula="of:=ABS([.I160]-[.F160])" office:value-type="float" office:value="0.00815023999999998" calcext:value-type="float">
            <text:p>0,00815024</text:p>
          </table:table-cell>
          <table:table-cell table:formula="of:=[.N160]^2" office:value-type="float" office:value="0.0000664264120575996" calcext:value-type="float">
            <text:p>6,64264120575996E-05</text:p>
          </table:table-cell>
          <table:table-cell/>
          <table:table-cell table:formula="of:=ABS([.J160]-[.C160])" office:value-type="float" office:value="0.0000000175866277096759" calcext:value-type="float">
            <text:p>1,75866277096759E-08</text:p>
          </table:table-cell>
          <table:table-cell table:formula="of:=ATAN2([.H160];[.I160])*180/PI()" office:value-type="float" office:value="-43.5311992856142" calcext:value-type="float">
            <text:p>-43,5311992856142</text:p>
          </table:table-cell>
          <table:table-cell table:formula="of:=ABS([.R160]-[.D160])" office:value-type="float" office:value="0.468800714385829" calcext:value-type="float">
            <text:p>0,468800714385829</text:p>
          </table:table-cell>
          <table:table-cell table:formula="of:=([.R160]-[.D160])^2" office:value-type="float" office:value="0.219774109808663" calcext:value-type="float">
            <text:p>0,219774109808663</text:p>
          </table:table-cell>
          <table:table-cell/>
        </table:table-row>
        <table:table-row table:style-name="ro1">
          <table:table-cell office:value-type="float" office:value="1623615974.92335" calcext:value-type="float">
            <text:p>1623615974,92335</text:p>
          </table:table-cell>
          <table:table-cell office:value-type="float" office:value="1" calcext:value-type="float">
            <text:p>1</text:p>
          </table:table-cell>
          <table:table-cell office:value-type="float" office:value="1.34536242" calcext:value-type="float">
            <text:p>1,34536242</text:p>
          </table:table-cell>
          <table:table-cell office:value-type="float" office:value="-42" calcext:value-type="float">
            <text:p>-42</text:p>
          </table:table-cell>
          <table:table-cell office:value-type="float" office:value="0.99979912" calcext:value-type="float">
            <text:p>0,99979912</text:p>
          </table:table-cell>
          <table:table-cell office:value-type="float" office:value="-0.90022318" calcext:value-type="float">
            <text:p>-0,90022318</text:p>
          </table:table-cell>
          <table:table-cell office:value-type="float" office:value="-42" calcext:value-type="float">
            <text:p>-42</text:p>
          </table:table-cell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,9</text:p>
          </table:table-cell>
          <table:table-cell table:formula="of:=SQRT([.H161]^2+[.I161]^2)" office:value-type="float" office:value="1.34536240470737" calcext:value-type="float">
            <text:p>1,34536240470737</text:p>
          </table:table-cell>
          <table:table-cell table:formula="of:=ABS([.H161]-[.E161])" office:value-type="float" office:value="0.000200879999999959" calcext:value-type="float">
            <text:p>0,00020088</text:p>
          </table:table-cell>
          <table:table-cell table:formula="of:=[.K161]^2" office:value-type="float" office:value="0.0000000403527743999835" calcext:value-type="float">
            <text:p>4,03527743999835E-08</text:p>
          </table:table-cell>
          <table:table-cell/>
          <table:table-cell table:formula="of:=ABS([.I161]-[.F161])" office:value-type="float" office:value="0.000223179999999989" calcext:value-type="float">
            <text:p>0,00022318</text:p>
          </table:table-cell>
          <table:table-cell table:formula="of:=[.N161]^2" office:value-type="float" office:value="0.0000000498093123999953" calcext:value-type="float">
            <text:p>4,98093123999953E-08</text:p>
          </table:table-cell>
          <table:table-cell/>
          <table:table-cell table:formula="of:=ABS([.J161]-[.C161])" office:value-type="float" office:value="0.000000015292628940955" calcext:value-type="float">
            <text:p>1,5292628940955E-08</text:p>
          </table:table-cell>
          <table:table-cell table:formula="of:=ATAN2([.H161];[.I161])*180/PI()" office:value-type="float" office:value="-41.9872124958167" calcext:value-type="float">
            <text:p>-41,9872124958167</text:p>
          </table:table-cell>
          <table:table-cell table:formula="of:=ABS([.R161]-[.D161])" office:value-type="float" office:value="0.0127875041833363" calcext:value-type="float">
            <text:p>0,012787504183336</text:p>
          </table:table-cell>
          <table:table-cell table:formula="of:=([.R161]-[.D161])^2" office:value-type="float" office:value="0.000163520263238843" calcext:value-type="float">
            <text:p>0,000163520263239</text:p>
          </table:table-cell>
          <table:table-cell/>
        </table:table-row>
        <table:table-row table:style-name="ro1">
          <table:table-cell office:value-type="float" office:value="1623615975.02334" calcext:value-type="float">
            <text:p>1623615975,02334</text:p>
          </table:table-cell>
          <table:table-cell office:value-type="float" office:value="1" calcext:value-type="float">
            <text:p>1</text:p>
          </table:table-cell>
          <table:table-cell office:value-type="float" office:value="1.31244051" calcext:value-type="float">
            <text:p>1,31244051</text:p>
          </table:table-cell>
          <table:table-cell office:value-type="float" office:value="-40" calcext:value-type="float">
            <text:p>-40</text:p>
          </table:table-cell>
          <table:table-cell office:value-type="float" office:value="1.00538776" calcext:value-type="float">
            <text:p>1,00538776</text:p>
          </table:table-cell>
          <table:table-cell office:value-type="float" office:value="-0.8436205" calcext:value-type="float">
            <text:p>-0,8436205</text:p>
          </table:table-cell>
          <table:table-cell office:value-type="float" office:value="-40" calcext:value-type="float">
            <text:p>-40</text:p>
          </table:table-cell>
          <table:table-cell office:value-type="float" office:value="1" calcext:value-type="float">
            <text:p>1</text:p>
          </table:table-cell>
          <table:table-cell office:value-type="float" office:value="-0.85" calcext:value-type="float">
            <text:p>-0,85</text:p>
          </table:table-cell>
          <table:table-cell table:formula="of:=SQRT([.H162]^2+[.I162]^2)" office:value-type="float" office:value="1.31244047484067" calcext:value-type="float">
            <text:p>1,31244047484067</text:p>
          </table:table-cell>
          <table:table-cell table:formula="of:=ABS([.H162]-[.E162])" office:value-type="float" office:value="0.00538776000000008" calcext:value-type="float">
            <text:p>0,00538776</text:p>
          </table:table-cell>
          <table:table-cell table:formula="of:=[.K162]^2" office:value-type="float" office:value="0.0000290279578176008" calcext:value-type="float">
            <text:p>2,90279578176008E-05</text:p>
          </table:table-cell>
          <table:table-cell/>
          <table:table-cell table:formula="of:=ABS([.I162]-[.F162])" office:value-type="float" office:value="0.00637949999999998" calcext:value-type="float">
            <text:p>0,0063795</text:p>
          </table:table-cell>
          <table:table-cell table:formula="of:=[.N162]^2" office:value-type="float" office:value="0.0000406980202499998" calcext:value-type="float">
            <text:p>4,06980202499998E-05</text:p>
          </table:table-cell>
          <table:table-cell/>
          <table:table-cell table:formula="of:=ABS([.J162]-[.C162])" office:value-type="float" office:value="0.0000000351593314462661" calcext:value-type="float">
            <text:p>3,51593314462661E-08</text:p>
          </table:table-cell>
          <table:table-cell table:formula="of:=ATAN2([.H162];[.I162])*180/PI()" office:value-type="float" office:value="-40.3645365730974" calcext:value-type="float">
            <text:p>-40,3645365730974</text:p>
          </table:table-cell>
          <table:table-cell table:formula="of:=ABS([.R162]-[.D162])" office:value-type="float" office:value="0.364536573097361" calcext:value-type="float">
            <text:p>0,364536573097361</text:p>
          </table:table-cell>
          <table:table-cell table:formula="of:=([.R162]-[.D162])^2" office:value-type="float" office:value="0.132886913125568" calcext:value-type="float">
            <text:p>0,132886913125568</text:p>
          </table:table-cell>
          <table:table-cell/>
        </table:table-row>
        <table:table-row table:style-name="ro1">
          <table:table-cell office:value-type="float" office:value="1623615975.12335" calcext:value-type="float">
            <text:p>1623615975,12335</text:p>
          </table:table-cell>
          <table:table-cell office:value-type="float" office:value="1" calcext:value-type="float">
            <text:p>1</text:p>
          </table:table-cell>
          <table:table-cell office:value-type="float" office:value="1.28062487" calcext:value-type="float">
            <text:p>1,28062487</text:p>
          </table:table-cell>
          <table:table-cell office:value-type="float" office:value="-39" calcext:value-type="float">
            <text:p>-39</text:p>
          </table:table-cell>
          <table:table-cell office:value-type="float" office:value="0.99523244" calcext:value-type="float">
            <text:p>0,99523244</text:p>
          </table:table-cell>
          <table:table-cell office:value-type="float" office:value="-0.80592334" calcext:value-type="float">
            <text:p>-0,80592334</text:p>
          </table:table-cell>
          <table:table-cell office:value-type="float" office:value="-39" calcext:value-type="float">
            <text:p>-39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,8</text:p>
          </table:table-cell>
          <table:table-cell table:formula="of:=SQRT([.H163]^2+[.I163]^2)" office:value-type="float" office:value="1.28062484748657" calcext:value-type="float">
            <text:p>1,28062484748657</text:p>
          </table:table-cell>
          <table:table-cell table:formula="of:=ABS([.H163]-[.E163])" office:value-type="float" office:value="0.00476756" calcext:value-type="float">
            <text:p>0,00476756</text:p>
          </table:table-cell>
          <table:table-cell table:formula="of:=[.K163]^2" office:value-type="float" office:value="0.0000227296283536" calcext:value-type="float">
            <text:p>2,27296283536E-05</text:p>
          </table:table-cell>
          <table:table-cell/>
          <table:table-cell table:formula="of:=ABS([.I163]-[.F163])" office:value-type="float" office:value="0.00592333999999994" calcext:value-type="float">
            <text:p>0,00592334</text:p>
          </table:table-cell>
          <table:table-cell table:formula="of:=[.N163]^2" office:value-type="float" office:value="0.0000350859567555993" calcext:value-type="float">
            <text:p>3,50859567555993E-05</text:p>
          </table:table-cell>
          <table:table-cell/>
          <table:table-cell table:formula="of:=ABS([.J163]-[.C163])" office:value-type="float" office:value="0.0000000225134302311858" calcext:value-type="float">
            <text:p>2,25134302311858E-08</text:p>
          </table:table-cell>
          <table:table-cell table:formula="of:=ATAN2([.H163];[.I163])*180/PI()" office:value-type="float" office:value="-38.6598082540901" calcext:value-type="float">
            <text:p>-38,6598082540901</text:p>
          </table:table-cell>
          <table:table-cell table:formula="of:=ABS([.R163]-[.D163])" office:value-type="float" office:value="0.340191745909905" calcext:value-type="float">
            <text:p>0,340191745909905</text:p>
          </table:table-cell>
          <table:table-cell table:formula="of:=([.R163]-[.D163])^2" office:value-type="float" office:value="0.11573042398523" calcext:value-type="float">
            <text:p>0,11573042398523</text:p>
          </table:table-cell>
          <table:table-cell/>
        </table:table-row>
        <table:table-row table:style-name="ro1">
          <table:table-cell office:value-type="float" office:value="1623615975.22335" calcext:value-type="float">
            <text:p>1623615975,2233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-37" calcext:value-type="float">
            <text:p>-37</text:p>
          </table:table-cell>
          <table:table-cell office:value-type="float" office:value="0.99829439" calcext:value-type="float">
            <text:p>0,99829439</text:p>
          </table:table-cell>
          <table:table-cell office:value-type="float" office:value="-0.75226878" calcext:value-type="float">
            <text:p>-0,75226878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-0.75" calcext:value-type="float">
            <text:p>-0,75</text:p>
          </table:table-cell>
          <table:table-cell table:formula="of:=SQRT([.H164]^2+[.I164]^2)" office:value-type="float" office:value="1.25" calcext:value-type="float">
            <text:p>1,25</text:p>
          </table:table-cell>
          <table:table-cell table:formula="of:=ABS([.H164]-[.E164])" office:value-type="float" office:value="0.00170561000000002" calcext:value-type="float">
            <text:p>0,00170561</text:p>
          </table:table-cell>
          <table:table-cell table:formula="of:=[.K164]^2" office:value-type="float" office:value="0.00000290910547210008" calcext:value-type="float">
            <text:p>2,90910547210008E-06</text:p>
          </table:table-cell>
          <table:table-cell/>
          <table:table-cell table:formula="of:=ABS([.I164]-[.F164])" office:value-type="float" office:value="0.00226877999999997" calcext:value-type="float">
            <text:p>0,00226878</text:p>
          </table:table-cell>
          <table:table-cell table:formula="of:=[.N164]^2" office:value-type="float" office:value="0.00000514736268839987" calcext:value-type="float">
            <text:p>5,14736268839987E-06</text:p>
          </table:table-cell>
          <table:table-cell/>
          <table:table-cell table:formula="of:=ABS([.J164]-[.C164])" office:value-type="float" office:value="0" calcext:value-type="float">
            <text:p>0</text:p>
          </table:table-cell>
          <table:table-cell table:formula="of:=ATAN2([.H164];[.I164])*180/PI()" office:value-type="float" office:value="-36.869897645844" calcext:value-type="float">
            <text:p>-36,869897645844</text:p>
          </table:table-cell>
          <table:table-cell table:formula="of:=ABS([.R164]-[.D164])" office:value-type="float" office:value="0.13010235415598" calcext:value-type="float">
            <text:p>0,13010235415598</text:p>
          </table:table-cell>
          <table:table-cell table:formula="of:=([.R164]-[.D164])^2" office:value-type="float" office:value="0.0169266225569281" calcext:value-type="float">
            <text:p>0,016926622556928</text:p>
          </table:table-cell>
          <table:table-cell/>
        </table:table-row>
        <table:table-row table:style-name="ro1">
          <table:table-cell office:value-type="float" office:value="1623615975.3233" calcext:value-type="float">
            <text:p>1623615975,3233</text:p>
          </table:table-cell>
          <table:table-cell office:value-type="float" office:value="1" calcext:value-type="float">
            <text:p>1</text:p>
          </table:table-cell>
          <table:table-cell office:value-type="float" office:value="1.22065556" calcext:value-type="float">
            <text:p>1,22065556</text:p>
          </table:table-cell>
          <table:table-cell office:value-type="float" office:value="-35" calcext:value-type="float">
            <text:p>-35</text:p>
          </table:table-cell>
          <table:table-cell office:value-type="float" office:value="0.9999025" calcext:value-type="float">
            <text:p>0,9999025</text:p>
          </table:table-cell>
          <table:table-cell office:value-type="float" office:value="-0.70013927" calcext:value-type="float">
            <text:p>-0,70013927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,7</text:p>
          </table:table-cell>
          <table:table-cell table:formula="of:=SQRT([.H165]^2+[.I165]^2)" office:value-type="float" office:value="1.22065556157337" calcext:value-type="float">
            <text:p>1,22065556157337</text:p>
          </table:table-cell>
          <table:table-cell table:formula="of:=ABS([.H165]-[.E165])" office:value-type="float" office:value="0.0000975000000000836" calcext:value-type="float">
            <text:p>9,75000000000836E-05</text:p>
          </table:table-cell>
          <table:table-cell table:formula="of:=[.K165]^2" office:value-type="float" office:value="0.00000000950625000001631" calcext:value-type="float">
            <text:p>9,50625000001631E-09</text:p>
          </table:table-cell>
          <table:table-cell/>
          <table:table-cell table:formula="of:=ABS([.I165]-[.F165])" office:value-type="float" office:value="0.000139269999999914" calcext:value-type="float">
            <text:p>0,00013927</text:p>
          </table:table-cell>
          <table:table-cell table:formula="of:=[.N165]^2" office:value-type="float" office:value="0.0000000193961328999759" calcext:value-type="float">
            <text:p>1,93961328999759E-08</text:p>
          </table:table-cell>
          <table:table-cell/>
          <table:table-cell table:formula="of:=ABS([.J165]-[.C165])" office:value-type="float" office:value="0.00000000157337032291593" calcext:value-type="float">
            <text:p>1,57337032291593E-09</text:p>
          </table:table-cell>
          <table:table-cell table:formula="of:=ATAN2([.H165];[.I165])*180/PI()" office:value-type="float" office:value="-34.9920201985587" calcext:value-type="float">
            <text:p>-34,9920201985587</text:p>
          </table:table-cell>
          <table:table-cell table:formula="of:=ABS([.R165]-[.D165])" office:value-type="float" office:value="0.00797980144132993" calcext:value-type="float">
            <text:p>0,00797980144133</text:p>
          </table:table-cell>
          <table:table-cell table:formula="of:=([.R165]-[.D165])^2" office:value-type="float" office:value="0.0000636772310430511" calcext:value-type="float">
            <text:p>6,36772310430511E-05</text:p>
          </table:table-cell>
          <table:table-cell/>
        </table:table-row>
        <table:table-row table:style-name="ro1">
          <table:table-cell office:value-type="float" office:value="1623615975.4233" calcext:value-type="float">
            <text:p>1623615975,4233</text:p>
          </table:table-cell>
          <table:table-cell office:value-type="float" office:value="1" calcext:value-type="float">
            <text:p>1</text:p>
          </table:table-cell>
          <table:table-cell office:value-type="float" office:value="1.19268608" calcext:value-type="float">
            <text:p>1,19268608</text:p>
          </table:table-cell>
          <table:table-cell office:value-type="float" office:value="-33" calcext:value-type="float">
            <text:p>-33</text:p>
          </table:table-cell>
          <table:table-cell office:value-type="float" office:value="1.00027071" calcext:value-type="float">
            <text:p>1,00027071</text:p>
          </table:table-cell>
          <table:table-cell office:value-type="float" office:value="-0.6495834" calcext:value-type="float">
            <text:p>-0,6495834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-0.65" calcext:value-type="float">
            <text:p>-0,65</text:p>
          </table:table-cell>
          <table:table-cell table:formula="of:=SQRT([.H166]^2+[.I166]^2)" office:value-type="float" office:value="1.19268604418766" calcext:value-type="float">
            <text:p>1,19268604418766</text:p>
          </table:table-cell>
          <table:table-cell table:formula="of:=ABS([.H166]-[.E166])" office:value-type="float" office:value="0.000270709999999896" calcext:value-type="float">
            <text:p>0,00027071</text:p>
          </table:table-cell>
          <table:table-cell table:formula="of:=[.K166]^2" office:value-type="float" office:value="0.0000000732839040999439" calcext:value-type="float">
            <text:p>7,32839040999439E-08</text:p>
          </table:table-cell>
          <table:table-cell/>
          <table:table-cell table:formula="of:=ABS([.I166]-[.F166])" office:value-type="float" office:value="0.0004166000000001" calcext:value-type="float">
            <text:p>0,0004166</text:p>
          </table:table-cell>
          <table:table-cell table:formula="of:=[.N166]^2" office:value-type="float" office:value="0.000000173555560000084" calcext:value-type="float">
            <text:p>1,73555560000084E-07</text:p>
          </table:table-cell>
          <table:table-cell/>
          <table:table-cell table:formula="of:=ABS([.J166]-[.C166])" office:value-type="float" office:value="0.0000000358123437571578" calcext:value-type="float">
            <text:p>3,58123437571578E-08</text:p>
          </table:table-cell>
          <table:table-cell table:formula="of:=ATAN2([.H166];[.I166])*180/PI()" office:value-type="float" office:value="-33.0238675557966" calcext:value-type="float">
            <text:p>-33,0238675557966</text:p>
          </table:table-cell>
          <table:table-cell table:formula="of:=ABS([.R166]-[.D166])" office:value-type="float" office:value="0.0238675557966488" calcext:value-type="float">
            <text:p>0,023867555796649</text:p>
          </table:table-cell>
          <table:table-cell table:formula="of:=([.R166]-[.D166])^2" office:value-type="float" office:value="0.000569660219706143" calcext:value-type="float">
            <text:p>0,000569660219706</text:p>
          </table:table-cell>
          <table:table-cell/>
        </table:table-row>
        <table:table-row table:style-name="ro1">
          <table:table-cell office:value-type="float" office:value="1623615975.52336" calcext:value-type="float">
            <text:p>1623615975,52336</text:p>
          </table:table-cell>
          <table:table-cell office:value-type="float" office:value="1" calcext:value-type="float">
            <text:p>1</text:p>
          </table:table-cell>
          <table:table-cell office:value-type="float" office:value="1.16619039" calcext:value-type="float">
            <text:p>1,16619039</text:p>
          </table:table-cell>
          <table:table-cell office:value-type="float" office:value="-31" calcext:value-type="float">
            <text:p>-31</text:p>
          </table:table-cell>
          <table:table-cell office:value-type="float" office:value="0.99962027" calcext:value-type="float">
            <text:p>0,99962027</text:p>
          </table:table-cell>
          <table:table-cell office:value-type="float" office:value="-0.60063245" calcext:value-type="float">
            <text:p>-0,60063245</text:p>
          </table:table-cell>
          <table:table-cell office:value-type="float" office:value="-31" calcext:value-type="float">
            <text:p>-31</text:p>
          </table:table-cell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,6</text:p>
          </table:table-cell>
          <table:table-cell table:formula="of:=SQRT([.H167]^2+[.I167]^2)" office:value-type="float" office:value="1.16619037896906" calcext:value-type="float">
            <text:p>1,16619037896906</text:p>
          </table:table-cell>
          <table:table-cell table:formula="of:=ABS([.H167]-[.E167])" office:value-type="float" office:value="0.000379730000000023" calcext:value-type="float">
            <text:p>0,00037973</text:p>
          </table:table-cell>
          <table:table-cell table:formula="of:=[.K167]^2" office:value-type="float" office:value="0.000000144194872900017" calcext:value-type="float">
            <text:p>1,44194872900017E-07</text:p>
          </table:table-cell>
          <table:table-cell/>
          <table:table-cell table:formula="of:=ABS([.I167]-[.F167])" office:value-type="float" office:value="0.000632449999999896" calcext:value-type="float">
            <text:p>0,00063245</text:p>
          </table:table-cell>
          <table:table-cell table:formula="of:=[.N167]^2" office:value-type="float" office:value="0.000000399993002499868" calcext:value-type="float">
            <text:p>3,99993002499868E-07</text:p>
          </table:table-cell>
          <table:table-cell/>
          <table:table-cell table:formula="of:=ABS([.J167]-[.C167])" office:value-type="float" office:value="0.0000000110309397172159" calcext:value-type="float">
            <text:p>1,10309397172159E-08</text:p>
          </table:table-cell>
          <table:table-cell table:formula="of:=ATAN2([.H167];[.I167])*180/PI()" office:value-type="float" office:value="-30.9637565320735" calcext:value-type="float">
            <text:p>-30,9637565320735</text:p>
          </table:table-cell>
          <table:table-cell table:formula="of:=ABS([.R167]-[.D167])" office:value-type="float" office:value="0.036243467926468" calcext:value-type="float">
            <text:p>0,036243467926468</text:p>
          </table:table-cell>
          <table:table-cell table:formula="of:=([.R167]-[.D167])^2" office:value-type="float" office:value="0.00131358896733692" calcext:value-type="float">
            <text:p>0,001313588967337</text:p>
          </table:table-cell>
          <table:table-cell/>
        </table:table-row>
        <table:table-row table:style-name="ro1">
          <table:table-cell office:value-type="float" office:value="1623615975.62335" calcext:value-type="float">
            <text:p>1623615975,62335</text:p>
          </table:table-cell>
          <table:table-cell office:value-type="float" office:value="1" calcext:value-type="float">
            <text:p>1</text:p>
          </table:table-cell>
          <table:table-cell office:value-type="float" office:value="1.14127123" calcext:value-type="float">
            <text:p>1,14127123</text:p>
          </table:table-cell>
          <table:table-cell office:value-type="float" office:value="-29" calcext:value-type="float">
            <text:p>-29</text:p>
          </table:table-cell>
          <table:table-cell office:value-type="float" office:value="0.99817831" calcext:value-type="float">
            <text:p>0,99817831</text:p>
          </table:table-cell>
          <table:table-cell office:value-type="float" office:value="-0.55329927" calcext:value-type="float">
            <text:p>-0,55329927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0.55" calcext:value-type="float">
            <text:p>-0,55</text:p>
          </table:table-cell>
          <table:table-cell table:formula="of:=SQRT([.H168]^2+[.I168]^2)" office:value-type="float" office:value="1.14127122105133" calcext:value-type="float">
            <text:p>1,14127122105133</text:p>
          </table:table-cell>
          <table:table-cell table:formula="of:=ABS([.H168]-[.E168])" office:value-type="float" office:value="0.00182168999999999" calcext:value-type="float">
            <text:p>0,00182169</text:p>
          </table:table-cell>
          <table:table-cell table:formula="of:=[.K168]^2" office:value-type="float" office:value="0.00000331855445609995" calcext:value-type="float">
            <text:p>3,31855445609995E-06</text:p>
          </table:table-cell>
          <table:table-cell/>
          <table:table-cell table:formula="of:=ABS([.I168]-[.F168])" office:value-type="float" office:value="0.00329926999999997" calcext:value-type="float">
            <text:p>0,00329927</text:p>
          </table:table-cell>
          <table:table-cell table:formula="of:=[.N168]^2" office:value-type="float" office:value="0.0000108851825328998" calcext:value-type="float">
            <text:p>1,08851825328998E-05</text:p>
          </table:table-cell>
          <table:table-cell/>
          <table:table-cell table:formula="of:=ABS([.J168]-[.C168])" office:value-type="float" office:value="0.00000000894866736267375" calcext:value-type="float">
            <text:p>8,94866736267375E-09</text:p>
          </table:table-cell>
          <table:table-cell table:formula="of:=ATAN2([.H168];[.I168])*180/PI()" office:value-type="float" office:value="-28.8107937429731" calcext:value-type="float">
            <text:p>-28,8107937429731</text:p>
          </table:table-cell>
          <table:table-cell table:formula="of:=ABS([.R168]-[.D168])" office:value-type="float" office:value="0.189206257026932" calcext:value-type="float">
            <text:p>0,189206257026932</text:p>
          </table:table-cell>
          <table:table-cell table:formula="of:=([.R168]-[.D168])^2" office:value-type="float" office:value="0.0357990076981413" calcext:value-type="float">
            <text:p>0,035799007698141</text:p>
          </table:table-cell>
          <table:table-cell/>
        </table:table-row>
        <table:table-row table:style-name="ro1">
          <table:table-cell office:value-type="float" office:value="1623615975.72329" calcext:value-type="float">
            <text:p>1623615975,72329</text:p>
          </table:table-cell>
          <table:table-cell office:value-type="float" office:value="1" calcext:value-type="float">
            <text:p>1</text:p>
          </table:table-cell>
          <table:table-cell office:value-type="float" office:value="1.11803401" calcext:value-type="float">
            <text:p>1,11803401</text:p>
          </table:table-cell>
          <table:table-cell office:value-type="float" office:value="-27" calcext:value-type="float">
            <text:p>-27</text:p>
          </table:table-cell>
          <table:table-cell office:value-type="float" office:value="0.99617559" calcext:value-type="float">
            <text:p>0,99617559</text:p>
          </table:table-cell>
          <table:table-cell office:value-type="float" office:value="-0.50757682" calcext:value-type="float">
            <text:p>-0,50757682</text:p>
          </table:table-cell>
          <table:table-cell office:value-type="float" office:value="-27" calcext:value-type="float">
            <text:p>-27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table:formula="of:=SQRT([.H169]^2+[.I169]^2)" office:value-type="float" office:value="1.1180339887499" calcext:value-type="float">
            <text:p>1,1180339887499</text:p>
          </table:table-cell>
          <table:table-cell table:formula="of:=ABS([.H169]-[.E169])" office:value-type="float" office:value="0.00382441" calcext:value-type="float">
            <text:p>0,00382441</text:p>
          </table:table-cell>
          <table:table-cell table:formula="of:=[.K169]^2" office:value-type="float" office:value="0.0000146261118481" calcext:value-type="float">
            <text:p>1,46261118481E-05</text:p>
          </table:table-cell>
          <table:table-cell/>
          <table:table-cell table:formula="of:=ABS([.I169]-[.F169])" office:value-type="float" office:value="0.00757682000000004" calcext:value-type="float">
            <text:p>0,00757682</text:p>
          </table:table-cell>
          <table:table-cell table:formula="of:=[.N169]^2" office:value-type="float" office:value="0.0000574082013124006" calcext:value-type="float">
            <text:p>5,74082013124006E-05</text:p>
          </table:table-cell>
          <table:table-cell/>
          <table:table-cell table:formula="of:=ABS([.J169]-[.C169])" office:value-type="float" office:value="0.0000000212501050089742" calcext:value-type="float">
            <text:p>2,12501050089742E-08</text:p>
          </table:table-cell>
          <table:table-cell table:formula="of:=ATAN2([.H169];[.I169])*180/PI()" office:value-type="float" office:value="-26.565051177078" calcext:value-type="float">
            <text:p>-26,565051177078</text:p>
          </table:table-cell>
          <table:table-cell table:formula="of:=ABS([.R169]-[.D169])" office:value-type="float" office:value="0.43494882292201" calcext:value-type="float">
            <text:p>0,43494882292201</text:p>
          </table:table-cell>
          <table:table-cell table:formula="of:=([.R169]-[.D169])^2" office:value-type="float" office:value="0.189180478561242" calcext:value-type="float">
            <text:p>0,189180478561242</text:p>
          </table:table-cell>
          <table:table-cell/>
        </table:table-row>
        <table:table-row table:style-name="ro1">
          <table:table-cell office:value-type="float" office:value="1623615975.8234" calcext:value-type="float">
            <text:p>1623615975,8234</text:p>
          </table:table-cell>
          <table:table-cell office:value-type="float" office:value="1" calcext:value-type="float">
            <text:p>1</text:p>
          </table:table-cell>
          <table:table-cell office:value-type="float" office:value="1.09658563" calcext:value-type="float">
            <text:p>1,09658563</text:p>
          </table:table-cell>
          <table:table-cell office:value-type="float" office:value="-24" calcext:value-type="float">
            <text:p>-24</text:p>
          </table:table-cell>
          <table:table-cell office:value-type="float" office:value="1.00178082" calcext:value-type="float">
            <text:p>1,00178082</text:p>
          </table:table-cell>
          <table:table-cell office:value-type="float" office:value="-0.44602156" calcext:value-type="float">
            <text:p>-0,44602156</text:p>
          </table:table-cell>
          <table:table-cell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float" office:value="-0.45" calcext:value-type="float">
            <text:p>-0,45</text:p>
          </table:table-cell>
          <table:table-cell table:formula="of:=SQRT([.H170]^2+[.I170]^2)" office:value-type="float" office:value="1.09658560997307" calcext:value-type="float">
            <text:p>1,09658560997307</text:p>
          </table:table-cell>
          <table:table-cell table:formula="of:=ABS([.H170]-[.E170])" office:value-type="float" office:value="0.00178082000000002" calcext:value-type="float">
            <text:p>0,00178082</text:p>
          </table:table-cell>
          <table:table-cell table:formula="of:=[.K170]^2" office:value-type="float" office:value="0.00000317131987240006" calcext:value-type="float">
            <text:p>3,17131987240006E-06</text:p>
          </table:table-cell>
          <table:table-cell/>
          <table:table-cell table:formula="of:=ABS([.I170]-[.F170])" office:value-type="float" office:value="0.00397844000000003" calcext:value-type="float">
            <text:p>0,00397844</text:p>
          </table:table-cell>
          <table:table-cell table:formula="of:=[.N170]^2" office:value-type="float" office:value="0.0000158279848336002" calcext:value-type="float">
            <text:p>1,58279848336002E-05</text:p>
          </table:table-cell>
          <table:table-cell/>
          <table:table-cell table:formula="of:=ABS([.J170]-[.C170])" office:value-type="float" office:value="0.0000000200269345551618" calcext:value-type="float">
            <text:p>2,00269345551618E-08</text:p>
          </table:table-cell>
          <table:table-cell table:formula="of:=ATAN2([.H170];[.I170])*180/PI()" office:value-type="float" office:value="-24.2277453179542" calcext:value-type="float">
            <text:p>-24,2277453179542</text:p>
          </table:table-cell>
          <table:table-cell table:formula="of:=ABS([.R170]-[.D170])" office:value-type="float" office:value="0.22774531795417" calcext:value-type="float">
            <text:p>0,22774531795417</text:p>
          </table:table-cell>
          <table:table-cell table:formula="of:=([.R170]-[.D170])^2" office:value-type="float" office:value="0.0518679298500461" calcext:value-type="float">
            <text:p>0,051867929850046</text:p>
          </table:table-cell>
          <table:table-cell/>
        </table:table-row>
        <table:table-row table:style-name="ro1">
          <table:table-cell office:value-type="float" office:value="1623615975.92339" calcext:value-type="float">
            <text:p>1623615975,92339</text:p>
          </table:table-cell>
          <table:table-cell office:value-type="float" office:value="1" calcext:value-type="float">
            <text:p>1</text:p>
          </table:table-cell>
          <table:table-cell office:value-type="float" office:value="1.07703292" calcext:value-type="float">
            <text:p>1,07703292</text:p>
          </table:table-cell>
          <table:table-cell office:value-type="float" office:value="-22" calcext:value-type="float">
            <text:p>-22</text:p>
          </table:table-cell>
          <table:table-cell office:value-type="float" office:value="0.99860754" calcext:value-type="float">
            <text:p>0,99860754</text:p>
          </table:table-cell>
          <table:table-cell office:value-type="float" office:value="-0.40346363" calcext:value-type="float">
            <text:p>-0,40346363</text:p>
          </table:table-cell>
          <table:table-cell office:value-type="float" office:value="-22" calcext:value-type="float">
            <text:p>-22</text:p>
          </table:table-cell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,4</text:p>
          </table:table-cell>
          <table:table-cell table:formula="of:=SQRT([.H171]^2+[.I171]^2)" office:value-type="float" office:value="1.0770329614269" calcext:value-type="float">
            <text:p>1,0770329614269</text:p>
          </table:table-cell>
          <table:table-cell table:formula="of:=ABS([.H171]-[.E171])" office:value-type="float" office:value="0.00139245999999993" calcext:value-type="float">
            <text:p>0,00139246</text:p>
          </table:table-cell>
          <table:table-cell table:formula="of:=[.K171]^2" office:value-type="float" office:value="0.0000019389448515998" calcext:value-type="float">
            <text:p>1,9389448515998E-06</text:p>
          </table:table-cell>
          <table:table-cell/>
          <table:table-cell table:formula="of:=ABS([.I171]-[.F171])" office:value-type="float" office:value="0.00346363" calcext:value-type="float">
            <text:p>0,00346363</text:p>
          </table:table-cell>
          <table:table-cell table:formula="of:=[.N171]^2" office:value-type="float" office:value="0.0000119967327769" calcext:value-type="float">
            <text:p>1,19967327769E-05</text:p>
          </table:table-cell>
          <table:table-cell/>
          <table:table-cell table:formula="of:=ABS([.J171]-[.C171])" office:value-type="float" office:value="0.0000000414269010207136" calcext:value-type="float">
            <text:p>4,14269010207136E-08</text:p>
          </table:table-cell>
          <table:table-cell table:formula="of:=ATAN2([.H171];[.I171])*180/PI()" office:value-type="float" office:value="-21.8014094863518" calcext:value-type="float">
            <text:p>-21,8014094863518</text:p>
          </table:table-cell>
          <table:table-cell table:formula="of:=ABS([.R171]-[.D171])" office:value-type="float" office:value="0.198590513648188" calcext:value-type="float">
            <text:p>0,198590513648188</text:p>
          </table:table-cell>
          <table:table-cell table:formula="of:=([.R171]-[.D171])^2" office:value-type="float" office:value="0.0394381921110512" calcext:value-type="float">
            <text:p>0,039438192111051</text:p>
          </table:table-cell>
          <table:table-cell/>
        </table:table-row>
        <table:table-row table:style-name="ro1">
          <table:table-cell office:value-type="float" office:value="1623615976.02339" calcext:value-type="float">
            <text:p>1623615976,02339</text:p>
          </table:table-cell>
          <table:table-cell office:value-type="float" office:value="1" calcext:value-type="float">
            <text:p>1</text:p>
          </table:table-cell>
          <table:table-cell office:value-type="float" office:value="1.05948102" calcext:value-type="float">
            <text:p>1,05948102</text:p>
          </table:table-cell>
          <table:table-cell office:value-type="float" office:value="-19" calcext:value-type="float">
            <text:p>-19</text:p>
          </table:table-cell>
          <table:table-cell office:value-type="float" office:value="1.00175899" calcext:value-type="float">
            <text:p>1,00175899</text:p>
          </table:table-cell>
          <table:table-cell office:value-type="float" office:value="-0.34493328" calcext:value-type="float">
            <text:p>-0,34493328</text:p>
          </table:table-cell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-0.35" calcext:value-type="float">
            <text:p>-0,35</text:p>
          </table:table-cell>
          <table:table-cell table:formula="of:=SQRT([.H172]^2+[.I172]^2)" office:value-type="float" office:value="1.05948100502085" calcext:value-type="float">
            <text:p>1,05948100502085</text:p>
          </table:table-cell>
          <table:table-cell table:formula="of:=ABS([.H172]-[.E172])" office:value-type="float" office:value="0.0017589899999999" calcext:value-type="float">
            <text:p>0,00175899</text:p>
          </table:table-cell>
          <table:table-cell table:formula="of:=[.K172]^2" office:value-type="float" office:value="0.00000309404582009966" calcext:value-type="float">
            <text:p>3,09404582009966E-06</text:p>
          </table:table-cell>
          <table:table-cell/>
          <table:table-cell table:formula="of:=ABS([.I172]-[.F172])" office:value-type="float" office:value="0.00506672000000002" calcext:value-type="float">
            <text:p>0,00506672</text:p>
          </table:table-cell>
          <table:table-cell table:formula="of:=[.N172]^2" office:value-type="float" office:value="0.0000256716515584002" calcext:value-type="float">
            <text:p>2,56716515584002E-05</text:p>
          </table:table-cell>
          <table:table-cell/>
          <table:table-cell table:formula="of:=ABS([.J172]-[.C172])" office:value-type="float" office:value="0.0000000149791454795434" calcext:value-type="float">
            <text:p>1,49791454795434E-08</text:p>
          </table:table-cell>
          <table:table-cell table:formula="of:=ATAN2([.H172];[.I172])*180/PI()" office:value-type="float" office:value="-19.2900462191887" calcext:value-type="float">
            <text:p>-19,2900462191887</text:p>
          </table:table-cell>
          <table:table-cell table:formula="of:=ABS([.R172]-[.D172])" office:value-type="float" office:value="0.290046219188735" calcext:value-type="float">
            <text:p>0,290046219188735</text:p>
          </table:table-cell>
          <table:table-cell table:formula="of:=([.R172]-[.D172])^2" office:value-type="float" office:value="0.0841268092656797" calcext:value-type="float">
            <text:p>0,08412680926568</text:p>
          </table:table-cell>
          <table:table-cell/>
        </table:table-row>
        <table:table-row table:style-name="ro1">
          <table:table-cell office:value-type="float" office:value="1623615976.12332" calcext:value-type="float">
            <text:p>1623615976,12332</text:p>
          </table:table-cell>
          <table:table-cell office:value-type="float" office:value="1" calcext:value-type="float">
            <text:p>1</text:p>
          </table:table-cell>
          <table:table-cell office:value-type="float" office:value="1.04403067" calcext:value-type="float">
            <text:p>1,04403067</text:p>
          </table:table-cell>
          <table:table-cell office:value-type="float" office:value="-17" calcext:value-type="float">
            <text:p>-17</text:p>
          </table:table-cell>
          <table:table-cell office:value-type="float" office:value="0.99841149" calcext:value-type="float">
            <text:p>0,99841149</text:p>
          </table:table-cell>
          <table:table-cell office:value-type="float" office:value="-0.30524503" calcext:value-type="float">
            <text:p>-0,30524503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,3</text:p>
          </table:table-cell>
          <table:table-cell table:formula="of:=SQRT([.H173]^2+[.I173]^2)" office:value-type="float" office:value="1.04403065089106" calcext:value-type="float">
            <text:p>1,04403065089106</text:p>
          </table:table-cell>
          <table:table-cell table:formula="of:=ABS([.H173]-[.E173])" office:value-type="float" office:value="0.00158850999999993" calcext:value-type="float">
            <text:p>0,00158851</text:p>
          </table:table-cell>
          <table:table-cell table:formula="of:=[.K173]^2" office:value-type="float" office:value="0.00000252336402009978" calcext:value-type="float">
            <text:p>2,52336402009978E-06</text:p>
          </table:table-cell>
          <table:table-cell/>
          <table:table-cell table:formula="of:=ABS([.I173]-[.F173])" office:value-type="float" office:value="0.00524502999999998" calcext:value-type="float">
            <text:p>0,00524503</text:p>
          </table:table-cell>
          <table:table-cell table:formula="of:=[.N173]^2" office:value-type="float" office:value="0.0000275103397008998" calcext:value-type="float">
            <text:p>2,75103397008998E-05</text:p>
          </table:table-cell>
          <table:table-cell/>
          <table:table-cell table:formula="of:=ABS([.J173]-[.C173])" office:value-type="float" office:value="0.0000000191089448708937" calcext:value-type="float">
            <text:p>1,91089448708937E-08</text:p>
          </table:table-cell>
          <table:table-cell table:formula="of:=ATAN2([.H173];[.I173])*180/PI()" office:value-type="float" office:value="-16.6992442339936" calcext:value-type="float">
            <text:p>-16,6992442339936</text:p>
          </table:table-cell>
          <table:table-cell table:formula="of:=ABS([.R173]-[.D173])" office:value-type="float" office:value="0.300755766006375" calcext:value-type="float">
            <text:p>0,300755766006375</text:p>
          </table:table-cell>
          <table:table-cell table:formula="of:=([.R173]-[.D173])^2" office:value-type="float" office:value="0.0904540307860816" calcext:value-type="float">
            <text:p>0,090454030786082</text:p>
          </table:table-cell>
          <table:table-cell/>
        </table:table-row>
        <table:table-row table:style-name="ro1">
          <table:table-cell office:value-type="float" office:value="1623615976.22336" calcext:value-type="float">
            <text:p>1623615976,22336</text:p>
          </table:table-cell>
          <table:table-cell office:value-type="float" office:value="1" calcext:value-type="float">
            <text:p>1</text:p>
          </table:table-cell>
          <table:table-cell office:value-type="float" office:value="1.03077638" calcext:value-type="float">
            <text:p>1,03077638</text:p>
          </table:table-cell>
          <table:table-cell office:value-type="float" office:value="-14" calcext:value-type="float">
            <text:p>-14</text:p>
          </table:table-cell>
          <table:table-cell office:value-type="float" office:value="1.00015792" calcext:value-type="float">
            <text:p>1,00015792</text:p>
          </table:table-cell>
          <table:table-cell office:value-type="float" office:value="-0.24936738" calcext:value-type="float">
            <text:p>-0,24936738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,25</text:p>
          </table:table-cell>
          <table:table-cell table:formula="of:=SQRT([.H174]^2+[.I174]^2)" office:value-type="float" office:value="1.03077640640442" calcext:value-type="float">
            <text:p>1,03077640640442</text:p>
          </table:table-cell>
          <table:table-cell table:formula="of:=ABS([.H174]-[.E174])" office:value-type="float" office:value="0.000157919999999923" calcext:value-type="float">
            <text:p>0,00015792</text:p>
          </table:table-cell>
          <table:table-cell table:formula="of:=[.K174]^2" office:value-type="float" office:value="0.0000000249387263999755" calcext:value-type="float">
            <text:p>2,49387263999755E-08</text:p>
          </table:table-cell>
          <table:table-cell/>
          <table:table-cell table:formula="of:=ABS([.I174]-[.F174])" office:value-type="float" office:value="0.00063262" calcext:value-type="float">
            <text:p>0,00063262</text:p>
          </table:table-cell>
          <table:table-cell table:formula="of:=[.N174]^2" office:value-type="float" office:value="0.000000400208064400001" calcext:value-type="float">
            <text:p>4,00208064400001E-07</text:p>
          </table:table-cell>
          <table:table-cell/>
          <table:table-cell table:formula="of:=ABS([.J174]-[.C174])" office:value-type="float" office:value="0.0000000264044150988241" calcext:value-type="float">
            <text:p>2,64044150988241E-08</text:p>
          </table:table-cell>
          <table:table-cell table:formula="of:=ATAN2([.H174];[.I174])*180/PI()" office:value-type="float" office:value="-14.0362434679265" calcext:value-type="float">
            <text:p>-14,0362434679265</text:p>
          </table:table-cell>
          <table:table-cell table:formula="of:=ABS([.R174]-[.D174])" office:value-type="float" office:value="0.0362434679264769" calcext:value-type="float">
            <text:p>0,036243467926477</text:p>
          </table:table-cell>
          <table:table-cell table:formula="of:=([.R174]-[.D174])^2" office:value-type="float" office:value="0.00131358896733756" calcext:value-type="float">
            <text:p>0,001313588967338</text:p>
          </table:table-cell>
          <table:table-cell/>
        </table:table-row>
        <table:table-row table:style-name="ro1">
          <table:table-cell office:value-type="float" office:value="1623615976.32332" calcext:value-type="float">
            <text:p>1623615976,32332</text:p>
          </table:table-cell>
          <table:table-cell office:value-type="float" office:value="1" calcext:value-type="float">
            <text:p>1</text:p>
          </table:table-cell>
          <table:table-cell office:value-type="float" office:value="1.01980388" calcext:value-type="float">
            <text:p>1,01980388</text:p>
          </table:table-cell>
          <table:table-cell office:value-type="float" office:value="-11" calcext:value-type="float">
            <text:p>-11</text:p>
          </table:table-cell>
          <table:table-cell office:value-type="float" office:value="1.00106721" calcext:value-type="float">
            <text:p>1,00106721</text:p>
          </table:table-cell>
          <table:table-cell office:value-type="float" office:value="-0.19458775" calcext:value-type="float">
            <text:p>-0,19458775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,2</text:p>
          </table:table-cell>
          <table:table-cell table:formula="of:=SQRT([.H175]^2+[.I175]^2)" office:value-type="float" office:value="1.01980390271856" calcext:value-type="float">
            <text:p>1,01980390271856</text:p>
          </table:table-cell>
          <table:table-cell table:formula="of:=ABS([.H175]-[.E175])" office:value-type="float" office:value="0.00106720999999999" calcext:value-type="float">
            <text:p>0,00106721</text:p>
          </table:table-cell>
          <table:table-cell table:formula="of:=[.K175]^2" office:value-type="float" office:value="0.00000113893718409997" calcext:value-type="float">
            <text:p>1,13893718409997E-06</text:p>
          </table:table-cell>
          <table:table-cell/>
          <table:table-cell table:formula="of:=ABS([.I175]-[.F175])" office:value-type="float" office:value="0.00541225000000001" calcext:value-type="float">
            <text:p>0,00541225</text:p>
          </table:table-cell>
          <table:table-cell table:formula="of:=[.N175]^2" office:value-type="float" office:value="0.0000292924500625001" calcext:value-type="float">
            <text:p>2,92924500625001E-05</text:p>
          </table:table-cell>
          <table:table-cell/>
          <table:table-cell table:formula="of:=ABS([.J175]-[.C175])" office:value-type="float" office:value="0.000000022718557035617" calcext:value-type="float">
            <text:p>2,2718557035617E-08</text:p>
          </table:table-cell>
          <table:table-cell table:formula="of:=ATAN2([.H175];[.I175])*180/PI()" office:value-type="float" office:value="-11.3099324740202" calcext:value-type="float">
            <text:p>-11,3099324740202</text:p>
          </table:table-cell>
          <table:table-cell table:formula="of:=ABS([.R175]-[.D175])" office:value-type="float" office:value="0.309932474020213" calcext:value-type="float">
            <text:p>0,309932474020213</text:p>
          </table:table-cell>
          <table:table-cell table:formula="of:=([.R175]-[.D175])^2" office:value-type="float" office:value="0.0960581384522901" calcext:value-type="float">
            <text:p>0,09605813845229</text:p>
          </table:table-cell>
          <table:table-cell/>
        </table:table-row>
        <table:table-row table:style-name="ro1">
          <table:table-cell office:value-type="float" office:value="1623615976.42338" calcext:value-type="float">
            <text:p>1623615976,42338</text:p>
          </table:table-cell>
          <table:table-cell office:value-type="float" office:value="1" calcext:value-type="float">
            <text:p>1</text:p>
          </table:table-cell>
          <table:table-cell office:value-type="float" office:value="1.01118743" calcext:value-type="float">
            <text:p>1,01118743</text:p>
          </table:table-cell>
          <table:table-cell office:value-type="float" office:value="-9" calcext:value-type="float">
            <text:p>-9</text:p>
          </table:table-cell>
          <table:table-cell office:value-type="float" office:value="0.99873804" calcext:value-type="float">
            <text:p>0,99873804</text:p>
          </table:table-cell>
          <table:table-cell office:value-type="float" office:value="-0.15818457" calcext:value-type="float">
            <text:p>-0,15818457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0.15" calcext:value-type="float">
            <text:p>-0,15</text:p>
          </table:table-cell>
          <table:table-cell table:formula="of:=SQRT([.H176]^2+[.I176]^2)" office:value-type="float" office:value="1.01118742080783" calcext:value-type="float">
            <text:p>1,01118742080783</text:p>
          </table:table-cell>
          <table:table-cell table:formula="of:=ABS([.H176]-[.E176])" office:value-type="float" office:value="0.00126196000000001" calcext:value-type="float">
            <text:p>0,00126196</text:p>
          </table:table-cell>
          <table:table-cell table:formula="of:=[.K176]^2" office:value-type="float" office:value="0.00000159254304160002" calcext:value-type="float">
            <text:p>1,59254304160002E-06</text:p>
          </table:table-cell>
          <table:table-cell/>
          <table:table-cell table:formula="of:=ABS([.I176]-[.F176])" office:value-type="float" office:value="0.00818457" calcext:value-type="float">
            <text:p>0,00818457</text:p>
          </table:table-cell>
          <table:table-cell table:formula="of:=[.N176]^2" office:value-type="float" office:value="0.0000669871860849" calcext:value-type="float">
            <text:p>6,69871860849E-05</text:p>
          </table:table-cell>
          <table:table-cell/>
          <table:table-cell table:formula="of:=ABS([.J176]-[.C176])" office:value-type="float" office:value="0.00000000919216591732663" calcext:value-type="float">
            <text:p>9,19216591732663E-09</text:p>
          </table:table-cell>
          <table:table-cell table:formula="of:=ATAN2([.H176];[.I176])*180/PI()" office:value-type="float" office:value="-8.53076560994813" calcext:value-type="float">
            <text:p>-8,53076560994813</text:p>
          </table:table-cell>
          <table:table-cell table:formula="of:=ABS([.R176]-[.D176])" office:value-type="float" office:value="0.469234390051867" calcext:value-type="float">
            <text:p>0,469234390051867</text:p>
          </table:table-cell>
          <table:table-cell table:formula="of:=([.R176]-[.D176])^2" office:value-type="float" office:value="0.220180912807347" calcext:value-type="float">
            <text:p>0,220180912807347</text:p>
          </table:table-cell>
          <table:table-cell/>
        </table:table-row>
        <table:table-row table:style-name="ro1">
          <table:table-cell office:value-type="float" office:value="1623615976.52335" calcext:value-type="float">
            <text:p>1623615976,52335</text:p>
          </table:table-cell>
          <table:table-cell office:value-type="float" office:value="1" calcext:value-type="float">
            <text:p>1</text:p>
          </table:table-cell>
          <table:table-cell office:value-type="float" office:value="1.0049876" calcext:value-type="float">
            <text:p>1,0049876</text:p>
          </table:table-cell>
          <table:table-cell office:value-type="float" office:value="-6" calcext:value-type="float">
            <text:p>-6</text:p>
          </table:table-cell>
          <table:table-cell office:value-type="float" office:value="0.99948217" calcext:value-type="float">
            <text:p>0,99948217</text:p>
          </table:table-cell>
          <table:table-cell office:value-type="float" office:value="-0.10504981" calcext:value-type="float">
            <text:p>-0,1050498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,1</text:p>
          </table:table-cell>
          <table:table-cell table:formula="of:=SQRT([.H177]^2+[.I177]^2)" office:value-type="float" office:value="1.00498756211209" calcext:value-type="float">
            <text:p>1,00498756211209</text:p>
          </table:table-cell>
          <table:table-cell table:formula="of:=ABS([.H177]-[.E177])" office:value-type="float" office:value="0.000517829999999941" calcext:value-type="float">
            <text:p>0,00051783</text:p>
          </table:table-cell>
          <table:table-cell table:formula="of:=[.K177]^2" office:value-type="float" office:value="0.000000268147908899939" calcext:value-type="float">
            <text:p>2,68147908899939E-07</text:p>
          </table:table-cell>
          <table:table-cell/>
          <table:table-cell table:formula="of:=ABS([.I177]-[.F177])" office:value-type="float" office:value="0.00504981" calcext:value-type="float">
            <text:p>0,00504981</text:p>
          </table:table-cell>
          <table:table-cell table:formula="of:=[.N177]^2" office:value-type="float" office:value="0.0000255005810361" calcext:value-type="float">
            <text:p>2,55005810361E-05</text:p>
          </table:table-cell>
          <table:table-cell/>
          <table:table-cell table:formula="of:=ABS([.J177]-[.C177])" office:value-type="float" office:value="0.0000000378879110307651" calcext:value-type="float">
            <text:p>3,78879110307651E-08</text:p>
          </table:table-cell>
          <table:table-cell table:formula="of:=ATAN2([.H177];[.I177])*180/PI()" office:value-type="float" office:value="-5.71059313749964" calcext:value-type="float">
            <text:p>-5,71059313749964</text:p>
          </table:table-cell>
          <table:table-cell table:formula="of:=ABS([.R177]-[.D177])" office:value-type="float" office:value="0.289406862500357" calcext:value-type="float">
            <text:p>0,289406862500357</text:p>
          </table:table-cell>
          <table:table-cell table:formula="of:=([.R177]-[.D177])^2" office:value-type="float" office:value="0.0837563320623005" calcext:value-type="float">
            <text:p>0,083756332062301</text:p>
          </table:table-cell>
          <table:table-cell/>
        </table:table-row>
        <table:table-row table:style-name="ro1">
          <table:table-cell office:value-type="float" office:value="1623615976.62338" calcext:value-type="float">
            <text:p>1623615976,62338</text:p>
          </table:table-cell>
          <table:table-cell office:value-type="float" office:value="1" calcext:value-type="float">
            <text:p>1</text:p>
          </table:table-cell>
          <table:table-cell office:value-type="float" office:value="1.00124919" calcext:value-type="float">
            <text:p>1,00124919</text:p>
          </table:table-cell>
          <table:table-cell office:value-type="float" office:value="-3" calcext:value-type="float">
            <text:p>-3</text:p>
          </table:table-cell>
          <table:table-cell office:value-type="float" office:value="0.99987702" calcext:value-type="float">
            <text:p>0,99987702</text:p>
          </table:table-cell>
          <table:table-cell office:value-type="float" office:value="-0.05240133" calcext:value-type="float">
            <text:p>-0,052401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,05</text:p>
          </table:table-cell>
          <table:table-cell table:formula="of:=SQRT([.H178]^2+[.I178]^2)" office:value-type="float" office:value="1.00124921972504" calcext:value-type="float">
            <text:p>1,00124921972504</text:p>
          </table:table-cell>
          <table:table-cell table:formula="of:=ABS([.H178]-[.E178])" office:value-type="float" office:value="0.000122979999999995" calcext:value-type="float">
            <text:p>0,00012298</text:p>
          </table:table-cell>
          <table:table-cell table:formula="of:=[.K178]^2" office:value-type="float" office:value="0.0000000151240803999987" calcext:value-type="float">
            <text:p>1,51240803999987E-08</text:p>
          </table:table-cell>
          <table:table-cell/>
          <table:table-cell table:formula="of:=ABS([.I178]-[.F178])" office:value-type="float" office:value="0.00240133" calcext:value-type="float">
            <text:p>0,00240133</text:p>
          </table:table-cell>
          <table:table-cell table:formula="of:=[.N178]^2" office:value-type="float" office:value="0.0000057663857689" calcext:value-type="float">
            <text:p>5,7663857689E-06</text:p>
          </table:table-cell>
          <table:table-cell/>
          <table:table-cell table:formula="of:=ABS([.J178]-[.C178])" office:value-type="float" office:value="0.0000000297250393188619" calcext:value-type="float">
            <text:p>2,97250393188619E-08</text:p>
          </table:table-cell>
          <table:table-cell table:formula="of:=ATAN2([.H178];[.I178])*180/PI()" office:value-type="float" office:value="-2.86240522611175" calcext:value-type="float">
            <text:p>-2,86240522611175</text:p>
          </table:table-cell>
          <table:table-cell table:formula="of:=ABS([.R178]-[.D178])" office:value-type="float" office:value="0.137594773888253" calcext:value-type="float">
            <text:p>0,137594773888253</text:p>
          </table:table-cell>
          <table:table-cell table:formula="of:=([.R178]-[.D178])^2" office:value-type="float" office:value="0.0189323218013594" calcext:value-type="float">
            <text:p>0,018932321801359</text:p>
          </table:table-cell>
          <table:table-cell/>
        </table:table-row>
        <table:table-row table:style-name="ro1">
          <table:table-cell office:value-type="float" office:value="1623615976.72339" calcext:value-type="float">
            <text:p>1623615976,723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H179]^2+[.I179]^2)" office:value-type="float" office:value="1" calcext:value-type="float">
            <text:p>1</text:p>
          </table:table-cell>
          <table:table-cell table:formula="of:=ABS([.H179]-[.E179])" office:value-type="float" office:value="0" calcext:value-type="float">
            <text:p>0</text:p>
          </table:table-cell>
          <table:table-cell table:formula="of:=[.K179]^2" office:value-type="float" office:value="0" calcext:value-type="float">
            <text:p>0</text:p>
          </table:table-cell>
          <table:table-cell/>
          <table:table-cell table:formula="of:=ABS([.I179]-[.F179])" office:value-type="float" office:value="0" calcext:value-type="float">
            <text:p>0</text:p>
          </table:table-cell>
          <table:table-cell table:formula="of:=[.N179]^2" office:value-type="float" office:value="0" calcext:value-type="float">
            <text:p>0</text:p>
          </table:table-cell>
          <table:table-cell/>
          <table:table-cell table:formula="of:=ABS([.J179]-[.C179])" office:value-type="float" office:value="0" calcext:value-type="float">
            <text:p>0</text:p>
          </table:table-cell>
          <table:table-cell table:formula="of:=ATAN2([.H179];[.I179])*180/PI()" office:value-type="float" office:value="0" calcext:value-type="float">
            <text:p>0</text:p>
          </table:table-cell>
          <table:table-cell table:formula="of:=ABS([.R179]-[.D179])" office:value-type="float" office:value="0" calcext:value-type="float">
            <text:p>0</text:p>
          </table:table-cell>
          <table:table-cell table:formula="of:=([.R179]-[.D179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6.82341" calcext:value-type="float">
            <text:p>1623615976,82341</text:p>
          </table:table-cell>
          <table:table-cell office:value-type="float" office:value="1" calcext:value-type="float">
            <text:p>1</text:p>
          </table:table-cell>
          <table:table-cell office:value-type="float" office:value="1.00124919" calcext:value-type="float">
            <text:p>1,00124919</text:p>
          </table:table-cell>
          <table:table-cell office:value-type="float" office:value="3" calcext:value-type="float">
            <text:p>3</text:p>
          </table:table-cell>
          <table:table-cell office:value-type="float" office:value="0.99987702" calcext:value-type="float">
            <text:p>0,99987702</text:p>
          </table:table-cell>
          <table:table-cell office:value-type="float" office:value="0.05240133" calcext:value-type="float">
            <text:p>0,052401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499999999999999" calcext:value-type="float">
            <text:p>0,05</text:p>
          </table:table-cell>
          <table:table-cell table:formula="of:=SQRT([.H180]^2+[.I180]^2)" office:value-type="float" office:value="1.00124921972504" calcext:value-type="float">
            <text:p>1,00124921972504</text:p>
          </table:table-cell>
          <table:table-cell table:formula="of:=ABS([.H180]-[.E180])" office:value-type="float" office:value="0.000122979999999995" calcext:value-type="float">
            <text:p>0,00012298</text:p>
          </table:table-cell>
          <table:table-cell table:formula="of:=[.K180]^2" office:value-type="float" office:value="0.0000000151240803999987" calcext:value-type="float">
            <text:p>1,51240803999987E-08</text:p>
          </table:table-cell>
          <table:table-cell/>
          <table:table-cell table:formula="of:=ABS([.I180]-[.F180])" office:value-type="float" office:value="0.0024013300000001" calcext:value-type="float">
            <text:p>0,00240133</text:p>
          </table:table-cell>
          <table:table-cell table:formula="of:=[.N180]^2" office:value-type="float" office:value="0.0000057663857689005" calcext:value-type="float">
            <text:p>5,7663857689005E-06</text:p>
          </table:table-cell>
          <table:table-cell/>
          <table:table-cell table:formula="of:=ABS([.J180]-[.C180])" office:value-type="float" office:value="0.0000000297250393188619" calcext:value-type="float">
            <text:p>2,97250393188619E-08</text:p>
          </table:table-cell>
          <table:table-cell table:formula="of:=ATAN2([.H180];[.I180])*180/PI()" office:value-type="float" office:value="2.86240522611174" calcext:value-type="float">
            <text:p>2,86240522611174</text:p>
          </table:table-cell>
          <table:table-cell table:formula="of:=ABS([.R180]-[.D180])" office:value-type="float" office:value="0.137594773888258" calcext:value-type="float">
            <text:p>0,137594773888258</text:p>
          </table:table-cell>
          <table:table-cell table:formula="of:=([.R180]-[.D180])^2" office:value-type="float" office:value="0.0189323218013608" calcext:value-type="float">
            <text:p>0,018932321801361</text:p>
          </table:table-cell>
          <table:table-cell/>
        </table:table-row>
        <table:table-row table:style-name="ro1">
          <table:table-cell office:value-type="float" office:value="1623615976.92339" calcext:value-type="float">
            <text:p>1623615976,92339</text:p>
          </table:table-cell>
          <table:table-cell office:value-type="float" office:value="1" calcext:value-type="float">
            <text:p>1</text:p>
          </table:table-cell>
          <table:table-cell office:value-type="float" office:value="1.0049876" calcext:value-type="float">
            <text:p>1,0049876</text:p>
          </table:table-cell>
          <table:table-cell office:value-type="float" office:value="6" calcext:value-type="float">
            <text:p>6</text:p>
          </table:table-cell>
          <table:table-cell office:value-type="float" office:value="0.99948217" calcext:value-type="float">
            <text:p>0,99948217</text:p>
          </table:table-cell>
          <table:table-cell office:value-type="float" office:value="0.10504981" calcext:value-type="float">
            <text:p>0,105049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formula="of:=SQRT([.H181]^2+[.I181]^2)" office:value-type="float" office:value="1.00498756211209" calcext:value-type="float">
            <text:p>1,00498756211209</text:p>
          </table:table-cell>
          <table:table-cell table:formula="of:=ABS([.H181]-[.E181])" office:value-type="float" office:value="0.000517829999999941" calcext:value-type="float">
            <text:p>0,00051783</text:p>
          </table:table-cell>
          <table:table-cell table:formula="of:=[.K181]^2" office:value-type="float" office:value="0.000000268147908899939" calcext:value-type="float">
            <text:p>2,68147908899939E-07</text:p>
          </table:table-cell>
          <table:table-cell/>
          <table:table-cell table:formula="of:=ABS([.I181]-[.F181])" office:value-type="float" office:value="0.00504981" calcext:value-type="float">
            <text:p>0,00504981</text:p>
          </table:table-cell>
          <table:table-cell table:formula="of:=[.N181]^2" office:value-type="float" office:value="0.0000255005810361" calcext:value-type="float">
            <text:p>2,55005810361E-05</text:p>
          </table:table-cell>
          <table:table-cell/>
          <table:table-cell table:formula="of:=ABS([.J181]-[.C181])" office:value-type="float" office:value="0.0000000378879110307651" calcext:value-type="float">
            <text:p>3,78879110307651E-08</text:p>
          </table:table-cell>
          <table:table-cell table:formula="of:=ATAN2([.H181];[.I181])*180/PI()" office:value-type="float" office:value="5.71059313749964" calcext:value-type="float">
            <text:p>5,71059313749964</text:p>
          </table:table-cell>
          <table:table-cell table:formula="of:=ABS([.R181]-[.D181])" office:value-type="float" office:value="0.289406862500357" calcext:value-type="float">
            <text:p>0,289406862500357</text:p>
          </table:table-cell>
          <table:table-cell table:formula="of:=([.R181]-[.D181])^2" office:value-type="float" office:value="0.0837563320623005" calcext:value-type="float">
            <text:p>0,083756332062301</text:p>
          </table:table-cell>
          <table:table-cell/>
        </table:table-row>
        <table:table-row table:style-name="ro1">
          <table:table-cell office:value-type="float" office:value="1623615977.02339" calcext:value-type="float">
            <text:p>1623615977,02339</text:p>
          </table:table-cell>
          <table:table-cell office:value-type="float" office:value="1" calcext:value-type="float">
            <text:p>1</text:p>
          </table:table-cell>
          <table:table-cell office:value-type="float" office:value="1.01118743" calcext:value-type="float">
            <text:p>1,01118743</text:p>
          </table:table-cell>
          <table:table-cell office:value-type="float" office:value="9" calcext:value-type="float">
            <text:p>9</text:p>
          </table:table-cell>
          <table:table-cell office:value-type="float" office:value="0.99873804" calcext:value-type="float">
            <text:p>0,99873804</text:p>
          </table:table-cell>
          <table:table-cell office:value-type="float" office:value="0.15818457" calcext:value-type="float">
            <text:p>0,1581845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table:formula="of:=SQRT([.H182]^2+[.I182]^2)" office:value-type="float" office:value="1.01118742080783" calcext:value-type="float">
            <text:p>1,01118742080783</text:p>
          </table:table-cell>
          <table:table-cell table:formula="of:=ABS([.H182]-[.E182])" office:value-type="float" office:value="0.00126196000000001" calcext:value-type="float">
            <text:p>0,00126196</text:p>
          </table:table-cell>
          <table:table-cell table:formula="of:=[.K182]^2" office:value-type="float" office:value="0.00000159254304160002" calcext:value-type="float">
            <text:p>1,59254304160002E-06</text:p>
          </table:table-cell>
          <table:table-cell/>
          <table:table-cell table:formula="of:=ABS([.I182]-[.F182])" office:value-type="float" office:value="0.00818457" calcext:value-type="float">
            <text:p>0,00818457</text:p>
          </table:table-cell>
          <table:table-cell table:formula="of:=[.N182]^2" office:value-type="float" office:value="0.0000669871860849" calcext:value-type="float">
            <text:p>6,69871860849E-05</text:p>
          </table:table-cell>
          <table:table-cell/>
          <table:table-cell table:formula="of:=ABS([.J182]-[.C182])" office:value-type="float" office:value="0.00000000919216591732663" calcext:value-type="float">
            <text:p>9,19216591732663E-09</text:p>
          </table:table-cell>
          <table:table-cell table:formula="of:=ATAN2([.H182];[.I182])*180/PI()" office:value-type="float" office:value="8.53076560994813" calcext:value-type="float">
            <text:p>8,53076560994813</text:p>
          </table:table-cell>
          <table:table-cell table:formula="of:=ABS([.R182]-[.D182])" office:value-type="float" office:value="0.469234390051867" calcext:value-type="float">
            <text:p>0,469234390051867</text:p>
          </table:table-cell>
          <table:table-cell table:formula="of:=([.R182]-[.D182])^2" office:value-type="float" office:value="0.220180912807347" calcext:value-type="float">
            <text:p>0,220180912807347</text:p>
          </table:table-cell>
          <table:table-cell/>
        </table:table-row>
        <table:table-row table:style-name="ro1">
          <table:table-cell office:value-type="float" office:value="1623615977.12334" calcext:value-type="float">
            <text:p>1623615977,12334</text:p>
          </table:table-cell>
          <table:table-cell office:value-type="float" office:value="1" calcext:value-type="float">
            <text:p>1</text:p>
          </table:table-cell>
          <table:table-cell office:value-type="float" office:value="1.01980388" calcext:value-type="float">
            <text:p>1,01980388</text:p>
          </table:table-cell>
          <table:table-cell office:value-type="float" office:value="11" calcext:value-type="float">
            <text:p>11</text:p>
          </table:table-cell>
          <table:table-cell office:value-type="float" office:value="1.00106721" calcext:value-type="float">
            <text:p>1,00106721</text:p>
          </table:table-cell>
          <table:table-cell office:value-type="float" office:value="0.19458775" calcext:value-type="float">
            <text:p>0,1945877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SQRT([.H183]^2+[.I183]^2)" office:value-type="float" office:value="1.01980390271856" calcext:value-type="float">
            <text:p>1,01980390271856</text:p>
          </table:table-cell>
          <table:table-cell table:formula="of:=ABS([.H183]-[.E183])" office:value-type="float" office:value="0.00106720999999999" calcext:value-type="float">
            <text:p>0,00106721</text:p>
          </table:table-cell>
          <table:table-cell table:formula="of:=[.K183]^2" office:value-type="float" office:value="0.00000113893718409997" calcext:value-type="float">
            <text:p>1,13893718409997E-06</text:p>
          </table:table-cell>
          <table:table-cell/>
          <table:table-cell table:formula="of:=ABS([.I183]-[.F183])" office:value-type="float" office:value="0.00541225000000001" calcext:value-type="float">
            <text:p>0,00541225</text:p>
          </table:table-cell>
          <table:table-cell table:formula="of:=[.N183]^2" office:value-type="float" office:value="0.0000292924500625001" calcext:value-type="float">
            <text:p>2,92924500625001E-05</text:p>
          </table:table-cell>
          <table:table-cell/>
          <table:table-cell table:formula="of:=ABS([.J183]-[.C183])" office:value-type="float" office:value="0.000000022718557035617" calcext:value-type="float">
            <text:p>2,2718557035617E-08</text:p>
          </table:table-cell>
          <table:table-cell table:formula="of:=ATAN2([.H183];[.I183])*180/PI()" office:value-type="float" office:value="11.3099324740202" calcext:value-type="float">
            <text:p>11,3099324740202</text:p>
          </table:table-cell>
          <table:table-cell table:formula="of:=ABS([.R183]-[.D183])" office:value-type="float" office:value="0.309932474020213" calcext:value-type="float">
            <text:p>0,309932474020213</text:p>
          </table:table-cell>
          <table:table-cell table:formula="of:=([.R183]-[.D183])^2" office:value-type="float" office:value="0.0960581384522901" calcext:value-type="float">
            <text:p>0,09605813845229</text:p>
          </table:table-cell>
          <table:table-cell/>
        </table:table-row>
        <table:table-row table:style-name="ro1">
          <table:table-cell office:value-type="float" office:value="1623615977.22336" calcext:value-type="float">
            <text:p>1623615977,22336</text:p>
          </table:table-cell>
          <table:table-cell office:value-type="float" office:value="1" calcext:value-type="float">
            <text:p>1</text:p>
          </table:table-cell>
          <table:table-cell office:value-type="float" office:value="1.03077638" calcext:value-type="float">
            <text:p>1,03077638</text:p>
          </table:table-cell>
          <table:table-cell office:value-type="float" office:value="14" calcext:value-type="float">
            <text:p>14</text:p>
          </table:table-cell>
          <table:table-cell office:value-type="float" office:value="1.00015792" calcext:value-type="float">
            <text:p>1,00015792</text:p>
          </table:table-cell>
          <table:table-cell office:value-type="float" office:value="0.24936738" calcext:value-type="float">
            <text:p>0,249367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SQRT([.H184]^2+[.I184]^2)" office:value-type="float" office:value="1.03077640640442" calcext:value-type="float">
            <text:p>1,03077640640442</text:p>
          </table:table-cell>
          <table:table-cell table:formula="of:=ABS([.H184]-[.E184])" office:value-type="float" office:value="0.000157919999999923" calcext:value-type="float">
            <text:p>0,00015792</text:p>
          </table:table-cell>
          <table:table-cell table:formula="of:=[.K184]^2" office:value-type="float" office:value="0.0000000249387263999755" calcext:value-type="float">
            <text:p>2,49387263999755E-08</text:p>
          </table:table-cell>
          <table:table-cell/>
          <table:table-cell table:formula="of:=ABS([.I184]-[.F184])" office:value-type="float" office:value="0.00063262" calcext:value-type="float">
            <text:p>0,00063262</text:p>
          </table:table-cell>
          <table:table-cell table:formula="of:=[.N184]^2" office:value-type="float" office:value="0.000000400208064400001" calcext:value-type="float">
            <text:p>4,00208064400001E-07</text:p>
          </table:table-cell>
          <table:table-cell/>
          <table:table-cell table:formula="of:=ABS([.J184]-[.C184])" office:value-type="float" office:value="0.0000000264044150988241" calcext:value-type="float">
            <text:p>2,64044150988241E-08</text:p>
          </table:table-cell>
          <table:table-cell table:formula="of:=ATAN2([.H184];[.I184])*180/PI()" office:value-type="float" office:value="14.0362434679265" calcext:value-type="float">
            <text:p>14,0362434679265</text:p>
          </table:table-cell>
          <table:table-cell table:formula="of:=ABS([.R184]-[.D184])" office:value-type="float" office:value="0.0362434679264769" calcext:value-type="float">
            <text:p>0,036243467926477</text:p>
          </table:table-cell>
          <table:table-cell table:formula="of:=([.R184]-[.D184])^2" office:value-type="float" office:value="0.00131358896733756" calcext:value-type="float">
            <text:p>0,001313588967338</text:p>
          </table:table-cell>
          <table:table-cell/>
        </table:table-row>
        <table:table-row table:style-name="ro1">
          <table:table-cell office:value-type="float" office:value="1623615977.32334" calcext:value-type="float">
            <text:p>1623615977,32334</text:p>
          </table:table-cell>
          <table:table-cell office:value-type="float" office:value="1" calcext:value-type="float">
            <text:p>1</text:p>
          </table:table-cell>
          <table:table-cell office:value-type="float" office:value="1.04403067" calcext:value-type="float">
            <text:p>1,04403067</text:p>
          </table:table-cell>
          <table:table-cell office:value-type="float" office:value="17" calcext:value-type="float">
            <text:p>17</text:p>
          </table:table-cell>
          <table:table-cell office:value-type="float" office:value="0.99841149" calcext:value-type="float">
            <text:p>0,99841149</text:p>
          </table:table-cell>
          <table:table-cell office:value-type="float" office:value="0.30524503" calcext:value-type="float">
            <text:p>0,3052450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SQRT([.H185]^2+[.I185]^2)" office:value-type="float" office:value="1.04403065089106" calcext:value-type="float">
            <text:p>1,04403065089106</text:p>
          </table:table-cell>
          <table:table-cell table:formula="of:=ABS([.H185]-[.E185])" office:value-type="float" office:value="0.00158850999999993" calcext:value-type="float">
            <text:p>0,00158851</text:p>
          </table:table-cell>
          <table:table-cell table:formula="of:=[.K185]^2" office:value-type="float" office:value="0.00000252336402009978" calcext:value-type="float">
            <text:p>2,52336402009978E-06</text:p>
          </table:table-cell>
          <table:table-cell/>
          <table:table-cell table:formula="of:=ABS([.I185]-[.F185])" office:value-type="float" office:value="0.00524502999999998" calcext:value-type="float">
            <text:p>0,00524503</text:p>
          </table:table-cell>
          <table:table-cell table:formula="of:=[.N185]^2" office:value-type="float" office:value="0.0000275103397008998" calcext:value-type="float">
            <text:p>2,75103397008998E-05</text:p>
          </table:table-cell>
          <table:table-cell/>
          <table:table-cell table:formula="of:=ABS([.J185]-[.C185])" office:value-type="float" office:value="0.0000000191089448708937" calcext:value-type="float">
            <text:p>1,91089448708937E-08</text:p>
          </table:table-cell>
          <table:table-cell table:formula="of:=ATAN2([.H185];[.I185])*180/PI()" office:value-type="float" office:value="16.6992442339936" calcext:value-type="float">
            <text:p>16,6992442339936</text:p>
          </table:table-cell>
          <table:table-cell table:formula="of:=ABS([.R185]-[.D185])" office:value-type="float" office:value="0.300755766006375" calcext:value-type="float">
            <text:p>0,300755766006375</text:p>
          </table:table-cell>
          <table:table-cell table:formula="of:=([.R185]-[.D185])^2" office:value-type="float" office:value="0.0904540307860816" calcext:value-type="float">
            <text:p>0,090454030786082</text:p>
          </table:table-cell>
          <table:table-cell/>
        </table:table-row>
        <table:table-row table:style-name="ro1">
          <table:table-cell office:value-type="float" office:value="1623615977.42339" calcext:value-type="float">
            <text:p>1623615977,42339</text:p>
          </table:table-cell>
          <table:table-cell office:value-type="float" office:value="1" calcext:value-type="float">
            <text:p>1</text:p>
          </table:table-cell>
          <table:table-cell office:value-type="float" office:value="1.05948102" calcext:value-type="float">
            <text:p>1,05948102</text:p>
          </table:table-cell>
          <table:table-cell office:value-type="float" office:value="19" calcext:value-type="float">
            <text:p>19</text:p>
          </table:table-cell>
          <table:table-cell office:value-type="float" office:value="1.00175899" calcext:value-type="float">
            <text:p>1,00175899</text:p>
          </table:table-cell>
          <table:table-cell office:value-type="float" office:value="0.34493328" calcext:value-type="float">
            <text:p>0,344933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table:formula="of:=SQRT([.H186]^2+[.I186]^2)" office:value-type="float" office:value="1.05948100502085" calcext:value-type="float">
            <text:p>1,05948100502085</text:p>
          </table:table-cell>
          <table:table-cell table:formula="of:=ABS([.H186]-[.E186])" office:value-type="float" office:value="0.0017589899999999" calcext:value-type="float">
            <text:p>0,00175899</text:p>
          </table:table-cell>
          <table:table-cell table:formula="of:=[.K186]^2" office:value-type="float" office:value="0.00000309404582009966" calcext:value-type="float">
            <text:p>3,09404582009966E-06</text:p>
          </table:table-cell>
          <table:table-cell/>
          <table:table-cell table:formula="of:=ABS([.I186]-[.F186])" office:value-type="float" office:value="0.00506672000000002" calcext:value-type="float">
            <text:p>0,00506672</text:p>
          </table:table-cell>
          <table:table-cell table:formula="of:=[.N186]^2" office:value-type="float" office:value="0.0000256716515584002" calcext:value-type="float">
            <text:p>2,56716515584002E-05</text:p>
          </table:table-cell>
          <table:table-cell/>
          <table:table-cell table:formula="of:=ABS([.J186]-[.C186])" office:value-type="float" office:value="0.0000000149791454795434" calcext:value-type="float">
            <text:p>1,49791454795434E-08</text:p>
          </table:table-cell>
          <table:table-cell table:formula="of:=ATAN2([.H186];[.I186])*180/PI()" office:value-type="float" office:value="19.2900462191887" calcext:value-type="float">
            <text:p>19,2900462191887</text:p>
          </table:table-cell>
          <table:table-cell table:formula="of:=ABS([.R186]-[.D186])" office:value-type="float" office:value="0.290046219188735" calcext:value-type="float">
            <text:p>0,290046219188735</text:p>
          </table:table-cell>
          <table:table-cell table:formula="of:=([.R186]-[.D186])^2" office:value-type="float" office:value="0.0841268092656797" calcext:value-type="float">
            <text:p>0,08412680926568</text:p>
          </table:table-cell>
          <table:table-cell/>
        </table:table-row>
        <table:table-row table:style-name="ro1">
          <table:table-cell office:value-type="float" office:value="1623615977.52335" calcext:value-type="float">
            <text:p>1623615977,52335</text:p>
          </table:table-cell>
          <table:table-cell office:value-type="float" office:value="1" calcext:value-type="float">
            <text:p>1</text:p>
          </table:table-cell>
          <table:table-cell office:value-type="float" office:value="1.07703292" calcext:value-type="float">
            <text:p>1,07703292</text:p>
          </table:table-cell>
          <table:table-cell office:value-type="float" office:value="22" calcext:value-type="float">
            <text:p>22</text:p>
          </table:table-cell>
          <table:table-cell office:value-type="float" office:value="0.99860754" calcext:value-type="float">
            <text:p>0,99860754</text:p>
          </table:table-cell>
          <table:table-cell office:value-type="float" office:value="0.40346363" calcext:value-type="float">
            <text:p>0,4034636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formula="of:=SQRT([.H187]^2+[.I187]^2)" office:value-type="float" office:value="1.0770329614269" calcext:value-type="float">
            <text:p>1,0770329614269</text:p>
          </table:table-cell>
          <table:table-cell table:formula="of:=ABS([.H187]-[.E187])" office:value-type="float" office:value="0.00139245999999993" calcext:value-type="float">
            <text:p>0,00139246</text:p>
          </table:table-cell>
          <table:table-cell table:formula="of:=[.K187]^2" office:value-type="float" office:value="0.0000019389448515998" calcext:value-type="float">
            <text:p>1,9389448515998E-06</text:p>
          </table:table-cell>
          <table:table-cell/>
          <table:table-cell table:formula="of:=ABS([.I187]-[.F187])" office:value-type="float" office:value="0.00346363" calcext:value-type="float">
            <text:p>0,00346363</text:p>
          </table:table-cell>
          <table:table-cell table:formula="of:=[.N187]^2" office:value-type="float" office:value="0.0000119967327769" calcext:value-type="float">
            <text:p>1,19967327769E-05</text:p>
          </table:table-cell>
          <table:table-cell/>
          <table:table-cell table:formula="of:=ABS([.J187]-[.C187])" office:value-type="float" office:value="0.0000000414269010207136" calcext:value-type="float">
            <text:p>4,14269010207136E-08</text:p>
          </table:table-cell>
          <table:table-cell table:formula="of:=ATAN2([.H187];[.I187])*180/PI()" office:value-type="float" office:value="21.8014094863518" calcext:value-type="float">
            <text:p>21,8014094863518</text:p>
          </table:table-cell>
          <table:table-cell table:formula="of:=ABS([.R187]-[.D187])" office:value-type="float" office:value="0.198590513648188" calcext:value-type="float">
            <text:p>0,198590513648188</text:p>
          </table:table-cell>
          <table:table-cell table:formula="of:=([.R187]-[.D187])^2" office:value-type="float" office:value="0.0394381921110512" calcext:value-type="float">
            <text:p>0,039438192111051</text:p>
          </table:table-cell>
          <table:table-cell/>
        </table:table-row>
        <table:table-row table:style-name="ro1">
          <table:table-cell office:value-type="float" office:value="1623615977.62335" calcext:value-type="float">
            <text:p>1623615977,62335</text:p>
          </table:table-cell>
          <table:table-cell office:value-type="float" office:value="1" calcext:value-type="float">
            <text:p>1</text:p>
          </table:table-cell>
          <table:table-cell office:value-type="float" office:value="1.09658563" calcext:value-type="float">
            <text:p>1,09658563</text:p>
          </table:table-cell>
          <table:table-cell office:value-type="float" office:value="24" calcext:value-type="float">
            <text:p>24</text:p>
          </table:table-cell>
          <table:table-cell office:value-type="float" office:value="1.00178082" calcext:value-type="float">
            <text:p>1,00178082</text:p>
          </table:table-cell>
          <table:table-cell office:value-type="float" office:value="0.44602156" calcext:value-type="float">
            <text:p>0,4460215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table:formula="of:=SQRT([.H188]^2+[.I188]^2)" office:value-type="float" office:value="1.09658560997307" calcext:value-type="float">
            <text:p>1,09658560997307</text:p>
          </table:table-cell>
          <table:table-cell table:formula="of:=ABS([.H188]-[.E188])" office:value-type="float" office:value="0.00178082000000002" calcext:value-type="float">
            <text:p>0,00178082</text:p>
          </table:table-cell>
          <table:table-cell table:formula="of:=[.K188]^2" office:value-type="float" office:value="0.00000317131987240006" calcext:value-type="float">
            <text:p>3,17131987240006E-06</text:p>
          </table:table-cell>
          <table:table-cell/>
          <table:table-cell table:formula="of:=ABS([.I188]-[.F188])" office:value-type="float" office:value="0.00397844000000003" calcext:value-type="float">
            <text:p>0,00397844</text:p>
          </table:table-cell>
          <table:table-cell table:formula="of:=[.N188]^2" office:value-type="float" office:value="0.0000158279848336002" calcext:value-type="float">
            <text:p>1,58279848336002E-05</text:p>
          </table:table-cell>
          <table:table-cell/>
          <table:table-cell table:formula="of:=ABS([.J188]-[.C188])" office:value-type="float" office:value="0.0000000200269345551618" calcext:value-type="float">
            <text:p>2,00269345551618E-08</text:p>
          </table:table-cell>
          <table:table-cell table:formula="of:=ATAN2([.H188];[.I188])*180/PI()" office:value-type="float" office:value="24.2277453179542" calcext:value-type="float">
            <text:p>24,2277453179542</text:p>
          </table:table-cell>
          <table:table-cell table:formula="of:=ABS([.R188]-[.D188])" office:value-type="float" office:value="0.22774531795417" calcext:value-type="float">
            <text:p>0,22774531795417</text:p>
          </table:table-cell>
          <table:table-cell table:formula="of:=([.R188]-[.D188])^2" office:value-type="float" office:value="0.0518679298500461" calcext:value-type="float">
            <text:p>0,051867929850046</text:p>
          </table:table-cell>
          <table:table-cell/>
        </table:table-row>
        <table:table-row table:style-name="ro1">
          <table:table-cell office:value-type="float" office:value="1623615977.72335" calcext:value-type="float">
            <text:p>1623615977,72335</text:p>
          </table:table-cell>
          <table:table-cell office:value-type="float" office:value="1" calcext:value-type="float">
            <text:p>1</text:p>
          </table:table-cell>
          <table:table-cell office:value-type="float" office:value="1.11803401" calcext:value-type="float">
            <text:p>1,11803401</text:p>
          </table:table-cell>
          <table:table-cell office:value-type="float" office:value="27" calcext:value-type="float">
            <text:p>27</text:p>
          </table:table-cell>
          <table:table-cell office:value-type="float" office:value="0.99617559" calcext:value-type="float">
            <text:p>0,99617559</text:p>
          </table:table-cell>
          <table:table-cell office:value-type="float" office:value="0.50757682" calcext:value-type="float">
            <text:p>0,5075768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SQRT([.H189]^2+[.I189]^2)" office:value-type="float" office:value="1.1180339887499" calcext:value-type="float">
            <text:p>1,1180339887499</text:p>
          </table:table-cell>
          <table:table-cell table:formula="of:=ABS([.H189]-[.E189])" office:value-type="float" office:value="0.00382441" calcext:value-type="float">
            <text:p>0,00382441</text:p>
          </table:table-cell>
          <table:table-cell table:formula="of:=[.K189]^2" office:value-type="float" office:value="0.0000146261118481" calcext:value-type="float">
            <text:p>1,46261118481E-05</text:p>
          </table:table-cell>
          <table:table-cell/>
          <table:table-cell table:formula="of:=ABS([.I189]-[.F189])" office:value-type="float" office:value="0.00757682000000004" calcext:value-type="float">
            <text:p>0,00757682</text:p>
          </table:table-cell>
          <table:table-cell table:formula="of:=[.N189]^2" office:value-type="float" office:value="0.0000574082013124006" calcext:value-type="float">
            <text:p>5,74082013124006E-05</text:p>
          </table:table-cell>
          <table:table-cell/>
          <table:table-cell table:formula="of:=ABS([.J189]-[.C189])" office:value-type="float" office:value="0.0000000212501050089742" calcext:value-type="float">
            <text:p>2,12501050089742E-08</text:p>
          </table:table-cell>
          <table:table-cell table:formula="of:=ATAN2([.H189];[.I189])*180/PI()" office:value-type="float" office:value="26.565051177078" calcext:value-type="float">
            <text:p>26,565051177078</text:p>
          </table:table-cell>
          <table:table-cell table:formula="of:=ABS([.R189]-[.D189])" office:value-type="float" office:value="0.43494882292201" calcext:value-type="float">
            <text:p>0,43494882292201</text:p>
          </table:table-cell>
          <table:table-cell table:formula="of:=([.R189]-[.D189])^2" office:value-type="float" office:value="0.189180478561242" calcext:value-type="float">
            <text:p>0,189180478561242</text:p>
          </table:table-cell>
          <table:table-cell/>
        </table:table-row>
        <table:table-row table:style-name="ro1">
          <table:table-cell office:value-type="float" office:value="1623615977.82335" calcext:value-type="float">
            <text:p>1623615977,82335</text:p>
          </table:table-cell>
          <table:table-cell office:value-type="float" office:value="1" calcext:value-type="float">
            <text:p>1</text:p>
          </table:table-cell>
          <table:table-cell office:value-type="float" office:value="1.14127123" calcext:value-type="float">
            <text:p>1,14127123</text:p>
          </table:table-cell>
          <table:table-cell office:value-type="float" office:value="29" calcext:value-type="float">
            <text:p>29</text:p>
          </table:table-cell>
          <table:table-cell office:value-type="float" office:value="0.99817831" calcext:value-type="float">
            <text:p>0,99817831</text:p>
          </table:table-cell>
          <table:table-cell office:value-type="float" office:value="0.55329927" calcext:value-type="float">
            <text:p>0,553299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,55</text:p>
          </table:table-cell>
          <table:table-cell table:formula="of:=SQRT([.H190]^2+[.I190]^2)" office:value-type="float" office:value="1.14127122105133" calcext:value-type="float">
            <text:p>1,14127122105133</text:p>
          </table:table-cell>
          <table:table-cell table:formula="of:=ABS([.H190]-[.E190])" office:value-type="float" office:value="0.00182168999999999" calcext:value-type="float">
            <text:p>0,00182169</text:p>
          </table:table-cell>
          <table:table-cell table:formula="of:=[.K190]^2" office:value-type="float" office:value="0.00000331855445609995" calcext:value-type="float">
            <text:p>3,31855445609995E-06</text:p>
          </table:table-cell>
          <table:table-cell/>
          <table:table-cell table:formula="of:=ABS([.I190]-[.F190])" office:value-type="float" office:value="0.00329926999999997" calcext:value-type="float">
            <text:p>0,00329927</text:p>
          </table:table-cell>
          <table:table-cell table:formula="of:=[.N190]^2" office:value-type="float" office:value="0.0000108851825328998" calcext:value-type="float">
            <text:p>1,08851825328998E-05</text:p>
          </table:table-cell>
          <table:table-cell/>
          <table:table-cell table:formula="of:=ABS([.J190]-[.C190])" office:value-type="float" office:value="0.00000000894866736267375" calcext:value-type="float">
            <text:p>8,94866736267375E-09</text:p>
          </table:table-cell>
          <table:table-cell table:formula="of:=ATAN2([.H190];[.I190])*180/PI()" office:value-type="float" office:value="28.8107937429731" calcext:value-type="float">
            <text:p>28,8107937429731</text:p>
          </table:table-cell>
          <table:table-cell table:formula="of:=ABS([.R190]-[.D190])" office:value-type="float" office:value="0.189206257026932" calcext:value-type="float">
            <text:p>0,189206257026932</text:p>
          </table:table-cell>
          <table:table-cell table:formula="of:=([.R190]-[.D190])^2" office:value-type="float" office:value="0.0357990076981413" calcext:value-type="float">
            <text:p>0,035799007698141</text:p>
          </table:table-cell>
          <table:table-cell/>
        </table:table-row>
        <table:table-row table:style-name="ro1">
          <table:table-cell office:value-type="float" office:value="1623615977.92338" calcext:value-type="float">
            <text:p>1623615977,92338</text:p>
          </table:table-cell>
          <table:table-cell office:value-type="float" office:value="1" calcext:value-type="float">
            <text:p>1</text:p>
          </table:table-cell>
          <table:table-cell office:value-type="float" office:value="1.16619039" calcext:value-type="float">
            <text:p>1,16619039</text:p>
          </table:table-cell>
          <table:table-cell office:value-type="float" office:value="31" calcext:value-type="float">
            <text:p>31</text:p>
          </table:table-cell>
          <table:table-cell office:value-type="float" office:value="0.99962027" calcext:value-type="float">
            <text:p>0,99962027</text:p>
          </table:table-cell>
          <table:table-cell office:value-type="float" office:value="0.60063245" calcext:value-type="float">
            <text:p>0,6006324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formula="of:=SQRT([.H191]^2+[.I191]^2)" office:value-type="float" office:value="1.16619037896906" calcext:value-type="float">
            <text:p>1,16619037896906</text:p>
          </table:table-cell>
          <table:table-cell table:formula="of:=ABS([.H191]-[.E191])" office:value-type="float" office:value="0.000379730000000023" calcext:value-type="float">
            <text:p>0,00037973</text:p>
          </table:table-cell>
          <table:table-cell table:formula="of:=[.K191]^2" office:value-type="float" office:value="0.000000144194872900017" calcext:value-type="float">
            <text:p>1,44194872900017E-07</text:p>
          </table:table-cell>
          <table:table-cell/>
          <table:table-cell table:formula="of:=ABS([.I191]-[.F191])" office:value-type="float" office:value="0.000632449999999896" calcext:value-type="float">
            <text:p>0,00063245</text:p>
          </table:table-cell>
          <table:table-cell table:formula="of:=[.N191]^2" office:value-type="float" office:value="0.000000399993002499868" calcext:value-type="float">
            <text:p>3,99993002499868E-07</text:p>
          </table:table-cell>
          <table:table-cell/>
          <table:table-cell table:formula="of:=ABS([.J191]-[.C191])" office:value-type="float" office:value="0.0000000110309397172159" calcext:value-type="float">
            <text:p>1,10309397172159E-08</text:p>
          </table:table-cell>
          <table:table-cell table:formula="of:=ATAN2([.H191];[.I191])*180/PI()" office:value-type="float" office:value="30.9637565320735" calcext:value-type="float">
            <text:p>30,9637565320735</text:p>
          </table:table-cell>
          <table:table-cell table:formula="of:=ABS([.R191]-[.D191])" office:value-type="float" office:value="0.036243467926468" calcext:value-type="float">
            <text:p>0,036243467926468</text:p>
          </table:table-cell>
          <table:table-cell table:formula="of:=([.R191]-[.D191])^2" office:value-type="float" office:value="0.00131358896733692" calcext:value-type="float">
            <text:p>0,001313588967337</text:p>
          </table:table-cell>
          <table:table-cell/>
        </table:table-row>
        <table:table-row table:style-name="ro1">
          <table:table-cell office:value-type="float" office:value="1623615978.0234" calcext:value-type="float">
            <text:p>1623615978,0234</text:p>
          </table:table-cell>
          <table:table-cell office:value-type="float" office:value="1" calcext:value-type="float">
            <text:p>1</text:p>
          </table:table-cell>
          <table:table-cell office:value-type="float" office:value="1.19268608" calcext:value-type="float">
            <text:p>1,19268608</text:p>
          </table:table-cell>
          <table:table-cell office:value-type="float" office:value="33" calcext:value-type="float">
            <text:p>33</text:p>
          </table:table-cell>
          <table:table-cell office:value-type="float" office:value="1.00027071" calcext:value-type="float">
            <text:p>1,00027071</text:p>
          </table:table-cell>
          <table:table-cell office:value-type="float" office:value="0.6495834" calcext:value-type="float">
            <text:p>0,64958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table:formula="of:=SQRT([.H192]^2+[.I192]^2)" office:value-type="float" office:value="1.19268604418766" calcext:value-type="float">
            <text:p>1,19268604418766</text:p>
          </table:table-cell>
          <table:table-cell table:formula="of:=ABS([.H192]-[.E192])" office:value-type="float" office:value="0.000270709999999896" calcext:value-type="float">
            <text:p>0,00027071</text:p>
          </table:table-cell>
          <table:table-cell table:formula="of:=[.K192]^2" office:value-type="float" office:value="0.0000000732839040999439" calcext:value-type="float">
            <text:p>7,32839040999439E-08</text:p>
          </table:table-cell>
          <table:table-cell/>
          <table:table-cell table:formula="of:=ABS([.I192]-[.F192])" office:value-type="float" office:value="0.0004166000000001" calcext:value-type="float">
            <text:p>0,0004166</text:p>
          </table:table-cell>
          <table:table-cell table:formula="of:=[.N192]^2" office:value-type="float" office:value="0.000000173555560000084" calcext:value-type="float">
            <text:p>1,73555560000084E-07</text:p>
          </table:table-cell>
          <table:table-cell/>
          <table:table-cell table:formula="of:=ABS([.J192]-[.C192])" office:value-type="float" office:value="0.0000000358123437571578" calcext:value-type="float">
            <text:p>3,58123437571578E-08</text:p>
          </table:table-cell>
          <table:table-cell table:formula="of:=ATAN2([.H192];[.I192])*180/PI()" office:value-type="float" office:value="33.0238675557966" calcext:value-type="float">
            <text:p>33,0238675557966</text:p>
          </table:table-cell>
          <table:table-cell table:formula="of:=ABS([.R192]-[.D192])" office:value-type="float" office:value="0.0238675557966488" calcext:value-type="float">
            <text:p>0,023867555796649</text:p>
          </table:table-cell>
          <table:table-cell table:formula="of:=([.R192]-[.D192])^2" office:value-type="float" office:value="0.000569660219706143" calcext:value-type="float">
            <text:p>0,000569660219706</text:p>
          </table:table-cell>
          <table:table-cell/>
        </table:table-row>
        <table:table-row table:style-name="ro1">
          <table:table-cell office:value-type="float" office:value="1623615978.12339" calcext:value-type="float">
            <text:p>1623615978,12339</text:p>
          </table:table-cell>
          <table:table-cell office:value-type="float" office:value="1" calcext:value-type="float">
            <text:p>1</text:p>
          </table:table-cell>
          <table:table-cell office:value-type="float" office:value="1.22065556" calcext:value-type="float">
            <text:p>1,22065556</text:p>
          </table:table-cell>
          <table:table-cell office:value-type="float" office:value="35" calcext:value-type="float">
            <text:p>35</text:p>
          </table:table-cell>
          <table:table-cell office:value-type="float" office:value="0.9999025" calcext:value-type="float">
            <text:p>0,9999025</text:p>
          </table:table-cell>
          <table:table-cell office:value-type="float" office:value="0.70013927" calcext:value-type="float">
            <text:p>0,7001392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SQRT([.H193]^2+[.I193]^2)" office:value-type="float" office:value="1.22065556157337" calcext:value-type="float">
            <text:p>1,22065556157337</text:p>
          </table:table-cell>
          <table:table-cell table:formula="of:=ABS([.H193]-[.E193])" office:value-type="float" office:value="0.0000975000000000836" calcext:value-type="float">
            <text:p>9,75000000000836E-05</text:p>
          </table:table-cell>
          <table:table-cell table:formula="of:=[.K193]^2" office:value-type="float" office:value="0.00000000950625000001631" calcext:value-type="float">
            <text:p>9,50625000001631E-09</text:p>
          </table:table-cell>
          <table:table-cell/>
          <table:table-cell table:formula="of:=ABS([.I193]-[.F193])" office:value-type="float" office:value="0.000139269999999914" calcext:value-type="float">
            <text:p>0,00013927</text:p>
          </table:table-cell>
          <table:table-cell table:formula="of:=[.N193]^2" office:value-type="float" office:value="0.0000000193961328999759" calcext:value-type="float">
            <text:p>1,93961328999759E-08</text:p>
          </table:table-cell>
          <table:table-cell/>
          <table:table-cell table:formula="of:=ABS([.J193]-[.C193])" office:value-type="float" office:value="0.00000000157337032291593" calcext:value-type="float">
            <text:p>1,57337032291593E-09</text:p>
          </table:table-cell>
          <table:table-cell table:formula="of:=ATAN2([.H193];[.I193])*180/PI()" office:value-type="float" office:value="34.9920201985587" calcext:value-type="float">
            <text:p>34,9920201985587</text:p>
          </table:table-cell>
          <table:table-cell table:formula="of:=ABS([.R193]-[.D193])" office:value-type="float" office:value="0.00797980144132993" calcext:value-type="float">
            <text:p>0,00797980144133</text:p>
          </table:table-cell>
          <table:table-cell table:formula="of:=([.R193]-[.D193])^2" office:value-type="float" office:value="0.0000636772310430511" calcext:value-type="float">
            <text:p>6,36772310430511E-05</text:p>
          </table:table-cell>
          <table:table-cell/>
        </table:table-row>
        <table:table-row table:style-name="ro1">
          <table:table-cell office:value-type="float" office:value="1623615978.22339" calcext:value-type="float">
            <text:p>1623615978,22339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37" calcext:value-type="float">
            <text:p>37</text:p>
          </table:table-cell>
          <table:table-cell office:value-type="float" office:value="0.99829439" calcext:value-type="float">
            <text:p>0,99829439</text:p>
          </table:table-cell>
          <table:table-cell office:value-type="float" office:value="0.75226878" calcext:value-type="float">
            <text:p>0,7522687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formula="of:=SQRT([.H194]^2+[.I194]^2)" office:value-type="float" office:value="1.25" calcext:value-type="float">
            <text:p>1,25</text:p>
          </table:table-cell>
          <table:table-cell table:formula="of:=ABS([.H194]-[.E194])" office:value-type="float" office:value="0.00170561000000002" calcext:value-type="float">
            <text:p>0,00170561</text:p>
          </table:table-cell>
          <table:table-cell table:formula="of:=[.K194]^2" office:value-type="float" office:value="0.00000290910547210008" calcext:value-type="float">
            <text:p>2,90910547210008E-06</text:p>
          </table:table-cell>
          <table:table-cell/>
          <table:table-cell table:formula="of:=ABS([.I194]-[.F194])" office:value-type="float" office:value="0.00226877999999997" calcext:value-type="float">
            <text:p>0,00226878</text:p>
          </table:table-cell>
          <table:table-cell table:formula="of:=[.N194]^2" office:value-type="float" office:value="0.00000514736268839987" calcext:value-type="float">
            <text:p>5,14736268839987E-06</text:p>
          </table:table-cell>
          <table:table-cell/>
          <table:table-cell table:formula="of:=ABS([.J194]-[.C194])" office:value-type="float" office:value="0" calcext:value-type="float">
            <text:p>0</text:p>
          </table:table-cell>
          <table:table-cell table:formula="of:=ATAN2([.H194];[.I194])*180/PI()" office:value-type="float" office:value="36.869897645844" calcext:value-type="float">
            <text:p>36,869897645844</text:p>
          </table:table-cell>
          <table:table-cell table:formula="of:=ABS([.R194]-[.D194])" office:value-type="float" office:value="0.13010235415598" calcext:value-type="float">
            <text:p>0,13010235415598</text:p>
          </table:table-cell>
          <table:table-cell table:formula="of:=([.R194]-[.D194])^2" office:value-type="float" office:value="0.0169266225569281" calcext:value-type="float">
            <text:p>0,016926622556928</text:p>
          </table:table-cell>
          <table:table-cell/>
        </table:table-row>
        <table:table-row table:style-name="ro1">
          <table:table-cell office:value-type="float" office:value="1623615978.32339" calcext:value-type="float">
            <text:p>1623615978,32339</text:p>
          </table:table-cell>
          <table:table-cell office:value-type="float" office:value="1" calcext:value-type="float">
            <text:p>1</text:p>
          </table:table-cell>
          <table:table-cell office:value-type="float" office:value="1.28062487" calcext:value-type="float">
            <text:p>1,28062487</text:p>
          </table:table-cell>
          <table:table-cell office:value-type="float" office:value="39" calcext:value-type="float">
            <text:p>39</text:p>
          </table:table-cell>
          <table:table-cell office:value-type="float" office:value="0.99523244" calcext:value-type="float">
            <text:p>0,99523244</text:p>
          </table:table-cell>
          <table:table-cell office:value-type="float" office:value="0.80592334" calcext:value-type="float">
            <text:p>0,8059233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SQRT([.H195]^2+[.I195]^2)" office:value-type="float" office:value="1.28062484748657" calcext:value-type="float">
            <text:p>1,28062484748657</text:p>
          </table:table-cell>
          <table:table-cell table:formula="of:=ABS([.H195]-[.E195])" office:value-type="float" office:value="0.00476756" calcext:value-type="float">
            <text:p>0,00476756</text:p>
          </table:table-cell>
          <table:table-cell table:formula="of:=[.K195]^2" office:value-type="float" office:value="0.0000227296283536" calcext:value-type="float">
            <text:p>2,27296283536E-05</text:p>
          </table:table-cell>
          <table:table-cell/>
          <table:table-cell table:formula="of:=ABS([.I195]-[.F195])" office:value-type="float" office:value="0.00592333999999994" calcext:value-type="float">
            <text:p>0,00592334</text:p>
          </table:table-cell>
          <table:table-cell table:formula="of:=[.N195]^2" office:value-type="float" office:value="0.0000350859567555993" calcext:value-type="float">
            <text:p>3,50859567555993E-05</text:p>
          </table:table-cell>
          <table:table-cell/>
          <table:table-cell table:formula="of:=ABS([.J195]-[.C195])" office:value-type="float" office:value="0.0000000225134302311858" calcext:value-type="float">
            <text:p>2,25134302311858E-08</text:p>
          </table:table-cell>
          <table:table-cell table:formula="of:=ATAN2([.H195];[.I195])*180/PI()" office:value-type="float" office:value="38.6598082540901" calcext:value-type="float">
            <text:p>38,6598082540901</text:p>
          </table:table-cell>
          <table:table-cell table:formula="of:=ABS([.R195]-[.D195])" office:value-type="float" office:value="0.340191745909905" calcext:value-type="float">
            <text:p>0,340191745909905</text:p>
          </table:table-cell>
          <table:table-cell table:formula="of:=([.R195]-[.D195])^2" office:value-type="float" office:value="0.11573042398523" calcext:value-type="float">
            <text:p>0,11573042398523</text:p>
          </table:table-cell>
          <table:table-cell/>
        </table:table-row>
        <table:table-row table:style-name="ro1">
          <table:table-cell office:value-type="float" office:value="1623615978.42339" calcext:value-type="float">
            <text:p>1623615978,42339</text:p>
          </table:table-cell>
          <table:table-cell office:value-type="float" office:value="1" calcext:value-type="float">
            <text:p>1</text:p>
          </table:table-cell>
          <table:table-cell office:value-type="float" office:value="1.31244051" calcext:value-type="float">
            <text:p>1,31244051</text:p>
          </table:table-cell>
          <table:table-cell office:value-type="float" office:value="40" calcext:value-type="float">
            <text:p>40</text:p>
          </table:table-cell>
          <table:table-cell office:value-type="float" office:value="1.00538776" calcext:value-type="float">
            <text:p>1,00538776</text:p>
          </table:table-cell>
          <table:table-cell office:value-type="float" office:value="0.8436205" calcext:value-type="float">
            <text:p>0,843620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table:formula="of:=SQRT([.H196]^2+[.I196]^2)" office:value-type="float" office:value="1.31244047484067" calcext:value-type="float">
            <text:p>1,31244047484067</text:p>
          </table:table-cell>
          <table:table-cell table:formula="of:=ABS([.H196]-[.E196])" office:value-type="float" office:value="0.00538776000000008" calcext:value-type="float">
            <text:p>0,00538776</text:p>
          </table:table-cell>
          <table:table-cell table:formula="of:=[.K196]^2" office:value-type="float" office:value="0.0000290279578176008" calcext:value-type="float">
            <text:p>2,90279578176008E-05</text:p>
          </table:table-cell>
          <table:table-cell/>
          <table:table-cell table:formula="of:=ABS([.I196]-[.F196])" office:value-type="float" office:value="0.00637949999999998" calcext:value-type="float">
            <text:p>0,0063795</text:p>
          </table:table-cell>
          <table:table-cell table:formula="of:=[.N196]^2" office:value-type="float" office:value="0.0000406980202499998" calcext:value-type="float">
            <text:p>4,06980202499998E-05</text:p>
          </table:table-cell>
          <table:table-cell/>
          <table:table-cell table:formula="of:=ABS([.J196]-[.C196])" office:value-type="float" office:value="0.0000000351593314462661" calcext:value-type="float">
            <text:p>3,51593314462661E-08</text:p>
          </table:table-cell>
          <table:table-cell table:formula="of:=ATAN2([.H196];[.I196])*180/PI()" office:value-type="float" office:value="40.3645365730974" calcext:value-type="float">
            <text:p>40,3645365730974</text:p>
          </table:table-cell>
          <table:table-cell table:formula="of:=ABS([.R196]-[.D196])" office:value-type="float" office:value="0.364536573097361" calcext:value-type="float">
            <text:p>0,364536573097361</text:p>
          </table:table-cell>
          <table:table-cell table:formula="of:=([.R196]-[.D196])^2" office:value-type="float" office:value="0.132886913125568" calcext:value-type="float">
            <text:p>0,132886913125568</text:p>
          </table:table-cell>
          <table:table-cell/>
        </table:table-row>
        <table:table-row table:style-name="ro1">
          <table:table-cell office:value-type="float" office:value="1623615978.5234" calcext:value-type="float">
            <text:p>1623615978,5234</text:p>
          </table:table-cell>
          <table:table-cell office:value-type="float" office:value="1" calcext:value-type="float">
            <text:p>1</text:p>
          </table:table-cell>
          <table:table-cell office:value-type="float" office:value="1.34536242" calcext:value-type="float">
            <text:p>1,34536242</text:p>
          </table:table-cell>
          <table:table-cell office:value-type="float" office:value="42" calcext:value-type="float">
            <text:p>42</text:p>
          </table:table-cell>
          <table:table-cell office:value-type="float" office:value="0.99979912" calcext:value-type="float">
            <text:p>0,99979912</text:p>
          </table:table-cell>
          <table:table-cell office:value-type="float" office:value="0.90022318" calcext:value-type="float">
            <text:p>0,9002231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formula="of:=SQRT([.H197]^2+[.I197]^2)" office:value-type="float" office:value="1.34536240470737" calcext:value-type="float">
            <text:p>1,34536240470737</text:p>
          </table:table-cell>
          <table:table-cell table:formula="of:=ABS([.H197]-[.E197])" office:value-type="float" office:value="0.000200879999999959" calcext:value-type="float">
            <text:p>0,00020088</text:p>
          </table:table-cell>
          <table:table-cell table:formula="of:=[.K197]^2" office:value-type="float" office:value="0.0000000403527743999835" calcext:value-type="float">
            <text:p>4,03527743999835E-08</text:p>
          </table:table-cell>
          <table:table-cell/>
          <table:table-cell table:formula="of:=ABS([.I197]-[.F197])" office:value-type="float" office:value="0.000223179999999989" calcext:value-type="float">
            <text:p>0,00022318</text:p>
          </table:table-cell>
          <table:table-cell table:formula="of:=[.N197]^2" office:value-type="float" office:value="0.0000000498093123999953" calcext:value-type="float">
            <text:p>4,98093123999953E-08</text:p>
          </table:table-cell>
          <table:table-cell/>
          <table:table-cell table:formula="of:=ABS([.J197]-[.C197])" office:value-type="float" office:value="0.000000015292628940955" calcext:value-type="float">
            <text:p>1,5292628940955E-08</text:p>
          </table:table-cell>
          <table:table-cell table:formula="of:=ATAN2([.H197];[.I197])*180/PI()" office:value-type="float" office:value="41.9872124958167" calcext:value-type="float">
            <text:p>41,9872124958167</text:p>
          </table:table-cell>
          <table:table-cell table:formula="of:=ABS([.R197]-[.D197])" office:value-type="float" office:value="0.0127875041833363" calcext:value-type="float">
            <text:p>0,012787504183336</text:p>
          </table:table-cell>
          <table:table-cell table:formula="of:=([.R197]-[.D197])^2" office:value-type="float" office:value="0.000163520263238843" calcext:value-type="float">
            <text:p>0,000163520263239</text:p>
          </table:table-cell>
          <table:table-cell/>
        </table:table-row>
        <table:table-row table:style-name="ro1">
          <table:table-cell office:value-type="float" office:value="1623615978.62337" calcext:value-type="float">
            <text:p>1623615978,62337</text:p>
          </table:table-cell>
          <table:table-cell office:value-type="float" office:value="1" calcext:value-type="float">
            <text:p>1</text:p>
          </table:table-cell>
          <table:table-cell office:value-type="float" office:value="1.37931144" calcext:value-type="float">
            <text:p>1,37931144</text:p>
          </table:table-cell>
          <table:table-cell office:value-type="float" office:value="44" calcext:value-type="float">
            <text:p>44</text:p>
          </table:table-cell>
          <table:table-cell office:value-type="float" office:value="0.99219362" calcext:value-type="float">
            <text:p>0,99219362</text:p>
          </table:table-cell>
          <table:table-cell office:value-type="float" office:value="0.95815024" calcext:value-type="float">
            <text:p>0,9581502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formula="of:=SQRT([.H198]^2+[.I198]^2)" office:value-type="float" office:value="1.37931142241337" calcext:value-type="float">
            <text:p>1,37931142241337</text:p>
          </table:table-cell>
          <table:table-cell table:formula="of:=ABS([.H198]-[.E198])" office:value-type="float" office:value="0.00780638" calcext:value-type="float">
            <text:p>0,00780638</text:p>
          </table:table-cell>
          <table:table-cell table:formula="of:=[.K198]^2" office:value-type="float" office:value="0.0000609395687044" calcext:value-type="float">
            <text:p>6,09395687044E-05</text:p>
          </table:table-cell>
          <table:table-cell/>
          <table:table-cell table:formula="of:=ABS([.I198]-[.F198])" office:value-type="float" office:value="0.00815023999999998" calcext:value-type="float">
            <text:p>0,00815024</text:p>
          </table:table-cell>
          <table:table-cell table:formula="of:=[.N198]^2" office:value-type="float" office:value="0.0000664264120575996" calcext:value-type="float">
            <text:p>6,64264120575996E-05</text:p>
          </table:table-cell>
          <table:table-cell/>
          <table:table-cell table:formula="of:=ABS([.J198]-[.C198])" office:value-type="float" office:value="0.0000000175866277096759" calcext:value-type="float">
            <text:p>1,75866277096759E-08</text:p>
          </table:table-cell>
          <table:table-cell table:formula="of:=ATAN2([.H198];[.I198])*180/PI()" office:value-type="float" office:value="43.5311992856142" calcext:value-type="float">
            <text:p>43,5311992856142</text:p>
          </table:table-cell>
          <table:table-cell table:formula="of:=ABS([.R198]-[.D198])" office:value-type="float" office:value="0.468800714385829" calcext:value-type="float">
            <text:p>0,468800714385829</text:p>
          </table:table-cell>
          <table:table-cell table:formula="of:=([.R198]-[.D198])^2" office:value-type="float" office:value="0.219774109808663" calcext:value-type="float">
            <text:p>0,219774109808663</text:p>
          </table:table-cell>
          <table:table-cell/>
        </table:table-row>
        <table:table-row table:style-name="ro1">
          <table:table-cell office:value-type="float" office:value="1623615978.72334" calcext:value-type="float">
            <text:p>1623615978,72334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199]^2+[.I199]^2)" office:value-type="float" office:value="1.4142135623731" calcext:value-type="float">
            <text:p>1,4142135623731</text:p>
          </table:table-cell>
          <table:table-cell table:formula="of:=ABS([.H199]-[.E199])" office:value-type="float" office:value="0.0000000199999999894729" calcext:value-type="float">
            <text:p>1,99999999894729E-08</text:p>
          </table:table-cell>
          <table:table-cell table:formula="of:=[.K199]^2" office:value-type="float" office:value="3.99999999578915E-016" calcext:value-type="float">
            <text:p>3,99999999578915E-16</text:p>
          </table:table-cell>
          <table:table-cell/>
          <table:table-cell table:formula="of:=ABS([.I199]-[.F199])" office:value-type="float" office:value="0.0000000199999999894729" calcext:value-type="float">
            <text:p>1,99999999894729E-08</text:p>
          </table:table-cell>
          <table:table-cell table:formula="of:=[.N199]^2" office:value-type="float" office:value="3.99999999578915E-016" calcext:value-type="float">
            <text:p>3,99999999578915E-16</text:p>
          </table:table-cell>
          <table:table-cell/>
          <table:table-cell table:formula="of:=ABS([.J199]-[.C199])" office:value-type="float" office:value="0.0000000223730951542933" calcext:value-type="float">
            <text:p>2,23730951542933E-08</text:p>
          </table:table-cell>
          <table:table-cell table:formula="of:=ATAN2([.H199];[.I199])*180/PI()" office:value-type="float" office:value="45" calcext:value-type="float">
            <text:p>45</text:p>
          </table:table-cell>
          <table:table-cell table:formula="of:=ABS([.R199]-[.D199])" office:value-type="float" office:value="0" calcext:value-type="float">
            <text:p>0</text:p>
          </table:table-cell>
          <table:table-cell table:formula="of:=([.R199]-[.D199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8.82334" calcext:value-type="float">
            <text:p>1623615978,82334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200]^2+[.I200]^2)" office:value-type="float" office:value="1.4142135623731" calcext:value-type="float">
            <text:p>1,4142135623731</text:p>
          </table:table-cell>
          <table:table-cell table:formula="of:=ABS([.H200]-[.E200])" office:value-type="float" office:value="0.0000000199999999894729" calcext:value-type="float">
            <text:p>1,99999999894729E-08</text:p>
          </table:table-cell>
          <table:table-cell table:formula="of:=[.K200]^2" office:value-type="float" office:value="3.99999999578915E-016" calcext:value-type="float">
            <text:p>3,99999999578915E-16</text:p>
          </table:table-cell>
          <table:table-cell/>
          <table:table-cell table:formula="of:=ABS([.I200]-[.F200])" office:value-type="float" office:value="0.0000000199999999894729" calcext:value-type="float">
            <text:p>1,99999999894729E-08</text:p>
          </table:table-cell>
          <table:table-cell table:formula="of:=[.N200]^2" office:value-type="float" office:value="3.99999999578915E-016" calcext:value-type="float">
            <text:p>3,99999999578915E-16</text:p>
          </table:table-cell>
          <table:table-cell/>
          <table:table-cell table:formula="of:=ABS([.J200]-[.C200])" office:value-type="float" office:value="0.0000000223730951542933" calcext:value-type="float">
            <text:p>2,23730951542933E-08</text:p>
          </table:table-cell>
          <table:table-cell table:formula="of:=ATAN2([.H200];[.I200])*180/PI()" office:value-type="float" office:value="45" calcext:value-type="float">
            <text:p>45</text:p>
          </table:table-cell>
          <table:table-cell table:formula="of:=ABS([.R200]-[.D200])" office:value-type="float" office:value="0" calcext:value-type="float">
            <text:p>0</text:p>
          </table:table-cell>
          <table:table-cell table:formula="of:=([.R200]-[.D200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8.92335" calcext:value-type="float">
            <text:p>1623615978,92335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201]^2+[.I201]^2)" office:value-type="float" office:value="1.4142135623731" calcext:value-type="float">
            <text:p>1,4142135623731</text:p>
          </table:table-cell>
          <table:table-cell table:formula="of:=ABS([.H201]-[.E201])" office:value-type="float" office:value="0.0000000199999999894729" calcext:value-type="float">
            <text:p>1,99999999894729E-08</text:p>
          </table:table-cell>
          <table:table-cell table:formula="of:=[.K201]^2" office:value-type="float" office:value="3.99999999578915E-016" calcext:value-type="float">
            <text:p>3,99999999578915E-16</text:p>
          </table:table-cell>
          <table:table-cell/>
          <table:table-cell table:formula="of:=ABS([.I201]-[.F201])" office:value-type="float" office:value="0.0000000199999999894729" calcext:value-type="float">
            <text:p>1,99999999894729E-08</text:p>
          </table:table-cell>
          <table:table-cell table:formula="of:=[.N201]^2" office:value-type="float" office:value="3.99999999578915E-016" calcext:value-type="float">
            <text:p>3,99999999578915E-16</text:p>
          </table:table-cell>
          <table:table-cell/>
          <table:table-cell table:formula="of:=ABS([.J201]-[.C201])" office:value-type="float" office:value="0.0000000223730951542933" calcext:value-type="float">
            <text:p>2,23730951542933E-08</text:p>
          </table:table-cell>
          <table:table-cell table:formula="of:=ATAN2([.H201];[.I201])*180/PI()" office:value-type="float" office:value="45" calcext:value-type="float">
            <text:p>45</text:p>
          </table:table-cell>
          <table:table-cell table:formula="of:=ABS([.R201]-[.D201])" office:value-type="float" office:value="0" calcext:value-type="float">
            <text:p>0</text:p>
          </table:table-cell>
          <table:table-cell table:formula="of:=([.R201]-[.D201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9.02335" calcext:value-type="float">
            <text:p>1623615979,02335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202]^2+[.I202]^2)" office:value-type="float" office:value="1.4142135623731" calcext:value-type="float">
            <text:p>1,4142135623731</text:p>
          </table:table-cell>
          <table:table-cell table:formula="of:=ABS([.H202]-[.E202])" office:value-type="float" office:value="0.0000000199999999894729" calcext:value-type="float">
            <text:p>1,99999999894729E-08</text:p>
          </table:table-cell>
          <table:table-cell table:formula="of:=[.K202]^2" office:value-type="float" office:value="3.99999999578915E-016" calcext:value-type="float">
            <text:p>3,99999999578915E-16</text:p>
          </table:table-cell>
          <table:table-cell/>
          <table:table-cell table:formula="of:=ABS([.I202]-[.F202])" office:value-type="float" office:value="0.0000000199999999894729" calcext:value-type="float">
            <text:p>1,99999999894729E-08</text:p>
          </table:table-cell>
          <table:table-cell table:formula="of:=[.N202]^2" office:value-type="float" office:value="3.99999999578915E-016" calcext:value-type="float">
            <text:p>3,99999999578915E-16</text:p>
          </table:table-cell>
          <table:table-cell/>
          <table:table-cell table:formula="of:=ABS([.J202]-[.C202])" office:value-type="float" office:value="0.0000000223730951542933" calcext:value-type="float">
            <text:p>2,23730951542933E-08</text:p>
          </table:table-cell>
          <table:table-cell table:formula="of:=ATAN2([.H202];[.I202])*180/PI()" office:value-type="float" office:value="45" calcext:value-type="float">
            <text:p>45</text:p>
          </table:table-cell>
          <table:table-cell table:formula="of:=ABS([.R202]-[.D202])" office:value-type="float" office:value="0" calcext:value-type="float">
            <text:p>0</text:p>
          </table:table-cell>
          <table:table-cell table:formula="of:=([.R202]-[.D202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9.12334" calcext:value-type="float">
            <text:p>1623615979,12334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203]^2+[.I203]^2)" office:value-type="float" office:value="1.4142135623731" calcext:value-type="float">
            <text:p>1,4142135623731</text:p>
          </table:table-cell>
          <table:table-cell table:formula="of:=ABS([.H203]-[.E203])" office:value-type="float" office:value="0.0000000199999999894729" calcext:value-type="float">
            <text:p>1,99999999894729E-08</text:p>
          </table:table-cell>
          <table:table-cell table:formula="of:=[.K203]^2" office:value-type="float" office:value="3.99999999578915E-016" calcext:value-type="float">
            <text:p>3,99999999578915E-16</text:p>
          </table:table-cell>
          <table:table-cell/>
          <table:table-cell table:formula="of:=ABS([.I203]-[.F203])" office:value-type="float" office:value="0.0000000199999999894729" calcext:value-type="float">
            <text:p>1,99999999894729E-08</text:p>
          </table:table-cell>
          <table:table-cell table:formula="of:=[.N203]^2" office:value-type="float" office:value="3.99999999578915E-016" calcext:value-type="float">
            <text:p>3,99999999578915E-16</text:p>
          </table:table-cell>
          <table:table-cell/>
          <table:table-cell table:formula="of:=ABS([.J203]-[.C203])" office:value-type="float" office:value="0.0000000223730951542933" calcext:value-type="float">
            <text:p>2,23730951542933E-08</text:p>
          </table:table-cell>
          <table:table-cell table:formula="of:=ATAN2([.H203];[.I203])*180/PI()" office:value-type="float" office:value="45" calcext:value-type="float">
            <text:p>45</text:p>
          </table:table-cell>
          <table:table-cell table:formula="of:=ABS([.R203]-[.D203])" office:value-type="float" office:value="0" calcext:value-type="float">
            <text:p>0</text:p>
          </table:table-cell>
          <table:table-cell table:formula="of:=([.R203]-[.D203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9.22335" calcext:value-type="float">
            <text:p>1623615979,22335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204]^2+[.I204]^2)" office:value-type="float" office:value="1.4142135623731" calcext:value-type="float">
            <text:p>1,4142135623731</text:p>
          </table:table-cell>
          <table:table-cell table:formula="of:=ABS([.H204]-[.E204])" office:value-type="float" office:value="0.0000000199999999894729" calcext:value-type="float">
            <text:p>1,99999999894729E-08</text:p>
          </table:table-cell>
          <table:table-cell table:formula="of:=[.K204]^2" office:value-type="float" office:value="3.99999999578915E-016" calcext:value-type="float">
            <text:p>3,99999999578915E-16</text:p>
          </table:table-cell>
          <table:table-cell/>
          <table:table-cell table:formula="of:=ABS([.I204]-[.F204])" office:value-type="float" office:value="0.0000000199999999894729" calcext:value-type="float">
            <text:p>1,99999999894729E-08</text:p>
          </table:table-cell>
          <table:table-cell table:formula="of:=[.N204]^2" office:value-type="float" office:value="3.99999999578915E-016" calcext:value-type="float">
            <text:p>3,99999999578915E-16</text:p>
          </table:table-cell>
          <table:table-cell/>
          <table:table-cell table:formula="of:=ABS([.J204]-[.C204])" office:value-type="float" office:value="0.0000000223730951542933" calcext:value-type="float">
            <text:p>2,23730951542933E-08</text:p>
          </table:table-cell>
          <table:table-cell table:formula="of:=ATAN2([.H204];[.I204])*180/PI()" office:value-type="float" office:value="45" calcext:value-type="float">
            <text:p>45</text:p>
          </table:table-cell>
          <table:table-cell table:formula="of:=ABS([.R204]-[.D204])" office:value-type="float" office:value="0" calcext:value-type="float">
            <text:p>0</text:p>
          </table:table-cell>
          <table:table-cell table:formula="of:=([.R204]-[.D204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9.32337" calcext:value-type="float">
            <text:p>1623615979,32337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205]^2+[.I205]^2)" office:value-type="float" office:value="1.4142135623731" calcext:value-type="float">
            <text:p>1,4142135623731</text:p>
          </table:table-cell>
          <table:table-cell table:formula="of:=ABS([.H205]-[.E205])" office:value-type="float" office:value="0.0000000199999999894729" calcext:value-type="float">
            <text:p>1,99999999894729E-08</text:p>
          </table:table-cell>
          <table:table-cell table:formula="of:=[.K205]^2" office:value-type="float" office:value="3.99999999578915E-016" calcext:value-type="float">
            <text:p>3,99999999578915E-16</text:p>
          </table:table-cell>
          <table:table-cell/>
          <table:table-cell table:formula="of:=ABS([.I205]-[.F205])" office:value-type="float" office:value="0.0000000199999999894729" calcext:value-type="float">
            <text:p>1,99999999894729E-08</text:p>
          </table:table-cell>
          <table:table-cell table:formula="of:=[.N205]^2" office:value-type="float" office:value="3.99999999578915E-016" calcext:value-type="float">
            <text:p>3,99999999578915E-16</text:p>
          </table:table-cell>
          <table:table-cell/>
          <table:table-cell table:formula="of:=ABS([.J205]-[.C205])" office:value-type="float" office:value="0.0000000223730951542933" calcext:value-type="float">
            <text:p>2,23730951542933E-08</text:p>
          </table:table-cell>
          <table:table-cell table:formula="of:=ATAN2([.H205];[.I205])*180/PI()" office:value-type="float" office:value="45" calcext:value-type="float">
            <text:p>45</text:p>
          </table:table-cell>
          <table:table-cell table:formula="of:=ABS([.R205]-[.D205])" office:value-type="float" office:value="0" calcext:value-type="float">
            <text:p>0</text:p>
          </table:table-cell>
          <table:table-cell table:formula="of:=([.R205]-[.D205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9.42335" calcext:value-type="float">
            <text:p>1623615979,42335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206]^2+[.I206]^2)" office:value-type="float" office:value="1.4142135623731" calcext:value-type="float">
            <text:p>1,4142135623731</text:p>
          </table:table-cell>
          <table:table-cell table:formula="of:=ABS([.H206]-[.E206])" office:value-type="float" office:value="0.0000000199999999894729" calcext:value-type="float">
            <text:p>1,99999999894729E-08</text:p>
          </table:table-cell>
          <table:table-cell table:formula="of:=[.K206]^2" office:value-type="float" office:value="3.99999999578915E-016" calcext:value-type="float">
            <text:p>3,99999999578915E-16</text:p>
          </table:table-cell>
          <table:table-cell/>
          <table:table-cell table:formula="of:=ABS([.I206]-[.F206])" office:value-type="float" office:value="0.0000000199999999894729" calcext:value-type="float">
            <text:p>1,99999999894729E-08</text:p>
          </table:table-cell>
          <table:table-cell table:formula="of:=[.N206]^2" office:value-type="float" office:value="3.99999999578915E-016" calcext:value-type="float">
            <text:p>3,99999999578915E-16</text:p>
          </table:table-cell>
          <table:table-cell/>
          <table:table-cell table:formula="of:=ABS([.J206]-[.C206])" office:value-type="float" office:value="0.0000000223730951542933" calcext:value-type="float">
            <text:p>2,23730951542933E-08</text:p>
          </table:table-cell>
          <table:table-cell table:formula="of:=ATAN2([.H206];[.I206])*180/PI()" office:value-type="float" office:value="45" calcext:value-type="float">
            <text:p>45</text:p>
          </table:table-cell>
          <table:table-cell table:formula="of:=ABS([.R206]-[.D206])" office:value-type="float" office:value="0" calcext:value-type="float">
            <text:p>0</text:p>
          </table:table-cell>
          <table:table-cell table:formula="of:=([.R206]-[.D206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9.52335" calcext:value-type="float">
            <text:p>1623615979,52335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207]^2+[.I207]^2)" office:value-type="float" office:value="1.4142135623731" calcext:value-type="float">
            <text:p>1,4142135623731</text:p>
          </table:table-cell>
          <table:table-cell table:formula="of:=ABS([.H207]-[.E207])" office:value-type="float" office:value="0.0000000199999999894729" calcext:value-type="float">
            <text:p>1,99999999894729E-08</text:p>
          </table:table-cell>
          <table:table-cell table:formula="of:=[.K207]^2" office:value-type="float" office:value="3.99999999578915E-016" calcext:value-type="float">
            <text:p>3,99999999578915E-16</text:p>
          </table:table-cell>
          <table:table-cell/>
          <table:table-cell table:formula="of:=ABS([.I207]-[.F207])" office:value-type="float" office:value="0.0000000199999999894729" calcext:value-type="float">
            <text:p>1,99999999894729E-08</text:p>
          </table:table-cell>
          <table:table-cell table:formula="of:=[.N207]^2" office:value-type="float" office:value="3.99999999578915E-016" calcext:value-type="float">
            <text:p>3,99999999578915E-16</text:p>
          </table:table-cell>
          <table:table-cell/>
          <table:table-cell table:formula="of:=ABS([.J207]-[.C207])" office:value-type="float" office:value="0.0000000223730951542933" calcext:value-type="float">
            <text:p>2,23730951542933E-08</text:p>
          </table:table-cell>
          <table:table-cell table:formula="of:=ATAN2([.H207];[.I207])*180/PI()" office:value-type="float" office:value="45" calcext:value-type="float">
            <text:p>45</text:p>
          </table:table-cell>
          <table:table-cell table:formula="of:=ABS([.R207]-[.D207])" office:value-type="float" office:value="0" calcext:value-type="float">
            <text:p>0</text:p>
          </table:table-cell>
          <table:table-cell table:formula="of:=([.R207]-[.D207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9.62335" calcext:value-type="float">
            <text:p>1623615979,62335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208]^2+[.I208]^2)" office:value-type="float" office:value="1.4142135623731" calcext:value-type="float">
            <text:p>1,4142135623731</text:p>
          </table:table-cell>
          <table:table-cell table:formula="of:=ABS([.H208]-[.E208])" office:value-type="float" office:value="0.0000000199999999894729" calcext:value-type="float">
            <text:p>1,99999999894729E-08</text:p>
          </table:table-cell>
          <table:table-cell table:formula="of:=[.K208]^2" office:value-type="float" office:value="3.99999999578915E-016" calcext:value-type="float">
            <text:p>3,99999999578915E-16</text:p>
          </table:table-cell>
          <table:table-cell/>
          <table:table-cell table:formula="of:=ABS([.I208]-[.F208])" office:value-type="float" office:value="0.0000000199999999894729" calcext:value-type="float">
            <text:p>1,99999999894729E-08</text:p>
          </table:table-cell>
          <table:table-cell table:formula="of:=[.N208]^2" office:value-type="float" office:value="3.99999999578915E-016" calcext:value-type="float">
            <text:p>3,99999999578915E-16</text:p>
          </table:table-cell>
          <table:table-cell/>
          <table:table-cell table:formula="of:=ABS([.J208]-[.C208])" office:value-type="float" office:value="0.0000000223730951542933" calcext:value-type="float">
            <text:p>2,23730951542933E-08</text:p>
          </table:table-cell>
          <table:table-cell table:formula="of:=ATAN2([.H208];[.I208])*180/PI()" office:value-type="float" office:value="45" calcext:value-type="float">
            <text:p>45</text:p>
          </table:table-cell>
          <table:table-cell table:formula="of:=ABS([.R208]-[.D208])" office:value-type="float" office:value="0" calcext:value-type="float">
            <text:p>0</text:p>
          </table:table-cell>
          <table:table-cell table:formula="of:=([.R208]-[.D208])^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3615979.72334" calcext:value-type="float">
            <text:p>1623615979,72334</text:p>
          </table:table-cell>
          <table:table-cell office:value-type="float" office:value="1" calcext:value-type="float">
            <text:p>1</text:p>
          </table:table-cell>
          <table:table-cell office:value-type="float" office:value="1.41421354" calcext:value-type="float">
            <text:p>1,414213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99999998" calcext:value-type="float">
            <text:p>0,9999999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209]^2+[.I209]^2)" office:value-type="float" office:value="1.4142135623731" calcext:value-type="float">
            <text:p>1,4142135623731</text:p>
          </table:table-cell>
          <table:table-cell table:formula="of:=ABS([.H209]-[.E209])" office:value-type="float" office:value="0.0000000199999999894729" calcext:value-type="float">
            <text:p>1,99999999894729E-08</text:p>
          </table:table-cell>
          <table:table-cell table:formula="of:=[.K209]^2" office:value-type="float" office:value="3.99999999578915E-016" calcext:value-type="float">
            <text:p>3,99999999578915E-16</text:p>
          </table:table-cell>
          <table:table-cell/>
          <table:table-cell table:formula="of:=ABS([.I209]-[.F209])" office:value-type="float" office:value="0.0000000199999999894729" calcext:value-type="float">
            <text:p>1,99999999894729E-08</text:p>
          </table:table-cell>
          <table:table-cell table:formula="of:=[.N209]^2" office:value-type="float" office:value="3.99999999578915E-016" calcext:value-type="float">
            <text:p>3,99999999578915E-16</text:p>
          </table:table-cell>
          <table:table-cell/>
          <table:table-cell table:formula="of:=ABS([.J209]-[.C209])" office:value-type="float" office:value="0.0000000223730951542933" calcext:value-type="float">
            <text:p>2,23730951542933E-08</text:p>
          </table:table-cell>
          <table:table-cell table:formula="of:=ATAN2([.H209];[.I209])*180/PI()" office:value-type="float" office:value="45" calcext:value-type="float">
            <text:p>45</text:p>
          </table:table-cell>
          <table:table-cell table:formula="of:=ABS([.R209]-[.D209])" office:value-type="float" office:value="0" calcext:value-type="float">
            <text:p>0</text:p>
          </table:table-cell>
          <table:table-cell table:formula="of:=([.R209]-[.D209])^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21:25:40.2124317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3T22:04:17.045089990</dc:date>
    <meta:editing-duration>PT59M40S</meta:editing-duration>
    <meta:editing-cycles>2</meta:editing-cycles>
    <meta:generator>LibreOffice/6.4.7.2$Linux_X86_64 LibreOffice_project/40$Build-2</meta:generator>
    <meta:document-statistic meta:table-count="1" meta:cell-count="377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872cm" svg:height="20.826cm" xlink:href=".." xlink:type="simple" chart:class="chart:scatter" chart:column-mapping="1 2 0" chart:style-name="ch1">
        <chart:legend chart:legend-position="end" svg:x="23.152cm" svg:y="9.865cm" style:legend-expansion="high" chart:style-name="ch2"/>
        <chart:plot-area chart:style-name="ch3" table:cell-range-address="log_child_detection_20210613_172547.H1:log_child_detection_20210613_172547.I209 log_child_detection_20210613_172547.F2:log_child_detection_20210613_172547.F209" chart:data-source-has-labels="row" svg:x="0.517cm" svg:y="0.416cm" svg:width="22.118cm" svg:height="19.994cm">
          <chartooo:coordinate-region svg:x="0.808cm" svg:y="0.615cm" svg:width="21.587cm" svg:height="19.5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_child_detection_20210613_172547.I2:log_child_detection_20210613_172547.I209" chart:label-cell-address="log_child_detection_20210613_172547.I1:log_child_detection_20210613_172547.I1" chart:class="chart:scatter">
            <chart:domain table:cell-range-address="log_child_detection_20210613_172547.H2:log_child_detection_20210613_172547.H209"/>
            <chart:data-point chart:repeated="208"/>
          </chart:series>
          <chart:series chart:style-name="ch7" chart:values-cell-range-address="log_child_detection_20210613_172547.F2:log_child_detection_20210613_172547.F209" chart:class="chart:scatter">
            <chart:domain table:cell-range-address="log_child_detection_20210613_172547.E2:log_child_detection_20210613_172547.E209"/>
            <chart:data-point chart:repeated="2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  <table:table-cell office:value-type="string">
                <text:p>yreal</text:p>
                <draw:g>
                  <svg:desc>log_child_detection_20210613_172547.I1:log_child_detection_20210613_172547.I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og_child_detection_20210613_172547.H2:log_child_detection_20210613_172547.H209</svg:desc>
                </draw:g>
              </table:table-cell>
              <table:table-cell office:value-type="float" office:value="1">
                <text:p>1</text:p>
                <draw:g>
                  <svg:desc>log_child_detection_20210613_172547.I2:log_child_detection_20210613_172547.I209</svg:desc>
                </draw:g>
              </table:table-cell>
              <table:table-cell office:value-type="float" office:value="0.99999998">
                <text:p>0.99999998</text:p>
                <draw:g>
                  <svg:desc>log_child_detection_20210613_172547.E2:log_child_detection_20210613_172547.E209</svg:desc>
                </draw:g>
              </table:table-cell>
              <table:table-cell office:value-type="float" office:value="0.99999998">
                <text:p>0.99999998</text:p>
                <draw:g>
                  <svg:desc>log_child_detection_20210613_172547.F2:log_child_detection_20210613_172547.F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5815024">
                <text:p>0.95815024</text:p>
              </table:table-cell>
              <table:table-cell office:value-type="float" office:value="0.99219362">
                <text:p>0.99219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0022318">
                <text:p>0.90022318</text:p>
              </table:table-cell>
              <table:table-cell office:value-type="float" office:value="0.99979912">
                <text:p>0.99979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0.8436205">
                <text:p>0.8436205</text:p>
              </table:table-cell>
              <table:table-cell office:value-type="float" office:value="1.00538776">
                <text:p>1.00538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80592334">
                <text:p>0.80592334</text:p>
              </table:table-cell>
              <table:table-cell office:value-type="float" office:value="0.99523244">
                <text:p>0.99523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75226878">
                <text:p>0.75226878</text:p>
              </table:table-cell>
              <table:table-cell office:value-type="float" office:value="0.99829439">
                <text:p>0.99829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70013927">
                <text:p>0.70013927</text:p>
              </table:table-cell>
              <table:table-cell office:value-type="float" office:value="0.9999025">
                <text:p>0.9999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  <table:table-cell office:value-type="float" office:value="0.6495834">
                <text:p>0.6495834</text:p>
              </table:table-cell>
              <table:table-cell office:value-type="float" office:value="1.00027071">
                <text:p>1.00027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60063245">
                <text:p>0.60063245</text:p>
              </table:table-cell>
              <table:table-cell office:value-type="float" office:value="0.99962027">
                <text:p>0.99962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0.55329927">
                <text:p>0.55329927</text:p>
              </table:table-cell>
              <table:table-cell office:value-type="float" office:value="0.99817831">
                <text:p>0.99817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0757682">
                <text:p>0.50757682</text:p>
              </table:table-cell>
              <table:table-cell office:value-type="float" office:value="0.99617559">
                <text:p>0.996175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.44602156">
                <text:p>0.44602156</text:p>
              </table:table-cell>
              <table:table-cell office:value-type="float" office:value="1.00178082">
                <text:p>1.00178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40346363">
                <text:p>0.40346363</text:p>
              </table:table-cell>
              <table:table-cell office:value-type="float" office:value="0.99860754">
                <text:p>0.99860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34493328">
                <text:p>0.34493328</text:p>
              </table:table-cell>
              <table:table-cell office:value-type="float" office:value="1.00175899">
                <text:p>1.00175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0524503">
                <text:p>0.30524503</text:p>
              </table:table-cell>
              <table:table-cell office:value-type="float" office:value="0.99841149">
                <text:p>0.99841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24936738">
                <text:p>0.24936738</text:p>
              </table:table-cell>
              <table:table-cell office:value-type="float" office:value="1.00015792">
                <text:p>1.000157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19458775">
                <text:p>0.19458775</text:p>
              </table:table-cell>
              <table:table-cell office:value-type="float" office:value="1.00106721">
                <text:p>1.00106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15818457">
                <text:p>0.15818457</text:p>
              </table:table-cell>
              <table:table-cell office:value-type="float" office:value="0.99873804">
                <text:p>0.99873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10504981">
                <text:p>0.10504981</text:p>
              </table:table-cell>
              <table:table-cell office:value-type="float" office:value="0.99948217">
                <text:p>0.99948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5240133">
                <text:p>0.05240133</text:p>
              </table:table-cell>
              <table:table-cell office:value-type="float" office:value="0.99987702">
                <text:p>0.999877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  <table:table-cell office:value-type="float" office:value="-0.05240133">
                <text:p>-0.05240133</text:p>
              </table:table-cell>
              <table:table-cell office:value-type="float" office:value="0.99987702">
                <text:p>0.99987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">
                <text:p>-0.1</text:p>
              </table:table-cell>
              <table:table-cell office:value-type="float" office:value="1">
                <text:p>1</text:p>
              </table:table-cell>
              <table:table-cell office:value-type="float" office:value="-0.10504981">
                <text:p>-0.10504981</text:p>
              </table:table-cell>
              <table:table-cell office:value-type="float" office:value="0.99948217">
                <text:p>0.999482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5">
                <text:p>-0.15</text:p>
              </table:table-cell>
              <table:table-cell office:value-type="float" office:value="1">
                <text:p>1</text:p>
              </table:table-cell>
              <table:table-cell office:value-type="float" office:value="-0.15818457">
                <text:p>-0.15818457</text:p>
              </table:table-cell>
              <table:table-cell office:value-type="float" office:value="0.99873804">
                <text:p>0.998738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">
                <text:p>-0.2</text:p>
              </table:table-cell>
              <table:table-cell office:value-type="float" office:value="1">
                <text:p>1</text:p>
              </table:table-cell>
              <table:table-cell office:value-type="float" office:value="-0.19458775">
                <text:p>-0.19458775</text:p>
              </table:table-cell>
              <table:table-cell office:value-type="float" office:value="1.00106721">
                <text:p>1.001067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5">
                <text:p>-0.25</text:p>
              </table:table-cell>
              <table:table-cell office:value-type="float" office:value="1">
                <text:p>1</text:p>
              </table:table-cell>
              <table:table-cell office:value-type="float" office:value="-0.24936738">
                <text:p>-0.24936738</text:p>
              </table:table-cell>
              <table:table-cell office:value-type="float" office:value="1.00015792">
                <text:p>1.000157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">
                <text:p>-0.3</text:p>
              </table:table-cell>
              <table:table-cell office:value-type="float" office:value="1">
                <text:p>1</text:p>
              </table:table-cell>
              <table:table-cell office:value-type="float" office:value="-0.30524503">
                <text:p>-0.30524503</text:p>
              </table:table-cell>
              <table:table-cell office:value-type="float" office:value="0.99841149">
                <text:p>0.99841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5">
                <text:p>-0.35</text:p>
              </table:table-cell>
              <table:table-cell office:value-type="float" office:value="1">
                <text:p>1</text:p>
              </table:table-cell>
              <table:table-cell office:value-type="float" office:value="-0.34493328">
                <text:p>-0.34493328</text:p>
              </table:table-cell>
              <table:table-cell office:value-type="float" office:value="1.00175899">
                <text:p>1.001758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4">
                <text:p>-0.4</text:p>
              </table:table-cell>
              <table:table-cell office:value-type="float" office:value="1">
                <text:p>1</text:p>
              </table:table-cell>
              <table:table-cell office:value-type="float" office:value="-0.40346363">
                <text:p>-0.40346363</text:p>
              </table:table-cell>
              <table:table-cell office:value-type="float" office:value="0.99860754">
                <text:p>0.998607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5">
                <text:p>-0.45</text:p>
              </table:table-cell>
              <table:table-cell office:value-type="float" office:value="1">
                <text:p>1</text:p>
              </table:table-cell>
              <table:table-cell office:value-type="float" office:value="-0.44602156">
                <text:p>-0.44602156</text:p>
              </table:table-cell>
              <table:table-cell office:value-type="float" office:value="1.00178082">
                <text:p>1.001780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5">
                <text:p>-0.5</text:p>
              </table:table-cell>
              <table:table-cell office:value-type="float" office:value="1">
                <text:p>1</text:p>
              </table:table-cell>
              <table:table-cell office:value-type="float" office:value="-0.50757682">
                <text:p>-0.50757682</text:p>
              </table:table-cell>
              <table:table-cell office:value-type="float" office:value="0.99617559">
                <text:p>0.996175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5">
                <text:p>-0.55</text:p>
              </table:table-cell>
              <table:table-cell office:value-type="float" office:value="1">
                <text:p>1</text:p>
              </table:table-cell>
              <table:table-cell office:value-type="float" office:value="-0.55329927">
                <text:p>-0.55329927</text:p>
              </table:table-cell>
              <table:table-cell office:value-type="float" office:value="0.99817831">
                <text:p>0.99817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">
                <text:p>-0.6</text:p>
              </table:table-cell>
              <table:table-cell office:value-type="float" office:value="1">
                <text:p>1</text:p>
              </table:table-cell>
              <table:table-cell office:value-type="float" office:value="-0.60063245">
                <text:p>-0.60063245</text:p>
              </table:table-cell>
              <table:table-cell office:value-type="float" office:value="0.99962027">
                <text:p>0.99962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5">
                <text:p>-0.65</text:p>
              </table:table-cell>
              <table:table-cell office:value-type="float" office:value="1">
                <text:p>1</text:p>
              </table:table-cell>
              <table:table-cell office:value-type="float" office:value="-0.6495834">
                <text:p>-0.6495834</text:p>
              </table:table-cell>
              <table:table-cell office:value-type="float" office:value="1.00027071">
                <text:p>1.000270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7">
                <text:p>-0.7</text:p>
              </table:table-cell>
              <table:table-cell office:value-type="float" office:value="1">
                <text:p>1</text:p>
              </table:table-cell>
              <table:table-cell office:value-type="float" office:value="-0.70013927">
                <text:p>-0.70013927</text:p>
              </table:table-cell>
              <table:table-cell office:value-type="float" office:value="0.9999025">
                <text:p>0.9999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75">
                <text:p>-0.75</text:p>
              </table:table-cell>
              <table:table-cell office:value-type="float" office:value="1">
                <text:p>1</text:p>
              </table:table-cell>
              <table:table-cell office:value-type="float" office:value="-0.75226878">
                <text:p>-0.75226878</text:p>
              </table:table-cell>
              <table:table-cell office:value-type="float" office:value="0.99829439">
                <text:p>0.998294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">
                <text:p>-0.8</text:p>
              </table:table-cell>
              <table:table-cell office:value-type="float" office:value="1">
                <text:p>1</text:p>
              </table:table-cell>
              <table:table-cell office:value-type="float" office:value="-0.80592334">
                <text:p>-0.80592334</text:p>
              </table:table-cell>
              <table:table-cell office:value-type="float" office:value="0.99523244">
                <text:p>0.995232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85">
                <text:p>-0.85</text:p>
              </table:table-cell>
              <table:table-cell office:value-type="float" office:value="1">
                <text:p>1</text:p>
              </table:table-cell>
              <table:table-cell office:value-type="float" office:value="-0.8436205">
                <text:p>-0.8436205</text:p>
              </table:table-cell>
              <table:table-cell office:value-type="float" office:value="1.00538776">
                <text:p>1.00538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">
                <text:p>-0.9</text:p>
              </table:table-cell>
              <table:table-cell office:value-type="float" office:value="1">
                <text:p>1</text:p>
              </table:table-cell>
              <table:table-cell office:value-type="float" office:value="-0.90022318">
                <text:p>-0.90022318</text:p>
              </table:table-cell>
              <table:table-cell office:value-type="float" office:value="0.99979912">
                <text:p>0.999799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5">
                <text:p>-0.95</text:p>
              </table:table-cell>
              <table:table-cell office:value-type="float" office:value="1">
                <text:p>1</text:p>
              </table:table-cell>
              <table:table-cell office:value-type="float" office:value="-0.95815024">
                <text:p>-0.95815024</text:p>
              </table:table-cell>
              <table:table-cell office:value-type="float" office:value="0.99219362">
                <text:p>0.992193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">
                <text:p>-1</text:p>
              </table:table-cell>
              <table:table-cell office:value-type="float" office:value="0.95">
                <text:p>0.95</text:p>
              </table:table-cell>
              <table:table-cell office:value-type="float" office:value="-0.99219362">
                <text:p>-0.99219362</text:p>
              </table:table-cell>
              <table:table-cell office:value-type="float" office:value="0.95815024">
                <text:p>0.958150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">
                <text:p>-1</text:p>
              </table:table-cell>
              <table:table-cell office:value-type="float" office:value="0.9">
                <text:p>0.9</text:p>
              </table:table-cell>
              <table:table-cell office:value-type="float" office:value="-0.99979912">
                <text:p>-0.99979912</text:p>
              </table:table-cell>
              <table:table-cell office:value-type="float" office:value="0.90022318">
                <text:p>0.90022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">
                <text:p>-1</text:p>
              </table:table-cell>
              <table:table-cell office:value-type="float" office:value="0.85">
                <text:p>0.85</text:p>
              </table:table-cell>
              <table:table-cell office:value-type="float" office:value="-1.00538776">
                <text:p>-1.00538776</text:p>
              </table:table-cell>
              <table:table-cell office:value-type="float" office:value="0.8436205">
                <text:p>0.84362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">
                <text:p>-1</text:p>
              </table:table-cell>
              <table:table-cell office:value-type="float" office:value="0.8">
                <text:p>0.8</text:p>
              </table:table-cell>
              <table:table-cell office:value-type="float" office:value="-0.99523244">
                <text:p>-0.99523244</text:p>
              </table:table-cell>
              <table:table-cell office:value-type="float" office:value="0.80592334">
                <text:p>0.805923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">
                <text:p>-1</text:p>
              </table:table-cell>
              <table:table-cell office:value-type="float" office:value="0.75">
                <text:p>0.75</text:p>
              </table:table-cell>
              <table:table-cell office:value-type="float" office:value="-0.99829439">
                <text:p>-0.99829439</text:p>
              </table:table-cell>
              <table:table-cell office:value-type="float" office:value="0.75226878">
                <text:p>0.752268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">
                <text:p>-1</text:p>
              </table:table-cell>
              <table:table-cell office:value-type="float" office:value="0.7">
                <text:p>0.7</text:p>
              </table:table-cell>
              <table:table-cell office:value-type="float" office:value="-0.9999025">
                <text:p>-0.9999025</text:p>
              </table:table-cell>
              <table:table-cell office:value-type="float" office:value="0.70013927">
                <text:p>0.700139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">
                <text:p>-1</text:p>
              </table:table-cell>
              <table:table-cell office:value-type="float" office:value="0.65">
                <text:p>0.65</text:p>
              </table:table-cell>
              <table:table-cell office:value-type="float" office:value="-1.00027071">
                <text:p>-1.00027071</text:p>
              </table:table-cell>
              <table:table-cell office:value-type="float" office:value="0.6495834">
                <text:p>0.64958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  <table:table-cell office:value-type="float" office:value="-0.99962027">
                <text:p>-0.99962027</text:p>
              </table:table-cell>
              <table:table-cell office:value-type="float" office:value="0.60063245">
                <text:p>0.600632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">
                <text:p>-1</text:p>
              </table:table-cell>
              <table:table-cell office:value-type="float" office:value="0.55">
                <text:p>0.55</text:p>
              </table:table-cell>
              <table:table-cell office:value-type="float" office:value="-0.99817831">
                <text:p>-0.99817831</text:p>
              </table:table-cell>
              <table:table-cell office:value-type="float" office:value="0.55329927">
                <text:p>0.55329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  <table:table-cell office:value-type="float" office:value="-0.99617559">
                <text:p>-0.99617559</text:p>
              </table:table-cell>
              <table:table-cell office:value-type="float" office:value="0.50757682">
                <text:p>0.507576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">
                <text:p>-1</text:p>
              </table:table-cell>
              <table:table-cell office:value-type="float" office:value="0.45">
                <text:p>0.45</text:p>
              </table:table-cell>
              <table:table-cell office:value-type="float" office:value="-1.00178082">
                <text:p>-1.00178082</text:p>
              </table:table-cell>
              <table:table-cell office:value-type="float" office:value="0.44602156">
                <text:p>0.44602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">
                <text:p>-1</text:p>
              </table:table-cell>
              <table:table-cell office:value-type="float" office:value="0.4">
                <text:p>0.4</text:p>
              </table:table-cell>
              <table:table-cell office:value-type="float" office:value="-0.99860754">
                <text:p>-0.99860754</text:p>
              </table:table-cell>
              <table:table-cell office:value-type="float" office:value="0.40346363">
                <text:p>0.40346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">
                <text:p>-1</text:p>
              </table:table-cell>
              <table:table-cell office:value-type="float" office:value="0.35">
                <text:p>0.35</text:p>
              </table:table-cell>
              <table:table-cell office:value-type="float" office:value="-1.00175899">
                <text:p>-1.00175899</text:p>
              </table:table-cell>
              <table:table-cell office:value-type="float" office:value="0.34493328">
                <text:p>0.34493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">
                <text:p>-1</text:p>
              </table:table-cell>
              <table:table-cell office:value-type="float" office:value="0.3">
                <text:p>0.3</text:p>
              </table:table-cell>
              <table:table-cell office:value-type="float" office:value="-0.99841149">
                <text:p>-0.99841149</text:p>
              </table:table-cell>
              <table:table-cell office:value-type="float" office:value="0.30524503">
                <text:p>0.305245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">
                <text:p>-1</text:p>
              </table:table-cell>
              <table:table-cell office:value-type="float" office:value="0.25">
                <text:p>0.25</text:p>
              </table:table-cell>
              <table:table-cell office:value-type="float" office:value="-1.00015792">
                <text:p>-1.00015792</text:p>
              </table:table-cell>
              <table:table-cell office:value-type="float" office:value="0.24936738">
                <text:p>0.24936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">
                <text:p>-1</text:p>
              </table:table-cell>
              <table:table-cell office:value-type="float" office:value="0.2">
                <text:p>0.2</text:p>
              </table:table-cell>
              <table:table-cell office:value-type="float" office:value="-1.00106721">
                <text:p>-1.00106721</text:p>
              </table:table-cell>
              <table:table-cell office:value-type="float" office:value="0.19458775">
                <text:p>0.194587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">
                <text:p>-1</text:p>
              </table:table-cell>
              <table:table-cell office:value-type="float" office:value="0.15">
                <text:p>0.15</text:p>
              </table:table-cell>
              <table:table-cell office:value-type="float" office:value="-0.99873804">
                <text:p>-0.99873804</text:p>
              </table:table-cell>
              <table:table-cell office:value-type="float" office:value="0.15818457">
                <text:p>0.158184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">
                <text:p>-1</text:p>
              </table:table-cell>
              <table:table-cell office:value-type="float" office:value="0.1">
                <text:p>0.1</text:p>
              </table:table-cell>
              <table:table-cell office:value-type="float" office:value="-0.99948217">
                <text:p>-0.99948217</text:p>
              </table:table-cell>
              <table:table-cell office:value-type="float" office:value="0.10504981">
                <text:p>0.10504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">
                <text:p>-1</text:p>
              </table:table-cell>
              <table:table-cell office:value-type="float" office:value="0.05">
                <text:p>0.05</text:p>
              </table:table-cell>
              <table:table-cell office:value-type="float" office:value="-0.99987702">
                <text:p>-0.99987702</text:p>
              </table:table-cell>
              <table:table-cell office:value-type="float" office:value="0.05240133">
                <text:p>0.052401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">
                <text:p>-1</text:p>
              </table:table-cell>
              <table:table-cell office:value-type="float" office:value="-0.0499999999999999">
                <text:p>-0.0499999999999999</text:p>
              </table:table-cell>
              <table:table-cell office:value-type="float" office:value="-0.99987702">
                <text:p>-0.99987702</text:p>
              </table:table-cell>
              <table:table-cell office:value-type="float" office:value="-0.05240133">
                <text:p>-0.052401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">
                <text:p>-1</text:p>
              </table:table-cell>
              <table:table-cell office:value-type="float" office:value="-0.1">
                <text:p>-0.1</text:p>
              </table:table-cell>
              <table:table-cell office:value-type="float" office:value="-0.99948217">
                <text:p>-0.99948217</text:p>
              </table:table-cell>
              <table:table-cell office:value-type="float" office:value="-0.10504981">
                <text:p>-0.105049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">
                <text:p>-1</text:p>
              </table:table-cell>
              <table:table-cell office:value-type="float" office:value="-0.15">
                <text:p>-0.15</text:p>
              </table:table-cell>
              <table:table-cell office:value-type="float" office:value="-0.99873804">
                <text:p>-0.99873804</text:p>
              </table:table-cell>
              <table:table-cell office:value-type="float" office:value="-0.15818457">
                <text:p>-0.158184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">
                <text:p>-1</text:p>
              </table:table-cell>
              <table:table-cell office:value-type="float" office:value="-0.2">
                <text:p>-0.2</text:p>
              </table:table-cell>
              <table:table-cell office:value-type="float" office:value="-1.00106721">
                <text:p>-1.00106721</text:p>
              </table:table-cell>
              <table:table-cell office:value-type="float" office:value="-0.19458775">
                <text:p>-0.194587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">
                <text:p>-1</text:p>
              </table:table-cell>
              <table:table-cell office:value-type="float" office:value="-0.25">
                <text:p>-0.25</text:p>
              </table:table-cell>
              <table:table-cell office:value-type="float" office:value="-1.00015792">
                <text:p>-1.00015792</text:p>
              </table:table-cell>
              <table:table-cell office:value-type="float" office:value="-0.24936738">
                <text:p>-0.249367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">
                <text:p>-1</text:p>
              </table:table-cell>
              <table:table-cell office:value-type="float" office:value="-0.3">
                <text:p>-0.3</text:p>
              </table:table-cell>
              <table:table-cell office:value-type="float" office:value="-0.99841149">
                <text:p>-0.99841149</text:p>
              </table:table-cell>
              <table:table-cell office:value-type="float" office:value="-0.30524503">
                <text:p>-0.305245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">
                <text:p>-1</text:p>
              </table:table-cell>
              <table:table-cell office:value-type="float" office:value="-0.35">
                <text:p>-0.35</text:p>
              </table:table-cell>
              <table:table-cell office:value-type="float" office:value="-1.00175899">
                <text:p>-1.00175899</text:p>
              </table:table-cell>
              <table:table-cell office:value-type="float" office:value="-0.34493328">
                <text:p>-0.344933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">
                <text:p>-1</text:p>
              </table:table-cell>
              <table:table-cell office:value-type="float" office:value="-0.4">
                <text:p>-0.4</text:p>
              </table:table-cell>
              <table:table-cell office:value-type="float" office:value="-0.99860754">
                <text:p>-0.99860754</text:p>
              </table:table-cell>
              <table:table-cell office:value-type="float" office:value="-0.40346363">
                <text:p>-0.403463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">
                <text:p>-1</text:p>
              </table:table-cell>
              <table:table-cell office:value-type="float" office:value="-0.45">
                <text:p>-0.45</text:p>
              </table:table-cell>
              <table:table-cell office:value-type="float" office:value="-1.00178082">
                <text:p>-1.00178082</text:p>
              </table:table-cell>
              <table:table-cell office:value-type="float" office:value="-0.44602156">
                <text:p>-0.44602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  <table:table-cell office:value-type="float" office:value="-0.99617559">
                <text:p>-0.99617559</text:p>
              </table:table-cell>
              <table:table-cell office:value-type="float" office:value="-0.50757682">
                <text:p>-0.507576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">
                <text:p>-1</text:p>
              </table:table-cell>
              <table:table-cell office:value-type="float" office:value="-0.55">
                <text:p>-0.55</text:p>
              </table:table-cell>
              <table:table-cell office:value-type="float" office:value="-0.99817831">
                <text:p>-0.99817831</text:p>
              </table:table-cell>
              <table:table-cell office:value-type="float" office:value="-0.55329927">
                <text:p>-0.553299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  <table:table-cell office:value-type="float" office:value="-0.6">
                <text:p>-0.6</text:p>
              </table:table-cell>
              <table:table-cell office:value-type="float" office:value="-0.99962027">
                <text:p>-0.99962027</text:p>
              </table:table-cell>
              <table:table-cell office:value-type="float" office:value="-0.60063245">
                <text:p>-0.600632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-0.65">
                <text:p>-0.65</text:p>
              </table:table-cell>
              <table:table-cell office:value-type="float" office:value="-1.00027071">
                <text:p>-1.00027071</text:p>
              </table:table-cell>
              <table:table-cell office:value-type="float" office:value="-0.6495834">
                <text:p>-0.64958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">
                <text:p>-1</text:p>
              </table:table-cell>
              <table:table-cell office:value-type="float" office:value="-0.7">
                <text:p>-0.7</text:p>
              </table:table-cell>
              <table:table-cell office:value-type="float" office:value="-0.9999025">
                <text:p>-0.9999025</text:p>
              </table:table-cell>
              <table:table-cell office:value-type="float" office:value="-0.70013927">
                <text:p>-0.700139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">
                <text:p>-1</text:p>
              </table:table-cell>
              <table:table-cell office:value-type="float" office:value="-0.75">
                <text:p>-0.75</text:p>
              </table:table-cell>
              <table:table-cell office:value-type="float" office:value="-0.99829439">
                <text:p>-0.99829439</text:p>
              </table:table-cell>
              <table:table-cell office:value-type="float" office:value="-0.75226878">
                <text:p>-0.752268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">
                <text:p>-1</text:p>
              </table:table-cell>
              <table:table-cell office:value-type="float" office:value="-0.8">
                <text:p>-0.8</text:p>
              </table:table-cell>
              <table:table-cell office:value-type="float" office:value="-0.99523244">
                <text:p>-0.99523244</text:p>
              </table:table-cell>
              <table:table-cell office:value-type="float" office:value="-0.80592334">
                <text:p>-0.80592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">
                <text:p>-1</text:p>
              </table:table-cell>
              <table:table-cell office:value-type="float" office:value="-0.85">
                <text:p>-0.85</text:p>
              </table:table-cell>
              <table:table-cell office:value-type="float" office:value="-1.00538776">
                <text:p>-1.00538776</text:p>
              </table:table-cell>
              <table:table-cell office:value-type="float" office:value="-0.8436205">
                <text:p>-0.84362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">
                <text:p>-1</text:p>
              </table:table-cell>
              <table:table-cell office:value-type="float" office:value="-0.9">
                <text:p>-0.9</text:p>
              </table:table-cell>
              <table:table-cell office:value-type="float" office:value="-0.99979912">
                <text:p>-0.99979912</text:p>
              </table:table-cell>
              <table:table-cell office:value-type="float" office:value="-0.90022318">
                <text:p>-0.900223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-0.95">
                <text:p>-0.95</text:p>
              </table:table-cell>
              <table:table-cell office:value-type="float" office:value="-0.99219362">
                <text:p>-0.99219362</text:p>
              </table:table-cell>
              <table:table-cell office:value-type="float" office:value="-0.95815024">
                <text:p>-0.958150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99998">
                <text:p>-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95">
                <text:p>-0.95</text:p>
              </table:table-cell>
              <table:table-cell office:value-type="float" office:value="-1">
                <text:p>-1</text:p>
              </table:table-cell>
              <table:table-cell office:value-type="float" office:value="-0.95815024">
                <text:p>-0.95815024</text:p>
              </table:table-cell>
              <table:table-cell office:value-type="float" office:value="-0.99219362">
                <text:p>-0.992193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9">
                <text:p>-0.9</text:p>
              </table:table-cell>
              <table:table-cell office:value-type="float" office:value="-1">
                <text:p>-1</text:p>
              </table:table-cell>
              <table:table-cell office:value-type="float" office:value="-0.90022318">
                <text:p>-0.90022318</text:p>
              </table:table-cell>
              <table:table-cell office:value-type="float" office:value="-0.99979912">
                <text:p>-0.999799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85">
                <text:p>-0.85</text:p>
              </table:table-cell>
              <table:table-cell office:value-type="float" office:value="-1">
                <text:p>-1</text:p>
              </table:table-cell>
              <table:table-cell office:value-type="float" office:value="-0.8436205">
                <text:p>-0.8436205</text:p>
              </table:table-cell>
              <table:table-cell office:value-type="float" office:value="-1.00538776">
                <text:p>-1.005387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8">
                <text:p>-0.8</text:p>
              </table:table-cell>
              <table:table-cell office:value-type="float" office:value="-1">
                <text:p>-1</text:p>
              </table:table-cell>
              <table:table-cell office:value-type="float" office:value="-0.80592334">
                <text:p>-0.80592334</text:p>
              </table:table-cell>
              <table:table-cell office:value-type="float" office:value="-0.99523244">
                <text:p>-0.995232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5">
                <text:p>-0.75</text:p>
              </table:table-cell>
              <table:table-cell office:value-type="float" office:value="-1">
                <text:p>-1</text:p>
              </table:table-cell>
              <table:table-cell office:value-type="float" office:value="-0.75226878">
                <text:p>-0.75226878</text:p>
              </table:table-cell>
              <table:table-cell office:value-type="float" office:value="-0.99829439">
                <text:p>-0.99829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7">
                <text:p>-0.7</text:p>
              </table:table-cell>
              <table:table-cell office:value-type="float" office:value="-1">
                <text:p>-1</text:p>
              </table:table-cell>
              <table:table-cell office:value-type="float" office:value="-0.70013927">
                <text:p>-0.70013927</text:p>
              </table:table-cell>
              <table:table-cell office:value-type="float" office:value="-0.9999025">
                <text:p>-0.99990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65">
                <text:p>-0.65</text:p>
              </table:table-cell>
              <table:table-cell office:value-type="float" office:value="-1">
                <text:p>-1</text:p>
              </table:table-cell>
              <table:table-cell office:value-type="float" office:value="-0.6495834">
                <text:p>-0.6495834</text:p>
              </table:table-cell>
              <table:table-cell office:value-type="float" office:value="-1.00027071">
                <text:p>-1.000270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6">
                <text:p>-0.6</text:p>
              </table:table-cell>
              <table:table-cell office:value-type="float" office:value="-1">
                <text:p>-1</text:p>
              </table:table-cell>
              <table:table-cell office:value-type="float" office:value="-0.60063245">
                <text:p>-0.60063245</text:p>
              </table:table-cell>
              <table:table-cell office:value-type="float" office:value="-0.99962027">
                <text:p>-0.999620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5">
                <text:p>-0.55</text:p>
              </table:table-cell>
              <table:table-cell office:value-type="float" office:value="-1">
                <text:p>-1</text:p>
              </table:table-cell>
              <table:table-cell office:value-type="float" office:value="-0.55329927">
                <text:p>-0.55329927</text:p>
              </table:table-cell>
              <table:table-cell office:value-type="float" office:value="-0.99817831">
                <text:p>-0.998178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0.50757682">
                <text:p>-0.50757682</text:p>
              </table:table-cell>
              <table:table-cell office:value-type="float" office:value="-0.99617559">
                <text:p>-0.996175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5">
                <text:p>-0.45</text:p>
              </table:table-cell>
              <table:table-cell office:value-type="float" office:value="-1">
                <text:p>-1</text:p>
              </table:table-cell>
              <table:table-cell office:value-type="float" office:value="-0.44602156">
                <text:p>-0.44602156</text:p>
              </table:table-cell>
              <table:table-cell office:value-type="float" office:value="-1.00178082">
                <text:p>-1.001780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">
                <text:p>-0.4</text:p>
              </table:table-cell>
              <table:table-cell office:value-type="float" office:value="-1">
                <text:p>-1</text:p>
              </table:table-cell>
              <table:table-cell office:value-type="float" office:value="-0.40346363">
                <text:p>-0.40346363</text:p>
              </table:table-cell>
              <table:table-cell office:value-type="float" office:value="-0.99860754">
                <text:p>-0.998607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5">
                <text:p>-0.35</text:p>
              </table:table-cell>
              <table:table-cell office:value-type="float" office:value="-1">
                <text:p>-1</text:p>
              </table:table-cell>
              <table:table-cell office:value-type="float" office:value="-0.34493328">
                <text:p>-0.34493328</text:p>
              </table:table-cell>
              <table:table-cell office:value-type="float" office:value="-1.00175899">
                <text:p>-1.001758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">
                <text:p>-0.3</text:p>
              </table:table-cell>
              <table:table-cell office:value-type="float" office:value="-1">
                <text:p>-1</text:p>
              </table:table-cell>
              <table:table-cell office:value-type="float" office:value="-0.30524503">
                <text:p>-0.30524503</text:p>
              </table:table-cell>
              <table:table-cell office:value-type="float" office:value="-0.99841149">
                <text:p>-0.998411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5">
                <text:p>-0.25</text:p>
              </table:table-cell>
              <table:table-cell office:value-type="float" office:value="-1">
                <text:p>-1</text:p>
              </table:table-cell>
              <table:table-cell office:value-type="float" office:value="-0.24936738">
                <text:p>-0.24936738</text:p>
              </table:table-cell>
              <table:table-cell office:value-type="float" office:value="-1.00015792">
                <text:p>-1.000157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">
                <text:p>-0.2</text:p>
              </table:table-cell>
              <table:table-cell office:value-type="float" office:value="-1">
                <text:p>-1</text:p>
              </table:table-cell>
              <table:table-cell office:value-type="float" office:value="-0.19458775">
                <text:p>-0.19458775</text:p>
              </table:table-cell>
              <table:table-cell office:value-type="float" office:value="-1.00106721">
                <text:p>-1.0010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5">
                <text:p>-0.15</text:p>
              </table:table-cell>
              <table:table-cell office:value-type="float" office:value="-1">
                <text:p>-1</text:p>
              </table:table-cell>
              <table:table-cell office:value-type="float" office:value="-0.15818457">
                <text:p>-0.15818457</text:p>
              </table:table-cell>
              <table:table-cell office:value-type="float" office:value="-0.99873804">
                <text:p>-0.998738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">
                <text:p>-0.1</text:p>
              </table:table-cell>
              <table:table-cell office:value-type="float" office:value="-1">
                <text:p>-1</text:p>
              </table:table-cell>
              <table:table-cell office:value-type="float" office:value="-0.10504981">
                <text:p>-0.10504981</text:p>
              </table:table-cell>
              <table:table-cell office:value-type="float" office:value="-0.99948217">
                <text:p>-0.999482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5">
                <text:p>-0.05</text:p>
              </table:table-cell>
              <table:table-cell office:value-type="float" office:value="-1">
                <text:p>-1</text:p>
              </table:table-cell>
              <table:table-cell office:value-type="float" office:value="-0.05240133">
                <text:p>-0.05240133</text:p>
              </table:table-cell>
              <table:table-cell office:value-type="float" office:value="-0.99987702">
                <text:p>-0.999877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99999999999999">
                <text:p>0.0499999999999999</text:p>
              </table:table-cell>
              <table:table-cell office:value-type="float" office:value="-1">
                <text:p>-1</text:p>
              </table:table-cell>
              <table:table-cell office:value-type="float" office:value="0.05240133">
                <text:p>0.05240133</text:p>
              </table:table-cell>
              <table:table-cell office:value-type="float" office:value="-0.99987702">
                <text:p>-0.999877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  <table:table-cell office:value-type="float" office:value="0.10504981">
                <text:p>0.10504981</text:p>
              </table:table-cell>
              <table:table-cell office:value-type="float" office:value="-0.99948217">
                <text:p>-0.999482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5">
                <text:p>0.15</text:p>
              </table:table-cell>
              <table:table-cell office:value-type="float" office:value="-1">
                <text:p>-1</text:p>
              </table:table-cell>
              <table:table-cell office:value-type="float" office:value="0.15818457">
                <text:p>0.15818457</text:p>
              </table:table-cell>
              <table:table-cell office:value-type="float" office:value="-0.99873804">
                <text:p>-0.998738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  <table:table-cell office:value-type="float" office:value="0.19458775">
                <text:p>0.19458775</text:p>
              </table:table-cell>
              <table:table-cell office:value-type="float" office:value="-1.00106721">
                <text:p>-1.001067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5">
                <text:p>0.25</text:p>
              </table:table-cell>
              <table:table-cell office:value-type="float" office:value="-1">
                <text:p>-1</text:p>
              </table:table-cell>
              <table:table-cell office:value-type="float" office:value="0.24936738">
                <text:p>0.24936738</text:p>
              </table:table-cell>
              <table:table-cell office:value-type="float" office:value="-1.00015792">
                <text:p>-1.000157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  <table:table-cell office:value-type="float" office:value="0.30524503">
                <text:p>0.30524503</text:p>
              </table:table-cell>
              <table:table-cell office:value-type="float" office:value="-0.99841149">
                <text:p>-0.998411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5">
                <text:p>0.35</text:p>
              </table:table-cell>
              <table:table-cell office:value-type="float" office:value="-1">
                <text:p>-1</text:p>
              </table:table-cell>
              <table:table-cell office:value-type="float" office:value="0.34493328">
                <text:p>0.34493328</text:p>
              </table:table-cell>
              <table:table-cell office:value-type="float" office:value="-1.00175899">
                <text:p>-1.001758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">
                <text:p>0.4</text:p>
              </table:table-cell>
              <table:table-cell office:value-type="float" office:value="-1">
                <text:p>-1</text:p>
              </table:table-cell>
              <table:table-cell office:value-type="float" office:value="0.40346363">
                <text:p>0.40346363</text:p>
              </table:table-cell>
              <table:table-cell office:value-type="float" office:value="-0.99860754">
                <text:p>-0.998607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5">
                <text:p>0.45</text:p>
              </table:table-cell>
              <table:table-cell office:value-type="float" office:value="-1">
                <text:p>-1</text:p>
              </table:table-cell>
              <table:table-cell office:value-type="float" office:value="0.44602156">
                <text:p>0.44602156</text:p>
              </table:table-cell>
              <table:table-cell office:value-type="float" office:value="-1.00178082">
                <text:p>-1.001780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  <table:table-cell office:value-type="float" office:value="0.50757682">
                <text:p>0.50757682</text:p>
              </table:table-cell>
              <table:table-cell office:value-type="float" office:value="-0.99617559">
                <text:p>-0.996175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5">
                <text:p>0.55</text:p>
              </table:table-cell>
              <table:table-cell office:value-type="float" office:value="-1">
                <text:p>-1</text:p>
              </table:table-cell>
              <table:table-cell office:value-type="float" office:value="0.55329927">
                <text:p>0.55329927</text:p>
              </table:table-cell>
              <table:table-cell office:value-type="float" office:value="-0.99817831">
                <text:p>-0.998178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">
                <text:p>0.6</text:p>
              </table:table-cell>
              <table:table-cell office:value-type="float" office:value="-1">
                <text:p>-1</text:p>
              </table:table-cell>
              <table:table-cell office:value-type="float" office:value="0.60063245">
                <text:p>0.60063245</text:p>
              </table:table-cell>
              <table:table-cell office:value-type="float" office:value="-0.99962027">
                <text:p>-0.999620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5">
                <text:p>0.65</text:p>
              </table:table-cell>
              <table:table-cell office:value-type="float" office:value="-1">
                <text:p>-1</text:p>
              </table:table-cell>
              <table:table-cell office:value-type="float" office:value="0.6495834">
                <text:p>0.6495834</text:p>
              </table:table-cell>
              <table:table-cell office:value-type="float" office:value="-1.00027071">
                <text:p>-1.000270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">
                <text:p>0.7</text:p>
              </table:table-cell>
              <table:table-cell office:value-type="float" office:value="-1">
                <text:p>-1</text:p>
              </table:table-cell>
              <table:table-cell office:value-type="float" office:value="0.70013927">
                <text:p>0.70013927</text:p>
              </table:table-cell>
              <table:table-cell office:value-type="float" office:value="-0.9999025">
                <text:p>-0.9999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5">
                <text:p>0.75</text:p>
              </table:table-cell>
              <table:table-cell office:value-type="float" office:value="-1">
                <text:p>-1</text:p>
              </table:table-cell>
              <table:table-cell office:value-type="float" office:value="0.75226878">
                <text:p>0.75226878</text:p>
              </table:table-cell>
              <table:table-cell office:value-type="float" office:value="-0.99829439">
                <text:p>-0.998294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">
                <text:p>0.8</text:p>
              </table:table-cell>
              <table:table-cell office:value-type="float" office:value="-1">
                <text:p>-1</text:p>
              </table:table-cell>
              <table:table-cell office:value-type="float" office:value="0.80592334">
                <text:p>0.80592334</text:p>
              </table:table-cell>
              <table:table-cell office:value-type="float" office:value="-0.99523244">
                <text:p>-0.995232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5">
                <text:p>0.85</text:p>
              </table:table-cell>
              <table:table-cell office:value-type="float" office:value="-1">
                <text:p>-1</text:p>
              </table:table-cell>
              <table:table-cell office:value-type="float" office:value="0.8436205">
                <text:p>0.8436205</text:p>
              </table:table-cell>
              <table:table-cell office:value-type="float" office:value="-1.00538776">
                <text:p>-1.005387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">
                <text:p>0.9</text:p>
              </table:table-cell>
              <table:table-cell office:value-type="float" office:value="-1">
                <text:p>-1</text:p>
              </table:table-cell>
              <table:table-cell office:value-type="float" office:value="0.90022318">
                <text:p>0.90022318</text:p>
              </table:table-cell>
              <table:table-cell office:value-type="float" office:value="-0.99979912">
                <text:p>-0.999799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5">
                <text:p>0.95</text:p>
              </table:table-cell>
              <table:table-cell office:value-type="float" office:value="-1">
                <text:p>-1</text:p>
              </table:table-cell>
              <table:table-cell office:value-type="float" office:value="0.95815024">
                <text:p>0.95815024</text:p>
              </table:table-cell>
              <table:table-cell office:value-type="float" office:value="-0.99219362">
                <text:p>-0.992193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-0.99999998">
                <text:p>-0.99999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-0.95">
                <text:p>-0.95</text:p>
              </table:table-cell>
              <table:table-cell office:value-type="float" office:value="0.99219362">
                <text:p>0.99219362</text:p>
              </table:table-cell>
              <table:table-cell office:value-type="float" office:value="-0.95815024">
                <text:p>-0.958150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-0.9">
                <text:p>-0.9</text:p>
              </table:table-cell>
              <table:table-cell office:value-type="float" office:value="0.99979912">
                <text:p>0.99979912</text:p>
              </table:table-cell>
              <table:table-cell office:value-type="float" office:value="-0.90022318">
                <text:p>-0.900223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-0.85">
                <text:p>-0.85</text:p>
              </table:table-cell>
              <table:table-cell office:value-type="float" office:value="1.00538776">
                <text:p>1.00538776</text:p>
              </table:table-cell>
              <table:table-cell office:value-type="float" office:value="-0.8436205">
                <text:p>-0.84362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-0.8">
                <text:p>-0.8</text:p>
              </table:table-cell>
              <table:table-cell office:value-type="float" office:value="0.99523244">
                <text:p>0.99523244</text:p>
              </table:table-cell>
              <table:table-cell office:value-type="float" office:value="-0.80592334">
                <text:p>-0.805923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-0.75">
                <text:p>-0.75</text:p>
              </table:table-cell>
              <table:table-cell office:value-type="float" office:value="0.99829439">
                <text:p>0.99829439</text:p>
              </table:table-cell>
              <table:table-cell office:value-type="float" office:value="-0.75226878">
                <text:p>-0.752268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-0.7">
                <text:p>-0.7</text:p>
              </table:table-cell>
              <table:table-cell office:value-type="float" office:value="0.9999025">
                <text:p>0.9999025</text:p>
              </table:table-cell>
              <table:table-cell office:value-type="float" office:value="-0.70013927">
                <text:p>-0.700139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-0.65">
                <text:p>-0.65</text:p>
              </table:table-cell>
              <table:table-cell office:value-type="float" office:value="1.00027071">
                <text:p>1.00027071</text:p>
              </table:table-cell>
              <table:table-cell office:value-type="float" office:value="-0.6495834">
                <text:p>-0.64958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  <table:table-cell office:value-type="float" office:value="0.99962027">
                <text:p>0.99962027</text:p>
              </table:table-cell>
              <table:table-cell office:value-type="float" office:value="-0.60063245">
                <text:p>-0.600632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-0.55">
                <text:p>-0.55</text:p>
              </table:table-cell>
              <table:table-cell office:value-type="float" office:value="0.99817831">
                <text:p>0.99817831</text:p>
              </table:table-cell>
              <table:table-cell office:value-type="float" office:value="-0.55329927">
                <text:p>-0.553299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0.99617559">
                <text:p>0.99617559</text:p>
              </table:table-cell>
              <table:table-cell office:value-type="float" office:value="-0.50757682">
                <text:p>-0.507576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-0.45">
                <text:p>-0.45</text:p>
              </table:table-cell>
              <table:table-cell office:value-type="float" office:value="1.00178082">
                <text:p>1.00178082</text:p>
              </table:table-cell>
              <table:table-cell office:value-type="float" office:value="-0.44602156">
                <text:p>-0.446021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-0.4">
                <text:p>-0.4</text:p>
              </table:table-cell>
              <table:table-cell office:value-type="float" office:value="0.99860754">
                <text:p>0.99860754</text:p>
              </table:table-cell>
              <table:table-cell office:value-type="float" office:value="-0.40346363">
                <text:p>-0.403463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-0.35">
                <text:p>-0.35</text:p>
              </table:table-cell>
              <table:table-cell office:value-type="float" office:value="1.00175899">
                <text:p>1.00175899</text:p>
              </table:table-cell>
              <table:table-cell office:value-type="float" office:value="-0.34493328">
                <text:p>-0.344933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-0.3">
                <text:p>-0.3</text:p>
              </table:table-cell>
              <table:table-cell office:value-type="float" office:value="0.99841149">
                <text:p>0.99841149</text:p>
              </table:table-cell>
              <table:table-cell office:value-type="float" office:value="-0.30524503">
                <text:p>-0.305245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-0.25">
                <text:p>-0.25</text:p>
              </table:table-cell>
              <table:table-cell office:value-type="float" office:value="1.00015792">
                <text:p>1.00015792</text:p>
              </table:table-cell>
              <table:table-cell office:value-type="float" office:value="-0.24936738">
                <text:p>-0.249367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-0.2">
                <text:p>-0.2</text:p>
              </table:table-cell>
              <table:table-cell office:value-type="float" office:value="1.00106721">
                <text:p>1.00106721</text:p>
              </table:table-cell>
              <table:table-cell office:value-type="float" office:value="-0.19458775">
                <text:p>-0.194587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-0.15">
                <text:p>-0.15</text:p>
              </table:table-cell>
              <table:table-cell office:value-type="float" office:value="0.99873804">
                <text:p>0.99873804</text:p>
              </table:table-cell>
              <table:table-cell office:value-type="float" office:value="-0.15818457">
                <text:p>-0.158184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  <table:table-cell office:value-type="float" office:value="0.99948217">
                <text:p>0.99948217</text:p>
              </table:table-cell>
              <table:table-cell office:value-type="float" office:value="-0.10504981">
                <text:p>-0.105049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-0.05">
                <text:p>-0.05</text:p>
              </table:table-cell>
              <table:table-cell office:value-type="float" office:value="0.99987702">
                <text:p>0.99987702</text:p>
              </table:table-cell>
              <table:table-cell office:value-type="float" office:value="-0.05240133">
                <text:p>-0.052401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.0499999999999999">
                <text:p>0.0499999999999999</text:p>
              </table:table-cell>
              <table:table-cell office:value-type="float" office:value="0.99987702">
                <text:p>0.99987702</text:p>
              </table:table-cell>
              <table:table-cell office:value-type="float" office:value="0.05240133">
                <text:p>0.052401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0.99948217">
                <text:p>0.99948217</text:p>
              </table:table-cell>
              <table:table-cell office:value-type="float" office:value="0.10504981">
                <text:p>0.105049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0.99873804">
                <text:p>0.99873804</text:p>
              </table:table-cell>
              <table:table-cell office:value-type="float" office:value="0.15818457">
                <text:p>0.158184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1.00106721">
                <text:p>1.00106721</text:p>
              </table:table-cell>
              <table:table-cell office:value-type="float" office:value="0.19458775">
                <text:p>0.194587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1.00015792">
                <text:p>1.00015792</text:p>
              </table:table-cell>
              <table:table-cell office:value-type="float" office:value="0.24936738">
                <text:p>0.249367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0.99841149">
                <text:p>0.99841149</text:p>
              </table:table-cell>
              <table:table-cell office:value-type="float" office:value="0.30524503">
                <text:p>0.305245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.35">
                <text:p>0.35</text:p>
              </table:table-cell>
              <table:table-cell office:value-type="float" office:value="1.00175899">
                <text:p>1.00175899</text:p>
              </table:table-cell>
              <table:table-cell office:value-type="float" office:value="0.34493328">
                <text:p>0.344933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.99860754">
                <text:p>0.99860754</text:p>
              </table:table-cell>
              <table:table-cell office:value-type="float" office:value="0.40346363">
                <text:p>0.403463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0.45">
                <text:p>0.45</text:p>
              </table:table-cell>
              <table:table-cell office:value-type="float" office:value="1.00178082">
                <text:p>1.00178082</text:p>
              </table:table-cell>
              <table:table-cell office:value-type="float" office:value="0.44602156">
                <text:p>0.446021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99617559">
                <text:p>0.99617559</text:p>
              </table:table-cell>
              <table:table-cell office:value-type="float" office:value="0.50757682">
                <text:p>0.50757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0.55">
                <text:p>0.55</text:p>
              </table:table-cell>
              <table:table-cell office:value-type="float" office:value="0.99817831">
                <text:p>0.99817831</text:p>
              </table:table-cell>
              <table:table-cell office:value-type="float" office:value="0.55329927">
                <text:p>0.553299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99962027">
                <text:p>0.99962027</text:p>
              </table:table-cell>
              <table:table-cell office:value-type="float" office:value="0.60063245">
                <text:p>0.600632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.65">
                <text:p>0.65</text:p>
              </table:table-cell>
              <table:table-cell office:value-type="float" office:value="1.00027071">
                <text:p>1.00027071</text:p>
              </table:table-cell>
              <table:table-cell office:value-type="float" office:value="0.6495834">
                <text:p>0.64958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0.9999025">
                <text:p>0.9999025</text:p>
              </table:table-cell>
              <table:table-cell office:value-type="float" office:value="0.70013927">
                <text:p>0.700139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99829439">
                <text:p>0.99829439</text:p>
              </table:table-cell>
              <table:table-cell office:value-type="float" office:value="0.75226878">
                <text:p>0.752268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99523244">
                <text:p>0.99523244</text:p>
              </table:table-cell>
              <table:table-cell office:value-type="float" office:value="0.80592334">
                <text:p>0.805923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0.85">
                <text:p>0.85</text:p>
              </table:table-cell>
              <table:table-cell office:value-type="float" office:value="1.00538776">
                <text:p>1.00538776</text:p>
              </table:table-cell>
              <table:table-cell office:value-type="float" office:value="0.8436205">
                <text:p>0.84362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9979912">
                <text:p>0.99979912</text:p>
              </table:table-cell>
              <table:table-cell office:value-type="float" office:value="0.90022318">
                <text:p>0.900223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9219362">
                <text:p>0.99219362</text:p>
              </table:table-cell>
              <table:table-cell office:value-type="float" office:value="0.95815024">
                <text:p>0.958150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8">
                <text:p>0.99999998</text:p>
              </table:table-cell>
              <table:table-cell office:value-type="float" office:value="0.99999998">
                <text:p>0.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